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241e2"/>
    </style:style>
    <style:style style:name="P2" style:family="paragraph" style:parent-style-name="Heading_20_2" style:list-style-name="L1"/>
    <style:style style:name="P3" style:family="paragraph" style:parent-style-name="Heading_20_1" style:list-style-name="L1" style:master-page-name="HTML">
      <style:paragraph-properties style:page-number="auto"/>
    </style:style>
    <style:style style:name="P4" style:family="paragraph" style:parent-style-name="Heading_20_1" style:list-style-name="L1"/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control-implementation="ooo:com.sun.star.form.component.CheckBox" xml:id="control1" form:id="control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" form:id="control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" form:id="control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" form:id="control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" form:id="control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" form:id="control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" form:id="control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" form:id="control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" form:id="control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" form:id="control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" form:id="control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" form:id="control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" form:id="control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" form:id="control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" form:id="control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" form:id="control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" form:id="control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" form:id="control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" form:id="control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" form:id="control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" form:id="control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" form:id="control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" form:id="control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" form:id="control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" form:id="control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" form:id="control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" form:id="control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" form:id="control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" form:id="control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" form:id="control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" form:id="control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" form:id="control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" form:id="control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" form:id="control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" form:id="control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" form:id="control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" form:id="control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" form:id="control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" form:id="control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" form:id="control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" form:id="control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" form:id="control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" form:id="control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" form:id="control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" form:id="control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" form:id="control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" form:id="control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" form:id="control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" form:id="control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" form:id="control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" form:id="control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" form:id="control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" form:id="control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" form:id="control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" form:id="control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4" form:id="control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5" form:id="control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6" form:id="control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7" form:id="control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8" form:id="control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9" form:id="control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0" form:id="control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1" form:id="control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2" form:id="control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3" form:id="control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4" form:id="control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5" form:id="control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6" form:id="control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7" form:id="control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8" form:id="control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9" form:id="control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0" form:id="control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1" form:id="control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2" form:id="control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3" form:id="control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4" form:id="control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5" form:id="control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6" form:id="control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7" form:id="control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8" form:id="control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9" form:id="control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0" form:id="control1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1" form:id="control1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2" form:id="control1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3" form:id="control1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4" form:id="control1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5" form:id="control1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6" form:id="control1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7" form:id="control1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8" form:id="control1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9" form:id="control1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0" form:id="control1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1" form:id="control1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2" form:id="control1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3" form:id="control1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4" form:id="control1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5" form:id="control1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6" form:id="control1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7" form:id="control1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8" form:id="control1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9" form:id="control1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0" form:id="control1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1" form:id="control1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2" form:id="control1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3" form:id="control1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4" form:id="control1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5" form:id="control1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6" form:id="control1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7" form:id="control1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8" form:id="control1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9" form:id="control1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0" form:id="control1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1" form:id="control1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2" form:id="control1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3" form:id="control1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4" form:id="control1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5" form:id="control1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6" form:id="control1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7" form:id="control1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8" form:id="control1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9" form:id="control1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0" form:id="control1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1" form:id="control1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2" form:id="control1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3" form:id="control1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4" form:id="control1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5" form:id="control1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6" form:id="control1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7" form:id="control1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8" form:id="control1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9" form:id="control1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0" form:id="control1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1" form:id="control1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2" form:id="control1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3" form:id="control1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4" form:id="control1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5" form:id="control1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6" form:id="control1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7" form:id="control1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8" form:id="control1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9" form:id="control1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0" form:id="control1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1" form:id="control1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2" form:id="control1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3" form:id="control1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4" form:id="control1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5" form:id="control1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6" form:id="control1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7" form:id="control1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8" form:id="control1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9" form:id="control1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0" form:id="control1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1" form:id="control1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2" form:id="control1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3" form:id="control1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4" form:id="control1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5" form:id="control1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6" form:id="control1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7" form:id="control1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8" form:id="control1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9" form:id="control1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0" form:id="control1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1" form:id="control1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2" form:id="control1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3" form:id="control1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4" form:id="control1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5" form:id="control1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6" form:id="control1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7" form:id="control1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8" form:id="control1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9" form:id="control1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0" form:id="control1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1" form:id="control1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2" form:id="control1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3" form:id="control1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4" form:id="control1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5" form:id="control1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6" form:id="control1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7" form:id="control1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8" form:id="control1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9" form:id="control1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0" form:id="control2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1" form:id="control2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2" form:id="control2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3" form:id="control2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4" form:id="control2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5" form:id="control2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6" form:id="control2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7" form:id="control2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8" form:id="control2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9" form:id="control2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0" form:id="control2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1" form:id="control2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2" form:id="control2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3" form:id="control2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4" form:id="control2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5" form:id="control2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6" form:id="control2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7" form:id="control2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8" form:id="control2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9" form:id="control2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0" form:id="control2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1" form:id="control2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2" form:id="control2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3" form:id="control2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4" form:id="control2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5" form:id="control2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6" form:id="control2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7" form:id="control2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8" form:id="control2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9" form:id="control2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0" form:id="control2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1" form:id="control2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2" form:id="control2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3" form:id="control2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4" form:id="control2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5" form:id="control2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6" form:id="control2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7" form:id="control2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8" form:id="control2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9" form:id="control2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0" form:id="control2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1" form:id="control2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2" form:id="control2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3" form:id="control2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4" form:id="control2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5" form:id="control2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6" form:id="control2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7" form:id="control2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8" form:id="control2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9" form:id="control2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0" form:id="control2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1" form:id="control2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2" form:id="control2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3" form:id="control2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4" form:id="control2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5" form:id="control2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6" form:id="control2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7" form:id="control2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8" form:id="control2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9" form:id="control2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0" form:id="control2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1" form:id="control2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2" form:id="control2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3" form:id="control2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4" form:id="control2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5" form:id="control2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6" form:id="control2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7" form:id="control2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8" form:id="control2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9" form:id="control2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0" form:id="control2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1" form:id="control2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2" form:id="control2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3" form:id="control2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4" form:id="control2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5" form:id="control2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6" form:id="control2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7" form:id="control2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8" form:id="control2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9" form:id="control2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0" form:id="control2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1" form:id="control2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2" form:id="control2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3" form:id="control2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4" form:id="control2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5" form:id="control2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6" form:id="control2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7" form:id="control2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8" form:id="control2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9" form:id="control2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0" form:id="control2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1" form:id="control2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2" form:id="control2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3" form:id="control2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4" form:id="control2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5" form:id="control2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6" form:id="control2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7" form:id="control2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8" form:id="control2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9" form:id="control2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0" form:id="control3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1" form:id="control3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2" form:id="control3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3" form:id="control3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4" form:id="control3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5" form:id="control3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6" form:id="control3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7" form:id="control3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8" form:id="control3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9" form:id="control3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0" form:id="control3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1" form:id="control3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2" form:id="control3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3" form:id="control3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4" form:id="control3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5" form:id="control3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6" form:id="control3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7" form:id="control3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8" form:id="control3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9" form:id="control3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0" form:id="control3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1" form:id="control3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2" form:id="control3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3" form:id="control3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4" form:id="control3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5" form:id="control3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6" form:id="control3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7" form:id="control3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8" form:id="control3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9" form:id="control3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0" form:id="control3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1" form:id="control3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2" form:id="control3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3" form:id="control3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4" form:id="control3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5" form:id="control3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6" form:id="control3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7" form:id="control3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8" form:id="control3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9" form:id="control3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0" form:id="control3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1" form:id="control3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2" form:id="control3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3" form:id="control3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4" form:id="control3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5" form:id="control3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6" form:id="control3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7" form:id="control3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8" form:id="control3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9" form:id="control3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0" form:id="control3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1" form:id="control3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2" form:id="control3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3" form:id="control3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4" form:id="control3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5" form:id="control3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6" form:id="control3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7" form:id="control3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8" form:id="control3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9" form:id="control3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0" form:id="control3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1" form:id="control3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2" form:id="control3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3" form:id="control3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4" form:id="control3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5" form:id="control3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6" form:id="control3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7" form:id="control3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8" form:id="control3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9" form:id="control3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0" form:id="control3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1" form:id="control3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2" form:id="control3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3" form:id="control3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4" form:id="control3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5" form:id="control3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6" form:id="control3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7" form:id="control3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8" form:id="control3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9" form:id="control3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0" form:id="control3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1" form:id="control3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2" form:id="control3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3" form:id="control3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4" form:id="control3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5" form:id="control3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6" form:id="control3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7" form:id="control3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8" form:id="control3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9" form:id="control3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0" form:id="control3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1" form:id="control3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2" form:id="control3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3" form:id="control3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4" form:id="control3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5" form:id="control3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6" form:id="control3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7" form:id="control3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8" form:id="control3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9" form:id="control3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0" form:id="control4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1" form:id="control4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2" form:id="control4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3" form:id="control4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4" form:id="control4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5" form:id="control4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6" form:id="control4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7" form:id="control4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8" form:id="control4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9" form:id="control4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0" form:id="control4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1" form:id="control4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2" form:id="control4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3" form:id="control4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4" form:id="control4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5" form:id="control4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6" form:id="control4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7" form:id="control4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8" form:id="control4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9" form:id="control4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0" form:id="control4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1" form:id="control4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2" form:id="control4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3" form:id="control4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4" form:id="control4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5" form:id="control4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6" form:id="control4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7" form:id="control4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8" form:id="control4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9" form:id="control4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0" form:id="control4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1" form:id="control4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2" form:id="control4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3" form:id="control4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4" form:id="control4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5" form:id="control4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6" form:id="control4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7" form:id="control4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8" form:id="control4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9" form:id="control4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0" form:id="control4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1" form:id="control4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2" form:id="control4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3" form:id="control4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4" form:id="control4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5" form:id="control4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6" form:id="control4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7" form:id="control4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8" form:id="control4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9" form:id="control4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0" form:id="control4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1" form:id="control4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2" form:id="control4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3" form:id="control4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4" form:id="control4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5" form:id="control4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6" form:id="control4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7" form:id="control4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8" form:id="control4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9" form:id="control4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0" form:id="control4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1" form:id="control4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2" form:id="control4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3" form:id="control4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4" form:id="control4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5" form:id="control4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6" form:id="control4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7" form:id="control4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8" form:id="control4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9" form:id="control4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0" form:id="control4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1" form:id="control4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2" form:id="control4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3" form:id="control4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4" form:id="control4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5" form:id="control4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6" form:id="control4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7" form:id="control4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8" form:id="control4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9" form:id="control4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0" form:id="control4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1" form:id="control4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2" form:id="control4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3" form:id="control4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4" form:id="control4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5" form:id="control4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6" form:id="control4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7" form:id="control4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8" form:id="control4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9" form:id="control4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0" form:id="control4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1" form:id="control4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2" form:id="control4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3" form:id="control4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4" form:id="control4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5" form:id="control4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6" form:id="control4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7" form:id="control4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8" form:id="control4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9" form:id="control4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0" form:id="control5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1" form:id="control5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2" form:id="control5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3" form:id="control5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4" form:id="control5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5" form:id="control5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6" form:id="control5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7" form:id="control5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8" form:id="control5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9" form:id="control5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0" form:id="control5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1" form:id="control5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2" form:id="control5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3" form:id="control5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4" form:id="control5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5" form:id="control5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6" form:id="control5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7" form:id="control5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8" form:id="control5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9" form:id="control5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0" form:id="control5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1" form:id="control5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2" form:id="control5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3" form:id="control5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4" form:id="control5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5" form:id="control5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6" form:id="control5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7" form:id="control5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8" form:id="control5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9" form:id="control5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0" form:id="control5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1" form:id="control5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2" form:id="control5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3" form:id="control5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4" form:id="control5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5" form:id="control5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6" form:id="control5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7" form:id="control5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8" form:id="control5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9" form:id="control5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0" form:id="control5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1" form:id="control5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2" form:id="control5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3" form:id="control5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4" form:id="control5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5" form:id="control5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6" form:id="control5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7" form:id="control5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8" form:id="control5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9" form:id="control5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0" form:id="control5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1" form:id="control5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2" form:id="control5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3" form:id="control5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4" form:id="control5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5" form:id="control5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6" form:id="control5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7" form:id="control5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8" form:id="control5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9" form:id="control5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0" form:id="control5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1" form:id="control5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2" form:id="control5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3" form:id="control5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4" form:id="control5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5" form:id="control5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6" form:id="control5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7" form:id="control5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8" form:id="control5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9" form:id="control5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0" form:id="control5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1" form:id="control5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2" form:id="control5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3" form:id="control5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4" form:id="control5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5" form:id="control5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6" form:id="control5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7" form:id="control5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8" form:id="control5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9" form:id="control5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0" form:id="control5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1" form:id="control5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2" form:id="control5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3" form:id="control5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4" form:id="control5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5" form:id="control5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6" form:id="control5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7" form:id="control5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8" form:id="control5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9" form:id="control5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0" form:id="control5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1" form:id="control5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2" form:id="control5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3" form:id="control5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4" form:id="control5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5" form:id="control5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6" form:id="control5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7" form:id="control5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8" form:id="control5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9" form:id="control5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0" form:id="control6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1" form:id="control6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2" form:id="control6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3" form:id="control6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4" form:id="control6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5" form:id="control6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6" form:id="control6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7" form:id="control6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8" form:id="control6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9" form:id="control6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0" form:id="control6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1" form:id="control6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2" form:id="control6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3" form:id="control6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4" form:id="control6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5" form:id="control6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6" form:id="control6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7" form:id="control6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8" form:id="control6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9" form:id="control6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0" form:id="control6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1" form:id="control6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2" form:id="control6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3" form:id="control6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4" form:id="control6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5" form:id="control6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6" form:id="control6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7" form:id="control6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8" form:id="control6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9" form:id="control6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0" form:id="control6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1" form:id="control6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2" form:id="control6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3" form:id="control6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4" form:id="control6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5" form:id="control6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6" form:id="control63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7" form:id="control63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8" form:id="control63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9" form:id="control63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0" form:id="control64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1" form:id="control64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2" form:id="control64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3" form:id="control64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4" form:id="control64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5" form:id="control64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6" form:id="control64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7" form:id="control64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8" form:id="control64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9" form:id="control64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0" form:id="control65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1" form:id="control65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2" form:id="control65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3" form:id="control65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4" form:id="control65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5" form:id="control65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6" form:id="control65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7" form:id="control65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8" form:id="control65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9" form:id="control65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0" form:id="control66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1" form:id="control66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2" form:id="control66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3" form:id="control66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4" form:id="control66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5" form:id="control66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6" form:id="control66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7" form:id="control66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8" form:id="control66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9" form:id="control66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0" form:id="control67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1" form:id="control67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2" form:id="control67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3" form:id="control67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4" form:id="control67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5" form:id="control67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6" form:id="control67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7" form:id="control67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8" form:id="control67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9" form:id="control67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0" form:id="control68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1" form:id="control68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2" form:id="control68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3" form:id="control68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4" form:id="control68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5" form:id="control68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6" form:id="control68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7" form:id="control68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8" form:id="control68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9" form:id="control68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0" form:id="control69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1" form:id="control69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2" form:id="control69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3" form:id="control69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4" form:id="control69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5" form:id="control69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6" form:id="control69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7" form:id="control69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8" form:id="control69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9" form:id="control69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0" form:id="control70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1" form:id="control70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2" form:id="control70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3" form:id="control70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4" form:id="control70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5" form:id="control70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6" form:id="control70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7" form:id="control70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8" form:id="control70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9" form:id="control70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0" form:id="control71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1" form:id="control71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2" form:id="control71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3" form:id="control71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4" form:id="control71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5" form:id="control71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6" form:id="control71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7" form:id="control71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8" form:id="control71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9" form:id="control71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0" form:id="control72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1" form:id="control72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2" form:id="control72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3" form:id="control72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4" form:id="control72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5" form:id="control72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6" form:id="control726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7" form:id="control727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8" form:id="control728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9" form:id="control729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0" form:id="control730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1" form:id="control731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2" form:id="control73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3" form:id="control733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4" form:id="control734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5" form:id="control735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7302590847176030" text:style-name="L1">
        <text:list-header>
          <text:p text:style-name="P3">Welcome</text:p>
          <text:list>
            <text:list-header>
              <text:h text:style-name="P2" text:outline-level="2">Welcome</text:h>
            </text:list-header>
          </text:list>
          <text:p text:style-name="P1"><draw:control text:anchor-type="as-char" draw:z-index="0" draw:name="Shape1" draw:style-name="gr1" draw:text-style-name="P5" svg:width="0.265in" svg:height="0.3441in" draw:control="control1"/><text:a xlink:type="simple" xlink:href="https://learn.co/tracks/full-stack-web-dev-with-react/welcome/welcome/welcome-to-learn-verified" office:target-frame-name="_blank" xlink:show="new" text:style-name="Internet_20_link" text:visited-style-name="Visited_20_Internet_20_Link">Welcome to Learn Verified</text:a></text:p>
          <text:p text:style-name="P4">Intro to Ruby Development</text:p>
          <text:list text:continue-numbering="true">
            <text:list-header>
              <text:h text:style-name="P2" text:outline-level="2">Intro to Programming</text:h>
            </text:list-header>
          </text:list>
          <text:p text:style-name="P1"><draw:control text:anchor-type="as-char" draw:z-index="1" draw:name="Shape1" draw:style-name="gr1" draw:text-style-name="P5" svg:width="0.265in" svg:height="0.3441in" draw:control="control2"/><text:a xlink:type="simple" xlink:href="https://learn.co/tracks/full-stack-web-dev-with-react/intro-to-ruby-development/intro-to-programming/intro-to-tic-tac-toe" office:target-frame-name="_blank" xlink:show="new" text:style-name="Internet_20_link" text:visited-style-name="Visited_20_Internet_20_Link">Intro to Tic Tac Toe</text:a><text:line-break/><draw:control text:anchor-type="as-char" draw:z-index="2" draw:name="Shape1" draw:style-name="gr1" draw:text-style-name="P5" svg:width="0.265in" svg:height="0.3441in" draw:control="control3"/><text:a xlink:type="simple" xlink:href="https://learn.co/tracks/full-stack-web-dev-with-react/intro-to-ruby-development/intro-to-programming/minswan-yukihuro-matsumoto" office:target-frame-name="_blank" xlink:show="new" text:style-name="Internet_20_link" text:visited-style-name="Visited_20_Internet_20_Link">MINSWAN- Yukihuro Matsumoto</text:a><text:line-break/><draw:control text:anchor-type="as-char" draw:z-index="3" draw:name="Shape1" draw:style-name="gr1" draw:text-style-name="P5" svg:width="0.265in" svg:height="0.3441in" draw:control="control4"/><text:a xlink:type="simple" xlink:href="https://learn.co/tracks/full-stack-web-dev-with-react/intro-to-ruby-development/intro-to-programming/what-is-a-program" office:target-frame-name="_blank" xlink:show="new" text:style-name="Internet_20_link" text:visited-style-name="Visited_20_Internet_20_Link">What is a Program?</text:a><text:line-break/><draw:control text:anchor-type="as-char" draw:z-index="4" draw:name="Shape1" draw:style-name="gr1" draw:text-style-name="P5" svg:width="0.265in" svg:height="0.3441in" draw:control="control5"/><text:a xlink:type="simple" xlink:href="https://learn.co/tracks/full-stack-web-dev-with-react/intro-to-ruby-development/intro-to-programming/hello-world" office:target-frame-name="_blank" xlink:show="new" text:style-name="Internet_20_link" text:visited-style-name="Visited_20_Internet_20_Link">Hello World</text:a><text:line-break/><draw:control text:anchor-type="as-char" draw:z-index="5" draw:name="Shape1" draw:style-name="gr1" draw:text-style-name="P5" svg:width="0.265in" svg:height="0.3441in" draw:control="control6"/><text:a xlink:type="simple" xlink:href="https://learn.co/tracks/full-stack-web-dev-with-react/intro-to-ruby-development/intro-to-programming/welcome-to-tic-tac-toe" office:target-frame-name="_blank" xlink:show="new" text:style-name="Internet_20_link" text:visited-style-name="Visited_20_Internet_20_Link">Welcome to Tic Tac Toe</text:a></text:p>
          <text:list text:continue-numbering="true">
            <text:list-header>
              <text:h text:style-name="P2" text:outline-level="2">Debugging </text:h>
            </text:list-header>
          </text:list>
          <text:p text:style-name="P1"><draw:control text:anchor-type="as-char" draw:z-index="6" draw:name="Shape1" draw:style-name="gr1" draw:text-style-name="P5" svg:width="0.265in" svg:height="0.3441in" draw:control="control7"/><text:a xlink:type="simple" xlink:href="https://learn.co/tracks/full-stack-web-dev-with-react/intro-to-ruby-development/debugging/intro-to-irb" office:target-frame-name="_blank" xlink:show="new" text:style-name="Internet_20_link" text:visited-style-name="Visited_20_Internet_20_Link">Intro to IRB</text:a><text:line-break/><draw:control text:anchor-type="as-char" draw:z-index="7" draw:name="Shape1" draw:style-name="gr1" draw:text-style-name="P5" svg:width="0.265in" svg:height="0.3441in" draw:control="control8"/><text:a xlink:type="simple" xlink:href="https://learn.co/tracks/full-stack-web-dev-with-react/intro-to-ruby-development/debugging/reading-error-messages" office:target-frame-name="_blank" xlink:show="new" text:style-name="Internet_20_link" text:visited-style-name="Visited_20_Internet_20_Link">Reading Error Messages</text:a></text:p>
          <text:list text:continue-numbering="true">
            <text:list-header>
              <text:h text:style-name="P2" text:outline-level="2">Variables</text:h>
            </text:list-header>
          </text:list>
          <text:p text:style-name="P1"><draw:control text:anchor-type="as-char" draw:z-index="8" draw:name="Shape1" draw:style-name="gr1" draw:text-style-name="P5" svg:width="0.265in" svg:height="0.3441in" draw:control="control9"/><text:a xlink:type="simple" xlink:href="https://learn.co/tracks/full-stack-web-dev-with-react/intro-to-ruby-development/variables/about-variable-assignment" office:target-frame-name="_blank" xlink:show="new" text:style-name="Internet_20_link" text:visited-style-name="Visited_20_Internet_20_Link">About Variable Assignment</text:a><text:line-break/><draw:control text:anchor-type="as-char" draw:z-index="9" draw:name="Shape1" draw:style-name="gr1" draw:text-style-name="P5" svg:width="0.265in" svg:height="0.3441in" draw:control="control10"/><text:a xlink:type="simple" xlink:href="https://learn.co/tracks/full-stack-web-dev-with-react/intro-to-ruby-development/variables/variable-assignment-lab" office:target-frame-name="_blank" xlink:show="new" text:style-name="Internet_20_link" text:visited-style-name="Visited_20_Internet_20_Link">Variable Assignment Lab</text:a><text:line-break/><draw:control text:anchor-type="as-char" draw:z-index="10" draw:name="Shape1" draw:style-name="gr1" draw:text-style-name="P5" svg:width="0.265in" svg:height="0.3441in" draw:control="control11"/><text:a xlink:type="simple" xlink:href="https://learn.co/tracks/full-stack-web-dev-with-react/intro-to-ruby-development/variables/ruby-data-types" office:target-frame-name="_blank" xlink:show="new" text:style-name="Internet_20_link" text:visited-style-name="Visited_20_Internet_20_Link">Ruby Data Types</text:a><text:line-break/><draw:control text:anchor-type="as-char" draw:z-index="11" draw:name="Shape1" draw:style-name="gr1" draw:text-style-name="P5" svg:width="0.265in" svg:height="0.3441in" draw:control="control12"/><text:a xlink:type="simple" xlink:href="https://learn.co/tracks/full-stack-web-dev-with-react/intro-to-ruby-development/variables/array-basics" office:target-frame-name="_blank" xlink:show="new" text:style-name="Internet_20_link" text:visited-style-name="Visited_20_Internet_20_Link">Array Basics</text:a><text:line-break/><draw:control text:anchor-type="as-char" draw:z-index="12" draw:name="Shape1" draw:style-name="gr1" draw:text-style-name="P5" svg:width="0.265in" svg:height="0.3441in" draw:control="control13"/><text:a xlink:type="simple" xlink:href="https://learn.co/tracks/full-stack-web-dev-with-react/intro-to-ruby-development/variables/tic-tac-toe-board" office:target-frame-name="_blank" xlink:show="new" text:style-name="Internet_20_link" text:visited-style-name="Visited_20_Internet_20_Link">Tic Tac Toe Board</text:a></text:p>
          <text:list text:continue-numbering="true">
            <text:list-header>
              <text:h text:style-name="P2" text:outline-level="2">Methods</text:h>
            </text:list-header>
          </text:list>
          <text:p text:style-name="P1"><draw:control text:anchor-type="as-char" draw:z-index="13" draw:name="Shape1" draw:style-name="gr1" draw:text-style-name="P5" svg:width="0.265in" svg:height="0.3441in" draw:control="control14"/><text:a xlink:type="simple" xlink:href="https://learn.co/tracks/full-stack-web-dev-with-react/intro-to-ruby-development/methods/intro-to-methods" office:target-frame-name="_blank" xlink:show="new" text:style-name="Internet_20_link" text:visited-style-name="Visited_20_Internet_20_Link">Intro to Methods</text:a><text:line-break/><draw:control text:anchor-type="as-char" draw:z-index="14" draw:name="Shape1" draw:style-name="gr1" draw:text-style-name="P5" svg:width="0.265in" svg:height="0.3441in" draw:control="control15"/><text:a xlink:type="simple" xlink:href="https://learn.co/tracks/full-stack-web-dev-with-react/intro-to-ruby-development/methods/string-interpolation" office:target-frame-name="_blank" xlink:show="new" text:style-name="Internet_20_link" text:visited-style-name="Visited_20_Internet_20_Link">String Interpolation</text:a><text:line-break/><text:soft-page-break/><draw:control text:anchor-type="as-char" draw:z-index="15" draw:name="Shape1" draw:style-name="gr1" draw:text-style-name="P5" svg:width="0.265in" svg:height="0.3441in" draw:control="control16"/><text:a xlink:type="simple" xlink:href="https://learn.co/tracks/full-stack-web-dev-with-react/intro-to-ruby-development/methods/puts-and-return" office:target-frame-name="_blank" xlink:show="new" text:style-name="Internet_20_link" text:visited-style-name="Visited_20_Internet_20_Link">Puts and Return</text:a><text:line-break/><draw:control text:anchor-type="as-char" draw:z-index="16" draw:name="Shape1" draw:style-name="gr1" draw:text-style-name="P5" svg:width="0.265in" svg:height="0.3441in" draw:control="control17"/><text:a xlink:type="simple" xlink:href="https://learn.co/tracks/full-stack-web-dev-with-react/intro-to-ruby-development/methods/display-tic-tac-toe-board-example" office:target-frame-name="_blank" xlink:show="new" text:style-name="Internet_20_link" text:visited-style-name="Visited_20_Internet_20_Link">Display Tic Tac Toe Board Example</text:a><text:line-break/><draw:control text:anchor-type="as-char" draw:z-index="17" draw:name="Shape1" draw:style-name="gr1" draw:text-style-name="P5" svg:width="0.265in" svg:height="0.3441in" draw:control="control18"/><text:a xlink:type="simple" xlink:href="https://learn.co/tracks/full-stack-web-dev-with-react/intro-to-ruby-development/methods/methods-and-arguments" office:target-frame-name="_blank" xlink:show="new" text:style-name="Internet_20_link" text:visited-style-name="Visited_20_Internet_20_Link">Methods and Arguments</text:a><text:line-break/><draw:control text:anchor-type="as-char" draw:z-index="18" draw:name="Shape1" draw:style-name="gr1" draw:text-style-name="P5" svg:width="0.265in" svg:height="0.3441in" draw:control="control19"/><text:a xlink:type="simple" xlink:href="https://learn.co/tracks/full-stack-web-dev-with-react/intro-to-ruby-development/methods/tdd-rspec-and-learn" office:target-frame-name="_blank" xlink:show="new" text:style-name="Internet_20_link" text:visited-style-name="Visited_20_Internet_20_Link">TDD, Rspec, and Learn</text:a><text:line-break/><draw:control text:anchor-type="as-char" draw:z-index="19" draw:name="Shape1" draw:style-name="gr1" draw:text-style-name="P5" svg:width="0.265in" svg:height="0.3441in" draw:control="control20"/><text:a xlink:type="simple" xlink:href="https://learn.co/tracks/full-stack-web-dev-with-react/intro-to-ruby-development/methods/default-arguments" office:target-frame-name="_blank" xlink:show="new" text:style-name="Internet_20_link" text:visited-style-name="Visited_20_Internet_20_Link">Default Arguments</text:a><text:line-break/><draw:control text:anchor-type="as-char" draw:z-index="20" draw:name="Shape1" draw:style-name="gr1" draw:text-style-name="P5" svg:width="0.265in" svg:height="0.3441in" draw:control="control21"/><text:a xlink:type="simple" xlink:href="https://learn.co/tracks/full-stack-web-dev-with-react/intro-to-ruby-development/methods/say-hello" office:target-frame-name="_blank" xlink:show="new" text:style-name="Internet_20_link" text:visited-style-name="Visited_20_Internet_20_Link">Say Hello</text:a><text:line-break/><draw:control text:anchor-type="as-char" draw:z-index="21" draw:name="Shape1" draw:style-name="gr1" draw:text-style-name="P5" svg:width="0.265in" svg:height="0.3441in" draw:control="control22"/><text:a xlink:type="simple" xlink:href="https://learn.co/tracks/full-stack-web-dev-with-react/intro-to-ruby-development/methods/interpolation-super-power" office:target-frame-name="_blank" xlink:show="new" text:style-name="Internet_20_link" text:visited-style-name="Visited_20_Internet_20_Link">Interpolation Super Power</text:a><text:line-break/><draw:control text:anchor-type="as-char" draw:z-index="22" draw:name="Shape1" draw:style-name="gr1" draw:text-style-name="P5" svg:width="0.265in" svg:height="0.3441in" draw:control="control23"/><text:a xlink:type="simple" xlink:href="https://learn.co/tracks/full-stack-web-dev-with-react/intro-to-ruby-development/methods/display-tic-tac-toe-board" office:target-frame-name="_blank" xlink:show="new" text:style-name="Internet_20_link" text:visited-style-name="Visited_20_Internet_20_Link">Display Tic Tac Toe Board</text:a></text:p>
          <text:list text:continue-numbering="true">
            <text:list-header>
              <text:h text:style-name="P2" text:outline-level="2">Command Line Applications</text:h>
            </text:list-header>
          </text:list>
          <text:p text:style-name="P1"><draw:control text:anchor-type="as-char" draw:z-index="23" draw:name="Shape1" draw:style-name="gr1" draw:text-style-name="P5" svg:width="0.265in" svg:height="0.3441in" draw:control="control24"/><text:a xlink:type="simple" xlink:href="https://learn.co/tracks/full-stack-web-dev-with-react/intro-to-ruby-development/command-line-applications/intro-to-cli-applications" office:target-frame-name="_blank" xlink:show="new" text:style-name="Internet_20_link" text:visited-style-name="Visited_20_Internet_20_Link">Intro to CLI Applications</text:a><text:line-break/><draw:control text:anchor-type="as-char" draw:z-index="24" draw:name="Shape1" draw:style-name="gr1" draw:text-style-name="P5" svg:width="0.265in" svg:height="0.3441in" draw:control="control25"/><text:a xlink:type="simple" xlink:href="https://learn.co/tracks/full-stack-web-dev-with-react/intro-to-ruby-development/command-line-applications/cli-applications-in-ruby" office:target-frame-name="_blank" xlink:show="new" text:style-name="Internet_20_link" text:visited-style-name="Visited_20_Internet_20_Link">CLI Applications in Ruby</text:a><text:line-break/><draw:control text:anchor-type="as-char" draw:z-index="25" draw:name="Shape1" draw:style-name="gr1" draw:text-style-name="P5" svg:width="0.265in" svg:height="0.3441in" draw:control="control26"/><text:a xlink:type="simple" xlink:href="https://learn.co/tracks/full-stack-web-dev-with-react/intro-to-ruby-development/command-line-applications/gets-cli-input" office:target-frame-name="_blank" xlink:show="new" text:style-name="Internet_20_link" text:visited-style-name="Visited_20_Internet_20_Link">gets CLI Input</text:a><text:line-break/><draw:control text:anchor-type="as-char" draw:z-index="26" draw:name="Shape1" draw:style-name="gr1" draw:text-style-name="P5" svg:width="0.265in" svg:height="0.3441in" draw:control="control27"/><text:a xlink:type="simple" xlink:href="https://learn.co/tracks/full-stack-web-dev-with-react/intro-to-ruby-development/command-line-applications/greeting-cli-lab" office:target-frame-name="_blank" xlink:show="new" text:style-name="Internet_20_link" text:visited-style-name="Visited_20_Internet_20_Link">Greeting CLI Lab</text:a><text:line-break/><draw:control text:anchor-type="as-char" draw:z-index="27" draw:name="Shape1" draw:style-name="gr1" draw:text-style-name="P5" svg:width="0.265in" svg:height="0.3441in" draw:control="control28"/><text:a xlink:type="simple" xlink:href="https://learn.co/tracks/full-stack-web-dev-with-react/intro-to-ruby-development/command-line-applications/tic-tac-toe-move" office:target-frame-name="_blank" xlink:show="new" text:style-name="Internet_20_link" text:visited-style-name="Visited_20_Internet_20_Link">Tic Tac Toe Move</text:a></text:p>
          <text:list text:continue-numbering="true">
            <text:list-header>
              <text:h text:style-name="P2" text:outline-level="2">Logic and Conditions </text:h>
            </text:list-header>
          </text:list>
          <text:p text:style-name="P1"><draw:control text:anchor-type="as-char" draw:z-index="28" draw:name="Shape1" draw:style-name="gr1" draw:text-style-name="P5" svg:width="0.265in" svg:height="0.3441in" draw:control="control29"/><text:a xlink:type="simple" xlink:href="https://learn.co/tracks/full-stack-web-dev-with-react/intro-to-ruby-development/logic-and-conditions/truthiness" office:target-frame-name="_blank" xlink:show="new" text:style-name="Internet_20_link" text:visited-style-name="Visited_20_Internet_20_Link">Truthiness</text:a><text:line-break/><draw:control text:anchor-type="as-char" draw:z-index="29" draw:name="Shape1" draw:style-name="gr1" draw:text-style-name="P5" svg:width="0.265in" svg:height="0.3441in" draw:control="control30"/><text:a xlink:type="simple" xlink:href="https://learn.co/tracks/full-stack-web-dev-with-react/intro-to-ruby-development/logic-and-conditions/booleans" office:target-frame-name="_blank" xlink:show="new" text:style-name="Internet_20_link" text:visited-style-name="Visited_20_Internet_20_Link">Booleans</text:a><text:line-break/><draw:control text:anchor-type="as-char" draw:z-index="30" draw:name="Shape1" draw:style-name="gr1" draw:text-style-name="P5" svg:width="0.265in" svg:height="0.3441in" draw:control="control31"/><text:a xlink:type="simple" xlink:href="https://learn.co/tracks/full-stack-web-dev-with-react/intro-to-ruby-development/logic-and-conditions/about-ruby-conditionals" office:target-frame-name="_blank" xlink:show="new" text:style-name="Internet_20_link" text:visited-style-name="Visited_20_Internet_20_Link">About Ruby Conditionals</text:a><text:line-break/><draw:control text:anchor-type="as-char" draw:z-index="31" draw:name="Shape1" draw:style-name="gr1" draw:text-style-name="P5" svg:width="0.265in" svg:height="0.3441in" draw:control="control32"/><text:a xlink:type="simple" xlink:href="https://learn.co/tracks/full-stack-web-dev-with-react/intro-to-ruby-development/logic-and-conditions/rspec-fizzbuzz" office:target-frame-name="_blank" xlink:show="new" text:style-name="Internet_20_link" text:visited-style-name="Visited_20_Internet_20_Link">Rspec Fizzbuzz</text:a><text:line-break/><draw:control text:anchor-type="as-char" draw:z-index="32" draw:name="Shape1" draw:style-name="gr1" draw:text-style-name="P5" svg:width="0.265in" svg:height="0.3441in" draw:control="control33"/><text:a xlink:type="simple" xlink:href="https://learn.co/tracks/full-stack-web-dev-with-react/intro-to-ruby-development/logic-and-conditions/tic-tac-toe-position-taken" office:target-frame-name="_blank" xlink:show="new" text:style-name="Internet_20_link" text:visited-style-name="Visited_20_Internet_20_Link">Tic Tac Toe Position Taken</text:a><text:line-break/><draw:control text:anchor-type="as-char" draw:z-index="33" draw:name="Shape1" draw:style-name="gr1" draw:text-style-name="P5" svg:width="0.265in" svg:height="0.3441in" draw:control="control34"/><text:a xlink:type="simple" xlink:href="https://learn.co/tracks/full-stack-web-dev-with-react/intro-to-ruby-development/logic-and-conditions/valid-tic-tac-toe-move" office:target-frame-name="_blank" xlink:show="new" text:style-name="Internet_20_link" text:visited-style-name="Visited_20_Internet_20_Link">Valid Tic Tac Toe Move</text:a></text:p>
          <text:list text:continue-numbering="true">
            <text:list-header>
              <text:h text:style-name="P2" text:outline-level="2">Loops</text:h>
            </text:list-header>
          </text:list>
          <text:p text:style-name="P1"><draw:control text:anchor-type="as-char" draw:z-index="34" draw:name="Shape1" draw:style-name="gr1" draw:text-style-name="P5" svg:width="0.265in" svg:height="0.3441in" draw:control="control35"/><text:a xlink:type="simple" xlink:href="https://learn.co/tracks/full-stack-web-dev-with-react/intro-to-ruby-development/loops/intro-to-loops" office:target-frame-name="_blank" xlink:show="new" text:style-name="Internet_20_link" text:visited-style-name="Visited_20_Internet_20_Link">Intro to Loops</text:a><text:line-break/><draw:control text:anchor-type="as-char" draw:z-index="35" draw:name="Shape1" draw:style-name="gr1" draw:text-style-name="P5" svg:width="0.265in" svg:height="0.3441in" draw:control="control36"/><text:a xlink:type="simple" xlink:href="https://learn.co/tracks/full-stack-web-dev-with-react/intro-to-ruby-development/loops/loops" office:target-frame-name="_blank" xlink:show="new" text:style-name="Internet_20_link" text:visited-style-name="Visited_20_Internet_20_Link">Loops</text:a><text:line-break/><draw:control text:anchor-type="as-char" draw:z-index="36" draw:name="Shape1" draw:style-name="gr1" draw:text-style-name="P5" svg:width="0.265in" svg:height="0.3441in" draw:control="control37"/><text:a xlink:type="simple" xlink:href="https://learn.co/tracks/full-stack-web-dev-with-react/intro-to-ruby-development/loops/while-and-until-loops" office:target-frame-name="_blank" xlink:show="new" text:style-name="Internet_20_link" text:visited-style-name="Visited_20_Internet_20_Link">While and Until Loops</text:a><text:line-break/><draw:control text:anchor-type="as-char" draw:z-index="37" draw:name="Shape1" draw:style-name="gr1" draw:text-style-name="P5" svg:width="0.265in" svg:height="0.3441in" draw:control="control38"/><text:a xlink:type="simple" xlink:href="https://learn.co/tracks/full-stack-web-dev-with-react/intro-to-ruby-development/loops/while-and-until-loops-lab" office:target-frame-name="_blank" xlink:show="new" text:style-name="Internet_20_link" text:visited-style-name="Visited_20_Internet_20_Link">While and Until Loops Lab</text:a><text:line-break/><text:soft-page-break/><draw:control text:anchor-type="as-char" draw:z-index="38" draw:name="Shape1" draw:style-name="gr1" draw:text-style-name="P5" svg:width="0.265in" svg:height="0.3441in" draw:control="control39"/><text:a xlink:type="simple" xlink:href="https://learn.co/tracks/full-stack-web-dev-with-react/intro-to-ruby-development/loops/tic-tac-toe-turn" office:target-frame-name="_blank" xlink:show="new" text:style-name="Internet_20_link" text:visited-style-name="Visited_20_Internet_20_Link">Tic Tac Toe Turn</text:a><text:line-break/><draw:control text:anchor-type="as-char" draw:z-index="39" draw:name="Shape1" draw:style-name="gr1" draw:text-style-name="P5" svg:width="0.265in" svg:height="0.3441in" draw:control="control40"/><text:a xlink:type="simple" xlink:href="https://learn.co/tracks/full-stack-web-dev-with-react/intro-to-ruby-development/loops/tic-tac-toe-play-loop" office:target-frame-name="_blank" xlink:show="new" text:style-name="Internet_20_link" text:visited-style-name="Visited_20_Internet_20_Link">Tic Tac Toe Play Loop</text:a></text:p>
          <text:list text:continue-numbering="true">
            <text:list-header>
              <text:h text:style-name="P2" text:outline-level="2">Iteration</text:h>
            </text:list-header>
          </text:list>
          <text:p text:style-name="P1"><draw:control text:anchor-type="as-char" draw:z-index="40" draw:name="Shape1" draw:style-name="gr1" draw:text-style-name="P5" svg:width="0.265in" svg:height="0.3441in" draw:control="control41"/><text:a xlink:type="simple" xlink:href="https://learn.co/tracks/full-stack-web-dev-with-react/intro-to-ruby-development/iteration/iteration-and-abstraction" office:target-frame-name="_blank" xlink:show="new" text:style-name="Internet_20_link" text:visited-style-name="Visited_20_Internet_20_Link">Iteration and Abstraction</text:a><text:line-break/><draw:control text:anchor-type="as-char" draw:z-index="41" draw:name="Shape1" draw:style-name="gr1" draw:text-style-name="P5" svg:width="0.265in" svg:height="0.3441in" draw:control="control42"/><text:a xlink:type="simple" xlink:href="https://learn.co/tracks/full-stack-web-dev-with-react/intro-to-ruby-development/iteration/intro-to-ruby-iterators" office:target-frame-name="_blank" xlink:show="new" text:style-name="Internet_20_link" text:visited-style-name="Visited_20_Internet_20_Link">Intro to Ruby Iterators</text:a><text:line-break/><draw:control text:anchor-type="as-char" draw:z-index="42" draw:name="Shape1" draw:style-name="gr1" draw:text-style-name="P5" svg:width="0.265in" svg:height="0.3441in" draw:control="control43"/><text:a xlink:type="simple" xlink:href="https://learn.co/tracks/full-stack-web-dev-with-react/intro-to-ruby-development/iteration/tic-tac-toe-current-player" office:target-frame-name="_blank" xlink:show="new" text:style-name="Internet_20_link" text:visited-style-name="Visited_20_Internet_20_Link">Tic Tac Toe Current Player</text:a></text:p>
          <text:list text:continue-numbering="true">
            <text:list-header>
              <text:h text:style-name="P2" text:outline-level="2">Ruby Tic Tac Toe</text:h>
            </text:list-header>
          </text:list>
          <text:p text:style-name="P1"><draw:control text:anchor-type="as-char" draw:z-index="43" draw:name="Shape1" draw:style-name="gr1" draw:text-style-name="P5" svg:width="0.265in" svg:height="0.3441in" draw:control="control44"/><text:a xlink:type="simple" xlink:href="https://learn.co/tracks/full-stack-web-dev-with-react/intro-to-ruby-development/ruby-tic-tac-toe/nested-arrays" office:target-frame-name="_blank" xlink:show="new" text:style-name="Internet_20_link" text:visited-style-name="Visited_20_Internet_20_Link">Nested Arrays</text:a><text:line-break/><draw:control text:anchor-type="as-char" draw:z-index="44" draw:name="Shape1" draw:style-name="gr1" draw:text-style-name="P5" svg:width="0.265in" svg:height="0.3441in" draw:control="control45"/><text:a xlink:type="simple" xlink:href="https://learn.co/tracks/full-stack-web-dev-with-react/intro-to-ruby-development/ruby-tic-tac-toe/boolean-enumerables" office:target-frame-name="_blank" xlink:show="new" text:style-name="Internet_20_link" text:visited-style-name="Visited_20_Internet_20_Link">Boolean Enumerables</text:a><text:line-break/><draw:control text:anchor-type="as-char" draw:z-index="45" draw:name="Shape1" draw:style-name="gr1" draw:text-style-name="P5" svg:width="0.265in" svg:height="0.3441in" draw:control="control46"/><text:a xlink:type="simple" xlink:href="https://learn.co/tracks/full-stack-web-dev-with-react/intro-to-ruby-development/ruby-tic-tac-toe/search-enumerables" office:target-frame-name="_blank" xlink:show="new" text:style-name="Internet_20_link" text:visited-style-name="Visited_20_Internet_20_Link">Search Enumerables</text:a><text:line-break/><draw:control text:anchor-type="as-char" draw:z-index="46" draw:name="Shape1" draw:style-name="gr1" draw:text-style-name="P5" svg:width="0.265in" svg:height="0.3441in" draw:control="control47"/><text:a xlink:type="simple" xlink:href="https://learn.co/tracks/full-stack-web-dev-with-react/intro-to-ruby-development/ruby-tic-tac-toe/tic-tac-toe-game-status" office:target-frame-name="_blank" xlink:show="new" text:style-name="Internet_20_link" text:visited-style-name="Visited_20_Internet_20_Link">Tic Tac Toe Game Status</text:a><text:line-break/><draw:control text:anchor-type="as-char" draw:z-index="47" draw:name="Shape1" draw:style-name="gr1" draw:text-style-name="P5" svg:width="0.265in" svg:height="0.3441in" draw:control="control48"/><text:a xlink:type="simple" xlink:href="https://learn.co/tracks/full-stack-web-dev-with-react/intro-to-ruby-development/ruby-tic-tac-toe/tic-tac-toe-in-ruby" office:target-frame-name="_blank" xlink:show="new" text:style-name="Internet_20_link" text:visited-style-name="Visited_20_Internet_20_Link">Tic Tac Toe in Ruby</text:a></text:p>
          <text:list text:continue-numbering="true">
            <text:list-header>
              <text:h text:style-name="P2" text:outline-level="2">Intro to OO</text:h>
            </text:list-header>
          </text:list>
          <text:p text:style-name="P1"><draw:control text:anchor-type="as-char" draw:z-index="48" draw:name="Shape1" draw:style-name="gr1" draw:text-style-name="P5" svg:width="0.265in" svg:height="0.3441in" draw:control="control49"/><text:a xlink:type="simple" xlink:href="https://learn.co/tracks/full-stack-web-dev-with-react/intro-to-ruby-development/intro-to-oo/intro-to-object-orientation" office:target-frame-name="_blank" xlink:show="new" text:style-name="Internet_20_link" text:visited-style-name="Visited_20_Internet_20_Link">Intro to Object Orientation</text:a></text:p>
          <text:list text:continue-numbering="true">
            <text:list-header>
              <text:h text:style-name="P2" text:outline-level="2">Classes and Instances</text:h>
            </text:list-header>
          </text:list>
          <text:p text:style-name="P1"><draw:control text:anchor-type="as-char" draw:z-index="49" draw:name="Shape1" draw:style-name="gr1" draw:text-style-name="P5" svg:width="0.265in" svg:height="0.3441in" draw:control="control50"/><text:a xlink:type="simple" xlink:href="https://learn.co/tracks/full-stack-web-dev-with-react/intro-to-ruby-development/classes-and-instances/classes-and-instances" office:target-frame-name="_blank" xlink:show="new" text:style-name="Internet_20_link" text:visited-style-name="Visited_20_Internet_20_Link">Classes and Instances</text:a><text:line-break/><draw:control text:anchor-type="as-char" draw:z-index="50" draw:name="Shape1" draw:style-name="gr1" draw:text-style-name="P5" svg:width="0.265in" svg:height="0.3441in" draw:control="control51"/><text:a xlink:type="simple" xlink:href="https://learn.co/tracks/full-stack-web-dev-with-react/intro-to-ruby-development/classes-and-instances/classes-and-instances-lab" office:target-frame-name="_blank" xlink:show="new" text:style-name="Internet_20_link" text:visited-style-name="Visited_20_Internet_20_Link">Classes and Instances Lab</text:a></text:p>
          <text:list text:continue-numbering="true">
            <text:list-header>
              <text:h text:style-name="P2" text:outline-level="2">Instance Methods</text:h>
            </text:list-header>
          </text:list>
          <text:p text:style-name="P1"><draw:control text:anchor-type="as-char" draw:z-index="51" draw:name="Shape1" draw:style-name="gr1" draw:text-style-name="P5" svg:width="0.265in" svg:height="0.3441in" draw:control="control52"/><text:a xlink:type="simple" xlink:href="https://learn.co/tracks/full-stack-web-dev-with-react/intro-to-ruby-development/instance-methods/instance-methods" office:target-frame-name="_blank" xlink:show="new" text:style-name="Internet_20_link" text:visited-style-name="Visited_20_Internet_20_Link">Instance Methods</text:a><text:line-break/><draw:control text:anchor-type="as-char" draw:z-index="52" draw:name="Shape1" draw:style-name="gr1" draw:text-style-name="P5" svg:width="0.265in" svg:height="0.3441in" draw:control="control53"/><text:a xlink:type="simple" xlink:href="https://learn.co/tracks/full-stack-web-dev-with-react/intro-to-ruby-development/instance-methods/instance-methods-lab" office:target-frame-name="_blank" xlink:show="new" text:style-name="Internet_20_link" text:visited-style-name="Visited_20_Internet_20_Link">Instance Methods Lab</text:a></text:p>
          <text:list text:continue-numbering="true">
            <text:list-header>
              <text:h text:style-name="P2" text:outline-level="2">Object Properties</text:h>
            </text:list-header>
          </text:list>
          <text:p text:style-name="P1"><draw:control text:anchor-type="as-char" draw:z-index="53" draw:name="Shape1" draw:style-name="gr1" draw:text-style-name="P5" svg:width="0.265in" svg:height="0.3441in" draw:control="control54"/><text:a xlink:type="simple" xlink:href="https://learn.co/tracks/full-stack-web-dev-with-react/intro-to-ruby-development/object-properties/instance-variables" office:target-frame-name="_blank" xlink:show="new" text:style-name="Internet_20_link" text:visited-style-name="Visited_20_Internet_20_Link">Instance Variables</text:a><text:line-break/><draw:control text:anchor-type="as-char" draw:z-index="54" draw:name="Shape1" draw:style-name="gr1" draw:text-style-name="P5" svg:width="0.265in" svg:height="0.3441in" draw:control="control55"/><text:a xlink:type="simple" xlink:href="https://learn.co/tracks/full-stack-web-dev-with-react/intro-to-ruby-development/object-properties/object-attributes-readme" office:target-frame-name="_blank" xlink:show="new" text:style-name="Internet_20_link" text:visited-style-name="Visited_20_Internet_20_Link">Object Attributes Readme</text:a><text:line-break/><text:soft-page-break/><draw:control text:anchor-type="as-char" draw:z-index="55" draw:name="Shape1" draw:style-name="gr1" draw:text-style-name="P5" svg:width="0.265in" svg:height="0.3441in" draw:control="control56"/><text:a xlink:type="simple" xlink:href="https://learn.co/tracks/full-stack-web-dev-with-react/intro-to-ruby-development/object-properties/object-attributes-lab" office:target-frame-name="_blank" xlink:show="new" text:style-name="Internet_20_link" text:visited-style-name="Visited_20_Internet_20_Link">Object Attributes Lab</text:a></text:p>
          <text:list text:continue-numbering="true">
            <text:list-header>
              <text:h text:style-name="P2" text:outline-level="2">Object Lifecycles</text:h>
            </text:list-header>
          </text:list>
          <text:p text:style-name="P1"><draw:control text:anchor-type="as-char" draw:z-index="56" draw:name="Shape1" draw:style-name="gr1" draw:text-style-name="P5" svg:width="0.265in" svg:height="0.3441in" draw:control="control57"/><text:a xlink:type="simple" xlink:href="https://learn.co/tracks/full-stack-web-dev-with-react/intro-to-ruby-development/object-lifecycles/object-initialization" office:target-frame-name="_blank" xlink:show="new" text:style-name="Internet_20_link" text:visited-style-name="Visited_20_Internet_20_Link">Object Initialization</text:a><text:line-break/><draw:control text:anchor-type="as-char" draw:z-index="57" draw:name="Shape1" draw:style-name="gr1" draw:text-style-name="P5" svg:width="0.265in" svg:height="0.3441in" draw:control="control58"/><text:a xlink:type="simple" xlink:href="https://learn.co/tracks/full-stack-web-dev-with-react/intro-to-ruby-development/object-lifecycles/object-initialize-lab" office:target-frame-name="_blank" xlink:show="new" text:style-name="Internet_20_link" text:visited-style-name="Visited_20_Internet_20_Link">Object Initialize Lab</text:a></text:p>
          <text:list text:continue-numbering="true">
            <text:list-header>
              <text:h text:style-name="P2" text:outline-level="2">Object Models</text:h>
            </text:list-header>
          </text:list>
          <text:p text:style-name="P1"><draw:control text:anchor-type="as-char" draw:z-index="58" draw:name="Shape1" draw:style-name="gr1" draw:text-style-name="P5" svg:width="0.265in" svg:height="0.3441in" draw:control="control59"/><text:a xlink:type="simple" xlink:href="https://learn.co/tracks/full-stack-web-dev-with-react/intro-to-ruby-development/object-models/oo-barking-dog" office:target-frame-name="_blank" xlink:show="new" text:style-name="Internet_20_link" text:visited-style-name="Visited_20_Internet_20_Link">OO Barking Dog</text:a></text:p>
          <text:list text:continue-numbering="true">
            <text:list-header>
              <text:h text:style-name="P2" text:outline-level="2">OO Tic Tac Toe</text:h>
            </text:list-header>
          </text:list>
          <text:p text:style-name="P1"><draw:control text:anchor-type="as-char" draw:z-index="59" draw:name="Shape1" draw:style-name="gr1" draw:text-style-name="P5" svg:width="0.265in" svg:height="0.3441in" draw:control="control60"/><text:a xlink:type="simple" xlink:href="https://learn.co/tracks/full-stack-web-dev-with-react/intro-to-ruby-development/oo-tic-tac-toe/procedural-vs-object-oriented-ruby" office:target-frame-name="_blank" xlink:show="new" text:style-name="Internet_20_link" text:visited-style-name="Visited_20_Internet_20_Link">Procedural vs Object Oriented Ruby</text:a><text:line-break/><draw:control text:anchor-type="as-char" draw:z-index="60" draw:name="Shape1" draw:style-name="gr1" draw:text-style-name="P5" svg:width="0.265in" svg:height="0.3441in" draw:control="control61"/><text:a xlink:type="simple" xlink:href="https://learn.co/tracks/full-stack-web-dev-with-react/intro-to-ruby-development/oo-tic-tac-toe/oo-tic-tac-toe" office:target-frame-name="_blank" xlink:show="new" text:style-name="Internet_20_link" text:visited-style-name="Visited_20_Internet_20_Link">OO Tic Tac Toe</text:a></text:p>
          <text:p text:style-name="P4">Git and GitHub</text:p>
          <text:list text:continue-numbering="true">
            <text:list-header>
              <text:h text:style-name="P2" text:outline-level="2">Git</text:h>
            </text:list-header>
          </text:list>
          <text:p text:style-name="P1"><draw:control text:anchor-type="as-char" draw:z-index="61" draw:name="Shape1" draw:style-name="gr1" draw:text-style-name="P5" svg:width="0.265in" svg:height="0.3441in" draw:control="control62"/><text:a xlink:type="simple" xlink:href="https://learn.co/tracks/full-stack-web-dev-with-react/git-and-github/git/intro-to-version-control" office:target-frame-name="_blank" xlink:show="new" text:style-name="Internet_20_link" text:visited-style-name="Visited_20_Internet_20_Link">Intro to Version Control</text:a><text:line-break/><draw:control text:anchor-type="as-char" draw:z-index="62" draw:name="Shape1" draw:style-name="gr1" draw:text-style-name="P5" svg:width="0.265in" svg:height="0.3441in" draw:control="control63"/><text:a xlink:type="simple" xlink:href="https://learn.co/tracks/full-stack-web-dev-with-react/git-and-github/git/git-repository-basics" office:target-frame-name="_blank" xlink:show="new" text:style-name="Internet_20_link" text:visited-style-name="Visited_20_Internet_20_Link">Git Repository Basics</text:a><text:line-break/><draw:control text:anchor-type="as-char" draw:z-index="63" draw:name="Shape1" draw:style-name="gr1" draw:text-style-name="P5" svg:width="0.265in" svg:height="0.3441in" draw:control="control64"/><text:a xlink:type="simple" xlink:href="https://learn.co/tracks/full-stack-web-dev-with-react/git-and-github/git/git-repository-basics-quiz" office:target-frame-name="_blank" xlink:show="new" text:style-name="Internet_20_link" text:visited-style-name="Visited_20_Internet_20_Link">Git Repository Basics Quiz</text:a></text:p>
          <text:list text:continue-numbering="true">
            <text:list-header>
              <text:h text:style-name="P2" text:outline-level="2">Github Remotes</text:h>
            </text:list-header>
          </text:list>
          <text:p text:style-name="P1"><draw:control text:anchor-type="as-char" draw:z-index="64" draw:name="Shape1" draw:style-name="gr1" draw:text-style-name="P5" svg:width="0.265in" svg:height="0.3441in" draw:control="control65"/><text:a xlink:type="simple" xlink:href="https://learn.co/tracks/full-stack-web-dev-with-react/git-and-github/github-remotes/git-remotes-and-github" office:target-frame-name="_blank" xlink:show="new" text:style-name="Internet_20_link" text:visited-style-name="Visited_20_Internet_20_Link">Git Remotes and Github</text:a><text:line-break/><draw:control text:anchor-type="as-char" draw:z-index="65" draw:name="Shape1" draw:style-name="gr1" draw:text-style-name="P5" svg:width="0.265in" svg:height="0.3441in" draw:control="control66"/><text:a xlink:type="simple" xlink:href="https://learn.co/tracks/full-stack-web-dev-with-react/git-and-github/github-remotes/git-remotes-and-github-codealong" office:target-frame-name="_blank" xlink:show="new" text:style-name="Internet_20_link" text:visited-style-name="Visited_20_Internet_20_Link">Git Remotes and Github Codealong</text:a><text:line-break/><draw:control text:anchor-type="as-char" draw:z-index="66" draw:name="Shape1" draw:style-name="gr1" draw:text-style-name="P5" svg:width="0.265in" svg:height="0.3441in" draw:control="control67"/><text:a xlink:type="simple" xlink:href="https://learn.co/tracks/full-stack-web-dev-with-react/git-and-github/github-remotes/git-forks-and-clones" office:target-frame-name="_blank" xlink:show="new" text:style-name="Internet_20_link" text:visited-style-name="Visited_20_Internet_20_Link">Git Forks and Clones</text:a></text:p>
          <text:list text:continue-numbering="true">
            <text:list-header>
              <text:h text:style-name="P2" text:outline-level="2">Collaboration</text:h>
            </text:list-header>
          </text:list>
          <text:p text:style-name="P1"><draw:control text:anchor-type="as-char" draw:z-index="67" draw:name="Shape1" draw:style-name="gr1" draw:text-style-name="P5" svg:width="0.265in" svg:height="0.3441in" draw:control="control68"/><text:a xlink:type="simple" xlink:href="https://learn.co/tracks/full-stack-web-dev-with-react/git-and-github/collaboration/git-collaboration" office:target-frame-name="_blank" xlink:show="new" text:style-name="Internet_20_link" text:visited-style-name="Visited_20_Internet_20_Link">Git Collaboration</text:a><text:line-break/><draw:control text:anchor-type="as-char" draw:z-index="68" draw:name="Shape1" draw:style-name="gr1" draw:text-style-name="P5" svg:width="0.265in" svg:height="0.3441in" draw:control="control69"/><text:a xlink:type="simple" xlink:href="https://learn.co/tracks/full-stack-web-dev-with-react/git-and-github/collaboration/git-collaboration-quiz" office:target-frame-name="_blank" xlink:show="new" text:style-name="Internet_20_link" text:visited-style-name="Visited_20_Internet_20_Link">Git Collaboration Quiz</text:a><text:line-break/><draw:control text:anchor-type="as-char" draw:z-index="69" draw:name="Shape1" draw:style-name="gr1" draw:text-style-name="P5" svg:width="0.265in" svg:height="0.3441in" draw:control="control70"/><text:a xlink:type="simple" xlink:href="https://learn.co/tracks/full-stack-web-dev-with-react/git-and-github/collaboration/github-pull-requests" office:target-frame-name="_blank" xlink:show="new" text:style-name="Internet_20_link" text:visited-style-name="Visited_20_Internet_20_Link">Github Pull Requests</text:a><text:line-break/><text:soft-page-break/><draw:control text:anchor-type="as-char" draw:z-index="70" draw:name="Shape1" draw:style-name="gr1" draw:text-style-name="P5" svg:width="0.265in" svg:height="0.3441in" draw:control="control71"/><text:a xlink:type="simple" xlink:href="https://learn.co/tracks/full-stack-web-dev-with-react/git-and-github/collaboration/git-basics-quiz" office:target-frame-name="_blank" xlink:show="new" text:style-name="Internet_20_link" text:visited-style-name="Visited_20_Internet_20_Link">Git Basics Quiz</text:a></text:p>
          <text:p text:style-name="P4">HTML and CSS</text:p>
          <text:list text:continue-numbering="true">
            <text:list-header>
              <text:h text:style-name="P2" text:outline-level="2">Web Fundamentals</text:h>
            </text:list-header>
          </text:list>
          <text:p text:style-name="P1"><draw:control text:anchor-type="as-char" draw:z-index="71" draw:name="Shape1" draw:style-name="gr1" draw:text-style-name="P5" svg:width="0.265in" svg:height="0.3441in" draw:control="control72"/><text:a xlink:type="simple" xlink:href="https://learn.co/tracks/full-stack-web-dev-with-react/html-and-css/web-fundamentals/how-the-web-works" office:target-frame-name="_blank" xlink:show="new" text:style-name="Internet_20_link" text:visited-style-name="Visited_20_Internet_20_Link">How the Web Works</text:a><text:line-break/><draw:control text:anchor-type="as-char" draw:z-index="72" draw:name="Shape1" draw:style-name="gr1" draw:text-style-name="P5" svg:width="0.265in" svg:height="0.3441in" draw:control="control73"/><text:a xlink:type="simple" xlink:href="https://learn.co/tracks/full-stack-web-dev-with-react/html-and-css/web-fundamentals/site-planning" office:target-frame-name="_blank" xlink:show="new" text:style-name="Internet_20_link" text:visited-style-name="Visited_20_Internet_20_Link">Site Planning</text:a></text:p>
          <text:list text:continue-numbering="true">
            <text:list-header>
              <text:h text:style-name="P2" text:outline-level="2">HTML Fundamentals</text:h>
            </text:list-header>
          </text:list>
          <text:p text:style-name="P1"><draw:control text:anchor-type="as-char" draw:z-index="73" draw:name="Shape1" draw:style-name="gr1" draw:text-style-name="P5" svg:width="0.265in" svg:height="0.3441in" draw:control="control74"/><text:a xlink:type="simple" xlink:href="https://learn.co/tracks/full-stack-web-dev-with-react/html-and-css/html-fundamentals/html-fundamentals" office:target-frame-name="_blank" xlink:show="new" text:style-name="Internet_20_link" text:visited-style-name="Visited_20_Internet_20_Link">HTML Fundamentals</text:a><text:line-break/><draw:control text:anchor-type="as-char" draw:z-index="74" draw:name="Shape1" draw:style-name="gr1" draw:text-style-name="P5" svg:width="0.265in" svg:height="0.3441in" draw:control="control75"/><text:a xlink:type="simple" xlink:href="https://learn.co/tracks/full-stack-web-dev-with-react/html-and-css/html-fundamentals/setting-up-a-new-site" office:target-frame-name="_blank" xlink:show="new" text:style-name="Internet_20_link" text:visited-style-name="Visited_20_Internet_20_Link">Setting Up a New Site</text:a><text:line-break/><draw:control text:anchor-type="as-char" draw:z-index="75" draw:name="Shape1" draw:style-name="gr1" draw:text-style-name="P5" svg:width="0.265in" svg:height="0.3441in" draw:control="control76"/><text:a xlink:type="simple" xlink:href="https://learn.co/tracks/full-stack-web-dev-with-react/html-and-css/html-fundamentals/document-structure" office:target-frame-name="_blank" xlink:show="new" text:style-name="Internet_20_link" text:visited-style-name="Visited_20_Internet_20_Link">Document Structure</text:a><text:line-break/><draw:control text:anchor-type="as-char" draw:z-index="76" draw:name="Shape1" draw:style-name="gr1" draw:text-style-name="P5" svg:width="0.265in" svg:height="0.3441in" draw:control="control77"/><text:a xlink:type="simple" xlink:href="https://learn.co/tracks/full-stack-web-dev-with-react/html-and-css/html-fundamentals/text-formatting" office:target-frame-name="_blank" xlink:show="new" text:style-name="Internet_20_link" text:visited-style-name="Visited_20_Internet_20_Link">Text Formatting</text:a><text:line-break/><draw:control text:anchor-type="as-char" draw:z-index="77" draw:name="Shape1" draw:style-name="gr1" draw:text-style-name="P5" svg:width="0.265in" svg:height="0.3441in" draw:control="control78"/><text:a xlink:type="simple" xlink:href="https://learn.co/tracks/full-stack-web-dev-with-react/html-and-css/html-fundamentals/html-lists" office:target-frame-name="_blank" xlink:show="new" text:style-name="Internet_20_link" text:visited-style-name="Visited_20_Internet_20_Link">HTML Lists</text:a><text:line-break/><draw:control text:anchor-type="as-char" draw:z-index="78" draw:name="Shape1" draw:style-name="gr1" draw:text-style-name="P5" svg:width="0.265in" svg:height="0.3441in" draw:control="control79"/><text:a xlink:type="simple" xlink:href="https://learn.co/tracks/full-stack-web-dev-with-react/html-and-css/html-fundamentals/html-tables" office:target-frame-name="_blank" xlink:show="new" text:style-name="Internet_20_link" text:visited-style-name="Visited_20_Internet_20_Link">HTML Tables</text:a><text:line-break/><draw:control text:anchor-type="as-char" draw:z-index="79" draw:name="Shape1" draw:style-name="gr1" draw:text-style-name="P5" svg:width="0.265in" svg:height="0.3441in" draw:control="control80"/><text:a xlink:type="simple" xlink:href="https://learn.co/tracks/full-stack-web-dev-with-react/html-and-css/html-fundamentals/html-images" office:target-frame-name="_blank" xlink:show="new" text:style-name="Internet_20_link" text:visited-style-name="Visited_20_Internet_20_Link">HTML Images</text:a><text:line-break/><draw:control text:anchor-type="as-char" draw:z-index="80" draw:name="Shape1" draw:style-name="gr1" draw:text-style-name="P5" svg:width="0.265in" svg:height="0.3441in" draw:control="control81"/><text:a xlink:type="simple" xlink:href="https://learn.co/tracks/full-stack-web-dev-with-react/html-and-css/html-fundamentals/html-links" office:target-frame-name="_blank" xlink:show="new" text:style-name="Internet_20_link" text:visited-style-name="Visited_20_Internet_20_Link">HTML Links</text:a><text:line-break/><draw:control text:anchor-type="as-char" draw:z-index="81" draw:name="Shape1" draw:style-name="gr1" draw:text-style-name="P5" svg:width="0.265in" svg:height="0.3441in" draw:control="control82"/><text:a xlink:type="simple" xlink:href="https://learn.co/tracks/full-stack-web-dev-with-react/html-and-css/html-fundamentals/html-backing-up-changes" office:target-frame-name="_blank" xlink:show="new" text:style-name="Internet_20_link" text:visited-style-name="Visited_20_Internet_20_Link">HTML Backing Up Changes</text:a><text:line-break/><draw:control text:anchor-type="as-char" draw:z-index="82" draw:name="Shape1" draw:style-name="gr1" draw:text-style-name="P5" svg:width="0.265in" svg:height="0.3441in" draw:control="control83"/><text:a xlink:type="simple" xlink:href="https://learn.co/tracks/full-stack-web-dev-with-react/html-and-css/html-fundamentals/html-validation" office:target-frame-name="_blank" xlink:show="new" text:style-name="Internet_20_link" text:visited-style-name="Visited_20_Internet_20_Link">HTML Validation</text:a><text:line-break/><draw:control text:anchor-type="as-char" draw:z-index="83" draw:name="Shape1" draw:style-name="gr1" draw:text-style-name="P5" svg:width="0.265in" svg:height="0.3441in" draw:control="control84"/><text:a xlink:type="simple" xlink:href="https://learn.co/tracks/full-stack-web-dev-with-react/html-and-css/html-fundamentals/html-fundamentals-quiz" office:target-frame-name="_blank" xlink:show="new" text:style-name="Internet_20_link" text:visited-style-name="Visited_20_Internet_20_Link">HTML Fundamentals Quiz</text:a><text:line-break/><draw:control text:anchor-type="as-char" draw:z-index="84" draw:name="Shape1" draw:style-name="gr1" draw:text-style-name="P5" svg:width="0.265in" svg:height="0.3441in" draw:control="control85"/><text:a xlink:type="simple" xlink:href="https://learn.co/tracks/full-stack-web-dev-with-react/html-and-css/html-fundamentals/dev-tools-super-power" office:target-frame-name="_blank" xlink:show="new" text:style-name="Internet_20_link" text:visited-style-name="Visited_20_Internet_20_Link">Dev Tools Super Power</text:a><text:line-break/><draw:control text:anchor-type="as-char" draw:z-index="85" draw:name="Shape1" draw:style-name="gr1" draw:text-style-name="P5" svg:width="0.265in" svg:height="0.3441in" draw:control="control86"/><text:a xlink:type="simple" xlink:href="https://learn.co/tracks/full-stack-web-dev-with-react/html-and-css/html-fundamentals/html-album-cover" office:target-frame-name="_blank" xlink:show="new" text:style-name="Internet_20_link" text:visited-style-name="Visited_20_Internet_20_Link">HTML Album Cover</text:a><text:line-break/><draw:control text:anchor-type="as-char" draw:z-index="86" draw:name="Shape1" draw:style-name="gr1" draw:text-style-name="P5" svg:width="0.265in" svg:height="0.3441in" draw:control="control87"/><text:a xlink:type="simple" xlink:href="https://learn.co/tracks/full-stack-web-dev-with-react/html-and-css/html-fundamentals/html-riyadh-blog" office:target-frame-name="_blank" xlink:show="new" text:style-name="Internet_20_link" text:visited-style-name="Visited_20_Internet_20_Link">HTML Riyadh Blog</text:a><text:line-break/><draw:control text:anchor-type="as-char" draw:z-index="87" draw:name="Shape1" draw:style-name="gr1" draw:text-style-name="P5" svg:width="0.265in" svg:height="0.3441in" draw:control="control88"/><text:a xlink:type="simple" xlink:href="https://learn.co/tracks/full-stack-web-dev-with-react/html-and-css/html-fundamentals/html-issue-bot-9000" office:target-frame-name="_blank" xlink:show="new" text:style-name="Internet_20_link" text:visited-style-name="Visited_20_Internet_20_Link">HTML Issue Bot 9000</text:a></text:p>
          <text:list text:continue-numbering="true">
            <text:list-header>
              <text:h text:style-name="P2" text:outline-level="2">Site Publishing</text:h>
            </text:list-header>
          </text:list>
          <text:p text:style-name="P1"><draw:control text:anchor-type="as-char" draw:z-index="88" draw:name="Shape1" draw:style-name="gr1" draw:text-style-name="P5" svg:width="0.265in" svg:height="0.3441in" draw:control="control89"/><text:a xlink:type="simple" xlink:href="https://learn.co/tracks/full-stack-web-dev-with-react/html-and-css/site-publishing/site-publishing-to-ftp" office:target-frame-name="_blank" xlink:show="new" text:style-name="Internet_20_link" text:visited-style-name="Visited_20_Internet_20_Link">Site Publishing to FTP</text:a><text:line-break/><draw:control text:anchor-type="as-char" draw:z-index="89" draw:name="Shape1" draw:style-name="gr1" draw:text-style-name="P5" svg:width="0.265in" svg:height="0.3441in" draw:control="control90"/><text:a xlink:type="simple" xlink:href="https://learn.co/tracks/full-stack-web-dev-with-react/html-and-css/site-publishing/site-publishing-to-github-pages" office:target-frame-name="_blank" xlink:show="new" text:style-name="Internet_20_link" text:visited-style-name="Visited_20_Internet_20_Link">Site Publishing to Github Pages</text:a></text:p>
          <text:list text:continue-numbering="true">
            <text:list-header>
              <text:h text:style-name="P2" text:outline-level="2"><text:soft-page-break/>HTML5</text:h>
            </text:list-header>
          </text:list>
          <text:p text:style-name="P1"><draw:control text:anchor-type="as-char" draw:z-index="90" draw:name="Shape1" draw:style-name="gr1" draw:text-style-name="P5" svg:width="0.265in" svg:height="0.3441in" draw:control="control91"/><text:a xlink:type="simple" xlink:href="https://learn.co/tracks/full-stack-web-dev-with-react/html-and-css/html5/html-forms-and-iframes" office:target-frame-name="_blank" xlink:show="new" text:style-name="Internet_20_link" text:visited-style-name="Visited_20_Internet_20_Link">HTML Forms and iFrames</text:a><text:line-break/><draw:control text:anchor-type="as-char" draw:z-index="91" draw:name="Shape1" draw:style-name="gr1" draw:text-style-name="P5" svg:width="0.265in" svg:height="0.3441in" draw:control="control92"/><text:a xlink:type="simple" xlink:href="https://learn.co/tracks/full-stack-web-dev-with-react/html-and-css/html5/html-map-contact-form-code-along" office:target-frame-name="_blank" xlink:show="new" text:style-name="Internet_20_link" text:visited-style-name="Visited_20_Internet_20_Link">HTML Map Contact Form Code Along</text:a><text:line-break/><draw:control text:anchor-type="as-char" draw:z-index="92" draw:name="Shape1" draw:style-name="gr1" draw:text-style-name="P5" svg:width="0.265in" svg:height="0.3441in" draw:control="control93"/><text:a xlink:type="simple" xlink:href="https://learn.co/tracks/full-stack-web-dev-with-react/html-and-css/html5/html5-media" office:target-frame-name="_blank" xlink:show="new" text:style-name="Internet_20_link" text:visited-style-name="Visited_20_Internet_20_Link">HTML5 Media</text:a><text:line-break/><draw:control text:anchor-type="as-char" draw:z-index="93" draw:name="Shape1" draw:style-name="gr1" draw:text-style-name="P5" svg:width="0.265in" svg:height="0.3441in" draw:control="control94"/><text:a xlink:type="simple" xlink:href="https://learn.co/tracks/full-stack-web-dev-with-react/html-and-css/html5/html5-video-embed-codealong" office:target-frame-name="_blank" xlink:show="new" text:style-name="Internet_20_link" text:visited-style-name="Visited_20_Internet_20_Link">HTML5 Video Embed Codealong</text:a><text:line-break/><draw:control text:anchor-type="as-char" draw:z-index="94" draw:name="Shape1" draw:style-name="gr1" draw:text-style-name="P5" svg:width="0.265in" svg:height="0.3441in" draw:control="control95"/><text:a xlink:type="simple" xlink:href="https://learn.co/tracks/full-stack-web-dev-with-react/html-and-css/html5/html5-semantic-elements" office:target-frame-name="_blank" xlink:show="new" text:style-name="Internet_20_link" text:visited-style-name="Visited_20_Internet_20_Link">HTML5 Semantic Elements</text:a><text:line-break/><draw:control text:anchor-type="as-char" draw:z-index="95" draw:name="Shape1" draw:style-name="gr1" draw:text-style-name="P5" svg:width="0.265in" svg:height="0.3441in" draw:control="control96"/><text:a xlink:type="simple" xlink:href="https://learn.co/tracks/full-stack-web-dev-with-react/html-and-css/html5/html5-semantic-elements-code-along" office:target-frame-name="_blank" xlink:show="new" text:style-name="Internet_20_link" text:visited-style-name="Visited_20_Internet_20_Link">HTML5 Semantic Elements Code Along</text:a><text:line-break/><draw:control text:anchor-type="as-char" draw:z-index="96" draw:name="Shape1" draw:style-name="gr1" draw:text-style-name="P5" svg:width="0.265in" svg:height="0.3441in" draw:control="control97"/><text:a xlink:type="simple" xlink:href="https://learn.co/tracks/full-stack-web-dev-with-react/html-and-css/html5/html5-quiz" office:target-frame-name="_blank" xlink:show="new" text:style-name="Internet_20_link" text:visited-style-name="Visited_20_Internet_20_Link">HTML5 Quiz</text:a></text:p>
          <text:list text:continue-numbering="true">
            <text:list-header>
              <text:h text:style-name="P2" text:outline-level="2">CSS</text:h>
            </text:list-header>
          </text:list>
          <text:p text:style-name="P1"><draw:control text:anchor-type="as-char" draw:z-index="97" draw:name="Shape1" draw:style-name="gr1" draw:text-style-name="P5" svg:width="0.265in" svg:height="0.3441in" draw:control="control98"/><text:a xlink:type="simple" xlink:href="https://learn.co/tracks/full-stack-web-dev-with-react/html-and-css/css/css-fundamentals" office:target-frame-name="_blank" xlink:show="new" text:style-name="Internet_20_link" text:visited-style-name="Visited_20_Internet_20_Link">CSS Fundamentals</text:a><text:line-break/><draw:control text:anchor-type="as-char" draw:z-index="98" draw:name="Shape1" draw:style-name="gr1" draw:text-style-name="P5" svg:width="0.265in" svg:height="0.3441in" draw:control="control99"/><text:a xlink:type="simple" xlink:href="https://learn.co/tracks/full-stack-web-dev-with-react/html-and-css/css/css-styling-code-along" office:target-frame-name="_blank" xlink:show="new" text:style-name="Internet_20_link" text:visited-style-name="Visited_20_Internet_20_Link">CSS Styling Code-Along</text:a><text:line-break/><draw:control text:anchor-type="as-char" draw:z-index="99" draw:name="Shape1" draw:style-name="gr1" draw:text-style-name="P5" svg:width="0.265in" svg:height="0.3441in" draw:control="control100"/><text:a xlink:type="simple" xlink:href="https://learn.co/tracks/full-stack-web-dev-with-react/html-and-css/css/css-fundamentals-quiz" office:target-frame-name="_blank" xlink:show="new" text:style-name="Internet_20_link" text:visited-style-name="Visited_20_Internet_20_Link">CSS Fundamentals Quiz</text:a><text:line-break/><draw:control text:anchor-type="as-char" draw:z-index="100" draw:name="Shape1" draw:style-name="gr1" draw:text-style-name="P5" svg:width="0.265in" svg:height="0.3441in" draw:control="control101"/><text:a xlink:type="simple" xlink:href="https://learn.co/tracks/full-stack-web-dev-with-react/html-and-css/css/my-little-rainbow" office:target-frame-name="_blank" xlink:show="new" text:style-name="Internet_20_link" text:visited-style-name="Visited_20_Internet_20_Link">My Little Rainbow</text:a><text:line-break/><draw:control text:anchor-type="as-char" draw:z-index="101" draw:name="Shape1" draw:style-name="gr1" draw:text-style-name="P5" svg:width="0.265in" svg:height="0.3441in" draw:control="control102"/><text:a xlink:type="simple" xlink:href="https://learn.co/tracks/full-stack-web-dev-with-react/html-and-css/css/css-kitten-wheelbarrow" office:target-frame-name="_blank" xlink:show="new" text:style-name="Internet_20_link" text:visited-style-name="Visited_20_Internet_20_Link">CSS Kitten Wheelbarrow</text:a><text:line-break/><draw:control text:anchor-type="as-char" draw:z-index="102" draw:name="Shape1" draw:style-name="gr1" draw:text-style-name="P5" svg:width="0.265in" svg:height="0.3441in" draw:control="control103"/><text:a xlink:type="simple" xlink:href="https://learn.co/tracks/full-stack-web-dev-with-react/html-and-css/css/css-graffiti-override" office:target-frame-name="_blank" xlink:show="new" text:style-name="Internet_20_link" text:visited-style-name="Visited_20_Internet_20_Link">CSS Graffiti Override</text:a><text:line-break/><draw:control text:anchor-type="as-char" draw:z-index="103" draw:name="Shape1" draw:style-name="gr1" draw:text-style-name="P5" svg:width="0.265in" svg:height="0.3441in" draw:control="control104"/><text:a xlink:type="simple" xlink:href="https://learn.co/tracks/full-stack-web-dev-with-react/html-and-css/css/css-issue-bot-9000" office:target-frame-name="_blank" xlink:show="new" text:style-name="Internet_20_link" text:visited-style-name="Visited_20_Internet_20_Link">CSS Issue Bot 9000</text:a><text:line-break/><draw:control text:anchor-type="as-char" draw:z-index="104" draw:name="Shape1" draw:style-name="gr1" draw:text-style-name="P5" svg:width="0.265in" svg:height="0.3441in" draw:control="control105"/><text:a xlink:type="simple" xlink:href="https://learn.co/tracks/full-stack-web-dev-with-react/html-and-css/css/deploy-your-profile-page" office:target-frame-name="_blank" xlink:show="new" text:style-name="Internet_20_link" text:visited-style-name="Visited_20_Internet_20_Link">Deploy Your Profile Page</text:a></text:p>
          <text:list text:continue-numbering="true">
            <text:list-header>
              <text:h text:style-name="P2" text:outline-level="2">Page Layout</text:h>
            </text:list-header>
          </text:list>
          <text:p text:style-name="P1"><draw:control text:anchor-type="as-char" draw:z-index="105" draw:name="Shape1" draw:style-name="gr1" draw:text-style-name="P5" svg:width="0.265in" svg:height="0.3441in" draw:control="control106"/><text:a xlink:type="simple" xlink:href="https://learn.co/tracks/full-stack-web-dev-with-react/html-and-css/page-layout/box-model" office:target-frame-name="_blank" xlink:show="new" text:style-name="Internet_20_link" text:visited-style-name="Visited_20_Internet_20_Link">Box Model</text:a><text:line-break/><draw:control text:anchor-type="as-char" draw:z-index="106" draw:name="Shape1" draw:style-name="gr1" draw:text-style-name="P5" svg:width="0.265in" svg:height="0.3441in" draw:control="control107"/><text:a xlink:type="simple" xlink:href="https://learn.co/tracks/full-stack-web-dev-with-react/html-and-css/page-layout/layout-types" office:target-frame-name="_blank" xlink:show="new" text:style-name="Internet_20_link" text:visited-style-name="Visited_20_Internet_20_Link">Layout Types</text:a><text:line-break/><draw:control text:anchor-type="as-char" draw:z-index="107" draw:name="Shape1" draw:style-name="gr1" draw:text-style-name="P5" svg:width="0.265in" svg:height="0.3441in" draw:control="control108"/><text:a xlink:type="simple" xlink:href="https://learn.co/tracks/full-stack-web-dev-with-react/html-and-css/page-layout/overflow" office:target-frame-name="_blank" xlink:show="new" text:style-name="Internet_20_link" text:visited-style-name="Visited_20_Internet_20_Link">Overflow</text:a><text:line-break/><draw:control text:anchor-type="as-char" draw:z-index="108" draw:name="Shape1" draw:style-name="gr1" draw:text-style-name="P5" svg:width="0.265in" svg:height="0.3441in" draw:control="control109"/><text:a xlink:type="simple" xlink:href="https://learn.co/tracks/full-stack-web-dev-with-react/html-and-css/page-layout/fluid-height" office:target-frame-name="_blank" xlink:show="new" text:style-name="Internet_20_link" text:visited-style-name="Visited_20_Internet_20_Link">Fluid Height</text:a><text:line-break/><draw:control text:anchor-type="as-char" draw:z-index="109" draw:name="Shape1" draw:style-name="gr1" draw:text-style-name="P5" svg:width="0.265in" svg:height="0.3441in" draw:control="control110"/><text:a xlink:type="simple" xlink:href="https://learn.co/tracks/full-stack-web-dev-with-react/html-and-css/page-layout/display" office:target-frame-name="_blank" xlink:show="new" text:style-name="Internet_20_link" text:visited-style-name="Visited_20_Internet_20_Link">Display</text:a><text:line-break/><draw:control text:anchor-type="as-char" draw:z-index="110" draw:name="Shape1" draw:style-name="gr1" draw:text-style-name="P5" svg:width="0.265in" svg:height="0.3441in" draw:control="control111"/><text:a xlink:type="simple" xlink:href="https://learn.co/tracks/full-stack-web-dev-with-react/html-and-css/page-layout/float" office:target-frame-name="_blank" xlink:show="new" text:style-name="Internet_20_link" text:visited-style-name="Visited_20_Internet_20_Link">Float</text:a><text:line-break/><draw:control text:anchor-type="as-char" draw:z-index="111" draw:name="Shape1" draw:style-name="gr1" draw:text-style-name="P5" svg:width="0.265in" svg:height="0.3441in" draw:control="control112"/><text:a xlink:type="simple" xlink:href="https://learn.co/tracks/full-stack-web-dev-with-react/html-and-css/page-layout/clearfix" office:target-frame-name="_blank" xlink:show="new" text:style-name="Internet_20_link" text:visited-style-name="Visited_20_Internet_20_Link">Clearfix</text:a><text:line-break/><draw:control text:anchor-type="as-char" draw:z-index="112" draw:name="Shape1" draw:style-name="gr1" draw:text-style-name="P5" svg:width="0.265in" svg:height="0.3441in" draw:control="control113"/><text:a xlink:type="simple" xlink:href="https://learn.co/tracks/full-stack-web-dev-with-react/html-and-css/page-layout/centering" office:target-frame-name="_blank" xlink:show="new" text:style-name="Internet_20_link" text:visited-style-name="Visited_20_Internet_20_Link">Centering</text:a><text:line-break/><draw:control text:anchor-type="as-char" draw:z-index="113" draw:name="Shape1" draw:style-name="gr1" draw:text-style-name="P5" svg:width="0.265in" svg:height="0.3441in" draw:control="control114"/><text:a xlink:type="simple" xlink:href="https://learn.co/tracks/full-stack-web-dev-with-react/html-and-css/page-layout/column-structure" office:target-frame-name="_blank" xlink:show="new" text:style-name="Internet_20_link" text:visited-style-name="Visited_20_Internet_20_Link">Column Structure</text:a><text:line-break/><text:soft-page-break/><draw:control text:anchor-type="as-char" draw:z-index="114" draw:name="Shape1" draw:style-name="gr1" draw:text-style-name="P5" svg:width="0.265in" svg:height="0.3441in" draw:control="control115"/><text:a xlink:type="simple" xlink:href="https://learn.co/tracks/full-stack-web-dev-with-react/html-and-css/page-layout/positioning" office:target-frame-name="_blank" xlink:show="new" text:style-name="Internet_20_link" text:visited-style-name="Visited_20_Internet_20_Link">Positioning</text:a><text:line-break/><draw:control text:anchor-type="as-char" draw:z-index="115" draw:name="Shape1" draw:style-name="gr1" draw:text-style-name="P5" svg:width="0.265in" svg:height="0.3441in" draw:control="control116"/><text:a xlink:type="simple" xlink:href="https://learn.co/tracks/full-stack-web-dev-with-react/html-and-css/page-layout/z-index" office:target-frame-name="_blank" xlink:show="new" text:style-name="Internet_20_link" text:visited-style-name="Visited_20_Internet_20_Link">Z Index</text:a><text:line-break/><draw:control text:anchor-type="as-char" draw:z-index="116" draw:name="Shape1" draw:style-name="gr1" draw:text-style-name="P5" svg:width="0.265in" svg:height="0.3441in" draw:control="control117"/><text:a xlink:type="simple" xlink:href="https://learn.co/tracks/full-stack-web-dev-with-react/html-and-css/page-layout/codealong-creating-columns" office:target-frame-name="_blank" xlink:show="new" text:style-name="Internet_20_link" text:visited-style-name="Visited_20_Internet_20_Link">Codealong Creating Columns</text:a><text:line-break/><draw:control text:anchor-type="as-char" draw:z-index="117" draw:name="Shape1" draw:style-name="gr1" draw:text-style-name="P5" svg:width="0.265in" svg:height="0.3441in" draw:control="control118"/><text:a xlink:type="simple" xlink:href="https://learn.co/tracks/full-stack-web-dev-with-react/html-and-css/page-layout/css-layout-quiz" office:target-frame-name="_blank" xlink:show="new" text:style-name="Internet_20_link" text:visited-style-name="Visited_20_Internet_20_Link">CSS Layout Quiz</text:a><text:line-break/><draw:control text:anchor-type="as-char" draw:z-index="118" draw:name="Shape1" draw:style-name="gr1" draw:text-style-name="P5" svg:width="0.265in" svg:height="0.3441in" draw:control="control119"/><text:a xlink:type="simple" xlink:href="https://learn.co/tracks/full-stack-web-dev-with-react/html-and-css/page-layout/zetsy" office:target-frame-name="_blank" xlink:show="new" text:style-name="Internet_20_link" text:visited-style-name="Visited_20_Internet_20_Link">Zetsy</text:a><text:line-break/><draw:control text:anchor-type="as-char" draw:z-index="119" draw:name="Shape1" draw:style-name="gr1" draw:text-style-name="P5" svg:width="0.265in" svg:height="0.3441in" draw:control="control120"/><text:a xlink:type="simple" xlink:href="https://learn.co/tracks/full-stack-web-dev-with-react/html-and-css/page-layout/zhw-shoes-layout" office:target-frame-name="_blank" xlink:show="new" text:style-name="Internet_20_link" text:visited-style-name="Visited_20_Internet_20_Link">ZHW Shoes Layout</text:a></text:p>
          <text:list text:continue-numbering="true">
            <text:list-header>
              <text:h text:style-name="P2" text:outline-level="2">Box Styles</text:h>
            </text:list-header>
          </text:list>
          <text:p text:style-name="P1"><draw:control text:anchor-type="as-char" draw:z-index="120" draw:name="Shape1" draw:style-name="gr1" draw:text-style-name="P5" svg:width="0.265in" svg:height="0.3441in" draw:control="control121"/><text:a xlink:type="simple" xlink:href="https://learn.co/tracks/full-stack-web-dev-with-react/html-and-css/box-styles/box-style-codealong" office:target-frame-name="_blank" xlink:show="new" text:style-name="Internet_20_link" text:visited-style-name="Visited_20_Internet_20_Link">Box Style Codealong</text:a></text:p>
          <text:list text:continue-numbering="true">
            <text:list-header>
              <text:h text:style-name="P2" text:outline-level="2">Responsive Layout</text:h>
            </text:list-header>
          </text:list>
          <text:p text:style-name="P1"><draw:control text:anchor-type="as-char" draw:z-index="121" draw:name="Shape1" draw:style-name="gr1" draw:text-style-name="P5" svg:width="0.265in" svg:height="0.3441in" draw:control="control122"/><text:a xlink:type="simple" xlink:href="https://learn.co/tracks/full-stack-web-dev-with-react/html-and-css/responsive-layout/building-responsive-sites" office:target-frame-name="_blank" xlink:show="new" text:style-name="Internet_20_link" text:visited-style-name="Visited_20_Internet_20_Link">Building Responsive Sites</text:a><text:line-break/><draw:control text:anchor-type="as-char" draw:z-index="122" draw:name="Shape1" draw:style-name="gr1" draw:text-style-name="P5" svg:width="0.265in" svg:height="0.3441in" draw:control="control123"/><text:a xlink:type="simple" xlink:href="https://learn.co/tracks/full-stack-web-dev-with-react/html-and-css/responsive-layout/media-queries" office:target-frame-name="_blank" xlink:show="new" text:style-name="Internet_20_link" text:visited-style-name="Visited_20_Internet_20_Link">Media Queries</text:a><text:line-break/><draw:control text:anchor-type="as-char" draw:z-index="123" draw:name="Shape1" draw:style-name="gr1" draw:text-style-name="P5" svg:width="0.265in" svg:height="0.3441in" draw:control="control124"/><text:a xlink:type="simple" xlink:href="https://learn.co/tracks/full-stack-web-dev-with-react/html-and-css/responsive-layout/responsive-media" office:target-frame-name="_blank" xlink:show="new" text:style-name="Internet_20_link" text:visited-style-name="Visited_20_Internet_20_Link">Responsive Media</text:a><text:line-break/><draw:control text:anchor-type="as-char" draw:z-index="124" draw:name="Shape1" draw:style-name="gr1" draw:text-style-name="P5" svg:width="0.265in" svg:height="0.3441in" draw:control="control125"/><text:a xlink:type="simple" xlink:href="https://learn.co/tracks/full-stack-web-dev-with-react/html-and-css/responsive-layout/responsive-type" office:target-frame-name="_blank" xlink:show="new" text:style-name="Internet_20_link" text:visited-style-name="Visited_20_Internet_20_Link">Responsive Type</text:a><text:line-break/><draw:control text:anchor-type="as-char" draw:z-index="125" draw:name="Shape1" draw:style-name="gr1" draw:text-style-name="P5" svg:width="0.265in" svg:height="0.3441in" draw:control="control126"/><text:a xlink:type="simple" xlink:href="https://learn.co/tracks/full-stack-web-dev-with-react/html-and-css/responsive-layout/responsive-layout" office:target-frame-name="_blank" xlink:show="new" text:style-name="Internet_20_link" text:visited-style-name="Visited_20_Internet_20_Link">Responsive Layout</text:a><text:line-break/><draw:control text:anchor-type="as-char" draw:z-index="126" draw:name="Shape1" draw:style-name="gr1" draw:text-style-name="P5" svg:width="0.265in" svg:height="0.3441in" draw:control="control127"/><text:a xlink:type="simple" xlink:href="https://learn.co/tracks/full-stack-web-dev-with-react/html-and-css/responsive-layout/viewport" office:target-frame-name="_blank" xlink:show="new" text:style-name="Internet_20_link" text:visited-style-name="Visited_20_Internet_20_Link">Viewport</text:a><text:line-break/><draw:control text:anchor-type="as-char" draw:z-index="127" draw:name="Shape1" draw:style-name="gr1" draw:text-style-name="P5" svg:width="0.265in" svg:height="0.3441in" draw:control="control128"/><text:a xlink:type="simple" xlink:href="https://learn.co/tracks/full-stack-web-dev-with-react/html-and-css/responsive-layout/responsive-layout-quiz" office:target-frame-name="_blank" xlink:show="new" text:style-name="Internet_20_link" text:visited-style-name="Visited_20_Internet_20_Link">Responsive Layout Quiz</text:a><text:line-break/><draw:control text:anchor-type="as-char" draw:z-index="128" draw:name="Shape1" draw:style-name="gr1" draw:text-style-name="P5" svg:width="0.265in" svg:height="0.3441in" draw:control="control129"/><text:a xlink:type="simple" xlink:href="https://learn.co/tracks/full-stack-web-dev-with-react/html-and-css/responsive-layout/adding-responsive-features-codealong" office:target-frame-name="_blank" xlink:show="new" text:style-name="Internet_20_link" text:visited-style-name="Visited_20_Internet_20_Link">Adding Responsive Features Codealong</text:a><text:line-break/><draw:control text:anchor-type="as-char" draw:z-index="129" draw:name="Shape1" draw:style-name="gr1" draw:text-style-name="P5" svg:width="0.265in" svg:height="0.3441in" draw:control="control130"/><text:a xlink:type="simple" xlink:href="https://learn.co/tracks/full-stack-web-dev-with-react/html-and-css/responsive-layout/animal-save" office:target-frame-name="_blank" xlink:show="new" text:style-name="Internet_20_link" text:visited-style-name="Visited_20_Internet_20_Link">Animal Save</text:a></text:p>
          <text:list text:continue-numbering="true">
            <text:list-header>
              <text:h text:style-name="P2" text:outline-level="2">Bootstrap Framework</text:h>
            </text:list-header>
          </text:list>
          <text:p text:style-name="P1"><draw:control text:anchor-type="as-char" draw:z-index="130" draw:name="Shape1" draw:style-name="gr1" draw:text-style-name="P5" svg:width="0.265in" svg:height="0.3441in" draw:control="control131"/><text:a xlink:type="simple" xlink:href="https://learn.co/tracks/full-stack-web-dev-with-react/html-and-css/bootstrap-framework/introduction-to-bootstrap" office:target-frame-name="_blank" xlink:show="new" text:style-name="Internet_20_link" text:visited-style-name="Visited_20_Internet_20_Link">Introduction to Bootstrap</text:a><text:line-break/><draw:control text:anchor-type="as-char" draw:z-index="131" draw:name="Shape1" draw:style-name="gr1" draw:text-style-name="P5" svg:width="0.265in" svg:height="0.3441in" draw:control="control132"/><text:a xlink:type="simple" xlink:href="https://learn.co/tracks/full-stack-web-dev-with-react/html-and-css/bootstrap-framework/bootstrap-codealong" office:target-frame-name="_blank" xlink:show="new" text:style-name="Internet_20_link" text:visited-style-name="Visited_20_Internet_20_Link">Bootstrap Codealong</text:a><text:line-break/><draw:control text:anchor-type="as-char" draw:z-index="132" draw:name="Shape1" draw:style-name="gr1" draw:text-style-name="P5" svg:width="0.265in" svg:height="0.3441in" draw:control="control133"/><text:a xlink:type="simple" xlink:href="https://learn.co/tracks/full-stack-web-dev-with-react/html-and-css/bootstrap-framework/bootstrap-grid-system" office:target-frame-name="_blank" xlink:show="new" text:style-name="Internet_20_link" text:visited-style-name="Visited_20_Internet_20_Link">Bootstrap Grid System</text:a><text:line-break/><draw:control text:anchor-type="as-char" draw:z-index="133" draw:name="Shape1" draw:style-name="gr1" draw:text-style-name="P5" svg:width="0.265in" svg:height="0.3441in" draw:control="control134"/><text:a xlink:type="simple" xlink:href="https://learn.co/tracks/full-stack-web-dev-with-react/html-and-css/bootstrap-framework/layout-grids-codealong" office:target-frame-name="_blank" xlink:show="new" text:style-name="Internet_20_link" text:visited-style-name="Visited_20_Internet_20_Link">Layout Grids Codealong</text:a><text:line-break/><draw:control text:anchor-type="as-char" draw:z-index="134" draw:name="Shape1" draw:style-name="gr1" draw:text-style-name="P5" svg:width="0.265in" svg:height="0.3441in" draw:control="control135"/><text:a xlink:type="simple" xlink:href="https://learn.co/tracks/full-stack-web-dev-with-react/html-and-css/bootstrap-framework/bootstrap-navbar-codealong" office:target-frame-name="_blank" xlink:show="new" text:style-name="Internet_20_link" text:visited-style-name="Visited_20_Internet_20_Link">Bootstrap Navbar Codealong</text:a><text:line-break/><draw:control text:anchor-type="as-char" draw:z-index="135" draw:name="Shape1" draw:style-name="gr1" draw:text-style-name="P5" svg:width="0.265in" svg:height="0.3441in" draw:control="control136"/><text:a xlink:type="simple" xlink:href="https://learn.co/tracks/full-stack-web-dev-with-react/html-and-css/bootstrap-framework/bootstrap-js-plugins" office:target-frame-name="_blank" xlink:show="new" text:style-name="Internet_20_link" text:visited-style-name="Visited_20_Internet_20_Link">Bootstrap JS Plugins</text:a><text:line-break/><draw:control text:anchor-type="as-char" draw:z-index="136" draw:name="Shape1" draw:style-name="gr1" draw:text-style-name="P5" svg:width="0.265in" svg:height="0.3441in" draw:control="control137"/><text:a xlink:type="simple" xlink:href="https://learn.co/tracks/full-stack-web-dev-with-react/html-and-css/bootstrap-framework/bootstrap-image-carousel-codealong" office:target-frame-name="_blank" xlink:show="new" text:style-name="Internet_20_link" text:visited-style-name="Visited_20_Internet_20_Link">Bootstrap Image Carousel Codealong</text:a></text:p>
          <text:p text:style-name="P4"><text:soft-page-break/>Procedural Ruby</text:p>
          <text:list text:continue-numbering="true">
            <text:list-header>
              <text:h text:style-name="P2" text:outline-level="2">Variables and Methods</text:h>
            </text:list-header>
          </text:list>
          <text:p text:style-name="P1"><draw:control text:anchor-type="as-char" draw:z-index="137" draw:name="Shape1" draw:style-name="gr1" draw:text-style-name="P5" svg:width="0.265in" svg:height="0.3441in" draw:control="control138"/><text:a xlink:type="simple" xlink:href="https://learn.co/tracks/full-stack-web-dev-with-react/procedural-ruby/variables-and-methods/about-variable-assignment" office:target-frame-name="_blank" xlink:show="new" text:style-name="Internet_20_link" text:visited-style-name="Visited_20_Internet_20_Link">About Variable Assignment</text:a><text:line-break/><draw:control text:anchor-type="as-char" draw:z-index="138" draw:name="Shape1" draw:style-name="gr1" draw:text-style-name="P5" svg:width="0.265in" svg:height="0.3441in" draw:control="control139"/><text:a xlink:type="simple" xlink:href="https://learn.co/tracks/full-stack-web-dev-with-react/procedural-ruby/variables-and-methods/variable-assignment-lab" office:target-frame-name="_blank" xlink:show="new" text:style-name="Internet_20_link" text:visited-style-name="Visited_20_Internet_20_Link">Variable Assignment Lab</text:a><text:line-break/><draw:control text:anchor-type="as-char" draw:z-index="139" draw:name="Shape1" draw:style-name="gr1" draw:text-style-name="P5" svg:width="0.265in" svg:height="0.3441in" draw:control="control140"/><text:a xlink:type="simple" xlink:href="https://learn.co/tracks/full-stack-web-dev-with-react/procedural-ruby/variables-and-methods/string-interpolation" office:target-frame-name="_blank" xlink:show="new" text:style-name="Internet_20_link" text:visited-style-name="Visited_20_Internet_20_Link">String Interpolation</text:a><text:line-break/><draw:control text:anchor-type="as-char" draw:z-index="140" draw:name="Shape1" draw:style-name="gr1" draw:text-style-name="P5" svg:width="0.265in" svg:height="0.3441in" draw:control="control141"/><text:a xlink:type="simple" xlink:href="https://learn.co/tracks/full-stack-web-dev-with-react/procedural-ruby/variables-and-methods/defining-methods" office:target-frame-name="_blank" xlink:show="new" text:style-name="Internet_20_link" text:visited-style-name="Visited_20_Internet_20_Link">Defining Methods</text:a><text:line-break/><draw:control text:anchor-type="as-char" draw:z-index="141" draw:name="Shape1" draw:style-name="gr1" draw:text-style-name="P5" svg:width="0.265in" svg:height="0.3441in" draw:control="control142"/><text:a xlink:type="simple" xlink:href="https://learn.co/tracks/full-stack-web-dev-with-react/procedural-ruby/variables-and-methods/methods-and-arguments" office:target-frame-name="_blank" xlink:show="new" text:style-name="Internet_20_link" text:visited-style-name="Visited_20_Internet_20_Link">Methods and Arguments</text:a><text:line-break/><draw:control text:anchor-type="as-char" draw:z-index="142" draw:name="Shape1" draw:style-name="gr1" draw:text-style-name="P5" svg:width="0.265in" svg:height="0.3441in" draw:control="control143"/><text:a xlink:type="simple" xlink:href="https://learn.co/tracks/full-stack-web-dev-with-react/procedural-ruby/variables-and-methods/methods-and-arguments-lab" office:target-frame-name="_blank" xlink:show="new" text:style-name="Internet_20_link" text:visited-style-name="Visited_20_Internet_20_Link">Methods and Arguments Lab</text:a><text:line-break/><draw:control text:anchor-type="as-char" draw:z-index="143" draw:name="Shape1" draw:style-name="gr1" draw:text-style-name="P5" svg:width="0.265in" svg:height="0.3441in" draw:control="control144"/><text:a xlink:type="simple" xlink:href="https://learn.co/tracks/full-stack-web-dev-with-react/procedural-ruby/variables-and-methods/methods-and-default-arguments" office:target-frame-name="_blank" xlink:show="new" text:style-name="Internet_20_link" text:visited-style-name="Visited_20_Internet_20_Link">Methods and Default Arguments</text:a><text:line-break/><draw:control text:anchor-type="as-char" draw:z-index="144" draw:name="Shape1" draw:style-name="gr1" draw:text-style-name="P5" svg:width="0.265in" svg:height="0.3441in" draw:control="control145"/><text:a xlink:type="simple" xlink:href="https://learn.co/tracks/full-stack-web-dev-with-react/procedural-ruby/variables-and-methods/methods-and-default-arguments-lab" office:target-frame-name="_blank" xlink:show="new" text:style-name="Internet_20_link" text:visited-style-name="Visited_20_Internet_20_Link">Methods and Default Arguments Lab</text:a><text:line-break/><draw:control text:anchor-type="as-char" draw:z-index="145" draw:name="Shape1" draw:style-name="gr1" draw:text-style-name="P5" svg:width="0.265in" svg:height="0.3441in" draw:control="control146"/><text:a xlink:type="simple" xlink:href="https://learn.co/tracks/full-stack-web-dev-with-react/procedural-ruby/variables-and-methods/return-values" office:target-frame-name="_blank" xlink:show="new" text:style-name="Internet_20_link" text:visited-style-name="Visited_20_Internet_20_Link">Return Values</text:a><text:line-break/><draw:control text:anchor-type="as-char" draw:z-index="146" draw:name="Shape1" draw:style-name="gr1" draw:text-style-name="P5" svg:width="0.265in" svg:height="0.3441in" draw:control="control147"/><text:a xlink:type="simple" xlink:href="https://learn.co/tracks/full-stack-web-dev-with-react/procedural-ruby/variables-and-methods/return-values-lab" office:target-frame-name="_blank" xlink:show="new" text:style-name="Internet_20_link" text:visited-style-name="Visited_20_Internet_20_Link">Return Values Lab</text:a><text:line-break/><draw:control text:anchor-type="as-char" draw:z-index="147" draw:name="Shape1" draw:style-name="gr1" draw:text-style-name="P5" svg:width="0.265in" svg:height="0.3441in" draw:control="control148"/><text:a xlink:type="simple" xlink:href="https://learn.co/tracks/full-stack-web-dev-with-react/procedural-ruby/variables-and-methods/debugging-with-pry" office:target-frame-name="_blank" xlink:show="new" text:style-name="Internet_20_link" text:visited-style-name="Visited_20_Internet_20_Link">Debugging with Pry</text:a><text:line-break/><draw:control text:anchor-type="as-char" draw:z-index="148" draw:name="Shape1" draw:style-name="gr1" draw:text-style-name="P5" svg:width="0.265in" svg:height="0.3441in" draw:control="control149"/><text:a xlink:type="simple" xlink:href="https://learn.co/tracks/full-stack-web-dev-with-react/procedural-ruby/variables-and-methods/method-scope" office:target-frame-name="_blank" xlink:show="new" text:style-name="Internet_20_link" text:visited-style-name="Visited_20_Internet_20_Link">Method Scope</text:a><text:line-break/><draw:control text:anchor-type="as-char" draw:z-index="149" draw:name="Shape1" draw:style-name="gr1" draw:text-style-name="P5" svg:width="0.265in" svg:height="0.3441in" draw:control="control150"/><text:a xlink:type="simple" xlink:href="https://learn.co/tracks/full-stack-web-dev-with-react/procedural-ruby/variables-and-methods/method-scope-lab" office:target-frame-name="_blank" xlink:show="new" text:style-name="Internet_20_link" text:visited-style-name="Visited_20_Internet_20_Link">Method Scope Lab</text:a></text:p>
          <text:list text:continue-numbering="true">
            <text:list-header>
              <text:h text:style-name="P2" text:outline-level="2">Booleans</text:h>
            </text:list-header>
          </text:list>
          <text:p text:style-name="P1"><draw:control text:anchor-type="as-char" draw:z-index="150" draw:name="Shape1" draw:style-name="gr1" draw:text-style-name="P5" svg:width="0.265in" svg:height="0.3441in" draw:control="control151"/><text:a xlink:type="simple" xlink:href="https://learn.co/tracks/full-stack-web-dev-with-react/procedural-ruby/booleans/booleans-and-truthiness-in-ruby" office:target-frame-name="_blank" xlink:show="new" text:style-name="Internet_20_link" text:visited-style-name="Visited_20_Internet_20_Link">Booleans and Truthiness in Ruby</text:a><text:line-break/><draw:control text:anchor-type="as-char" draw:z-index="151" draw:name="Shape1" draw:style-name="gr1" draw:text-style-name="P5" svg:width="0.265in" svg:height="0.3441in" draw:control="control152"/><text:a xlink:type="simple" xlink:href="https://learn.co/tracks/full-stack-web-dev-with-react/procedural-ruby/booleans/boolean-operators" office:target-frame-name="_blank" xlink:show="new" text:style-name="Internet_20_link" text:visited-style-name="Visited_20_Internet_20_Link">Boolean Operators</text:a><text:line-break/><draw:control text:anchor-type="as-char" draw:z-index="152" draw:name="Shape1" draw:style-name="gr1" draw:text-style-name="P5" svg:width="0.265in" svg:height="0.3441in" draw:control="control153"/><text:a xlink:type="simple" xlink:href="https://learn.co/tracks/full-stack-web-dev-with-react/procedural-ruby/booleans/truthiness-code-challenge" office:target-frame-name="_blank" xlink:show="new" text:style-name="Internet_20_link" text:visited-style-name="Visited_20_Internet_20_Link">Truthiness Code Challenge</text:a></text:p>
          <text:list text:continue-numbering="true">
            <text:list-header>
              <text:h text:style-name="P2" text:outline-level="2">Logic and Conditionals</text:h>
            </text:list-header>
          </text:list>
          <text:p text:style-name="P1"><draw:control text:anchor-type="as-char" draw:z-index="153" draw:name="Shape1" draw:style-name="gr1" draw:text-style-name="P5" svg:width="0.265in" svg:height="0.3441in" draw:control="control154"/><text:a xlink:type="simple" xlink:href="https://learn.co/tracks/full-stack-web-dev-with-react/procedural-ruby/logic-and-conditionals/if-statements" office:target-frame-name="_blank" xlink:show="new" text:style-name="Internet_20_link" text:visited-style-name="Visited_20_Internet_20_Link">If Statements</text:a><text:line-break/><draw:control text:anchor-type="as-char" draw:z-index="154" draw:name="Shape1" draw:style-name="gr1" draw:text-style-name="P5" svg:width="0.265in" svg:height="0.3441in" draw:control="control155"/><text:a xlink:type="simple" xlink:href="https://learn.co/tracks/full-stack-web-dev-with-react/procedural-ruby/logic-and-conditionals/if-statements-lab" office:target-frame-name="_blank" xlink:show="new" text:style-name="Internet_20_link" text:visited-style-name="Visited_20_Internet_20_Link">If Statements Lab</text:a><text:line-break/><draw:control text:anchor-type="as-char" draw:z-index="155" draw:name="Shape1" draw:style-name="gr1" draw:text-style-name="P5" svg:width="0.265in" svg:height="0.3441in" draw:control="control156"/><text:a xlink:type="simple" xlink:href="https://learn.co/tracks/full-stack-web-dev-with-react/procedural-ruby/logic-and-conditionals/ternary-operators-and-statement-modifiers" office:target-frame-name="_blank" xlink:show="new" text:style-name="Internet_20_link" text:visited-style-name="Visited_20_Internet_20_Link">Ternary Operators and Statement Modifiers</text:a><text:line-break/><draw:control text:anchor-type="as-char" draw:z-index="156" draw:name="Shape1" draw:style-name="gr1" draw:text-style-name="P5" svg:width="0.265in" svg:height="0.3441in" draw:control="control157"/><text:a xlink:type="simple" xlink:href="https://learn.co/tracks/full-stack-web-dev-with-react/procedural-ruby/logic-and-conditionals/if-statements-quiz" office:target-frame-name="_blank" xlink:show="new" text:style-name="Internet_20_link" text:visited-style-name="Visited_20_Internet_20_Link">If Statements Quiz</text:a><text:line-break/><draw:control text:anchor-type="as-char" draw:z-index="157" draw:name="Shape1" draw:style-name="gr1" draw:text-style-name="P5" svg:width="0.265in" svg:height="0.3441in" draw:control="control158"/><text:a xlink:type="simple" xlink:href="https://learn.co/tracks/full-stack-web-dev-with-react/procedural-ruby/logic-and-conditionals/case-statements" office:target-frame-name="_blank" xlink:show="new" text:style-name="Internet_20_link" text:visited-style-name="Visited_20_Internet_20_Link">Case Statements</text:a><text:line-break/><draw:control text:anchor-type="as-char" draw:z-index="158" draw:name="Shape1" draw:style-name="gr1" draw:text-style-name="P5" svg:width="0.265in" svg:height="0.3441in" draw:control="control159"/><text:a xlink:type="simple" xlink:href="https://learn.co/tracks/full-stack-web-dev-with-react/procedural-ruby/logic-and-conditionals/case-statements-quiz" office:target-frame-name="_blank" xlink:show="new" text:style-name="Internet_20_link" text:visited-style-name="Visited_20_Internet_20_Link">Case Statements Quiz</text:a><text:line-break/><text:soft-page-break/><draw:control text:anchor-type="as-char" draw:z-index="159" draw:name="Shape1" draw:style-name="gr1" draw:text-style-name="P5" svg:width="0.265in" svg:height="0.3441in" draw:control="control160"/><text:a xlink:type="simple" xlink:href="https://learn.co/tracks/full-stack-web-dev-with-react/procedural-ruby/logic-and-conditionals/logic-and-conditionals-quiz" office:target-frame-name="_blank" xlink:show="new" text:style-name="Internet_20_link" text:visited-style-name="Visited_20_Internet_20_Link">Logic and Conditionals Quiz</text:a></text:p>
          <text:list text:continue-numbering="true">
            <text:list-header>
              <text:h text:style-name="P2" text:outline-level="2">Looping</text:h>
            </text:list-header>
          </text:list>
          <text:p text:style-name="P1"><draw:control text:anchor-type="as-char" draw:z-index="160" draw:name="Shape1" draw:style-name="gr1" draw:text-style-name="P5" svg:width="0.265in" svg:height="0.3441in" draw:control="control161"/><text:a xlink:type="simple" xlink:href="https://learn.co/tracks/full-stack-web-dev-with-react/procedural-ruby/looping/intro-to-loops" office:target-frame-name="_blank" xlink:show="new" text:style-name="Internet_20_link" text:visited-style-name="Visited_20_Internet_20_Link">Intro to Loops</text:a><text:line-break/><draw:control text:anchor-type="as-char" draw:z-index="161" draw:name="Shape1" draw:style-name="gr1" draw:text-style-name="P5" svg:width="0.265in" svg:height="0.3441in" draw:control="control162"/><text:a xlink:type="simple" xlink:href="https://learn.co/tracks/full-stack-web-dev-with-react/procedural-ruby/looping/looping" office:target-frame-name="_blank" xlink:show="new" text:style-name="Internet_20_link" text:visited-style-name="Visited_20_Internet_20_Link">Looping</text:a><text:line-break/><draw:control text:anchor-type="as-char" draw:z-index="162" draw:name="Shape1" draw:style-name="gr1" draw:text-style-name="P5" svg:width="0.265in" svg:height="0.3441in" draw:control="control163"/><text:a xlink:type="simple" xlink:href="https://learn.co/tracks/full-stack-web-dev-with-react/procedural-ruby/looping/looping-lab" office:target-frame-name="_blank" xlink:show="new" text:style-name="Internet_20_link" text:visited-style-name="Visited_20_Internet_20_Link">Looping Lab</text:a><text:line-break/><draw:control text:anchor-type="as-char" draw:z-index="163" draw:name="Shape1" draw:style-name="gr1" draw:text-style-name="P5" svg:width="0.265in" svg:height="0.3441in" draw:control="control164"/><text:a xlink:type="simple" xlink:href="https://learn.co/tracks/full-stack-web-dev-with-react/procedural-ruby/looping/times" office:target-frame-name="_blank" xlink:show="new" text:style-name="Internet_20_link" text:visited-style-name="Visited_20_Internet_20_Link">Times</text:a><text:line-break/><draw:control text:anchor-type="as-char" draw:z-index="164" draw:name="Shape1" draw:style-name="gr1" draw:text-style-name="P5" svg:width="0.265in" svg:height="0.3441in" draw:control="control165"/><text:a xlink:type="simple" xlink:href="https://learn.co/tracks/full-stack-web-dev-with-react/procedural-ruby/looping/looping-quiz" office:target-frame-name="_blank" xlink:show="new" text:style-name="Internet_20_link" text:visited-style-name="Visited_20_Internet_20_Link">Looping Quiz</text:a><text:line-break/><draw:control text:anchor-type="as-char" draw:z-index="165" draw:name="Shape1" draw:style-name="gr1" draw:text-style-name="P5" svg:width="0.265in" svg:height="0.3441in" draw:control="control166"/><text:a xlink:type="simple" xlink:href="https://learn.co/tracks/full-stack-web-dev-with-react/procedural-ruby/looping/while-and-until-loops" office:target-frame-name="_blank" xlink:show="new" text:style-name="Internet_20_link" text:visited-style-name="Visited_20_Internet_20_Link">While and Until Loops</text:a><text:line-break/><draw:control text:anchor-type="as-char" draw:z-index="166" draw:name="Shape1" draw:style-name="gr1" draw:text-style-name="P5" svg:width="0.265in" svg:height="0.3441in" draw:control="control167"/><text:a xlink:type="simple" xlink:href="https://learn.co/tracks/full-stack-web-dev-with-react/procedural-ruby/looping/while-and-until-loops-lab" office:target-frame-name="_blank" xlink:show="new" text:style-name="Internet_20_link" text:visited-style-name="Visited_20_Internet_20_Link">While and Until Loops Lab</text:a><text:line-break/><draw:control text:anchor-type="as-char" draw:z-index="167" draw:name="Shape1" draw:style-name="gr1" draw:text-style-name="P5" svg:width="0.265in" svg:height="0.3441in" draw:control="control168"/><text:a xlink:type="simple" xlink:href="https://learn.co/tracks/full-stack-web-dev-with-react/procedural-ruby/looping/countdown-to-midnight-lab" office:target-frame-name="_blank" xlink:show="new" text:style-name="Internet_20_link" text:visited-style-name="Visited_20_Internet_20_Link">Countdown to Midnight Lab</text:a></text:p>
          <text:list text:continue-numbering="true">
            <text:list-header>
              <text:h text:style-name="P2" text:outline-level="2">Arrays</text:h>
            </text:list-header>
          </text:list>
          <text:p text:style-name="P1"><draw:control text:anchor-type="as-char" draw:z-index="168" draw:name="Shape1" draw:style-name="gr1" draw:text-style-name="P5" svg:width="0.265in" svg:height="0.3441in" draw:control="control169"/><text:a xlink:type="simple" xlink:href="https://learn.co/tracks/full-stack-web-dev-with-react/procedural-ruby/arrays/intro-to-arrays" office:target-frame-name="_blank" xlink:show="new" text:style-name="Internet_20_link" text:visited-style-name="Visited_20_Internet_20_Link">Intro to Arrays</text:a><text:line-break/><draw:control text:anchor-type="as-char" draw:z-index="169" draw:name="Shape1" draw:style-name="gr1" draw:text-style-name="P5" svg:width="0.265in" svg:height="0.3441in" draw:control="control170"/><text:a xlink:type="simple" xlink:href="https://learn.co/tracks/full-stack-web-dev-with-react/procedural-ruby/arrays/using-arrays" office:target-frame-name="_blank" xlink:show="new" text:style-name="Internet_20_link" text:visited-style-name="Visited_20_Internet_20_Link">Using Arrays</text:a><text:line-break/><draw:control text:anchor-type="as-char" draw:z-index="170" draw:name="Shape1" draw:style-name="gr1" draw:text-style-name="P5" svg:width="0.265in" svg:height="0.3441in" draw:control="control171"/><text:a xlink:type="simple" xlink:href="https://learn.co/tracks/full-stack-web-dev-with-react/procedural-ruby/arrays/using-arrays-lab" office:target-frame-name="_blank" xlink:show="new" text:style-name="Internet_20_link" text:visited-style-name="Visited_20_Internet_20_Link">Using Arrays Lab</text:a><text:line-break/><draw:control text:anchor-type="as-char" draw:z-index="171" draw:name="Shape1" draw:style-name="gr1" draw:text-style-name="P5" svg:width="0.265in" svg:height="0.3441in" draw:control="control172"/><text:a xlink:type="simple" xlink:href="https://learn.co/tracks/full-stack-web-dev-with-react/procedural-ruby/arrays/arrays-and-methods" office:target-frame-name="_blank" xlink:show="new" text:style-name="Internet_20_link" text:visited-style-name="Visited_20_Internet_20_Link">Arrays and Methods</text:a><text:line-break/><draw:control text:anchor-type="as-char" draw:z-index="172" draw:name="Shape1" draw:style-name="gr1" draw:text-style-name="P5" svg:width="0.265in" svg:height="0.3441in" draw:control="control173"/><text:a xlink:type="simple" xlink:href="https://learn.co/tracks/full-stack-web-dev-with-react/procedural-ruby/arrays/arrays-and-methods-lab" office:target-frame-name="_blank" xlink:show="new" text:style-name="Internet_20_link" text:visited-style-name="Visited_20_Internet_20_Link">Arrays and Methods Lab</text:a></text:p>
          <text:list text:continue-numbering="true">
            <text:list-header>
              <text:h text:style-name="P2" text:outline-level="2">Iteration</text:h>
            </text:list-header>
          </text:list>
          <text:p text:style-name="P1"><draw:control text:anchor-type="as-char" draw:z-index="173" draw:name="Shape1" draw:style-name="gr1" draw:text-style-name="P5" svg:width="0.265in" svg:height="0.3441in" draw:control="control174"/><text:a xlink:type="simple" xlink:href="https://learn.co/tracks/full-stack-web-dev-with-react/procedural-ruby/iteration/iteration-and-abstraction" office:target-frame-name="_blank" xlink:show="new" text:style-name="Internet_20_link" text:visited-style-name="Visited_20_Internet_20_Link">Iteration and Abstraction</text:a><text:line-break/><draw:control text:anchor-type="as-char" draw:z-index="174" draw:name="Shape1" draw:style-name="gr1" draw:text-style-name="P5" svg:width="0.265in" svg:height="0.3441in" draw:control="control175"/><text:a xlink:type="simple" xlink:href="https://learn.co/tracks/full-stack-web-dev-with-react/procedural-ruby/iteration/intro-to-ruby-iterators" office:target-frame-name="_blank" xlink:show="new" text:style-name="Internet_20_link" text:visited-style-name="Visited_20_Internet_20_Link">Intro to Ruby Iterators</text:a><text:line-break/><draw:control text:anchor-type="as-char" draw:z-index="175" draw:name="Shape1" draw:style-name="gr1" draw:text-style-name="P5" svg:width="0.265in" svg:height="0.3441in" draw:control="control176"/><text:a xlink:type="simple" xlink:href="https://learn.co/tracks/full-stack-web-dev-with-react/procedural-ruby/iteration/square-array-lab" office:target-frame-name="_blank" xlink:show="new" text:style-name="Internet_20_link" text:visited-style-name="Visited_20_Internet_20_Link">Square Array Lab</text:a><text:line-break/><draw:control text:anchor-type="as-char" draw:z-index="176" draw:name="Shape1" draw:style-name="gr1" draw:text-style-name="P5" svg:width="0.265in" svg:height="0.3441in" draw:control="control177"/><text:a xlink:type="simple" xlink:href="https://learn.co/tracks/full-stack-web-dev-with-react/procedural-ruby/iteration/badges-and-schedules-lab" office:target-frame-name="_blank" xlink:show="new" text:style-name="Internet_20_link" text:visited-style-name="Visited_20_Internet_20_Link">Badges and Schedules Lab</text:a><text:line-break/><draw:control text:anchor-type="as-char" draw:z-index="177" draw:name="Shape1" draw:style-name="gr1" draw:text-style-name="P5" svg:width="0.265in" svg:height="0.3441in" draw:control="control178"/><text:a xlink:type="simple" xlink:href="https://learn.co/tracks/full-stack-web-dev-with-react/procedural-ruby/iteration/deli-counter-lab" office:target-frame-name="_blank" xlink:show="new" text:style-name="Internet_20_link" text:visited-style-name="Visited_20_Internet_20_Link">Deli Counter Lab</text:a><text:line-break/><draw:control text:anchor-type="as-char" draw:z-index="178" draw:name="Shape1" draw:style-name="gr1" draw:text-style-name="P5" svg:width="0.265in" svg:height="0.3441in" draw:control="control179"/><text:a xlink:type="simple" xlink:href="https://learn.co/tracks/full-stack-web-dev-with-react/procedural-ruby/iteration/oxford-comma-lab" office:target-frame-name="_blank" xlink:show="new" text:style-name="Internet_20_link" text:visited-style-name="Visited_20_Internet_20_Link">Oxford Comma Lab</text:a><text:line-break/><draw:control text:anchor-type="as-char" draw:z-index="179" draw:name="Shape1" draw:style-name="gr1" draw:text-style-name="P5" svg:width="0.265in" svg:height="0.3441in" draw:control="control180"/><text:a xlink:type="simple" xlink:href="https://learn.co/tracks/full-stack-web-dev-with-react/procedural-ruby/iteration/collect-and-return-values" office:target-frame-name="_blank" xlink:show="new" text:style-name="Internet_20_link" text:visited-style-name="Visited_20_Internet_20_Link">Collect and Return Values</text:a><text:line-break/><draw:control text:anchor-type="as-char" draw:z-index="180" draw:name="Shape1" draw:style-name="gr1" draw:text-style-name="P5" svg:width="0.265in" svg:height="0.3441in" draw:control="control181"/><text:a xlink:type="simple" xlink:href="https://learn.co/tracks/full-stack-web-dev-with-react/procedural-ruby/iteration/reverse-each-word-lab" office:target-frame-name="_blank" xlink:show="new" text:style-name="Internet_20_link" text:visited-style-name="Visited_20_Internet_20_Link">Reverse Each Word Lab</text:a><text:line-break/><draw:control text:anchor-type="as-char" draw:z-index="181" draw:name="Shape1" draw:style-name="gr1" draw:text-style-name="P5" svg:width="0.265in" svg:height="0.3441in" draw:control="control182"/><text:a xlink:type="simple" xlink:href="https://learn.co/tracks/full-stack-web-dev-with-react/procedural-ruby/iteration/yield-and-blocks" office:target-frame-name="_blank" xlink:show="new" text:style-name="Internet_20_link" text:visited-style-name="Visited_20_Internet_20_Link">Yield and Blocks</text:a><text:line-break/><text:soft-page-break/><draw:control text:anchor-type="as-char" draw:z-index="182" draw:name="Shape1" draw:style-name="gr1" draw:text-style-name="P5" svg:width="0.265in" svg:height="0.3441in" draw:control="control183"/><text:a xlink:type="simple" xlink:href="https://learn.co/tracks/full-stack-web-dev-with-react/procedural-ruby/iteration/each-lab" office:target-frame-name="_blank" xlink:show="new" text:style-name="Internet_20_link" text:visited-style-name="Visited_20_Internet_20_Link">Each Lab</text:a><text:line-break/><draw:control text:anchor-type="as-char" draw:z-index="183" draw:name="Shape1" draw:style-name="gr1" draw:text-style-name="P5" svg:width="0.265in" svg:height="0.3441in" draw:control="control184"/><text:a xlink:type="simple" xlink:href="https://learn.co/tracks/full-stack-web-dev-with-react/procedural-ruby/iteration/return-from-yield-statements" office:target-frame-name="_blank" xlink:show="new" text:style-name="Internet_20_link" text:visited-style-name="Visited_20_Internet_20_Link">Return from Yield Statements</text:a><text:line-break/><draw:control text:anchor-type="as-char" draw:z-index="184" draw:name="Shape1" draw:style-name="gr1" draw:text-style-name="P5" svg:width="0.265in" svg:height="0.3441in" draw:control="control185"/><text:a xlink:type="simple" xlink:href="https://learn.co/tracks/full-stack-web-dev-with-react/procedural-ruby/iteration/collect-lab" office:target-frame-name="_blank" xlink:show="new" text:style-name="Internet_20_link" text:visited-style-name="Visited_20_Internet_20_Link">Collect Lab</text:a><text:line-break/><draw:control text:anchor-type="as-char" draw:z-index="185" draw:name="Shape1" draw:style-name="gr1" draw:text-style-name="P5" svg:width="0.265in" svg:height="0.3441in" draw:control="control186"/><text:a xlink:type="simple" xlink:href="https://learn.co/tracks/full-stack-web-dev-with-react/procedural-ruby/iteration/boolean-enumerators" office:target-frame-name="_blank" xlink:show="new" text:style-name="Internet_20_link" text:visited-style-name="Visited_20_Internet_20_Link">Boolean Enumerators</text:a><text:line-break/><draw:control text:anchor-type="as-char" draw:z-index="186" draw:name="Shape1" draw:style-name="gr1" draw:text-style-name="P5" svg:width="0.265in" svg:height="0.3441in" draw:control="control187"/><text:a xlink:type="simple" xlink:href="https://learn.co/tracks/full-stack-web-dev-with-react/procedural-ruby/iteration/search-enumerators" office:target-frame-name="_blank" xlink:show="new" text:style-name="Internet_20_link" text:visited-style-name="Visited_20_Internet_20_Link">Search Enumerators</text:a><text:line-break/><draw:control text:anchor-type="as-char" draw:z-index="187" draw:name="Shape1" draw:style-name="gr1" draw:text-style-name="P5" svg:width="0.265in" svg:height="0.3441in" draw:control="control188"/><text:a xlink:type="simple" xlink:href="https://learn.co/tracks/full-stack-web-dev-with-react/procedural-ruby/iteration/my-all-lab" office:target-frame-name="_blank" xlink:show="new" text:style-name="Internet_20_link" text:visited-style-name="Visited_20_Internet_20_Link">My All? Lab</text:a><text:line-break/><draw:control text:anchor-type="as-char" draw:z-index="188" draw:name="Shape1" draw:style-name="gr1" draw:text-style-name="P5" svg:width="0.265in" svg:height="0.3441in" draw:control="control189"/><text:a xlink:type="simple" xlink:href="https://learn.co/tracks/full-stack-web-dev-with-react/procedural-ruby/iteration/my-find-lab" office:target-frame-name="_blank" xlink:show="new" text:style-name="Internet_20_link" text:visited-style-name="Visited_20_Internet_20_Link">My Find Lab</text:a><text:line-break/><draw:control text:anchor-type="as-char" draw:z-index="189" draw:name="Shape1" draw:style-name="gr1" draw:text-style-name="P5" svg:width="0.265in" svg:height="0.3441in" draw:control="control190"/><text:a xlink:type="simple" xlink:href="https://learn.co/tracks/full-stack-web-dev-with-react/procedural-ruby/iteration/cartoon-collections-lab" office:target-frame-name="_blank" xlink:show="new" text:style-name="Internet_20_link" text:visited-style-name="Visited_20_Internet_20_Link">Cartoon Collections Lab</text:a><text:line-break/><draw:control text:anchor-type="as-char" draw:z-index="190" draw:name="Shape1" draw:style-name="gr1" draw:text-style-name="P5" svg:width="0.265in" svg:height="0.3441in" draw:control="control191"/><text:a xlink:type="simple" xlink:href="https://learn.co/tracks/full-stack-web-dev-with-react/procedural-ruby/iteration/enumerators-code-challenge" office:target-frame-name="_blank" xlink:show="new" text:style-name="Internet_20_link" text:visited-style-name="Visited_20_Internet_20_Link">Enumerators Code Challenge</text:a><text:line-break/><draw:control text:anchor-type="as-char" draw:z-index="191" draw:name="Shape1" draw:style-name="gr1" draw:text-style-name="P5" svg:width="0.265in" svg:height="0.3441in" draw:control="control192"/><text:a xlink:type="simple" xlink:href="https://learn.co/tracks/full-stack-web-dev-with-react/procedural-ruby/iteration/prime-lab" office:target-frame-name="_blank" xlink:show="new" text:style-name="Internet_20_link" text:visited-style-name="Visited_20_Internet_20_Link">Prime? Lab</text:a><text:line-break/><draw:control text:anchor-type="as-char" draw:z-index="192" draw:name="Shape1" draw:style-name="gr1" draw:text-style-name="P5" svg:width="0.265in" svg:height="0.3441in" draw:control="control193"/><text:a xlink:type="simple" xlink:href="https://learn.co/tracks/full-stack-web-dev-with-react/procedural-ruby/iteration/sorting" office:target-frame-name="_blank" xlink:show="new" text:style-name="Internet_20_link" text:visited-style-name="Visited_20_Internet_20_Link">Sorting</text:a><text:line-break/><draw:control text:anchor-type="as-char" draw:z-index="193" draw:name="Shape1" draw:style-name="gr1" draw:text-style-name="P5" svg:width="0.265in" svg:height="0.3441in" draw:control="control194"/><text:a xlink:type="simple" xlink:href="https://learn.co/tracks/full-stack-web-dev-with-react/procedural-ruby/iteration/sorting-lab" office:target-frame-name="_blank" xlink:show="new" text:style-name="Internet_20_link" text:visited-style-name="Visited_20_Internet_20_Link">Sorting Lab</text:a></text:p>
          <text:list text:continue-numbering="true">
            <text:list-header>
              <text:h text:style-name="P2" text:outline-level="2">Hashes</text:h>
            </text:list-header>
          </text:list>
          <text:p text:style-name="P1"><draw:control text:anchor-type="as-char" draw:z-index="194" draw:name="Shape1" draw:style-name="gr1" draw:text-style-name="P5" svg:width="0.265in" svg:height="0.3441in" draw:control="control195"/><text:a xlink:type="simple" xlink:href="https://learn.co/tracks/full-stack-web-dev-with-react/procedural-ruby/hashes/introduction-to-hashes" office:target-frame-name="_blank" xlink:show="new" text:style-name="Internet_20_link" text:visited-style-name="Visited_20_Internet_20_Link">Introduction to Hashes</text:a><text:line-break/><draw:control text:anchor-type="as-char" draw:z-index="195" draw:name="Shape1" draw:style-name="gr1" draw:text-style-name="P5" svg:width="0.265in" svg:height="0.3441in" draw:control="control196"/><text:a xlink:type="simple" xlink:href="https://learn.co/tracks/full-stack-web-dev-with-react/procedural-ruby/hashes/using-hashes" office:target-frame-name="_blank" xlink:show="new" text:style-name="Internet_20_link" text:visited-style-name="Visited_20_Internet_20_Link">Using Hashes</text:a><text:line-break/><draw:control text:anchor-type="as-char" draw:z-index="196" draw:name="Shape1" draw:style-name="gr1" draw:text-style-name="P5" svg:width="0.265in" svg:height="0.3441in" draw:control="control197"/><text:a xlink:type="simple" xlink:href="https://learn.co/tracks/full-stack-web-dev-with-react/procedural-ruby/hashes/symbols" office:target-frame-name="_blank" xlink:show="new" text:style-name="Internet_20_link" text:visited-style-name="Visited_20_Internet_20_Link">Symbols</text:a><text:line-break/><draw:control text:anchor-type="as-char" draw:z-index="197" draw:name="Shape1" draw:style-name="gr1" draw:text-style-name="P5" svg:width="0.265in" svg:height="0.3441in" draw:control="control198"/><text:a xlink:type="simple" xlink:href="https://learn.co/tracks/full-stack-web-dev-with-react/procedural-ruby/hashes/hash-iteration-with-each" office:target-frame-name="_blank" xlink:show="new" text:style-name="Internet_20_link" text:visited-style-name="Visited_20_Internet_20_Link">Hash Iteration with Each</text:a><text:line-break/><draw:control text:anchor-type="as-char" draw:z-index="198" draw:name="Shape1" draw:style-name="gr1" draw:text-style-name="P5" svg:width="0.265in" svg:height="0.3441in" draw:control="control199"/><text:a xlink:type="simple" xlink:href="https://learn.co/tracks/full-stack-web-dev-with-react/procedural-ruby/hashes/hash-iteration-with-collect" office:target-frame-name="_blank" xlink:show="new" text:style-name="Internet_20_link" text:visited-style-name="Visited_20_Internet_20_Link">Hash Iteration with Collect</text:a><text:line-break/><draw:control text:anchor-type="as-char" draw:z-index="199" draw:name="Shape1" draw:style-name="gr1" draw:text-style-name="P5" svg:width="0.265in" svg:height="0.3441in" draw:control="control200"/><text:a xlink:type="simple" xlink:href="https://learn.co/tracks/full-stack-web-dev-with-react/procedural-ruby/hashes/hash-iteration-lab" office:target-frame-name="_blank" xlink:show="new" text:style-name="Internet_20_link" text:visited-style-name="Visited_20_Internet_20_Link">Hash Iteration Lab</text:a></text:p>
          <text:list text:continue-numbering="true">
            <text:list-header>
              <text:h text:style-name="P2" text:outline-level="2">Data Structures</text:h>
            </text:list-header>
          </text:list>
          <text:p text:style-name="P1"><draw:control text:anchor-type="as-char" draw:z-index="200" draw:name="Shape1" draw:style-name="gr1" draw:text-style-name="P5" svg:width="0.265in" svg:height="0.3441in" draw:control="control201"/><text:a xlink:type="simple" xlink:href="https://learn.co/tracks/full-stack-web-dev-with-react/procedural-ruby/data-structures/intro-to-nested-hashes" office:target-frame-name="_blank" xlink:show="new" text:style-name="Internet_20_link" text:visited-style-name="Visited_20_Internet_20_Link">Intro to Nested Hashes</text:a><text:line-break/><draw:control text:anchor-type="as-char" draw:z-index="201" draw:name="Shape1" draw:style-name="gr1" draw:text-style-name="P5" svg:width="0.265in" svg:height="0.3441in" draw:control="control202"/><text:a xlink:type="simple" xlink:href="https://learn.co/tracks/full-stack-web-dev-with-react/procedural-ruby/data-structures/building-nested-hashes" office:target-frame-name="_blank" xlink:show="new" text:style-name="Internet_20_link" text:visited-style-name="Visited_20_Internet_20_Link">Building Nested Hashes</text:a><text:line-break/><draw:control text:anchor-type="as-char" draw:z-index="202" draw:name="Shape1" draw:style-name="gr1" draw:text-style-name="P5" svg:width="0.265in" svg:height="0.3441in" draw:control="control203"/><text:a xlink:type="simple" xlink:href="https://learn.co/tracks/full-stack-web-dev-with-react/procedural-ruby/data-structures/building-nested-hashes-lab" office:target-frame-name="_blank" xlink:show="new" text:style-name="Internet_20_link" text:visited-style-name="Visited_20_Internet_20_Link">Building Nested Hashes Lab</text:a><text:line-break/><draw:control text:anchor-type="as-char" draw:z-index="203" draw:name="Shape1" draw:style-name="gr1" draw:text-style-name="P5" svg:width="0.265in" svg:height="0.3441in" draw:control="control204"/><text:a xlink:type="simple" xlink:href="https://learn.co/tracks/full-stack-web-dev-with-react/procedural-ruby/data-structures/nested-hashes-lab" office:target-frame-name="_blank" xlink:show="new" text:style-name="Internet_20_link" text:visited-style-name="Visited_20_Internet_20_Link">Nested Hashes Lab</text:a><text:line-break/><draw:control text:anchor-type="as-char" draw:z-index="204" draw:name="Shape1" draw:style-name="gr1" draw:text-style-name="P5" svg:width="0.265in" svg:height="0.3441in" draw:control="control205"/><text:a xlink:type="simple" xlink:href="https://learn.co/tracks/full-stack-web-dev-with-react/procedural-ruby/data-structures/multitype-collections-lab" office:target-frame-name="_blank" xlink:show="new" text:style-name="Internet_20_link" text:visited-style-name="Visited_20_Internet_20_Link">Multitype Collections Lab</text:a><text:line-break/><draw:control text:anchor-type="as-char" draw:z-index="205" draw:name="Shape1" draw:style-name="gr1" draw:text-style-name="P5" svg:width="0.265in" svg:height="0.3441in" draw:control="control206"/><text:a xlink:type="simple" xlink:href="https://learn.co/tracks/full-stack-web-dev-with-react/procedural-ruby/data-structures/nested-hash-iteration" office:target-frame-name="_blank" xlink:show="new" text:style-name="Internet_20_link" text:visited-style-name="Visited_20_Internet_20_Link">Nested Hash Iteration</text:a><text:line-break/><draw:control text:anchor-type="as-char" draw:z-index="206" draw:name="Shape1" draw:style-name="gr1" draw:text-style-name="P5" svg:width="0.265in" svg:height="0.3441in" draw:control="control207"/><text:a xlink:type="simple" xlink:href="https://learn.co/tracks/full-stack-web-dev-with-react/procedural-ruby/data-structures/iterating-over-nested-hashes-codealong" office:target-frame-name="_blank" xlink:show="new" text:style-name="Internet_20_link" text:visited-style-name="Visited_20_Internet_20_Link">Iterating over Nested Hashes Codealong</text:a><text:line-break/><text:soft-page-break/><draw:control text:anchor-type="as-char" draw:z-index="207" draw:name="Shape1" draw:style-name="gr1" draw:text-style-name="P5" svg:width="0.265in" svg:height="0.3441in" draw:control="control208"/><text:a xlink:type="simple" xlink:href="https://learn.co/tracks/full-stack-web-dev-with-react/procedural-ruby/data-structures/other-hashes-codealong" office:target-frame-name="_blank" xlink:show="new" text:style-name="Internet_20_link" text:visited-style-name="Visited_20_Internet_20_Link">Other Hashes Codealong</text:a><text:line-break/><draw:control text:anchor-type="as-char" draw:z-index="208" draw:name="Shape1" draw:style-name="gr1" draw:text-style-name="P5" svg:width="0.265in" svg:height="0.3441in" draw:control="control209"/><text:a xlink:type="simple" xlink:href="https://learn.co/tracks/full-stack-web-dev-with-react/procedural-ruby/data-structures/hashes-manipulation-lab" office:target-frame-name="_blank" xlink:show="new" text:style-name="Internet_20_link" text:visited-style-name="Visited_20_Internet_20_Link">Hashes Manipulation Lab</text:a></text:p>
          <text:list text:continue-numbering="true">
            <text:list-header>
              <text:h text:style-name="P2" text:outline-level="2">Regex</text:h>
            </text:list-header>
          </text:list>
          <text:p text:style-name="P1"><draw:control text:anchor-type="as-char" draw:z-index="209" draw:name="Shape1" draw:style-name="gr1" draw:text-style-name="P5" svg:width="0.265in" svg:height="0.3441in" draw:control="control210"/><text:a xlink:type="simple" xlink:href="https://learn.co/tracks/full-stack-web-dev-with-react/procedural-ruby/regex/what-s-a-pattern" office:target-frame-name="_blank" xlink:show="new" text:style-name="Internet_20_link" text:visited-style-name="Visited_20_Internet_20_Link">What's a Pattern</text:a><text:line-break/><draw:control text:anchor-type="as-char" draw:z-index="210" draw:name="Shape1" draw:style-name="gr1" draw:text-style-name="P5" svg:width="0.265in" svg:height="0.3441in" draw:control="control211"/><text:a xlink:type="simple" xlink:href="https://learn.co/tracks/full-stack-web-dev-with-react/procedural-ruby/regex/regex-basics" office:target-frame-name="_blank" xlink:show="new" text:style-name="Internet_20_link" text:visited-style-name="Visited_20_Internet_20_Link">Regex Basics</text:a><text:line-break/><draw:control text:anchor-type="as-char" draw:z-index="211" draw:name="Shape1" draw:style-name="gr1" draw:text-style-name="P5" svg:width="0.265in" svg:height="0.3441in" draw:control="control212"/><text:a xlink:type="simple" xlink:href="https://learn.co/tracks/full-stack-web-dev-with-react/procedural-ruby/regex/ruby-methods-with-regex" office:target-frame-name="_blank" xlink:show="new" text:style-name="Internet_20_link" text:visited-style-name="Visited_20_Internet_20_Link">Ruby Methods with Regex</text:a><text:line-break/><draw:control text:anchor-type="as-char" draw:z-index="212" draw:name="Shape1" draw:style-name="gr1" draw:text-style-name="P5" svg:width="0.265in" svg:height="0.3441in" draw:control="control213"/><text:a xlink:type="simple" xlink:href="https://learn.co/tracks/full-stack-web-dev-with-react/procedural-ruby/regex/regex-lab" office:target-frame-name="_blank" xlink:show="new" text:style-name="Internet_20_link" text:visited-style-name="Visited_20_Internet_20_Link">Regex Lab</text:a></text:p>
          <text:p text:style-name="P4">Object Oriented Ruby</text:p>
          <text:list text:continue-numbering="true">
            <text:list-header>
              <text:h text:style-name="P2" text:outline-level="2">Intro to Object Orientation</text:h>
            </text:list-header>
          </text:list>
          <text:p text:style-name="P1"><draw:control text:anchor-type="as-char" draw:z-index="213" draw:name="Shape1" draw:style-name="gr1" draw:text-style-name="P5" svg:width="0.265in" svg:height="0.3441in" draw:control="control214"/><text:a xlink:type="simple" xlink:href="https://learn.co/tracks/full-stack-web-dev-with-react/object-oriented-ruby/intro-to-object-orientation/intro-to-object-orientation" office:target-frame-name="_blank" xlink:show="new" text:style-name="Internet_20_link" text:visited-style-name="Visited_20_Internet_20_Link">Intro to Object Orientation</text:a><text:line-break/><draw:control text:anchor-type="as-char" draw:z-index="214" draw:name="Shape1" draw:style-name="gr1" draw:text-style-name="P5" svg:width="0.265in" svg:height="0.3441in" draw:control="control215"/><text:a xlink:type="simple" xlink:href="https://learn.co/tracks/full-stack-web-dev-with-react/object-oriented-ruby/intro-to-object-orientation/oo-ruby-video-object-orientation-overview" office:target-frame-name="_blank" xlink:show="new" text:style-name="Internet_20_link" text:visited-style-name="Visited_20_Internet_20_Link">OO Ruby Video: Object Orientation Overview</text:a></text:p>
          <text:list text:continue-numbering="true">
            <text:list-header>
              <text:h text:style-name="P2" text:outline-level="2">Classes and Instances</text:h>
            </text:list-header>
          </text:list>
          <text:p text:style-name="P1"><draw:control text:anchor-type="as-char" draw:z-index="215" draw:name="Shape1" draw:style-name="gr1" draw:text-style-name="P5" svg:width="0.265in" svg:height="0.3441in" draw:control="control216"/><text:a xlink:type="simple" xlink:href="https://learn.co/tracks/full-stack-web-dev-with-react/object-oriented-ruby/classes-and-instances/intro-to-classes-and-instances" office:target-frame-name="_blank" xlink:show="new" text:style-name="Internet_20_link" text:visited-style-name="Visited_20_Internet_20_Link">Intro to Classes and Instances</text:a><text:line-break/><draw:control text:anchor-type="as-char" draw:z-index="216" draw:name="Shape1" draw:style-name="gr1" draw:text-style-name="P5" svg:width="0.265in" svg:height="0.3441in" draw:control="control217"/><text:a xlink:type="simple" xlink:href="https://learn.co/tracks/full-stack-web-dev-with-react/object-oriented-ruby/classes-and-instances/classes-and-instances-lab" office:target-frame-name="_blank" xlink:show="new" text:style-name="Internet_20_link" text:visited-style-name="Visited_20_Internet_20_Link">Classes and Instances Lab</text:a></text:p>
          <text:list text:continue-numbering="true">
            <text:list-header>
              <text:h text:style-name="P2" text:outline-level="2">Instance Methods</text:h>
            </text:list-header>
          </text:list>
          <text:p text:style-name="P1"><draw:control text:anchor-type="as-char" draw:z-index="217" draw:name="Shape1" draw:style-name="gr1" draw:text-style-name="P5" svg:width="0.265in" svg:height="0.3441in" draw:control="control218"/><text:a xlink:type="simple" xlink:href="https://learn.co/tracks/full-stack-web-dev-with-react/object-oriented-ruby/instance-methods/instance-methods" office:target-frame-name="_blank" xlink:show="new" text:style-name="Internet_20_link" text:visited-style-name="Visited_20_Internet_20_Link">Instance Methods</text:a><text:line-break/><draw:control text:anchor-type="as-char" draw:z-index="218" draw:name="Shape1" draw:style-name="gr1" draw:text-style-name="P5" svg:width="0.265in" svg:height="0.3441in" draw:control="control219"/><text:a xlink:type="simple" xlink:href="https://learn.co/tracks/full-stack-web-dev-with-react/object-oriented-ruby/instance-methods/instance-methods-lab" office:target-frame-name="_blank" xlink:show="new" text:style-name="Internet_20_link" text:visited-style-name="Visited_20_Internet_20_Link">Instance Methods Lab</text:a></text:p>
          <text:list text:continue-numbering="true">
            <text:list-header>
              <text:h text:style-name="P2" text:outline-level="2">Object Properties</text:h>
            </text:list-header>
          </text:list>
          <text:p text:style-name="P1"><draw:control text:anchor-type="as-char" draw:z-index="219" draw:name="Shape1" draw:style-name="gr1" draw:text-style-name="P5" svg:width="0.265in" svg:height="0.3441in" draw:control="control220"/><text:a xlink:type="simple" xlink:href="https://learn.co/tracks/full-stack-web-dev-with-react/object-oriented-ruby/object-properties/instance-variables" office:target-frame-name="_blank" xlink:show="new" text:style-name="Internet_20_link" text:visited-style-name="Visited_20_Internet_20_Link">Instance Variables</text:a><text:line-break/><draw:control text:anchor-type="as-char" draw:z-index="220" draw:name="Shape1" draw:style-name="gr1" draw:text-style-name="P5" svg:width="0.265in" svg:height="0.3441in" draw:control="control221"/><text:a xlink:type="simple" xlink:href="https://learn.co/tracks/full-stack-web-dev-with-react/object-oriented-ruby/object-properties/object-attributes" office:target-frame-name="_blank" xlink:show="new" text:style-name="Internet_20_link" text:visited-style-name="Visited_20_Internet_20_Link">Object Attributes</text:a><text:line-break/><draw:control text:anchor-type="as-char" draw:z-index="221" draw:name="Shape1" draw:style-name="gr1" draw:text-style-name="P5" svg:width="0.265in" svg:height="0.3441in" draw:control="control222"/><text:a xlink:type="simple" xlink:href="https://learn.co/tracks/full-stack-web-dev-with-react/object-oriented-ruby/object-properties/object-attributes-lab" office:target-frame-name="_blank" xlink:show="new" text:style-name="Internet_20_link" text:visited-style-name="Visited_20_Internet_20_Link">Object Attributes Lab</text:a><text:line-break/><draw:control text:anchor-type="as-char" draw:z-index="222" draw:name="Shape1" draw:style-name="gr1" draw:text-style-name="P5" svg:width="0.265in" svg:height="0.3441in" draw:control="control223"/><text:a xlink:type="simple" xlink:href="https://learn.co/tracks/full-stack-web-dev-with-react/object-oriented-ruby/object-properties/object-accessors" office:target-frame-name="_blank" xlink:show="new" text:style-name="Internet_20_link" text:visited-style-name="Visited_20_Internet_20_Link">Object Accessors</text:a><text:line-break/><draw:control text:anchor-type="as-char" draw:z-index="223" draw:name="Shape1" draw:style-name="gr1" draw:text-style-name="P5" svg:width="0.265in" svg:height="0.3441in" draw:control="control224"/><text:a xlink:type="simple" xlink:href="https://learn.co/tracks/full-stack-web-dev-with-react/object-oriented-ruby/object-properties/meowing-cat" office:target-frame-name="_blank" xlink:show="new" text:style-name="Internet_20_link" text:visited-style-name="Visited_20_Internet_20_Link">Meowing Cat</text:a><text:line-break/><text:soft-page-break/><draw:control text:anchor-type="as-char" draw:z-index="224" draw:name="Shape1" draw:style-name="gr1" draw:text-style-name="P5" svg:width="0.265in" svg:height="0.3441in" draw:control="control225"/><text:a xlink:type="simple" xlink:href="https://learn.co/tracks/full-stack-web-dev-with-react/object-oriented-ruby/object-properties/video-review-object-properties" office:target-frame-name="_blank" xlink:show="new" text:style-name="Internet_20_link" text:visited-style-name="Visited_20_Internet_20_Link">Video Review: Object Properties</text:a></text:p>
          <text:list text:continue-numbering="true">
            <text:list-header>
              <text:h text:style-name="P2" text:outline-level="2">Object Lifecycle</text:h>
            </text:list-header>
          </text:list>
          <text:p text:style-name="P1"><draw:control text:anchor-type="as-char" draw:z-index="225" draw:name="Shape1" draw:style-name="gr1" draw:text-style-name="P5" svg:width="0.265in" svg:height="0.3441in" draw:control="control226"/><text:a xlink:type="simple" xlink:href="https://learn.co/tracks/full-stack-web-dev-with-react/object-oriented-ruby/object-lifecycle/object-initialization" office:target-frame-name="_blank" xlink:show="new" text:style-name="Internet_20_link" text:visited-style-name="Visited_20_Internet_20_Link">Object Initialization</text:a><text:line-break/><draw:control text:anchor-type="as-char" draw:z-index="226" draw:name="Shape1" draw:style-name="gr1" draw:text-style-name="P5" svg:width="0.265in" svg:height="0.3441in" draw:control="control227"/><text:a xlink:type="simple" xlink:href="https://learn.co/tracks/full-stack-web-dev-with-react/object-oriented-ruby/object-lifecycle/object-initialization-lab" office:target-frame-name="_blank" xlink:show="new" text:style-name="Internet_20_link" text:visited-style-name="Visited_20_Internet_20_Link">Object Initialization Lab</text:a><text:line-break/><draw:control text:anchor-type="as-char" draw:z-index="227" draw:name="Shape1" draw:style-name="gr1" draw:text-style-name="P5" svg:width="0.265in" svg:height="0.3441in" draw:control="control228"/><text:a xlink:type="simple" xlink:href="https://learn.co/tracks/full-stack-web-dev-with-react/object-oriented-ruby/object-lifecycle/oo-basics" office:target-frame-name="_blank" xlink:show="new" text:style-name="Internet_20_link" text:visited-style-name="Visited_20_Internet_20_Link">OO Basics</text:a><text:line-break/><draw:control text:anchor-type="as-char" draw:z-index="228" draw:name="Shape1" draw:style-name="gr1" draw:text-style-name="P5" svg:width="0.265in" svg:height="0.3441in" draw:control="control229"/><text:a xlink:type="simple" xlink:href="https://learn.co/tracks/full-stack-web-dev-with-react/object-oriented-ruby/object-lifecycle/oo-basics-with-class-constants" office:target-frame-name="_blank" xlink:show="new" text:style-name="Internet_20_link" text:visited-style-name="Visited_20_Internet_20_Link">OO Basics with Class Constants</text:a><text:line-break/><draw:control text:anchor-type="as-char" draw:z-index="229" draw:name="Shape1" draw:style-name="gr1" draw:text-style-name="P5" svg:width="0.265in" svg:height="0.3441in" draw:control="control230"/><text:a xlink:type="simple" xlink:href="https://learn.co/tracks/full-stack-web-dev-with-react/object-oriented-ruby/object-lifecycle/oo-school-domain" office:target-frame-name="_blank" xlink:show="new" text:style-name="Internet_20_link" text:visited-style-name="Visited_20_Internet_20_Link">OO School Domain</text:a></text:p>
          <text:list text:continue-numbering="true">
            <text:list-header>
              <text:h text:style-name="P2" text:outline-level="2">Object Orientation Review</text:h>
            </text:list-header>
          </text:list>
          <text:p text:style-name="P1"><draw:control text:anchor-type="as-char" draw:z-index="230" draw:name="Shape1" draw:style-name="gr1" draw:text-style-name="P5" svg:width="0.265in" svg:height="0.3441in" draw:control="control231"/><text:a xlink:type="simple" xlink:href="https://learn.co/tracks/full-stack-web-dev-with-react/object-oriented-ruby/object-orientation-review/intro-to-object-orientation-ruby" office:target-frame-name="_blank" xlink:show="new" text:style-name="Internet_20_link" text:visited-style-name="Visited_20_Internet_20_Link">Intro to Object Orientation - Ruby</text:a></text:p>
          <text:list text:continue-numbering="true">
            <text:list-header>
              <text:h text:style-name="P2" text:outline-level="2">Object's Self</text:h>
            </text:list-header>
          </text:list>
          <text:p text:style-name="P1"><draw:control text:anchor-type="as-char" draw:z-index="231" draw:name="Shape1" draw:style-name="gr1" draw:text-style-name="P5" svg:width="0.265in" svg:height="0.3441in" draw:control="control232"/><text:a xlink:type="simple" xlink:href="https://learn.co/tracks/full-stack-web-dev-with-react/object-oriented-ruby/object-s-self/self" office:target-frame-name="_blank" xlink:show="new" text:style-name="Internet_20_link" text:visited-style-name="Visited_20_Internet_20_Link">Self</text:a><text:line-break/><draw:control text:anchor-type="as-char" draw:z-index="232" draw:name="Shape1" draw:style-name="gr1" draw:text-style-name="P5" svg:width="0.265in" svg:height="0.3441in" draw:control="control233"/><text:a xlink:type="simple" xlink:href="https://learn.co/tracks/full-stack-web-dev-with-react/object-oriented-ruby/object-s-self/oo-counting-sentences" office:target-frame-name="_blank" xlink:show="new" text:style-name="Internet_20_link" text:visited-style-name="Visited_20_Internet_20_Link">OO Counting Sentences</text:a></text:p>
          <text:list text:continue-numbering="true">
            <text:list-header>
              <text:h text:style-name="P2" text:outline-level="2">Class Variables and Methods</text:h>
            </text:list-header>
          </text:list>
          <text:p text:style-name="P1"><draw:control text:anchor-type="as-char" draw:z-index="233" draw:name="Shape1" draw:style-name="gr1" draw:text-style-name="P5" svg:width="0.265in" svg:height="0.3441in" draw:control="control234"/><text:a xlink:type="simple" xlink:href="https://learn.co/tracks/full-stack-web-dev-with-react/object-oriented-ruby/class-variables-and-methods/class-variables-and-methods" office:target-frame-name="_blank" xlink:show="new" text:style-name="Internet_20_link" text:visited-style-name="Visited_20_Internet_20_Link">Class Variables and Methods</text:a><text:line-break/><draw:control text:anchor-type="as-char" draw:z-index="234" draw:name="Shape1" draw:style-name="gr1" draw:text-style-name="P5" svg:width="0.265in" svg:height="0.3441in" draw:control="control235"/><text:a xlink:type="simple" xlink:href="https://learn.co/tracks/full-stack-web-dev-with-react/object-oriented-ruby/class-variables-and-methods/class-variables-and-methods-lab" office:target-frame-name="_blank" xlink:show="new" text:style-name="Internet_20_link" text:visited-style-name="Visited_20_Internet_20_Link">Class Variables and Methods Lab</text:a><text:line-break/><draw:control text:anchor-type="as-char" draw:z-index="235" draw:name="Shape1" draw:style-name="gr1" draw:text-style-name="P5" svg:width="0.265in" svg:height="0.3441in" draw:control="control236"/><text:a xlink:type="simple" xlink:href="https://learn.co/tracks/full-stack-web-dev-with-react/object-oriented-ruby/class-variables-and-methods/private-methods" office:target-frame-name="_blank" xlink:show="new" text:style-name="Internet_20_link" text:visited-style-name="Visited_20_Internet_20_Link">Private Methods</text:a></text:p>
          <text:list text:continue-numbering="true">
            <text:list-header>
              <text:h text:style-name="P2" text:outline-level="2">Object Models</text:h>
            </text:list-header>
          </text:list>
          <text:p text:style-name="P1"><draw:control text:anchor-type="as-char" draw:z-index="236" draw:name="Shape1" draw:style-name="gr1" draw:text-style-name="P5" svg:width="0.265in" svg:height="0.3441in" draw:control="control237"/><text:a xlink:type="simple" xlink:href="https://learn.co/tracks/full-stack-web-dev-with-react/object-oriented-ruby/object-models/remembering-objects" office:target-frame-name="_blank" xlink:show="new" text:style-name="Internet_20_link" text:visited-style-name="Visited_20_Internet_20_Link">Remembering Objects</text:a><text:line-break/><draw:control text:anchor-type="as-char" draw:z-index="237" draw:name="Shape1" draw:style-name="gr1" draw:text-style-name="P5" svg:width="0.265in" svg:height="0.3441in" draw:control="control238"/><text:a xlink:type="simple" xlink:href="https://learn.co/tracks/full-stack-web-dev-with-react/object-oriented-ruby/object-models/puppy-lab" office:target-frame-name="_blank" xlink:show="new" text:style-name="Internet_20_link" text:visited-style-name="Visited_20_Internet_20_Link">Puppy Lab</text:a><text:line-break/><draw:control text:anchor-type="as-char" draw:z-index="238" draw:name="Shape1" draw:style-name="gr1" draw:text-style-name="P5" svg:width="0.265in" svg:height="0.3441in" draw:control="control239"/><text:a xlink:type="simple" xlink:href="https://learn.co/tracks/full-stack-web-dev-with-react/object-oriented-ruby/object-models/advanced-class-methods" office:target-frame-name="_blank" xlink:show="new" text:style-name="Internet_20_link" text:visited-style-name="Visited_20_Internet_20_Link">Advanced Class Methods</text:a><text:line-break/><draw:control text:anchor-type="as-char" draw:z-index="239" draw:name="Shape1" draw:style-name="gr1" draw:text-style-name="P5" svg:width="0.265in" svg:height="0.3441in" draw:control="control240"/><text:a xlink:type="simple" xlink:href="https://learn.co/tracks/full-stack-web-dev-with-react/object-oriented-ruby/object-models/advanced-class-methods-lab" office:target-frame-name="_blank" xlink:show="new" text:style-name="Internet_20_link" text:visited-style-name="Visited_20_Internet_20_Link">Advanced Class Methods Lab</text:a><text:line-break/><draw:control text:anchor-type="as-char" draw:z-index="240" draw:name="Shape1" draw:style-name="gr1" draw:text-style-name="P5" svg:width="0.265in" svg:height="0.3441in" draw:control="control241"/><text:a xlink:type="simple" xlink:href="https://learn.co/tracks/full-stack-web-dev-with-react/object-oriented-ruby/object-models/video-review-object-models" office:target-frame-name="_blank" xlink:show="new" text:style-name="Internet_20_link" text:visited-style-name="Visited_20_Internet_20_Link">Video Review: Object Models</text:a></text:p>
          <text:list text:continue-numbering="true">
            <text:list-header>
              <text:h text:style-name="P2" text:outline-level="2"><text:soft-page-break/>Object Labs</text:h>
            </text:list-header>
          </text:list>
          <text:p text:style-name="P1"><draw:control text:anchor-type="as-char" draw:z-index="241" draw:name="Shape1" draw:style-name="gr1" draw:text-style-name="P5" svg:width="0.265in" svg:height="0.3441in" draw:control="control242"/><text:a xlink:type="simple" xlink:href="https://learn.co/tracks/full-stack-web-dev-with-react/object-oriented-ruby/object-labs/oo-email-parser" office:target-frame-name="_blank" xlink:show="new" text:style-name="Internet_20_link" text:visited-style-name="Visited_20_Internet_20_Link">OO Email Parser</text:a><text:line-break/><draw:control text:anchor-type="as-char" draw:z-index="242" draw:name="Shape1" draw:style-name="gr1" draw:text-style-name="P5" svg:width="0.265in" svg:height="0.3441in" draw:control="control243"/><text:a xlink:type="simple" xlink:href="https://learn.co/tracks/full-stack-web-dev-with-react/object-oriented-ruby/object-labs/oo-anagram-detector" office:target-frame-name="_blank" xlink:show="new" text:style-name="Internet_20_link" text:visited-style-name="Visited_20_Internet_20_Link">OO Anagram Detector</text:a><text:line-break/><draw:control text:anchor-type="as-char" draw:z-index="243" draw:name="Shape1" draw:style-name="gr1" draw:text-style-name="P5" svg:width="0.265in" svg:height="0.3441in" draw:control="control244"/><text:a xlink:type="simple" xlink:href="https://learn.co/tracks/full-stack-web-dev-with-react/object-oriented-ruby/object-labs/oo-cash-register" office:target-frame-name="_blank" xlink:show="new" text:style-name="Internet_20_link" text:visited-style-name="Visited_20_Internet_20_Link">OO Cash Register</text:a></text:p>
          <text:list text:continue-numbering="true">
            <text:list-header>
              <text:h text:style-name="P2" text:outline-level="2">Object Relationships</text:h>
            </text:list-header>
          </text:list>
          <text:p text:style-name="P1"><draw:control text:anchor-type="as-char" draw:z-index="244" draw:name="Shape1" draw:style-name="gr1" draw:text-style-name="P5" svg:width="0.265in" svg:height="0.3441in" draw:control="control245"/><text:a xlink:type="simple" xlink:href="https://learn.co/tracks/full-stack-web-dev-with-react/object-oriented-ruby/object-relationships/intro-to-object-relationships" office:target-frame-name="_blank" xlink:show="new" text:style-name="Internet_20_link" text:visited-style-name="Visited_20_Internet_20_Link">Intro to Object Relationships</text:a><text:line-break/><draw:control text:anchor-type="as-char" draw:z-index="245" draw:name="Shape1" draw:style-name="gr1" draw:text-style-name="P5" svg:width="0.265in" svg:height="0.3441in" draw:control="control246"/><text:a xlink:type="simple" xlink:href="https://learn.co/tracks/full-stack-web-dev-with-react/object-oriented-ruby/object-relationships/belongs-to-object-lab" office:target-frame-name="_blank" xlink:show="new" text:style-name="Internet_20_link" text:visited-style-name="Visited_20_Internet_20_Link">Belongs to Object Lab</text:a><text:line-break/><draw:control text:anchor-type="as-char" draw:z-index="246" draw:name="Shape1" draw:style-name="gr1" draw:text-style-name="P5" svg:width="0.265in" svg:height="0.3441in" draw:control="control247"/><text:a xlink:type="simple" xlink:href="https://learn.co/tracks/full-stack-web-dev-with-react/object-oriented-ruby/object-relationships/has-many-object" office:target-frame-name="_blank" xlink:show="new" text:style-name="Internet_20_link" text:visited-style-name="Visited_20_Internet_20_Link">Has Many Object</text:a><text:line-break/><draw:control text:anchor-type="as-char" draw:z-index="247" draw:name="Shape1" draw:style-name="gr1" draw:text-style-name="P5" svg:width="0.265in" svg:height="0.3441in" draw:control="control248"/><text:a xlink:type="simple" xlink:href="https://learn.co/tracks/full-stack-web-dev-with-react/object-oriented-ruby/object-relationships/has-many-object-lab" office:target-frame-name="_blank" xlink:show="new" text:style-name="Internet_20_link" text:visited-style-name="Visited_20_Internet_20_Link">Has Many Object Lab</text:a><text:line-break/><draw:control text:anchor-type="as-char" draw:z-index="248" draw:name="Shape1" draw:style-name="gr1" draw:text-style-name="P5" svg:width="0.265in" svg:height="0.3441in" draw:control="control249"/><text:a xlink:type="simple" xlink:href="https://learn.co/tracks/full-stack-web-dev-with-react/object-oriented-ruby/object-relationships/collaborating-objects" office:target-frame-name="_blank" xlink:show="new" text:style-name="Internet_20_link" text:visited-style-name="Visited_20_Internet_20_Link">Collaborating Objects</text:a><text:line-break/><draw:control text:anchor-type="as-char" draw:z-index="249" draw:name="Shape1" draw:style-name="gr1" draw:text-style-name="P5" svg:width="0.265in" svg:height="0.3441in" draw:control="control250"/><text:a xlink:type="simple" xlink:href="https://learn.co/tracks/full-stack-web-dev-with-react/object-oriented-ruby/object-relationships/collaborating-objects-lab" office:target-frame-name="_blank" xlink:show="new" text:style-name="Internet_20_link" text:visited-style-name="Visited_20_Internet_20_Link">Collaborating Objects Lab</text:a><text:line-break/><draw:control text:anchor-type="as-char" draw:z-index="250" draw:name="Shape1" draw:style-name="gr1" draw:text-style-name="P5" svg:width="0.265in" svg:height="0.3441in" draw:control="control251"/><text:a xlink:type="simple" xlink:href="https://learn.co/tracks/full-stack-web-dev-with-react/object-oriented-ruby/object-relationships/collaborating-objects-review" office:target-frame-name="_blank" xlink:show="new" text:style-name="Internet_20_link" text:visited-style-name="Visited_20_Internet_20_Link">Collaborating Objects Review</text:a><text:line-break/><draw:control text:anchor-type="as-char" draw:z-index="251" draw:name="Shape1" draw:style-name="gr1" draw:text-style-name="P5" svg:width="0.265in" svg:height="0.3441in" draw:control="control252"/><text:a xlink:type="simple" xlink:href="https://learn.co/tracks/full-stack-web-dev-with-react/object-oriented-ruby/object-relationships/oo-my-pets" office:target-frame-name="_blank" xlink:show="new" text:style-name="Internet_20_link" text:visited-style-name="Visited_20_Internet_20_Link">OO My Pets</text:a><text:line-break/><draw:control text:anchor-type="as-char" draw:z-index="252" draw:name="Shape1" draw:style-name="gr1" draw:text-style-name="P5" svg:width="0.265in" svg:height="0.3441in" draw:control="control253"/><text:a xlink:type="simple" xlink:href="https://learn.co/tracks/full-stack-web-dev-with-react/object-oriented-ruby/object-relationships/oo-kickstarter" office:target-frame-name="_blank" xlink:show="new" text:style-name="Internet_20_link" text:visited-style-name="Visited_20_Internet_20_Link">OO Kickstarter</text:a><text:line-break/><draw:control text:anchor-type="as-char" draw:z-index="253" draw:name="Shape1" draw:style-name="gr1" draw:text-style-name="P5" svg:width="0.265in" svg:height="0.3441in" draw:control="control254"/><text:a xlink:type="simple" xlink:href="https://learn.co/tracks/full-stack-web-dev-with-react/object-oriented-ruby/object-relationships/oo-banking" office:target-frame-name="_blank" xlink:show="new" text:style-name="Internet_20_link" text:visited-style-name="Visited_20_Internet_20_Link">OO Banking</text:a><text:line-break/><draw:control text:anchor-type="as-char" draw:z-index="254" draw:name="Shape1" draw:style-name="gr1" draw:text-style-name="P5" svg:width="0.265in" svg:height="0.3441in" draw:control="control255"/><text:a xlink:type="simple" xlink:href="https://learn.co/tracks/full-stack-web-dev-with-react/object-oriented-ruby/object-relationships/has-many-objects-through" office:target-frame-name="_blank" xlink:show="new" text:style-name="Internet_20_link" text:visited-style-name="Visited_20_Internet_20_Link">Has Many Objects Through</text:a><text:line-break/><draw:control text:anchor-type="as-char" draw:z-index="255" draw:name="Shape1" draw:style-name="gr1" draw:text-style-name="P5" svg:width="0.265in" svg:height="0.3441in" draw:control="control256"/><text:a xlink:type="simple" xlink:href="https://learn.co/tracks/full-stack-web-dev-with-react/object-oriented-ruby/object-relationships/has-many-objects-through-lab" office:target-frame-name="_blank" xlink:show="new" text:style-name="Internet_20_link" text:visited-style-name="Visited_20_Internet_20_Link">Has Many Objects Through Lab</text:a></text:p>
          <text:list text:continue-numbering="true">
            <text:list-header>
              <text:h text:style-name="P2" text:outline-level="2">Object Architecture</text:h>
            </text:list-header>
          </text:list>
          <text:p text:style-name="P1"><draw:control text:anchor-type="as-char" draw:z-index="256" draw:name="Shape1" draw:style-name="gr1" draw:text-style-name="P5" svg:width="0.265in" svg:height="0.3441in" draw:control="control257"/><text:a xlink:type="simple" xlink:href="https://learn.co/tracks/full-stack-web-dev-with-react/object-oriented-ruby/object-architecture/intro-to-inheritance" office:target-frame-name="_blank" xlink:show="new" text:style-name="Internet_20_link" text:visited-style-name="Visited_20_Internet_20_Link">Intro to Inheritance</text:a><text:line-break/><draw:control text:anchor-type="as-char" draw:z-index="257" draw:name="Shape1" draw:style-name="gr1" draw:text-style-name="P5" svg:width="0.265in" svg:height="0.3441in" draw:control="control258"/><text:a xlink:type="simple" xlink:href="https://learn.co/tracks/full-stack-web-dev-with-react/object-oriented-ruby/object-architecture/intro-to-inheritance-lab" office:target-frame-name="_blank" xlink:show="new" text:style-name="Internet_20_link" text:visited-style-name="Visited_20_Internet_20_Link">Intro to Inheritance Lab</text:a><text:line-break/><draw:control text:anchor-type="as-char" draw:z-index="258" draw:name="Shape1" draw:style-name="gr1" draw:text-style-name="P5" svg:width="0.265in" svg:height="0.3441in" draw:control="control259"/><text:a xlink:type="simple" xlink:href="https://learn.co/tracks/full-stack-web-dev-with-react/object-oriented-ruby/object-architecture/intro-to-modules" office:target-frame-name="_blank" xlink:show="new" text:style-name="Internet_20_link" text:visited-style-name="Visited_20_Internet_20_Link">Intro to Modules</text:a><text:line-break/><draw:control text:anchor-type="as-char" draw:z-index="259" draw:name="Shape1" draw:style-name="gr1" draw:text-style-name="P5" svg:width="0.265in" svg:height="0.3441in" draw:control="control260"/><text:a xlink:type="simple" xlink:href="https://learn.co/tracks/full-stack-web-dev-with-react/object-oriented-ruby/object-architecture/intro-to-modules-lab" office:target-frame-name="_blank" xlink:show="new" text:style-name="Internet_20_link" text:visited-style-name="Visited_20_Internet_20_Link">Intro to Modules Lab</text:a><text:line-break/><draw:control text:anchor-type="as-char" draw:z-index="260" draw:name="Shape1" draw:style-name="gr1" draw:text-style-name="P5" svg:width="0.265in" svg:height="0.3441in" draw:control="control261"/><text:a xlink:type="simple" xlink:href="https://learn.co/tracks/full-stack-web-dev-with-react/object-oriented-ruby/object-architecture/super" office:target-frame-name="_blank" xlink:show="new" text:style-name="Internet_20_link" text:visited-style-name="Visited_20_Internet_20_Link">Super</text:a><text:line-break/><draw:control text:anchor-type="as-char" draw:z-index="261" draw:name="Shape1" draw:style-name="gr1" draw:text-style-name="P5" svg:width="0.265in" svg:height="0.3441in" draw:control="control262"/><text:a xlink:type="simple" xlink:href="https://learn.co/tracks/full-stack-web-dev-with-react/object-oriented-ruby/object-architecture/super-lab" office:target-frame-name="_blank" xlink:show="new" text:style-name="Internet_20_link" text:visited-style-name="Visited_20_Internet_20_Link">Super Lab</text:a></text:p>
          <text:list text:continue-numbering="true">
            <text:list-header>
              <text:h text:style-name="P2" text:outline-level="2">Metaprogramming</text:h>
            </text:list-header>
          </text:list>
          <text:p text:style-name="P1"><draw:control text:anchor-type="as-char" draw:z-index="262" draw:name="Shape1" draw:style-name="gr1" draw:text-style-name="P5" svg:width="0.265in" svg:height="0.3441in" draw:control="control263"/><text:a xlink:type="simple" xlink:href="https://learn.co/tracks/full-stack-web-dev-with-react/object-oriented-ruby/metaprogramming/mass-assignment" office:target-frame-name="_blank" xlink:show="new" text:style-name="Internet_20_link" text:visited-style-name="Visited_20_Internet_20_Link">Mass Assignment</text:a><text:line-break/><text:soft-page-break/><draw:control text:anchor-type="as-char" draw:z-index="263" draw:name="Shape1" draw:style-name="gr1" draw:text-style-name="P5" svg:width="0.265in" svg:height="0.3441in" draw:control="control264"/><text:a xlink:type="simple" xlink:href="https://learn.co/tracks/full-stack-web-dev-with-react/object-oriented-ruby/metaprogramming/mass-assignment-and-metaprogramming" office:target-frame-name="_blank" xlink:show="new" text:style-name="Internet_20_link" text:visited-style-name="Visited_20_Internet_20_Link">Mass Assignment and Metaprogramming</text:a><text:line-break/><draw:control text:anchor-type="as-char" draw:z-index="264" draw:name="Shape1" draw:style-name="gr1" draw:text-style-name="P5" svg:width="0.265in" svg:height="0.3441in" draw:control="control265"/><text:a xlink:type="simple" xlink:href="https://learn.co/tracks/full-stack-web-dev-with-react/object-oriented-ruby/metaprogramming/mass-assignment-lab" office:target-frame-name="_blank" xlink:show="new" text:style-name="Internet_20_link" text:visited-style-name="Visited_20_Internet_20_Link">Mass Assignment Lab</text:a><text:line-break/><draw:control text:anchor-type="as-char" draw:z-index="265" draw:name="Shape1" draw:style-name="gr1" draw:text-style-name="P5" svg:width="0.265in" svg:height="0.3441in" draw:control="control266"/><text:a xlink:type="simple" xlink:href="https://learn.co/tracks/full-stack-web-dev-with-react/object-oriented-ruby/metaprogramming/custom-errors" office:target-frame-name="_blank" xlink:show="new" text:style-name="Internet_20_link" text:visited-style-name="Visited_20_Internet_20_Link">Custom Errors</text:a><text:line-break/><draw:control text:anchor-type="as-char" draw:z-index="266" draw:name="Shape1" draw:style-name="gr1" draw:text-style-name="P5" svg:width="0.265in" svg:height="0.3441in" draw:control="control267"/><text:a xlink:type="simple" xlink:href="https://learn.co/tracks/full-stack-web-dev-with-react/object-oriented-ruby/metaprogramming/oo-triangle" office:target-frame-name="_blank" xlink:show="new" text:style-name="Internet_20_link" text:visited-style-name="Visited_20_Internet_20_Link">OO Triangle</text:a></text:p>
          <text:list text:continue-numbering="true">
            <text:list-header>
              <text:h text:style-name="P2" text:outline-level="2">Scraping</text:h>
            </text:list-header>
          </text:list>
          <text:p text:style-name="P1"><draw:control text:anchor-type="as-char" draw:z-index="267" draw:name="Shape1" draw:style-name="gr1" draw:text-style-name="P5" svg:width="0.265in" svg:height="0.3441in" draw:control="control268"/><text:a xlink:type="simple" xlink:href="https://learn.co/tracks/full-stack-web-dev-with-react/object-oriented-ruby/scraping/gems-and-bundler" office:target-frame-name="_blank" xlink:show="new" text:style-name="Internet_20_link" text:visited-style-name="Visited_20_Internet_20_Link">Gems and Bundler</text:a><text:line-break/><draw:control text:anchor-type="as-char" draw:z-index="268" draw:name="Shape1" draw:style-name="gr1" draw:text-style-name="P5" svg:width="0.265in" svg:height="0.3441in" draw:control="control269"/><text:a xlink:type="simple" xlink:href="https://learn.co/tracks/full-stack-web-dev-with-react/object-oriented-ruby/scraping/scraping" office:target-frame-name="_blank" xlink:show="new" text:style-name="Internet_20_link" text:visited-style-name="Visited_20_Internet_20_Link">Scraping</text:a><text:line-break/><draw:control text:anchor-type="as-char" draw:z-index="269" draw:name="Shape1" draw:style-name="gr1" draw:text-style-name="P5" svg:width="0.265in" svg:height="0.3441in" draw:control="control270"/><text:a xlink:type="simple" xlink:href="https://learn.co/tracks/full-stack-web-dev-with-react/object-oriented-ruby/scraping/scraping-lab" office:target-frame-name="_blank" xlink:show="new" text:style-name="Internet_20_link" text:visited-style-name="Visited_20_Internet_20_Link">Scraping Lab</text:a><text:line-break/><draw:control text:anchor-type="as-char" draw:z-index="270" draw:name="Shape1" draw:style-name="gr1" draw:text-style-name="P5" svg:width="0.265in" svg:height="0.3441in" draw:control="control271"/><text:a xlink:type="simple" xlink:href="https://learn.co/tracks/full-stack-web-dev-with-react/object-oriented-ruby/scraping/kickstarter-scraping-lab" office:target-frame-name="_blank" xlink:show="new" text:style-name="Internet_20_link" text:visited-style-name="Visited_20_Internet_20_Link">Kickstarter Scraping Lab</text:a><text:line-break/><draw:control text:anchor-type="as-char" draw:z-index="271" draw:name="Shape1" draw:style-name="gr1" draw:text-style-name="P5" svg:width="0.265in" svg:height="0.3441in" draw:control="control272"/><text:a xlink:type="simple" xlink:href="https://learn.co/tracks/full-stack-web-dev-with-react/object-oriented-ruby/scraping/video-review-object-orientation-and-scraping" office:target-frame-name="_blank" xlink:show="new" text:style-name="Internet_20_link" text:visited-style-name="Visited_20_Internet_20_Link">Video Review: Object Orientation and Scraping</text:a></text:p>
          <text:list text:continue-numbering="true">
            <text:list-header>
              <text:h text:style-name="P2" text:outline-level="2">Video Reviews of OO Ruby</text:h>
            </text:list-header>
          </text:list>
          <text:p text:style-name="P1"><draw:control text:anchor-type="as-char" draw:z-index="272" draw:name="Shape1" draw:style-name="gr1" draw:text-style-name="P5" svg:width="0.265in" svg:height="0.3441in" draw:control="control273"/><text:a xlink:type="simple" xlink:href="https://learn.co/tracks/full-stack-web-dev-with-react/object-oriented-ruby/video-reviews-of-oo-ruby/oo-ruby-object-orientation-video-review" office:target-frame-name="_blank" xlink:show="new" text:style-name="Internet_20_link" text:visited-style-name="Visited_20_Internet_20_Link">OO Ruby Object Orientation Video Review</text:a></text:p>
          <text:list text:continue-numbering="true">
            <text:list-header>
              <text:h text:style-name="P2" text:outline-level="2">Final Projects</text:h>
            </text:list-header>
          </text:list>
          <text:p text:style-name="P1"><draw:control text:anchor-type="as-char" draw:z-index="273" draw:name="Shape1" draw:style-name="gr1" draw:text-style-name="P5" svg:width="0.265in" svg:height="0.3441in" draw:control="control274"/><text:a xlink:type="simple" xlink:href="https://learn.co/tracks/full-stack-web-dev-with-react/object-oriented-ruby/final-projects/music-library-cli" office:target-frame-name="_blank" xlink:show="new" text:style-name="Internet_20_link" text:visited-style-name="Visited_20_Internet_20_Link">Music Library CLI</text:a><text:line-break/><draw:control text:anchor-type="as-char" draw:z-index="274" draw:name="Shape1" draw:style-name="gr1" draw:text-style-name="P5" svg:width="0.265in" svg:height="0.3441in" draw:control="control275"/><text:a xlink:type="simple" xlink:href="https://learn.co/tracks/full-stack-web-dev-with-react/object-oriented-ruby/final-projects/video-review-music-library-cli" office:target-frame-name="_blank" xlink:show="new" text:style-name="Internet_20_link" text:visited-style-name="Visited_20_Internet_20_Link">Video Review: Music Library CLI</text:a><text:line-break/><draw:control text:anchor-type="as-char" draw:z-index="275" draw:name="Shape1" draw:style-name="gr1" draw:text-style-name="P5" svg:width="0.265in" svg:height="0.3441in" draw:control="control276"/><text:a xlink:type="simple" xlink:href="https://learn.co/tracks/full-stack-web-dev-with-react/object-oriented-ruby/final-projects/tic-tac-toe-with-ai" office:target-frame-name="_blank" xlink:show="new" text:style-name="Internet_20_link" text:visited-style-name="Visited_20_Internet_20_Link">Tic-Tac-Toe with AI</text:a><text:line-break/><draw:control text:anchor-type="as-char" draw:z-index="276" draw:name="Shape1" draw:style-name="gr1" draw:text-style-name="P5" svg:width="0.265in" svg:height="0.3441in" draw:control="control277"/><text:a xlink:type="simple" xlink:href="https://learn.co/tracks/full-stack-web-dev-with-react/object-oriented-ruby/final-projects/student-scraper" office:target-frame-name="_blank" xlink:show="new" text:style-name="Internet_20_link" text:visited-style-name="Visited_20_Internet_20_Link">Student Scraper</text:a><text:line-break/><draw:control text:anchor-type="as-char" draw:z-index="277" draw:name="Shape1" draw:style-name="gr1" draw:text-style-name="P5" svg:width="0.265in" svg:height="0.3441in" draw:control="control278"/><text:a xlink:type="simple" xlink:href="https://learn.co/tracks/full-stack-web-dev-with-react/object-oriented-ruby/final-projects/cli-data-gem-project" office:target-frame-name="_blank" xlink:show="new" text:style-name="Internet_20_link" text:visited-style-name="Visited_20_Internet_20_Link">CLI Data Gem Project</text:a><text:line-break/><draw:control text:anchor-type="as-char" draw:z-index="278" draw:name="Shape1" draw:style-name="gr1" draw:text-style-name="P5" svg:width="0.265in" svg:height="0.3441in" draw:control="control279"/><text:a xlink:type="simple" xlink:href="https://learn.co/tracks/full-stack-web-dev-with-react/object-oriented-ruby/final-projects/cli-data-gem-walkthrough" office:target-frame-name="_blank" xlink:show="new" text:style-name="Internet_20_link" text:visited-style-name="Visited_20_Internet_20_Link">CLI Data Gem Walkthrough</text:a><text:line-break/><draw:control text:anchor-type="as-char" draw:z-index="279" draw:name="Shape1" draw:style-name="gr1" draw:text-style-name="P5" svg:width="0.265in" svg:height="0.3441in" draw:control="control280"/><text:a xlink:type="simple" xlink:href="https://learn.co/tracks/full-stack-web-dev-with-react/object-oriented-ruby/final-projects/cli-data-gem-walkthrough-creating-a-cli-scraper-gem" office:target-frame-name="_blank" xlink:show="new" text:style-name="Internet_20_link" text:visited-style-name="Visited_20_Internet_20_Link">CLI Data Gem Walkthrough: Creating a CLI Scraper Gem</text:a><text:line-break/><draw:control text:anchor-type="as-char" draw:z-index="280" draw:name="Shape1" draw:style-name="gr1" draw:text-style-name="P5" svg:width="0.265in" svg:height="0.3441in" draw:control="control281"/><text:a xlink:type="simple" xlink:href="https://learn.co/tracks/full-stack-web-dev-with-react/object-oriented-ruby/final-projects/common-anti-patterns-in-cli-data-gem" office:target-frame-name="_blank" xlink:show="new" text:style-name="Internet_20_link" text:visited-style-name="Visited_20_Internet_20_Link">Common Anti-Patterns in CLI Data Gem</text:a><text:line-break/><draw:control text:anchor-type="as-char" draw:z-index="281" draw:name="Shape1" draw:style-name="gr1" draw:text-style-name="P5" svg:width="0.265in" svg:height="0.3441in" draw:control="control282"/><text:a xlink:type="simple" xlink:href="https://learn.co/tracks/full-stack-web-dev-with-react/object-oriented-ruby/final-projects/student-example-1-refactoring-cli-gem" office:target-frame-name="_blank" xlink:show="new" text:style-name="Internet_20_link" text:visited-style-name="Visited_20_Internet_20_Link">Student Example 1: Refactoring CLI Gem</text:a><text:line-break/><draw:control text:anchor-type="as-char" draw:z-index="282" draw:name="Shape1" draw:style-name="gr1" draw:text-style-name="P5" svg:width="0.265in" svg:height="0.3441in" draw:control="control283"/><text:a xlink:type="simple" xlink:href="https://learn.co/tracks/full-stack-web-dev-with-react/object-oriented-ruby/final-projects/student-example-2-refactoring-cli-gem" office:target-frame-name="_blank" xlink:show="new" text:style-name="Internet_20_link" text:visited-style-name="Visited_20_Internet_20_Link">Student Example 2: Refactoring CLI Gem </text:a></text:p>
          <text:p text:style-name="P4"><text:soft-page-break/>SQL (Structured Query Language)</text:p>
          <text:list text:continue-numbering="true">
            <text:list-header>
              <text:h text:style-name="P2" text:outline-level="2">Topic Introduction</text:h>
            </text:list-header>
          </text:list>
          <text:p text:style-name="P1"><draw:control text:anchor-type="as-char" draw:z-index="283" draw:name="Shape1" draw:style-name="gr1" draw:text-style-name="P5" svg:width="0.265in" svg:height="0.3441in" draw:control="control284"/><text:a xlink:type="simple" xlink:href="https://learn.co/tracks/full-stack-web-dev-with-react/sql-structured-query-language/topic-introduction/what-is-sql" office:target-frame-name="_blank" xlink:show="new" text:style-name="Internet_20_link" text:visited-style-name="Visited_20_Internet_20_Link">What is SQL</text:a></text:p>
          <text:list text:continue-numbering="true">
            <text:list-header>
              <text:h text:style-name="P2" text:outline-level="2">Getting Started</text:h>
            </text:list-header>
          </text:list>
          <text:p text:style-name="P1"><draw:control text:anchor-type="as-char" draw:z-index="284" draw:name="Shape1" draw:style-name="gr1" draw:text-style-name="P5" svg:width="0.265in" svg:height="0.3441in" draw:control="control285"/><text:a xlink:type="simple" xlink:href="https://learn.co/tracks/full-stack-web-dev-with-react/sql-structured-query-language/getting-started/sql-intro-and-installation" office:target-frame-name="_blank" xlink:show="new" text:style-name="Internet_20_link" text:visited-style-name="Visited_20_Internet_20_Link">SQL Intro and Installation</text:a><text:line-break/><draw:control text:anchor-type="as-char" draw:z-index="285" draw:name="Shape1" draw:style-name="gr1" draw:text-style-name="P5" svg:width="0.265in" svg:height="0.3441in" draw:control="control286"/><text:a xlink:type="simple" xlink:href="https://learn.co/tracks/full-stack-web-dev-with-react/sql-structured-query-language/getting-started/sql-database-basics" office:target-frame-name="_blank" xlink:show="new" text:style-name="Internet_20_link" text:visited-style-name="Visited_20_Internet_20_Link">SQL Database Basics</text:a><text:line-break/><draw:control text:anchor-type="as-char" draw:z-index="286" draw:name="Shape1" draw:style-name="gr1" draw:text-style-name="P5" svg:width="0.265in" svg:height="0.3441in" draw:control="control287"/><text:a xlink:type="simple" xlink:href="https://learn.co/tracks/full-stack-web-dev-with-react/sql-structured-query-language/getting-started/sql-databases-and-text-editors" office:target-frame-name="_blank" xlink:show="new" text:style-name="Internet_20_link" text:visited-style-name="Visited_20_Internet_20_Link">SQL Databases and Text Editors</text:a><text:line-break/><draw:control text:anchor-type="as-char" draw:z-index="287" draw:name="Shape1" draw:style-name="gr1" draw:text-style-name="P5" svg:width="0.265in" svg:height="0.3441in" draw:control="control288"/><text:a xlink:type="simple" xlink:href="https://learn.co/tracks/full-stack-web-dev-with-react/sql-structured-query-language/getting-started/sql-data-types" office:target-frame-name="_blank" xlink:show="new" text:style-name="Internet_20_link" text:visited-style-name="Visited_20_Internet_20_Link">SQL Data Types</text:a><text:line-break/><draw:control text:anchor-type="as-char" draw:z-index="288" draw:name="Shape1" draw:style-name="gr1" draw:text-style-name="P5" svg:width="0.265in" svg:height="0.3441in" draw:control="control289"/><text:a xlink:type="simple" xlink:href="https://learn.co/tracks/full-stack-web-dev-with-react/sql-structured-query-language/getting-started/sql-inserting-updating-and-selecting" office:target-frame-name="_blank" xlink:show="new" text:style-name="Internet_20_link" text:visited-style-name="Visited_20_Internet_20_Link">SQL Inserting, Updating, and Selecting</text:a><text:line-break/><draw:control text:anchor-type="as-char" draw:z-index="289" draw:name="Shape1" draw:style-name="gr1" draw:text-style-name="P5" svg:width="0.265in" svg:height="0.3441in" draw:control="control290"/><text:a xlink:type="simple" xlink:href="https://learn.co/tracks/full-stack-web-dev-with-react/sql-structured-query-language/getting-started/basic-sql-queries" office:target-frame-name="_blank" xlink:show="new" text:style-name="Internet_20_link" text:visited-style-name="Visited_20_Internet_20_Link">Basic SQL Queries</text:a><text:line-break/><draw:control text:anchor-type="as-char" draw:z-index="290" draw:name="Shape1" draw:style-name="gr1" draw:text-style-name="P5" svg:width="0.265in" svg:height="0.3441in" draw:control="control291"/><text:a xlink:type="simple" xlink:href="https://learn.co/tracks/full-stack-web-dev-with-react/sql-structured-query-language/getting-started/sql-aggregate-functions" office:target-frame-name="_blank" xlink:show="new" text:style-name="Internet_20_link" text:visited-style-name="Visited_20_Internet_20_Link">SQL Aggregate Functions</text:a><text:line-break/><draw:control text:anchor-type="as-char" draw:z-index="291" draw:name="Shape1" draw:style-name="gr1" draw:text-style-name="P5" svg:width="0.265in" svg:height="0.3441in" draw:control="control292"/><text:a xlink:type="simple" xlink:href="https://learn.co/tracks/full-stack-web-dev-with-react/sql-structured-query-language/getting-started/sql-aggregate-functions-lab" office:target-frame-name="_blank" xlink:show="new" text:style-name="Internet_20_link" text:visited-style-name="Visited_20_Internet_20_Link">SQL Aggregate Functions Lab</text:a><text:line-break/><draw:control text:anchor-type="as-char" draw:z-index="292" draw:name="Shape1" draw:style-name="gr1" draw:text-style-name="P5" svg:width="0.265in" svg:height="0.3441in" draw:control="control293"/><text:a xlink:type="simple" xlink:href="https://learn.co/tracks/full-stack-web-dev-with-react/sql-structured-query-language/getting-started/sql-bear-organizer-lab" office:target-frame-name="_blank" xlink:show="new" text:style-name="Internet_20_link" text:visited-style-name="Visited_20_Internet_20_Link">SQL Bear Organizer Lab</text:a></text:p>
          <text:list text:continue-numbering="true">
            <text:list-header>
              <text:h text:style-name="P2" text:outline-level="2">Table Relations</text:h>
            </text:list-header>
          </text:list>
          <text:p text:style-name="P1"><draw:control text:anchor-type="as-char" draw:z-index="293" draw:name="Shape1" draw:style-name="gr1" draw:text-style-name="P5" svg:width="0.265in" svg:height="0.3441in" draw:control="control294"/><text:a xlink:type="simple" xlink:href="https://learn.co/tracks/full-stack-web-dev-with-react/sql-structured-query-language/table-relations/edgar-codd-and-table-relations" office:target-frame-name="_blank" xlink:show="new" text:style-name="Internet_20_link" text:visited-style-name="Visited_20_Internet_20_Link">Edgar Codd and Table Relations</text:a><text:line-break/><draw:control text:anchor-type="as-char" draw:z-index="294" draw:name="Shape1" draw:style-name="gr1" draw:text-style-name="P5" svg:width="0.265in" svg:height="0.3441in" draw:control="control295"/><text:a xlink:type="simple" xlink:href="https://learn.co/tracks/full-stack-web-dev-with-react/sql-structured-query-language/table-relations/table-relations" office:target-frame-name="_blank" xlink:show="new" text:style-name="Internet_20_link" text:visited-style-name="Visited_20_Internet_20_Link">Table Relations</text:a><text:line-break/><draw:control text:anchor-type="as-char" draw:z-index="295" draw:name="Shape1" draw:style-name="gr1" draw:text-style-name="P5" svg:width="0.265in" svg:height="0.3441in" draw:control="control296"/><text:a xlink:type="simple" xlink:href="https://learn.co/tracks/full-stack-web-dev-with-react/sql-structured-query-language/table-relations/sql-joins" office:target-frame-name="_blank" xlink:show="new" text:style-name="Internet_20_link" text:visited-style-name="Visited_20_Internet_20_Link">SQL JOINS</text:a><text:line-break/><draw:control text:anchor-type="as-char" draw:z-index="296" draw:name="Shape1" draw:style-name="gr1" draw:text-style-name="P5" svg:width="0.265in" svg:height="0.3441in" draw:control="control297"/><text:a xlink:type="simple" xlink:href="https://learn.co/tracks/full-stack-web-dev-with-react/sql-structured-query-language/table-relations/sql-complex-joins" office:target-frame-name="_blank" xlink:show="new" text:style-name="Internet_20_link" text:visited-style-name="Visited_20_Internet_20_Link">SQL Complex Joins</text:a><text:line-break/><draw:control text:anchor-type="as-char" draw:z-index="297" draw:name="Shape1" draw:style-name="gr1" draw:text-style-name="P5" svg:width="0.265in" svg:height="0.3441in" draw:control="control298"/><text:a xlink:type="simple" xlink:href="https://learn.co/tracks/full-stack-web-dev-with-react/sql-structured-query-language/table-relations/sql-join-tables" office:target-frame-name="_blank" xlink:show="new" text:style-name="Internet_20_link" text:visited-style-name="Visited_20_Internet_20_Link">SQL Join Tables</text:a><text:line-break/><draw:control text:anchor-type="as-char" draw:z-index="298" draw:name="Shape1" draw:style-name="gr1" draw:text-style-name="P5" svg:width="0.265in" svg:height="0.3441in" draw:control="control299"/><text:a xlink:type="simple" xlink:href="https://learn.co/tracks/full-stack-web-dev-with-react/sql-structured-query-language/table-relations/grouping-and-sorting-data" office:target-frame-name="_blank" xlink:show="new" text:style-name="Internet_20_link" text:visited-style-name="Visited_20_Internet_20_Link">Grouping and Sorting Data</text:a><text:line-break/><draw:control text:anchor-type="as-char" draw:z-index="299" draw:name="Shape1" draw:style-name="gr1" draw:text-style-name="P5" svg:width="0.265in" svg:height="0.3441in" draw:control="control300"/><text:a xlink:type="simple" xlink:href="https://learn.co/tracks/full-stack-web-dev-with-react/sql-structured-query-language/table-relations/sql-joins-review-lectures" office:target-frame-name="_blank" xlink:show="new" text:style-name="Internet_20_link" text:visited-style-name="Visited_20_Internet_20_Link">SQL Joins Review Lectures</text:a><text:line-break/><draw:control text:anchor-type="as-char" draw:z-index="300" draw:name="Shape1" draw:style-name="gr1" draw:text-style-name="P5" svg:width="0.265in" svg:height="0.3441in" draw:control="control301"/><text:a xlink:type="simple" xlink:href="https://learn.co/tracks/full-stack-web-dev-with-react/sql-structured-query-language/table-relations/sql-crowdfunding-lab" office:target-frame-name="_blank" xlink:show="new" text:style-name="Internet_20_link" text:visited-style-name="Visited_20_Internet_20_Link">SQL Crowdfunding Lab</text:a><text:line-break/><draw:control text:anchor-type="as-char" draw:z-index="301" draw:name="Shape1" draw:style-name="gr1" draw:text-style-name="P5" svg:width="0.265in" svg:height="0.3441in" draw:control="control302"/><text:a xlink:type="simple" xlink:href="https://learn.co/tracks/full-stack-web-dev-with-react/sql-structured-query-language/table-relations/sql-library-lab" office:target-frame-name="_blank" xlink:show="new" text:style-name="Internet_20_link" text:visited-style-name="Visited_20_Internet_20_Link">SQL Library Lab</text:a></text:p>
          <text:p text:style-name="P4"><text:soft-page-break/>ORMs and ActiveRecord</text:p>
          <text:list text:continue-numbering="true">
            <text:list-header>
              <text:h text:style-name="P2" text:outline-level="2">ORMs</text:h>
            </text:list-header>
          </text:list>
          <text:p text:style-name="P1"><draw:control text:anchor-type="as-char" draw:z-index="302" draw:name="Shape1" draw:style-name="gr1" draw:text-style-name="P5" svg:width="0.265in" svg:height="0.3441in" draw:control="control303"/><text:a xlink:type="simple" xlink:href="https://learn.co/tracks/full-stack-web-dev-with-react/orms-and-activerecord/orms/why-an-orm-is-useful" office:target-frame-name="_blank" xlink:show="new" text:style-name="Internet_20_link" text:visited-style-name="Visited_20_Internet_20_Link">Why an ORM is Useful</text:a><text:line-break/><draw:control text:anchor-type="as-char" draw:z-index="303" draw:name="Shape1" draw:style-name="gr1" draw:text-style-name="P5" svg:width="0.265in" svg:height="0.3441in" draw:control="control304"/><text:a xlink:type="simple" xlink:href="https://learn.co/tracks/full-stack-web-dev-with-react/orms-and-activerecord/orms/pokemon-scraper-lab" office:target-frame-name="_blank" xlink:show="new" text:style-name="Internet_20_link" text:visited-style-name="Visited_20_Internet_20_Link">Pokemon Scraper Lab</text:a><text:line-break/><draw:control text:anchor-type="as-char" draw:z-index="304" draw:name="Shape1" draw:style-name="gr1" draw:text-style-name="P5" svg:width="0.265in" svg:height="0.3441in" draw:control="control305"/><text:a xlink:type="simple" xlink:href="https://learn.co/tracks/full-stack-web-dev-with-react/orms-and-activerecord/orms/mapping-ruby-classes-to-database-tables" office:target-frame-name="_blank" xlink:show="new" text:style-name="Internet_20_link" text:visited-style-name="Visited_20_Internet_20_Link">Mapping Ruby Classes to Database Tables</text:a><text:line-break/><draw:control text:anchor-type="as-char" draw:z-index="305" draw:name="Shape1" draw:style-name="gr1" draw:text-style-name="P5" svg:width="0.265in" svg:height="0.3441in" draw:control="control306"/><text:a xlink:type="simple" xlink:href="https://learn.co/tracks/full-stack-web-dev-with-react/orms-and-activerecord/orms/mapping-classes-to-tables-lab" office:target-frame-name="_blank" xlink:show="new" text:style-name="Internet_20_link" text:visited-style-name="Visited_20_Internet_20_Link">Mapping Classes to Tables Lab</text:a><text:line-break/><draw:control text:anchor-type="as-char" draw:z-index="306" draw:name="Shape1" draw:style-name="gr1" draw:text-style-name="P5" svg:width="0.265in" svg:height="0.3441in" draw:control="control307"/><text:a xlink:type="simple" xlink:href="https://learn.co/tracks/full-stack-web-dev-with-react/orms-and-activerecord/orms/mapping-database-tables-to-ruby-objects" office:target-frame-name="_blank" xlink:show="new" text:style-name="Internet_20_link" text:visited-style-name="Visited_20_Internet_20_Link">Mapping Database Tables to Ruby Objects</text:a><text:line-break/><draw:control text:anchor-type="as-char" draw:z-index="307" draw:name="Shape1" draw:style-name="gr1" draw:text-style-name="P5" svg:width="0.265in" svg:height="0.3441in" draw:control="control308"/><text:a xlink:type="simple" xlink:href="https://learn.co/tracks/full-stack-web-dev-with-react/orms-and-activerecord/orms/mapping-database-rows-to-objects-lab" office:target-frame-name="_blank" xlink:show="new" text:style-name="Internet_20_link" text:visited-style-name="Visited_20_Internet_20_Link">Mapping Database Rows to Objects Lab</text:a><text:line-break/><draw:control text:anchor-type="as-char" draw:z-index="308" draw:name="Shape1" draw:style-name="gr1" draw:text-style-name="P5" svg:width="0.265in" svg:height="0.3441in" draw:control="control309"/><text:a xlink:type="simple" xlink:href="https://learn.co/tracks/full-stack-web-dev-with-react/orms-and-activerecord/orms/updating-records-in-an-orm" office:target-frame-name="_blank" xlink:show="new" text:style-name="Internet_20_link" text:visited-style-name="Visited_20_Internet_20_Link">Updating Records in an ORM</text:a><text:line-break/><draw:control text:anchor-type="as-char" draw:z-index="309" draw:name="Shape1" draw:style-name="gr1" draw:text-style-name="P5" svg:width="0.265in" svg:height="0.3441in" draw:control="control310"/><text:a xlink:type="simple" xlink:href="https://learn.co/tracks/full-stack-web-dev-with-react/orms-and-activerecord/orms/updating-records-in-an-orm-lab" office:target-frame-name="_blank" xlink:show="new" text:style-name="Internet_20_link" text:visited-style-name="Visited_20_Internet_20_Link">Updating Records in an ORM Lab</text:a><text:line-break/><draw:control text:anchor-type="as-char" draw:z-index="310" draw:name="Shape1" draw:style-name="gr1" draw:text-style-name="P5" svg:width="0.265in" svg:height="0.3441in" draw:control="control311"/><text:a xlink:type="simple" xlink:href="https://learn.co/tracks/full-stack-web-dev-with-react/orms-and-activerecord/orms/preventing-record-duplication" office:target-frame-name="_blank" xlink:show="new" text:style-name="Internet_20_link" text:visited-style-name="Visited_20_Internet_20_Link">Preventing Record Duplication</text:a><text:line-break/><draw:control text:anchor-type="as-char" draw:z-index="311" draw:name="Shape1" draw:style-name="gr1" draw:text-style-name="P5" svg:width="0.265in" svg:height="0.3441in" draw:control="control312"/><text:a xlink:type="simple" xlink:href="https://learn.co/tracks/full-stack-web-dev-with-react/orms-and-activerecord/orms/orms-lab-bringing-it-all-together" office:target-frame-name="_blank" xlink:show="new" text:style-name="Internet_20_link" text:visited-style-name="Visited_20_Internet_20_Link">ORMs Lab: Bringing It All Together</text:a><text:line-break/><draw:control text:anchor-type="as-char" draw:z-index="312" draw:name="Shape1" draw:style-name="gr1" draw:text-style-name="P5" svg:width="0.265in" svg:height="0.3441in" draw:control="control313"/><text:a xlink:type="simple" xlink:href="https://learn.co/tracks/full-stack-web-dev-with-react/orms-and-activerecord/orms/dynamic-orms" office:target-frame-name="_blank" xlink:show="new" text:style-name="Internet_20_link" text:visited-style-name="Visited_20_Internet_20_Link">Dynamic ORMs</text:a><text:line-break/><draw:control text:anchor-type="as-char" draw:z-index="313" draw:name="Shape1" draw:style-name="gr1" draw:text-style-name="P5" svg:width="0.265in" svg:height="0.3441in" draw:control="control314"/><text:a xlink:type="simple" xlink:href="https://learn.co/tracks/full-stack-web-dev-with-react/orms-and-activerecord/orms/dynamic-orms-with-inheritance" office:target-frame-name="_blank" xlink:show="new" text:style-name="Internet_20_link" text:visited-style-name="Visited_20_Internet_20_Link">Dynamic ORMs with Inheritance</text:a><text:line-break/><draw:control text:anchor-type="as-char" draw:z-index="314" draw:name="Shape1" draw:style-name="gr1" draw:text-style-name="P5" svg:width="0.265in" svg:height="0.3441in" draw:control="control315"/><text:a xlink:type="simple" xlink:href="https://learn.co/tracks/full-stack-web-dev-with-react/orms-and-activerecord/orms/dynamic-orm-lab" office:target-frame-name="_blank" xlink:show="new" text:style-name="Internet_20_link" text:visited-style-name="Visited_20_Internet_20_Link">Dynamic ORM Lab</text:a><text:line-break/><draw:control text:anchor-type="as-char" draw:z-index="315" draw:name="Shape1" draw:style-name="gr1" draw:text-style-name="P5" svg:width="0.265in" svg:height="0.3441in" draw:control="control316"/><text:a xlink:type="simple" xlink:href="https://learn.co/tracks/full-stack-web-dev-with-react/orms-and-activerecord/orms/video-review-orms-and-sql-joins" office:target-frame-name="_blank" xlink:show="new" text:style-name="Internet_20_link" text:visited-style-name="Visited_20_Internet_20_Link">Video Review: ORMs and SQL Joins</text:a><text:line-break/><draw:control text:anchor-type="as-char" draw:z-index="316" draw:name="Shape1" draw:style-name="gr1" draw:text-style-name="P5" svg:width="0.265in" svg:height="0.3441in" draw:control="control317"/><text:a xlink:type="simple" xlink:href="https://learn.co/tracks/full-stack-web-dev-with-react/orms-and-activerecord/orms/video-review-building-a-metaprogrammed-abstract-orm" office:target-frame-name="_blank" xlink:show="new" text:style-name="Internet_20_link" text:visited-style-name="Visited_20_Internet_20_Link">Video Review: Building a Metaprogrammed Abstract ORM</text:a><text:line-break/><draw:control text:anchor-type="as-char" draw:z-index="317" draw:name="Shape1" draw:style-name="gr1" draw:text-style-name="P5" svg:width="0.265in" svg:height="0.3441in" draw:control="control318"/><text:a xlink:type="simple" xlink:href="https://learn.co/tracks/full-stack-web-dev-with-react/orms-and-activerecord/orms/video-review-codealong-building-a-room-scraper-and-orm" office:target-frame-name="_blank" xlink:show="new" text:style-name="Internet_20_link" text:visited-style-name="Visited_20_Internet_20_Link">Video Review: Codealong- Building a Room Scraper and ORM</text:a></text:p>
          <text:list text:continue-numbering="true">
            <text:list-header>
              <text:h text:style-name="P2" text:outline-level="2">ActiveRecord</text:h>
            </text:list-header>
          </text:list>
          <text:p text:style-name="P1"><draw:control text:anchor-type="as-char" draw:z-index="318" draw:name="Shape1" draw:style-name="gr1" draw:text-style-name="P5" svg:width="0.265in" svg:height="0.3441in" draw:control="control319"/><text:a xlink:type="simple" xlink:href="https://learn.co/tracks/full-stack-web-dev-with-react/orms-and-activerecord/activerecord/activerecord-mechanics" office:target-frame-name="_blank" xlink:show="new" text:style-name="Internet_20_link" text:visited-style-name="Visited_20_Internet_20_Link">ActiveRecord Mechanics</text:a><text:line-break/><draw:control text:anchor-type="as-char" draw:z-index="319" draw:name="Shape1" draw:style-name="gr1" draw:text-style-name="P5" svg:width="0.265in" svg:height="0.3441in" draw:control="control320"/><text:a xlink:type="simple" xlink:href="https://learn.co/tracks/full-stack-web-dev-with-react/orms-and-activerecord/activerecord/translating-from-orm-to-activerecord" office:target-frame-name="_blank" xlink:show="new" text:style-name="Internet_20_link" text:visited-style-name="Visited_20_Internet_20_Link">Translating from ORM to ActiveRecord</text:a><text:line-break/><draw:control text:anchor-type="as-char" draw:z-index="320" draw:name="Shape1" draw:style-name="gr1" draw:text-style-name="P5" svg:width="0.265in" svg:height="0.3441in" draw:control="control321"/><text:a xlink:type="simple" xlink:href="https://learn.co/tracks/full-stack-web-dev-with-react/orms-and-activerecord/activerecord/intro-to-rake" office:target-frame-name="_blank" xlink:show="new" text:style-name="Internet_20_link" text:visited-style-name="Visited_20_Internet_20_Link">Intro to Rake</text:a><text:line-break/><draw:control text:anchor-type="as-char" draw:z-index="321" draw:name="Shape1" draw:style-name="gr1" draw:text-style-name="P5" svg:width="0.265in" svg:height="0.3441in" draw:control="control322"/><text:a xlink:type="simple" xlink:href="https://learn.co/tracks/full-stack-web-dev-with-react/orms-and-activerecord/activerecord/mechanics-of-migrations" office:target-frame-name="_blank" xlink:show="new" text:style-name="Internet_20_link" text:visited-style-name="Visited_20_Internet_20_Link">Mechanics of Migrations</text:a><text:line-break/><draw:control text:anchor-type="as-char" draw:z-index="322" draw:name="Shape1" draw:style-name="gr1" draw:text-style-name="P5" svg:width="0.265in" svg:height="0.3441in" draw:control="control323"/><text:a xlink:type="simple" xlink:href="https://learn.co/tracks/full-stack-web-dev-with-react/orms-and-activerecord/activerecord/writing-our-own-migrations" office:target-frame-name="_blank" xlink:show="new" text:style-name="Internet_20_link" text:visited-style-name="Visited_20_Internet_20_Link">Writing Our Own Migrations</text:a><text:line-break/><draw:control text:anchor-type="as-char" draw:z-index="323" draw:name="Shape1" draw:style-name="gr1" draw:text-style-name="P5" svg:width="0.265in" svg:height="0.3441in" draw:control="control324"/><text:a xlink:type="simple" xlink:href="https://learn.co/tracks/full-stack-web-dev-with-react/orms-and-activerecord/activerecord/activerecord-crud-lab" office:target-frame-name="_blank" xlink:show="new" text:style-name="Internet_20_link" text:visited-style-name="Visited_20_Internet_20_Link">ActiveRecord CRUD Lab</text:a><text:line-break/><draw:control text:anchor-type="as-char" draw:z-index="324" draw:name="Shape1" draw:style-name="gr1" draw:text-style-name="P5" svg:width="0.265in" svg:height="0.3441in" draw:control="control325"/><text:a xlink:type="simple" xlink:href="https://learn.co/tracks/full-stack-web-dev-with-react/orms-and-activerecord/activerecord/migrations-and-active-record-lab" office:target-frame-name="_blank" xlink:show="new" text:style-name="Internet_20_link" text:visited-style-name="Visited_20_Internet_20_Link">Migrations and Active Record Lab</text:a><text:line-break/><draw:control text:anchor-type="as-char" draw:z-index="325" draw:name="Shape1" draw:style-name="gr1" draw:text-style-name="P5" svg:width="0.265in" svg:height="0.3441in" draw:control="control326"/><text:a xlink:type="simple" xlink:href="https://learn.co/tracks/full-stack-web-dev-with-react/orms-and-activerecord/activerecord/advanced-finding-lab" office:target-frame-name="_blank" xlink:show="new" text:style-name="Internet_20_link" text:visited-style-name="Visited_20_Internet_20_Link">Advanced Finding Lab</text:a></text:p>
          <text:list text:continue-numbering="true">
            <text:list-header>
              <text:h text:style-name="P2" text:outline-level="2"><text:soft-page-break/>Associations</text:h>
            </text:list-header>
          </text:list>
          <text:p text:style-name="P1"><draw:control text:anchor-type="as-char" draw:z-index="326" draw:name="Shape1" draw:style-name="gr1" draw:text-style-name="P5" svg:width="0.265in" svg:height="0.3441in" draw:control="control327"/><text:a xlink:type="simple" xlink:href="https://learn.co/tracks/full-stack-web-dev-with-react/orms-and-activerecord/associations/activerecord-associations" office:target-frame-name="_blank" xlink:show="new" text:style-name="Internet_20_link" text:visited-style-name="Visited_20_Internet_20_Link">ActiveRecord Associations</text:a><text:line-break/><draw:control text:anchor-type="as-char" draw:z-index="327" draw:name="Shape1" draw:style-name="gr1" draw:text-style-name="P5" svg:width="0.265in" svg:height="0.3441in" draw:control="control328"/><text:a xlink:type="simple" xlink:href="https://learn.co/tracks/full-stack-web-dev-with-react/orms-and-activerecord/associations/activerecord-associations-lab" office:target-frame-name="_blank" xlink:show="new" text:style-name="Internet_20_link" text:visited-style-name="Visited_20_Internet_20_Link">ActiveRecord Associations Lab</text:a><text:line-break/><draw:control text:anchor-type="as-char" draw:z-index="328" draw:name="Shape1" draw:style-name="gr1" draw:text-style-name="P5" svg:width="0.265in" svg:height="0.3441in" draw:control="control329"/><text:a xlink:type="simple" xlink:href="https://learn.co/tracks/full-stack-web-dev-with-react/orms-and-activerecord/associations/activerecord-associations-lab-ii" office:target-frame-name="_blank" xlink:show="new" text:style-name="Internet_20_link" text:visited-style-name="Visited_20_Internet_20_Link">ActiveRecord Associations Lab II</text:a><text:line-break/><draw:control text:anchor-type="as-char" draw:z-index="329" draw:name="Shape1" draw:style-name="gr1" draw:text-style-name="P5" svg:width="0.265in" svg:height="0.3441in" draw:control="control330"/><text:a xlink:type="simple" xlink:href="https://learn.co/tracks/full-stack-web-dev-with-react/orms-and-activerecord/associations/activerecord-associations-video-review" office:target-frame-name="_blank" xlink:show="new" text:style-name="Internet_20_link" text:visited-style-name="Visited_20_Internet_20_Link">ActiveRecord Associations Video Review</text:a><text:line-break/><draw:control text:anchor-type="as-char" draw:z-index="330" draw:name="Shape1" draw:style-name="gr1" draw:text-style-name="P5" svg:width="0.265in" svg:height="0.3441in" draw:control="control331"/><text:a xlink:type="simple" xlink:href="https://learn.co/tracks/full-stack-web-dev-with-react/orms-and-activerecord/associations/activerecord-associations-video-review-ii" office:target-frame-name="_blank" xlink:show="new" text:style-name="Internet_20_link" text:visited-style-name="Visited_20_Internet_20_Link">ActiveRecord Associations Video Review II</text:a><text:line-break/><draw:control text:anchor-type="as-char" draw:z-index="331" draw:name="Shape1" draw:style-name="gr1" draw:text-style-name="P5" svg:width="0.265in" svg:height="0.3441in" draw:control="control332"/><text:a xlink:type="simple" xlink:href="https://learn.co/tracks/full-stack-web-dev-with-react/orms-and-activerecord/associations/video-review-aliasing-activerecord-associations" office:target-frame-name="_blank" xlink:show="new" text:style-name="Internet_20_link" text:visited-style-name="Visited_20_Internet_20_Link">Video Review: Aliasing ActiveRecord Associations</text:a><text:line-break/><draw:control text:anchor-type="as-char" draw:z-index="332" draw:name="Shape1" draw:style-name="gr1" draw:text-style-name="P5" svg:width="0.265in" svg:height="0.3441in" draw:control="control333"/><text:a xlink:type="simple" xlink:href="https://learn.co/tracks/full-stack-web-dev-with-react/orms-and-activerecord/associations/video-review-blog-cli-with-activerecord-and-associations" office:target-frame-name="_blank" xlink:show="new" text:style-name="Internet_20_link" text:visited-style-name="Visited_20_Internet_20_Link">Video Review: Blog CLI with ActiveRecord and Associations</text:a></text:p>
          <text:p text:style-name="P4">Rack</text:p>
          <text:list text:continue-numbering="true">
            <text:list-header>
              <text:h text:style-name="P2" text:outline-level="2">Rack and the Internet</text:h>
            </text:list-header>
          </text:list>
          <text:p text:style-name="P1"><draw:control text:anchor-type="as-char" draw:z-index="333" draw:name="Shape1" draw:style-name="gr1" draw:text-style-name="P5" svg:width="0.265in" svg:height="0.3441in" draw:control="control334"/><text:a xlink:type="simple" xlink:href="https://learn.co/tracks/full-stack-web-dev-with-react/rack/rack-and-the-internet/how-the-internet-works" office:target-frame-name="_blank" xlink:show="new" text:style-name="Internet_20_link" text:visited-style-name="Visited_20_Internet_20_Link">How the Internet Works</text:a><text:line-break/><draw:control text:anchor-type="as-char" draw:z-index="334" draw:name="Shape1" draw:style-name="gr1" draw:text-style-name="P5" svg:width="0.265in" svg:height="0.3441in" draw:control="control335"/><text:a xlink:type="simple" xlink:href="https://learn.co/tracks/full-stack-web-dev-with-react/rack/rack-and-the-internet/increasing-layers-of-abstraction" office:target-frame-name="_blank" xlink:show="new" text:style-name="Internet_20_link" text:visited-style-name="Visited_20_Internet_20_Link">Increasing Layers of Abstraction</text:a><text:line-break/><draw:control text:anchor-type="as-char" draw:z-index="335" draw:name="Shape1" draw:style-name="gr1" draw:text-style-name="P5" svg:width="0.265in" svg:height="0.3441in" draw:control="control336"/><text:a xlink:type="simple" xlink:href="https://learn.co/tracks/full-stack-web-dev-with-react/rack/rack-and-the-internet/inspecting-the-web-with-rack" office:target-frame-name="_blank" xlink:show="new" text:style-name="Internet_20_link" text:visited-style-name="Visited_20_Internet_20_Link">Inspecting the Web with Rack</text:a><text:line-break/><draw:control text:anchor-type="as-char" draw:z-index="336" draw:name="Shape1" draw:style-name="gr1" draw:text-style-name="P5" svg:width="0.265in" svg:height="0.3441in" draw:control="control337"/><text:a xlink:type="simple" xlink:href="https://learn.co/tracks/full-stack-web-dev-with-react/rack/rack-and-the-internet/dynamic-web-apps-with-rack" office:target-frame-name="_blank" xlink:show="new" text:style-name="Internet_20_link" text:visited-style-name="Visited_20_Internet_20_Link">Dynamic Web Apps with Rack</text:a><text:line-break/><draw:control text:anchor-type="as-char" draw:z-index="337" draw:name="Shape1" draw:style-name="gr1" draw:text-style-name="P5" svg:width="0.265in" svg:height="0.3441in" draw:control="control338"/><text:a xlink:type="simple" xlink:href="https://learn.co/tracks/full-stack-web-dev-with-react/rack/rack-and-the-internet/rack-responses-lab" office:target-frame-name="_blank" xlink:show="new" text:style-name="Internet_20_link" text:visited-style-name="Visited_20_Internet_20_Link">Rack Responses Lab</text:a><text:line-break/><draw:control text:anchor-type="as-char" draw:z-index="338" draw:name="Shape1" draw:style-name="gr1" draw:text-style-name="P5" svg:width="0.265in" svg:height="0.3441in" draw:control="control339"/><text:a xlink:type="simple" xlink:href="https://learn.co/tracks/full-stack-web-dev-with-react/rack/rack-and-the-internet/the-http-request" office:target-frame-name="_blank" xlink:show="new" text:style-name="Internet_20_link" text:visited-style-name="Visited_20_Internet_20_Link">The HTTP Request</text:a><text:line-break/><draw:control text:anchor-type="as-char" draw:z-index="339" draw:name="Shape1" draw:style-name="gr1" draw:text-style-name="P5" svg:width="0.265in" svg:height="0.3441in" draw:control="control340"/><text:a xlink:type="simple" xlink:href="https://learn.co/tracks/full-stack-web-dev-with-react/rack/rack-and-the-internet/rack-routes-and-get-params-lab" office:target-frame-name="_blank" xlink:show="new" text:style-name="Internet_20_link" text:visited-style-name="Visited_20_Internet_20_Link">Rack Routes and GET Params Lab</text:a><text:line-break/><draw:control text:anchor-type="as-char" draw:z-index="340" draw:name="Shape1" draw:style-name="gr1" draw:text-style-name="P5" svg:width="0.265in" svg:height="0.3441in" draw:control="control341"/><text:a xlink:type="simple" xlink:href="https://learn.co/tracks/full-stack-web-dev-with-react/rack/rack-and-the-internet/dynamic-url-routes" office:target-frame-name="_blank" xlink:show="new" text:style-name="Internet_20_link" text:visited-style-name="Visited_20_Internet_20_Link">Dynamic URL Routes</text:a><text:line-break/><draw:control text:anchor-type="as-char" draw:z-index="341" draw:name="Shape1" draw:style-name="gr1" draw:text-style-name="P5" svg:width="0.265in" svg:height="0.3441in" draw:control="control342"/><text:a xlink:type="simple" xlink:href="https://learn.co/tracks/full-stack-web-dev-with-react/rack/rack-and-the-internet/http-status-codes" office:target-frame-name="_blank" xlink:show="new" text:style-name="Internet_20_link" text:visited-style-name="Visited_20_Internet_20_Link">HTTP Status Codes</text:a><text:line-break/><draw:control text:anchor-type="as-char" draw:z-index="342" draw:name="Shape1" draw:style-name="gr1" draw:text-style-name="P5" svg:width="0.265in" svg:height="0.3441in" draw:control="control343"/><text:a xlink:type="simple" xlink:href="https://learn.co/tracks/full-stack-web-dev-with-react/rack/rack-and-the-internet/dynamic-urls-and-status-codes-lab" office:target-frame-name="_blank" xlink:show="new" text:style-name="Internet_20_link" text:visited-style-name="Visited_20_Internet_20_Link">Dynamic URLs and Status Codes Lab</text:a><text:line-break/><draw:control text:anchor-type="as-char" draw:z-index="343" draw:name="Shape1" draw:style-name="gr1" draw:text-style-name="P5" svg:width="0.265in" svg:height="0.3441in" draw:control="control344"/><text:a xlink:type="simple" xlink:href="https://learn.co/tracks/full-stack-web-dev-with-react/rack/rack-and-the-internet/video-review-how-the-web-works-pt-1" office:target-frame-name="_blank" xlink:show="new" text:style-name="Internet_20_link" text:visited-style-name="Visited_20_Internet_20_Link">Video Review: How The Web Works, Pt 1</text:a><text:line-break/><draw:control text:anchor-type="as-char" draw:z-index="344" draw:name="Shape1" draw:style-name="gr1" draw:text-style-name="P5" svg:width="0.265in" svg:height="0.3441in" draw:control="control345"/><text:a xlink:type="simple" xlink:href="https://learn.co/tracks/full-stack-web-dev-with-react/rack/rack-and-the-internet/video-review-how-the-web-works-pt-2" office:target-frame-name="_blank" xlink:show="new" text:style-name="Internet_20_link" text:visited-style-name="Visited_20_Internet_20_Link">Video Review: How the Web Works, Pt 2</text:a></text:p>
          <text:p text:style-name="P4">Sinatra</text:p>
          <text:list text:continue-numbering="true">
            <text:list-header>
              <text:h text:style-name="P2" text:outline-level="2">Sinatra Basics</text:h>
            </text:list-header>
          </text:list>
          <text:p text:style-name="P1"><draw:control text:anchor-type="as-char" draw:z-index="345" draw:name="Shape1" draw:style-name="gr1" draw:text-style-name="P5" svg:width="0.265in" svg:height="0.3441in" draw:control="control346"/><text:a xlink:type="simple" xlink:href="https://learn.co/tracks/full-stack-web-dev-with-react/sinatra/sinatra-basics/what-is-sinatra" office:target-frame-name="_blank" xlink:show="new" text:style-name="Internet_20_link" text:visited-style-name="Visited_20_Internet_20_Link">What is Sinatra?</text:a><text:line-break/><text:soft-page-break/><draw:control text:anchor-type="as-char" draw:z-index="346" draw:name="Shape1" draw:style-name="gr1" draw:text-style-name="P5" svg:width="0.265in" svg:height="0.3441in" draw:control="control347"/><text:a xlink:type="simple" xlink:href="https://learn.co/tracks/full-stack-web-dev-with-react/sinatra/sinatra-basics/sinatra-from-scratch" office:target-frame-name="_blank" xlink:show="new" text:style-name="Internet_20_link" text:visited-style-name="Visited_20_Internet_20_Link">Sinatra from Scratch</text:a><text:line-break/><draw:control text:anchor-type="as-char" draw:z-index="347" draw:name="Shape1" draw:style-name="gr1" draw:text-style-name="P5" svg:width="0.265in" svg:height="0.3441in" draw:control="control348"/><text:a xlink:type="simple" xlink:href="https://learn.co/tracks/full-stack-web-dev-with-react/sinatra/sinatra-basics/sinatra-basics" office:target-frame-name="_blank" xlink:show="new" text:style-name="Internet_20_link" text:visited-style-name="Visited_20_Internet_20_Link">Sinatra Basics</text:a><text:line-break/><draw:control text:anchor-type="as-char" draw:z-index="348" draw:name="Shape1" draw:style-name="gr1" draw:text-style-name="P5" svg:width="0.265in" svg:height="0.3441in" draw:control="control349"/><text:a xlink:type="simple" xlink:href="https://learn.co/tracks/full-stack-web-dev-with-react/sinatra/sinatra-basics/using-the-shotgun-development-server" office:target-frame-name="_blank" xlink:show="new" text:style-name="Internet_20_link" text:visited-style-name="Visited_20_Internet_20_Link">Using the Shotgun Development Server</text:a><text:line-break/><draw:control text:anchor-type="as-char" draw:z-index="349" draw:name="Shape1" draw:style-name="gr1" draw:text-style-name="P5" svg:width="0.265in" svg:height="0.3441in" draw:control="control350"/><text:a xlink:type="simple" xlink:href="https://learn.co/tracks/full-stack-web-dev-with-react/sinatra/sinatra-basics/sinatra-hello-world-lab" office:target-frame-name="_blank" xlink:show="new" text:style-name="Internet_20_link" text:visited-style-name="Visited_20_Internet_20_Link">Sinatra "Hello World" Lab</text:a><text:line-break/><draw:control text:anchor-type="as-char" draw:z-index="350" draw:name="Shape1" draw:style-name="gr1" draw:text-style-name="P5" svg:width="0.265in" svg:height="0.3441in" draw:control="control351"/><text:a xlink:type="simple" xlink:href="https://learn.co/tracks/full-stack-web-dev-with-react/sinatra/sinatra-basics/sinatra-routes" office:target-frame-name="_blank" xlink:show="new" text:style-name="Internet_20_link" text:visited-style-name="Visited_20_Internet_20_Link">Sinatra Routes</text:a><text:line-break/><draw:control text:anchor-type="as-char" draw:z-index="351" draw:name="Shape1" draw:style-name="gr1" draw:text-style-name="P5" svg:width="0.265in" svg:height="0.3441in" draw:control="control352"/><text:a xlink:type="simple" xlink:href="https://learn.co/tracks/full-stack-web-dev-with-react/sinatra/sinatra-basics/sinatra-basic-routes-lab" office:target-frame-name="_blank" xlink:show="new" text:style-name="Internet_20_link" text:visited-style-name="Visited_20_Internet_20_Link">Sinatra Basic Routes Lab</text:a></text:p>
          <text:list text:continue-numbering="true">
            <text:list-header>
              <text:h text:style-name="P2" text:outline-level="2">MVC and Forms</text:h>
            </text:list-header>
          </text:list>
          <text:p text:style-name="P1"><draw:control text:anchor-type="as-char" draw:z-index="352" draw:name="Shape1" draw:style-name="gr1" draw:text-style-name="P5" svg:width="0.265in" svg:height="0.3441in" draw:control="control353"/><text:a xlink:type="simple" xlink:href="https://learn.co/tracks/full-stack-web-dev-with-react/sinatra/mvc-and-forms/intro-to-mvc" office:target-frame-name="_blank" xlink:show="new" text:style-name="Internet_20_link" text:visited-style-name="Visited_20_Internet_20_Link">Intro to MVC</text:a><text:line-break/><draw:control text:anchor-type="as-char" draw:z-index="353" draw:name="Shape1" draw:style-name="gr1" draw:text-style-name="P5" svg:width="0.265in" svg:height="0.3441in" draw:control="control354"/><text:a xlink:type="simple" xlink:href="https://learn.co/tracks/full-stack-web-dev-with-react/sinatra/mvc-and-forms/sinatra-mvc-file-structure" office:target-frame-name="_blank" xlink:show="new" text:style-name="Internet_20_link" text:visited-style-name="Visited_20_Internet_20_Link">Sinatra MVC File Structure</text:a><text:line-break/><draw:control text:anchor-type="as-char" draw:z-index="354" draw:name="Shape1" draw:style-name="gr1" draw:text-style-name="P5" svg:width="0.265in" svg:height="0.3441in" draw:control="control355"/><text:a xlink:type="simple" xlink:href="https://learn.co/tracks/full-stack-web-dev-with-react/sinatra/mvc-and-forms/sinatra-views" office:target-frame-name="_blank" xlink:show="new" text:style-name="Internet_20_link" text:visited-style-name="Visited_20_Internet_20_Link">Sinatra Views</text:a><text:line-break/><draw:control text:anchor-type="as-char" draw:z-index="355" draw:name="Shape1" draw:style-name="gr1" draw:text-style-name="P5" svg:width="0.265in" svg:height="0.3441in" draw:control="control356"/><text:a xlink:type="simple" xlink:href="https://learn.co/tracks/full-stack-web-dev-with-react/sinatra/mvc-and-forms/sinatra-basic-views-lab" office:target-frame-name="_blank" xlink:show="new" text:style-name="Internet_20_link" text:visited-style-name="Visited_20_Internet_20_Link">Sinatra Basic Views Lab</text:a><text:line-break/><draw:control text:anchor-type="as-char" draw:z-index="356" draw:name="Shape1" draw:style-name="gr1" draw:text-style-name="P5" svg:width="0.265in" svg:height="0.3441in" draw:control="control357"/><text:a xlink:type="simple" xlink:href="https://learn.co/tracks/full-stack-web-dev-with-react/sinatra/mvc-and-forms/using-erb" office:target-frame-name="_blank" xlink:show="new" text:style-name="Internet_20_link" text:visited-style-name="Visited_20_Internet_20_Link">Using ERB</text:a><text:line-break/><draw:control text:anchor-type="as-char" draw:z-index="357" draw:name="Shape1" draw:style-name="gr1" draw:text-style-name="P5" svg:width="0.265in" svg:height="0.3441in" draw:control="control358"/><text:a xlink:type="simple" xlink:href="https://learn.co/tracks/full-stack-web-dev-with-react/sinatra/mvc-and-forms/sinatra-views-lab-ii" office:target-frame-name="_blank" xlink:show="new" text:style-name="Internet_20_link" text:visited-style-name="Visited_20_Internet_20_Link">Sinatra Views Lab II</text:a><text:line-break/><draw:control text:anchor-type="as-char" draw:z-index="358" draw:name="Shape1" draw:style-name="gr1" draw:text-style-name="P5" svg:width="0.265in" svg:height="0.3441in" draw:control="control359"/><text:a xlink:type="simple" xlink:href="https://learn.co/tracks/full-stack-web-dev-with-react/sinatra/mvc-and-forms/video-review-forms" office:target-frame-name="_blank" xlink:show="new" text:style-name="Internet_20_link" text:visited-style-name="Visited_20_Internet_20_Link">Video Review: Forms</text:a></text:p>
          <text:list text:continue-numbering="true">
            <text:list-header>
              <text:h text:style-name="P2" text:outline-level="2">Forms </text:h>
            </text:list-header>
          </text:list>
          <text:p text:style-name="P1"><draw:control text:anchor-type="as-char" draw:z-index="359" draw:name="Shape1" draw:style-name="gr1" draw:text-style-name="P5" svg:width="0.265in" svg:height="0.3441in" draw:control="control360"/><text:a xlink:type="simple" xlink:href="https://learn.co/tracks/full-stack-web-dev-with-react/sinatra/forms/intro-to-capybara-tests" office:target-frame-name="_blank" xlink:show="new" text:style-name="Internet_20_link" text:visited-style-name="Visited_20_Internet_20_Link">Intro to Capybara Tests</text:a><text:line-break/><draw:control text:anchor-type="as-char" draw:z-index="360" draw:name="Shape1" draw:style-name="gr1" draw:text-style-name="P5" svg:width="0.265in" svg:height="0.3441in" draw:control="control361"/><text:a xlink:type="simple" xlink:href="https://learn.co/tracks/full-stack-web-dev-with-react/sinatra/forms/dynamic-routes" office:target-frame-name="_blank" xlink:show="new" text:style-name="Internet_20_link" text:visited-style-name="Visited_20_Internet_20_Link">Dynamic Routes</text:a><text:line-break/><draw:control text:anchor-type="as-char" draw:z-index="361" draw:name="Shape1" draw:style-name="gr1" draw:text-style-name="P5" svg:width="0.265in" svg:height="0.3441in" draw:control="control362"/><text:a xlink:type="simple" xlink:href="https://learn.co/tracks/full-stack-web-dev-with-react/sinatra/forms/dynamic-routes-lab" office:target-frame-name="_blank" xlink:show="new" text:style-name="Internet_20_link" text:visited-style-name="Visited_20_Internet_20_Link">Dynamic Routes Lab</text:a><text:line-break/><draw:control text:anchor-type="as-char" draw:z-index="362" draw:name="Shape1" draw:style-name="gr1" draw:text-style-name="P5" svg:width="0.265in" svg:height="0.3441in" draw:control="control363"/><text:a xlink:type="simple" xlink:href="https://learn.co/tracks/full-stack-web-dev-with-react/sinatra/forms/html-forms-and-params" office:target-frame-name="_blank" xlink:show="new" text:style-name="Internet_20_link" text:visited-style-name="Visited_20_Internet_20_Link">HTML Forms and Params</text:a><text:line-break/><draw:control text:anchor-type="as-char" draw:z-index="363" draw:name="Shape1" draw:style-name="gr1" draw:text-style-name="P5" svg:width="0.265in" svg:height="0.3441in" draw:control="control364"/><text:a xlink:type="simple" xlink:href="https://learn.co/tracks/full-stack-web-dev-with-react/sinatra/forms/passing-data-between-views-and-controllers" office:target-frame-name="_blank" xlink:show="new" text:style-name="Internet_20_link" text:visited-style-name="Visited_20_Internet_20_Link">Passing Data Between Views and Controllers</text:a><text:line-break/><draw:control text:anchor-type="as-char" draw:z-index="364" draw:name="Shape1" draw:style-name="gr1" draw:text-style-name="P5" svg:width="0.265in" svg:height="0.3441in" draw:control="control365"/><text:a xlink:type="simple" xlink:href="https://learn.co/tracks/full-stack-web-dev-with-react/sinatra/forms/basic-sinatra-forms-lab" office:target-frame-name="_blank" xlink:show="new" text:style-name="Internet_20_link" text:visited-style-name="Visited_20_Internet_20_Link">Basic Sinatra Forms Lab</text:a><text:line-break/><draw:control text:anchor-type="as-char" draw:z-index="365" draw:name="Shape1" draw:style-name="gr1" draw:text-style-name="P5" svg:width="0.265in" svg:height="0.3441in" draw:control="control366"/><text:a xlink:type="simple" xlink:href="https://learn.co/tracks/full-stack-web-dev-with-react/sinatra/forms/layouts-and-yield" office:target-frame-name="_blank" xlink:show="new" text:style-name="Internet_20_link" text:visited-style-name="Visited_20_Internet_20_Link">Layouts and Yield</text:a><text:line-break/><draw:control text:anchor-type="as-char" draw:z-index="366" draw:name="Shape1" draw:style-name="gr1" draw:text-style-name="P5" svg:width="0.265in" svg:height="0.3441in" draw:control="control367"/><text:a xlink:type="simple" xlink:href="https://learn.co/tracks/full-stack-web-dev-with-react/sinatra/forms/integrating-models-for-a-full-mvc" office:target-frame-name="_blank" xlink:show="new" text:style-name="Internet_20_link" text:visited-style-name="Visited_20_Internet_20_Link">Integrating Models for a Full MVC</text:a><text:line-break/><draw:control text:anchor-type="as-char" draw:z-index="367" draw:name="Shape1" draw:style-name="gr1" draw:text-style-name="P5" svg:width="0.265in" svg:height="0.3441in" draw:control="control368"/><text:a xlink:type="simple" xlink:href="https://learn.co/tracks/full-stack-web-dev-with-react/sinatra/forms/sinatra-mvc-lab" office:target-frame-name="_blank" xlink:show="new" text:style-name="Internet_20_link" text:visited-style-name="Visited_20_Internet_20_Link">Sinatra MVC Lab</text:a><text:line-break/><draw:control text:anchor-type="as-char" draw:z-index="368" draw:name="Shape1" draw:style-name="gr1" draw:text-style-name="P5" svg:width="0.265in" svg:height="0.3441in" draw:control="control369"/><text:a xlink:type="simple" xlink:href="https://learn.co/tracks/full-stack-web-dev-with-react/sinatra/forms/sinatra-basic-forms-lab" office:target-frame-name="_blank" xlink:show="new" text:style-name="Internet_20_link" text:visited-style-name="Visited_20_Internet_20_Link">Sinatra Basic Forms Lab</text:a><text:line-break/><draw:control text:anchor-type="as-char" draw:z-index="369" draw:name="Shape1" draw:style-name="gr1" draw:text-style-name="P5" svg:width="0.265in" svg:height="0.3441in" draw:control="control370"/><text:a xlink:type="simple" xlink:href="https://learn.co/tracks/full-stack-web-dev-with-react/sinatra/forms/sinatra-nested-forms" office:target-frame-name="_blank" xlink:show="new" text:style-name="Internet_20_link" text:visited-style-name="Visited_20_Internet_20_Link">Sinatra Nested Forms</text:a><text:line-break/><draw:control text:anchor-type="as-char" draw:z-index="370" draw:name="Shape1" draw:style-name="gr1" draw:text-style-name="P5" svg:width="0.265in" svg:height="0.3441in" draw:control="control371"/><text:a xlink:type="simple" xlink:href="https://learn.co/tracks/full-stack-web-dev-with-react/sinatra/forms/sinatra-nested-forms-lab-pirates" office:target-frame-name="_blank" xlink:show="new" text:style-name="Internet_20_link" text:visited-style-name="Visited_20_Internet_20_Link">Sinatra Nested Forms Lab: Pirates!</text:a><text:line-break/><text:soft-page-break/><draw:control text:anchor-type="as-char" draw:z-index="371" draw:name="Shape1" draw:style-name="gr1" draw:text-style-name="P5" svg:width="0.265in" svg:height="0.3441in" draw:control="control372"/><text:a xlink:type="simple" xlink:href="https://learn.co/tracks/full-stack-web-dev-with-react/sinatra/forms/lab-review-sinatra-nested-forms-lab-pirates" office:target-frame-name="_blank" xlink:show="new" text:style-name="Internet_20_link" text:visited-style-name="Visited_20_Internet_20_Link">Lab Review-- Sinatra Nested Forms Lab: Pirates</text:a><text:line-break/><draw:control text:anchor-type="as-char" draw:z-index="372" draw:name="Shape1" draw:style-name="gr1" draw:text-style-name="P5" svg:width="0.265in" svg:height="0.3441in" draw:control="control373"/><text:a xlink:type="simple" xlink:href="https://learn.co/tracks/full-stack-web-dev-with-react/sinatra/forms/sinatra-nested-forms-lab-superheros" office:target-frame-name="_blank" xlink:show="new" text:style-name="Internet_20_link" text:visited-style-name="Visited_20_Internet_20_Link">Sinatra Nested Forms Lab: Superheros!</text:a></text:p>
          <text:list text:continue-numbering="true">
            <text:list-header>
              <text:h text:style-name="P2" text:outline-level="2">Sessions</text:h>
            </text:list-header>
          </text:list>
          <text:p text:style-name="P1"><draw:control text:anchor-type="as-char" draw:z-index="373" draw:name="Shape1" draw:style-name="gr1" draw:text-style-name="P5" svg:width="0.265in" svg:height="0.3441in" draw:control="control374"/><text:a xlink:type="simple" xlink:href="https://learn.co/tracks/full-stack-web-dev-with-react/sinatra/sessions/sessions-and-cookies" office:target-frame-name="_blank" xlink:show="new" text:style-name="Internet_20_link" text:visited-style-name="Visited_20_Internet_20_Link">Sessions and Cookies</text:a><text:line-break/><draw:control text:anchor-type="as-char" draw:z-index="374" draw:name="Shape1" draw:style-name="gr1" draw:text-style-name="P5" svg:width="0.265in" svg:height="0.3441in" draw:control="control375"/><text:a xlink:type="simple" xlink:href="https://learn.co/tracks/full-stack-web-dev-with-react/sinatra/sessions/mechanics-of-sessions" office:target-frame-name="_blank" xlink:show="new" text:style-name="Internet_20_link" text:visited-style-name="Visited_20_Internet_20_Link">Mechanics of Sessions</text:a><text:line-break/><draw:control text:anchor-type="as-char" draw:z-index="375" draw:name="Shape1" draw:style-name="gr1" draw:text-style-name="P5" svg:width="0.265in" svg:height="0.3441in" draw:control="control376"/><text:a xlink:type="simple" xlink:href="https://learn.co/tracks/full-stack-web-dev-with-react/sinatra/sessions/sinatra-sessions-lab" office:target-frame-name="_blank" xlink:show="new" text:style-name="Internet_20_link" text:visited-style-name="Visited_20_Internet_20_Link">Sinatra Sessions Lab</text:a><text:line-break/><draw:control text:anchor-type="as-char" draw:z-index="376" draw:name="Shape1" draw:style-name="gr1" draw:text-style-name="P5" svg:width="0.265in" svg:height="0.3441in" draw:control="control377"/><text:a xlink:type="simple" xlink:href="https://learn.co/tracks/full-stack-web-dev-with-react/sinatra/sessions/sinatra-sessions-codealong" office:target-frame-name="_blank" xlink:show="new" text:style-name="Internet_20_link" text:visited-style-name="Visited_20_Internet_20_Link">Sinatra Sessions Codealong</text:a></text:p>
          <text:list text:continue-numbering="true">
            <text:list-header>
              <text:h text:style-name="P2" text:outline-level="2">ActiveRecord</text:h>
            </text:list-header>
          </text:list>
          <text:p text:style-name="P1"><draw:control text:anchor-type="as-char" draw:z-index="377" draw:name="Shape1" draw:style-name="gr1" draw:text-style-name="P5" svg:width="0.265in" svg:height="0.3441in" draw:control="control378"/><text:a xlink:type="simple" xlink:href="https://learn.co/tracks/full-stack-web-dev-with-react/sinatra/activerecord/activerecord-setup-in-sinatra" office:target-frame-name="_blank" xlink:show="new" text:style-name="Internet_20_link" text:visited-style-name="Visited_20_Internet_20_Link">ActiveRecord Setup in Sinatra</text:a><text:line-break/><draw:control text:anchor-type="as-char" draw:z-index="378" draw:name="Shape1" draw:style-name="gr1" draw:text-style-name="P5" svg:width="0.265in" svg:height="0.3441in" draw:control="control379"/><text:a xlink:type="simple" xlink:href="https://learn.co/tracks/full-stack-web-dev-with-react/sinatra/activerecord/activerecord-in-sinatra" office:target-frame-name="_blank" xlink:show="new" text:style-name="Internet_20_link" text:visited-style-name="Visited_20_Internet_20_Link">ActiveRecord in Sinatra</text:a><text:line-break/><draw:control text:anchor-type="as-char" draw:z-index="379" draw:name="Shape1" draw:style-name="gr1" draw:text-style-name="P5" svg:width="0.265in" svg:height="0.3441in" draw:control="control380"/><text:a xlink:type="simple" xlink:href="https://learn.co/tracks/full-stack-web-dev-with-react/sinatra/activerecord/sinatra-activerecord-crud" office:target-frame-name="_blank" xlink:show="new" text:style-name="Internet_20_link" text:visited-style-name="Visited_20_Internet_20_Link">Sinatra ActiveRecord CRUD</text:a><text:line-break/><draw:control text:anchor-type="as-char" draw:z-index="380" draw:name="Shape1" draw:style-name="gr1" draw:text-style-name="P5" svg:width="0.265in" svg:height="0.3441in" draw:control="control381"/><text:a xlink:type="simple" xlink:href="https://learn.co/tracks/full-stack-web-dev-with-react/sinatra/activerecord/user-authentication-in-sinatra" office:target-frame-name="_blank" xlink:show="new" text:style-name="Internet_20_link" text:visited-style-name="Visited_20_Internet_20_Link">User Authentication in Sinatra</text:a><text:line-break/><draw:control text:anchor-type="as-char" draw:z-index="381" draw:name="Shape1" draw:style-name="gr1" draw:text-style-name="P5" svg:width="0.265in" svg:height="0.3441in" draw:control="control382"/><text:a xlink:type="simple" xlink:href="https://learn.co/tracks/full-stack-web-dev-with-react/sinatra/activerecord/sinatra-sessions-lab-user-logins" office:target-frame-name="_blank" xlink:show="new" text:style-name="Internet_20_link" text:visited-style-name="Visited_20_Internet_20_Link">Sinatra Sessions Lab- User Logins</text:a><text:line-break/><draw:control text:anchor-type="as-char" draw:z-index="382" draw:name="Shape1" draw:style-name="gr1" draw:text-style-name="P5" svg:width="0.265in" svg:height="0.3441in" draw:control="control383"/><text:a xlink:type="simple" xlink:href="https://learn.co/tracks/full-stack-web-dev-with-react/sinatra/activerecord/securing-passwords-in-sinatra" office:target-frame-name="_blank" xlink:show="new" text:style-name="Internet_20_link" text:visited-style-name="Visited_20_Internet_20_Link">Securing Passwords in Sinatra</text:a><text:line-break/><draw:control text:anchor-type="as-char" draw:z-index="383" draw:name="Shape1" draw:style-name="gr1" draw:text-style-name="P5" svg:width="0.265in" svg:height="0.3441in" draw:control="control384"/><text:a xlink:type="simple" xlink:href="https://learn.co/tracks/full-stack-web-dev-with-react/sinatra/activerecord/secure-password-lab" office:target-frame-name="_blank" xlink:show="new" text:style-name="Internet_20_link" text:visited-style-name="Visited_20_Internet_20_Link">Secure Password Lab</text:a><text:line-break/><draw:control text:anchor-type="as-char" draw:z-index="384" draw:name="Shape1" draw:style-name="gr1" draw:text-style-name="P5" svg:width="0.265in" svg:height="0.3441in" draw:control="control385"/><text:a xlink:type="simple" xlink:href="https://learn.co/tracks/full-stack-web-dev-with-react/sinatra/activerecord/video-review-authentication" office:target-frame-name="_blank" xlink:show="new" text:style-name="Internet_20_link" text:visited-style-name="Visited_20_Internet_20_Link">Video Review: Authentication</text:a><text:line-break/><draw:control text:anchor-type="as-char" draw:z-index="385" draw:name="Shape1" draw:style-name="gr1" draw:text-style-name="P5" svg:width="0.265in" svg:height="0.3441in" draw:control="control386"/><text:a xlink:type="simple" xlink:href="https://learn.co/tracks/full-stack-web-dev-with-react/sinatra/activerecord/sinatra-restful-routes" office:target-frame-name="_blank" xlink:show="new" text:style-name="Internet_20_link" text:visited-style-name="Visited_20_Internet_20_Link">Sinatra RESTful Routes</text:a><text:line-break/><draw:control text:anchor-type="as-char" draw:z-index="386" draw:name="Shape1" draw:style-name="gr1" draw:text-style-name="P5" svg:width="0.265in" svg:height="0.3441in" draw:control="control387"/><text:a xlink:type="simple" xlink:href="https://learn.co/tracks/full-stack-web-dev-with-react/sinatra/activerecord/sinatra-restful-routes-lab" office:target-frame-name="_blank" xlink:show="new" text:style-name="Internet_20_link" text:visited-style-name="Visited_20_Internet_20_Link">Sinatra RESTful Routes Lab</text:a><text:line-break/><draw:control text:anchor-type="as-char" draw:z-index="387" draw:name="Shape1" draw:style-name="gr1" draw:text-style-name="P5" svg:width="0.265in" svg:height="0.3441in" draw:control="control388"/><text:a xlink:type="simple" xlink:href="https://learn.co/tracks/full-stack-web-dev-with-react/sinatra/activerecord/using-tux-in-sinatra-with-activerecord" office:target-frame-name="_blank" xlink:show="new" text:style-name="Internet_20_link" text:visited-style-name="Visited_20_Internet_20_Link">Using Tux in Sinatra with ActiveRecord</text:a><text:line-break/><draw:control text:anchor-type="as-char" draw:z-index="388" draw:name="Shape1" draw:style-name="gr1" draw:text-style-name="P5" svg:width="0.265in" svg:height="0.3441in" draw:control="control389"/><text:a xlink:type="simple" xlink:href="https://learn.co/tracks/full-stack-web-dev-with-react/sinatra/activerecord/activerecord-associations-in-sinatra" office:target-frame-name="_blank" xlink:show="new" text:style-name="Internet_20_link" text:visited-style-name="Visited_20_Internet_20_Link">ActiveRecord Associations in Sinatra</text:a><text:line-break/><draw:control text:anchor-type="as-char" draw:z-index="389" draw:name="Shape1" draw:style-name="gr1" draw:text-style-name="P5" svg:width="0.265in" svg:height="0.3441in" draw:control="control390"/><text:a xlink:type="simple" xlink:href="https://learn.co/tracks/full-stack-web-dev-with-react/sinatra/activerecord/activerecord-associations-join-tables" office:target-frame-name="_blank" xlink:show="new" text:style-name="Internet_20_link" text:visited-style-name="Visited_20_Internet_20_Link">ActiveRecord Associations: Join Tables</text:a><text:line-break/><draw:control text:anchor-type="as-char" draw:z-index="390" draw:name="Shape1" draw:style-name="gr1" draw:text-style-name="P5" svg:width="0.265in" svg:height="0.3441in" draw:control="control391"/><text:a xlink:type="simple" xlink:href="https://learn.co/tracks/full-stack-web-dev-with-react/sinatra/activerecord/sinatra-multiple-controllers" office:target-frame-name="_blank" xlink:show="new" text:style-name="Internet_20_link" text:visited-style-name="Visited_20_Internet_20_Link">Sinatra Multiple Controllers</text:a><text:line-break/><draw:control text:anchor-type="as-char" draw:z-index="391" draw:name="Shape1" draw:style-name="gr1" draw:text-style-name="P5" svg:width="0.265in" svg:height="0.3441in" draw:control="control392"/><text:a xlink:type="simple" xlink:href="https://learn.co/tracks/full-stack-web-dev-with-react/sinatra/activerecord/sinatra-complex-forms-associations" office:target-frame-name="_blank" xlink:show="new" text:style-name="Internet_20_link" text:visited-style-name="Visited_20_Internet_20_Link">Sinatra Complex Forms Associations</text:a><text:line-break/><draw:control text:anchor-type="as-char" draw:z-index="392" draw:name="Shape1" draw:style-name="gr1" draw:text-style-name="P5" svg:width="0.265in" svg:height="0.3441in" draw:control="control393"/><text:a xlink:type="simple" xlink:href="https://learn.co/tracks/full-stack-web-dev-with-react/sinatra/activerecord/sinatra-playlister" office:target-frame-name="_blank" xlink:show="new" text:style-name="Internet_20_link" text:visited-style-name="Visited_20_Internet_20_Link">Sinatra Playlister</text:a><text:line-break/><draw:control text:anchor-type="as-char" draw:z-index="393" draw:name="Shape1" draw:style-name="gr1" draw:text-style-name="P5" svg:width="0.265in" svg:height="0.3441in" draw:control="control394"/><text:a xlink:type="simple" xlink:href="https://learn.co/tracks/full-stack-web-dev-with-react/sinatra/activerecord/sinatra-nyc" office:target-frame-name="_blank" xlink:show="new" text:style-name="Internet_20_link" text:visited-style-name="Visited_20_Internet_20_Link">Sinatra NYC</text:a></text:p>
          <text:list text:continue-numbering="true">
            <text:list-header>
              <text:h text:style-name="P2" text:outline-level="2"><text:soft-page-break/>ERB Outside of Sinatra</text:h>
            </text:list-header>
          </text:list>
          <text:p text:style-name="P1"><draw:control text:anchor-type="as-char" draw:z-index="394" draw:name="Shape1" draw:style-name="gr1" draw:text-style-name="P5" svg:width="0.265in" svg:height="0.3441in" draw:control="control395"/><text:a xlink:type="simple" xlink:href="https://learn.co/tracks/full-stack-web-dev-with-react/sinatra/erb-outside-of-sinatra/video-review-building-a-site-generator-part-1" office:target-frame-name="_blank" xlink:show="new" text:style-name="Internet_20_link" text:visited-style-name="Visited_20_Internet_20_Link">Video Review: Building a Site Generator, Part 1</text:a><text:line-break/><draw:control text:anchor-type="as-char" draw:z-index="395" draw:name="Shape1" draw:style-name="gr1" draw:text-style-name="P5" svg:width="0.265in" svg:height="0.3441in" draw:control="control396"/><text:a xlink:type="simple" xlink:href="https://learn.co/tracks/full-stack-web-dev-with-react/sinatra/erb-outside-of-sinatra/video-review-building-a-site-generator-part-2" office:target-frame-name="_blank" xlink:show="new" text:style-name="Internet_20_link" text:visited-style-name="Visited_20_Internet_20_Link">Video Review: Building a Site Generator, Part 2</text:a></text:p>
          <text:list text:continue-numbering="true">
            <text:list-header>
              <text:h text:style-name="P2" text:outline-level="2">Sinatra Project Mode</text:h>
            </text:list-header>
          </text:list>
          <text:p text:style-name="P1"><draw:control text:anchor-type="as-char" draw:z-index="396" draw:name="Shape1" draw:style-name="gr1" draw:text-style-name="P5" svg:width="0.265in" svg:height="0.3441in" draw:control="control397"/><text:a xlink:type="simple" xlink:href="https://learn.co/tracks/full-stack-web-dev-with-react/sinatra/sinatra-project-mode/fwitter" office:target-frame-name="_blank" xlink:show="new" text:style-name="Internet_20_link" text:visited-style-name="Visited_20_Internet_20_Link">Fwitter</text:a><text:line-break/><draw:control text:anchor-type="as-char" draw:z-index="397" draw:name="Shape1" draw:style-name="gr1" draw:text-style-name="P5" svg:width="0.265in" svg:height="0.3441in" draw:control="control398"/><text:a xlink:type="simple" xlink:href="https://learn.co/tracks/full-stack-web-dev-with-react/sinatra/sinatra-project-mode/sinatra-portfolio-project" office:target-frame-name="_blank" xlink:show="new" text:style-name="Internet_20_link" text:visited-style-name="Visited_20_Internet_20_Link">Sinatra Portfolio Project</text:a></text:p>
          <text:p text:style-name="P4">Rails</text:p>
          <text:list text:continue-numbering="true">
            <text:list-header>
              <text:h text:style-name="P2" text:outline-level="2">Introduction to Rails</text:h>
            </text:list-header>
          </text:list>
          <text:p text:style-name="P1"><draw:control text:anchor-type="as-char" draw:z-index="398" draw:name="Shape1" draw:style-name="gr1" draw:text-style-name="P5" svg:width="0.265in" svg:height="0.3441in" draw:control="control399"/><text:a xlink:type="simple" xlink:href="https://learn.co/tracks/full-stack-web-dev-with-react/rails/introduction-to-rails/intro-to-rails" office:target-frame-name="_blank" xlink:show="new" text:style-name="Internet_20_link" text:visited-style-name="Visited_20_Internet_20_Link">Intro to Rails</text:a><text:line-break/><draw:control text:anchor-type="as-char" draw:z-index="399" draw:name="Shape1" draw:style-name="gr1" draw:text-style-name="P5" svg:width="0.265in" svg:height="0.3441in" draw:control="control400"/><text:a xlink:type="simple" xlink:href="https://learn.co/tracks/full-stack-web-dev-with-react/rails/introduction-to-rails/rails-application-basics" office:target-frame-name="_blank" xlink:show="new" text:style-name="Internet_20_link" text:visited-style-name="Visited_20_Internet_20_Link">Rails Application Basics</text:a><text:line-break/><draw:control text:anchor-type="as-char" draw:z-index="400" draw:name="Shape1" draw:style-name="gr1" draw:text-style-name="P5" svg:width="0.265in" svg:height="0.3441in" draw:control="control401"/><text:a xlink:type="simple" xlink:href="https://learn.co/tracks/full-stack-web-dev-with-react/rails/introduction-to-rails/rails-mvc" office:target-frame-name="_blank" xlink:show="new" text:style-name="Internet_20_link" text:visited-style-name="Visited_20_Internet_20_Link">Rails MVC</text:a><text:line-break/><draw:control text:anchor-type="as-char" draw:z-index="401" draw:name="Shape1" draw:style-name="gr1" draw:text-style-name="P5" svg:width="0.265in" svg:height="0.3441in" draw:control="control402"/><text:a xlink:type="simple" xlink:href="https://learn.co/tracks/full-stack-web-dev-with-react/rails/introduction-to-rails/rails-static-request" office:target-frame-name="_blank" xlink:show="new" text:style-name="Internet_20_link" text:visited-style-name="Visited_20_Internet_20_Link">Rails Static Request</text:a><text:line-break/><draw:control text:anchor-type="as-char" draw:z-index="402" draw:name="Shape1" draw:style-name="gr1" draw:text-style-name="P5" svg:width="0.265in" svg:height="0.3441in" draw:control="control403"/><text:a xlink:type="simple" xlink:href="https://learn.co/tracks/full-stack-web-dev-with-react/rails/introduction-to-rails/rails-hello-world" office:target-frame-name="_blank" xlink:show="new" text:style-name="Internet_20_link" text:visited-style-name="Visited_20_Internet_20_Link">Rails Hello World</text:a><text:line-break/><draw:control text:anchor-type="as-char" draw:z-index="403" draw:name="Shape1" draw:style-name="gr1" draw:text-style-name="P5" svg:width="0.265in" svg:height="0.3441in" draw:control="control404"/><text:a xlink:type="simple" xlink:href="https://learn.co/tracks/full-stack-web-dev-with-react/rails/introduction-to-rails/video-review-intro-to-rails" office:target-frame-name="_blank" xlink:show="new" text:style-name="Internet_20_link" text:visited-style-name="Visited_20_Internet_20_Link">Video Review: Intro to Rails</text:a></text:p>
          <text:list text:continue-numbering="true">
            <text:list-header>
              <text:h text:style-name="P2" text:outline-level="2">Rails Models Basics</text:h>
            </text:list-header>
          </text:list>
          <text:p text:style-name="P1"><draw:control text:anchor-type="as-char" draw:z-index="404" draw:name="Shape1" draw:style-name="gr1" draw:text-style-name="P5" svg:width="0.265in" svg:height="0.3441in" draw:control="control405"/><text:a xlink:type="simple" xlink:href="https://learn.co/tracks/full-stack-web-dev-with-react/rails/rails-models-basics/activerecord-models-and-rails" office:target-frame-name="_blank" xlink:show="new" text:style-name="Internet_20_link" text:visited-style-name="Visited_20_Internet_20_Link">ActiveRecord Models and Rails</text:a><text:line-break/><draw:control text:anchor-type="as-char" draw:z-index="405" draw:name="Shape1" draw:style-name="gr1" draw:text-style-name="P5" svg:width="0.265in" svg:height="0.3441in" draw:control="control406"/><text:a xlink:type="simple" xlink:href="https://learn.co/tracks/full-stack-web-dev-with-react/rails/rails-models-basics/activerecord-models-and-rails-lab" office:target-frame-name="_blank" xlink:show="new" text:style-name="Internet_20_link" text:visited-style-name="Visited_20_Internet_20_Link">ActiveRecord Models and Rails Lab</text:a></text:p>
          <text:list text:continue-numbering="true">
            <text:list-header>
              <text:h text:style-name="P2" text:outline-level="2">Intro to REST</text:h>
            </text:list-header>
          </text:list>
          <text:p text:style-name="P1"><draw:control text:anchor-type="as-char" draw:z-index="406" draw:name="Shape1" draw:style-name="gr1" draw:text-style-name="P5" svg:width="0.265in" svg:height="0.3441in" draw:control="control407"/><text:a xlink:type="simple" xlink:href="https://learn.co/tracks/full-stack-web-dev-with-react/rails/intro-to-rest/intro-to-rest" office:target-frame-name="_blank" xlink:show="new" text:style-name="Internet_20_link" text:visited-style-name="Visited_20_Internet_20_Link">Intro to Rest</text:a><text:line-break/><draw:control text:anchor-type="as-char" draw:z-index="407" draw:name="Shape1" draw:style-name="gr1" draw:text-style-name="P5" svg:width="0.265in" svg:height="0.3441in" draw:control="control408"/><text:a xlink:type="simple" xlink:href="https://learn.co/tracks/full-stack-web-dev-with-react/rails/intro-to-rest/restful-action-index-lab" office:target-frame-name="_blank" xlink:show="new" text:style-name="Internet_20_link" text:visited-style-name="Visited_20_Internet_20_Link">RESTful Action Index Lab</text:a><text:line-break/><draw:control text:anchor-type="as-char" draw:z-index="408" draw:name="Shape1" draw:style-name="gr1" draw:text-style-name="P5" svg:width="0.265in" svg:height="0.3441in" draw:control="control409"/><text:a xlink:type="simple" xlink:href="https://learn.co/tracks/full-stack-web-dev-with-react/rails/intro-to-rest/rails-dynamic-request" office:target-frame-name="_blank" xlink:show="new" text:style-name="Internet_20_link" text:visited-style-name="Visited_20_Internet_20_Link">Rails Dynamic Request</text:a><text:line-break/><draw:control text:anchor-type="as-char" draw:z-index="409" draw:name="Shape1" draw:style-name="gr1" draw:text-style-name="P5" svg:width="0.265in" svg:height="0.3441in" draw:control="control410"/><text:a xlink:type="simple" xlink:href="https://learn.co/tracks/full-stack-web-dev-with-react/rails/intro-to-rest/rails-dynamic-request-lab" office:target-frame-name="_blank" xlink:show="new" text:style-name="Internet_20_link" text:visited-style-name="Visited_20_Internet_20_Link">Rails Dynamic Request Lab</text:a></text:p>
          <text:list text:continue-numbering="true">
            <text:list-header>
              <text:h text:style-name="P2" text:outline-level="2"><text:soft-page-break/>Intro to ActionView</text:h>
            </text:list-header>
          </text:list>
          <text:p text:style-name="P1"><draw:control text:anchor-type="as-char" draw:z-index="410" draw:name="Shape1" draw:style-name="gr1" draw:text-style-name="P5" svg:width="0.265in" svg:height="0.3441in" draw:control="control411"/><text:a xlink:type="simple" xlink:href="https://learn.co/tracks/full-stack-web-dev-with-react/rails/intro-to-actionview/rails-url-helpers" office:target-frame-name="_blank" xlink:show="new" text:style-name="Internet_20_link" text:visited-style-name="Visited_20_Internet_20_Link">Rails URL Helpers</text:a><text:line-break/><draw:control text:anchor-type="as-char" draw:z-index="411" draw:name="Shape1" draw:style-name="gr1" draw:text-style-name="P5" svg:width="0.265in" svg:height="0.3441in" draw:control="control412"/><text:a xlink:type="simple" xlink:href="https://learn.co/tracks/full-stack-web-dev-with-react/rails/intro-to-actionview/rails-url-helpers-lab" office:target-frame-name="_blank" xlink:show="new" text:style-name="Internet_20_link" text:visited-style-name="Visited_20_Internet_20_Link">Rails URL Helpers Lab</text:a><text:line-break/><draw:control text:anchor-type="as-char" draw:z-index="412" draw:name="Shape1" draw:style-name="gr1" draw:text-style-name="P5" svg:width="0.265in" svg:height="0.3441in" draw:control="control413"/><text:a xlink:type="simple" xlink:href="https://learn.co/tracks/full-stack-web-dev-with-react/rails/intro-to-actionview/rails-form_tag" office:target-frame-name="_blank" xlink:show="new" text:style-name="Internet_20_link" text:visited-style-name="Visited_20_Internet_20_Link">Rails form_tag</text:a><text:line-break/><draw:control text:anchor-type="as-char" draw:z-index="413" draw:name="Shape1" draw:style-name="gr1" draw:text-style-name="P5" svg:width="0.265in" svg:height="0.3441in" draw:control="control414"/><text:a xlink:type="simple" xlink:href="https://learn.co/tracks/full-stack-web-dev-with-react/rails/intro-to-actionview/rails-form_tag-lab" office:target-frame-name="_blank" xlink:show="new" text:style-name="Internet_20_link" text:visited-style-name="Visited_20_Internet_20_Link">Rails form_tag lab</text:a></text:p>
          <text:list text:continue-numbering="true">
            <text:list-header>
              <text:h text:style-name="P2" text:outline-level="2">CRUD with Rails</text:h>
            </text:list-header>
          </text:list>
          <text:p text:style-name="P1"><draw:control text:anchor-type="as-char" draw:z-index="414" draw:name="Shape1" draw:style-name="gr1" draw:text-style-name="P5" svg:width="0.265in" svg:height="0.3441in" draw:control="control415"/><text:a xlink:type="simple" xlink:href="https://learn.co/tracks/full-stack-web-dev-with-react/rails/crud-with-rails/create-action" office:target-frame-name="_blank" xlink:show="new" text:style-name="Internet_20_link" text:visited-style-name="Visited_20_Internet_20_Link">Create Action</text:a><text:line-break/><draw:control text:anchor-type="as-char" draw:z-index="415" draw:name="Shape1" draw:style-name="gr1" draw:text-style-name="P5" svg:width="0.265in" svg:height="0.3441in" draw:control="control416"/><text:a xlink:type="simple" xlink:href="https://learn.co/tracks/full-stack-web-dev-with-react/rails/crud-with-rails/create-action-lab" office:target-frame-name="_blank" xlink:show="new" text:style-name="Internet_20_link" text:visited-style-name="Visited_20_Internet_20_Link">Create Action Lab</text:a><text:line-break/><draw:control text:anchor-type="as-char" draw:z-index="416" draw:name="Shape1" draw:style-name="gr1" draw:text-style-name="P5" svg:width="0.265in" svg:height="0.3441in" draw:control="control417"/><text:a xlink:type="simple" xlink:href="https://learn.co/tracks/full-stack-web-dev-with-react/rails/crud-with-rails/index-show-new-create-lab" office:target-frame-name="_blank" xlink:show="new" text:style-name="Internet_20_link" text:visited-style-name="Visited_20_Internet_20_Link">Index, Show, New, Create Lab</text:a><text:line-break/><draw:control text:anchor-type="as-char" draw:z-index="417" draw:name="Shape1" draw:style-name="gr1" draw:text-style-name="P5" svg:width="0.265in" svg:height="0.3441in" draw:control="control418"/><text:a xlink:type="simple" xlink:href="https://learn.co/tracks/full-stack-web-dev-with-react/rails/crud-with-rails/edit-update-action" office:target-frame-name="_blank" xlink:show="new" text:style-name="Internet_20_link" text:visited-style-name="Visited_20_Internet_20_Link">Edit/Update Action</text:a><text:line-break/><draw:control text:anchor-type="as-char" draw:z-index="418" draw:name="Shape1" draw:style-name="gr1" draw:text-style-name="P5" svg:width="0.265in" svg:height="0.3441in" draw:control="control419"/><text:a xlink:type="simple" xlink:href="https://learn.co/tracks/full-stack-web-dev-with-react/rails/crud-with-rails/form_for-on-edit" office:target-frame-name="_blank" xlink:show="new" text:style-name="Internet_20_link" text:visited-style-name="Visited_20_Internet_20_Link">form_for on Edit</text:a><text:line-break/><draw:control text:anchor-type="as-char" draw:z-index="419" draw:name="Shape1" draw:style-name="gr1" draw:text-style-name="P5" svg:width="0.265in" svg:height="0.3441in" draw:control="control420"/><text:a xlink:type="simple" xlink:href="https://learn.co/tracks/full-stack-web-dev-with-react/rails/crud-with-rails/strong-params-basics" office:target-frame-name="_blank" xlink:show="new" text:style-name="Internet_20_link" text:visited-style-name="Visited_20_Internet_20_Link">Strong Params Basics</text:a><text:line-break/><draw:control text:anchor-type="as-char" draw:z-index="420" draw:name="Shape1" draw:style-name="gr1" draw:text-style-name="P5" svg:width="0.265in" svg:height="0.3441in" draw:control="control421"/><text:a xlink:type="simple" xlink:href="https://learn.co/tracks/full-stack-web-dev-with-react/rails/crud-with-rails/rails-forms-overview" office:target-frame-name="_blank" xlink:show="new" text:style-name="Internet_20_link" text:visited-style-name="Visited_20_Internet_20_Link">Rails Forms Overview</text:a><text:line-break/><draw:control text:anchor-type="as-char" draw:z-index="421" draw:name="Shape1" draw:style-name="gr1" draw:text-style-name="P5" svg:width="0.265in" svg:height="0.3441in" draw:control="control422"/><text:a xlink:type="simple" xlink:href="https://learn.co/tracks/full-stack-web-dev-with-react/rails/crud-with-rails/form_for-lab" office:target-frame-name="_blank" xlink:show="new" text:style-name="Internet_20_link" text:visited-style-name="Visited_20_Internet_20_Link">form_for lab</text:a><text:line-break/><draw:control text:anchor-type="as-char" draw:z-index="422" draw:name="Shape1" draw:style-name="gr1" draw:text-style-name="P5" svg:width="0.265in" svg:height="0.3441in" draw:control="control423"/><text:a xlink:type="simple" xlink:href="https://learn.co/tracks/full-stack-web-dev-with-react/rails/crud-with-rails/rails-generators" office:target-frame-name="_blank" xlink:show="new" text:style-name="Internet_20_link" text:visited-style-name="Visited_20_Internet_20_Link">Rails Generators</text:a><text:line-break/><draw:control text:anchor-type="as-char" draw:z-index="423" draw:name="Shape1" draw:style-name="gr1" draw:text-style-name="P5" svg:width="0.265in" svg:height="0.3441in" draw:control="control424"/><text:a xlink:type="simple" xlink:href="https://learn.co/tracks/full-stack-web-dev-with-react/rails/crud-with-rails/cru-rails-lab" office:target-frame-name="_blank" xlink:show="new" text:style-name="Internet_20_link" text:visited-style-name="Visited_20_Internet_20_Link">CRU Rails Lab</text:a><text:line-break/><draw:control text:anchor-type="as-char" draw:z-index="424" draw:name="Shape1" draw:style-name="gr1" draw:text-style-name="P5" svg:width="0.265in" svg:height="0.3441in" draw:control="control425"/><text:a xlink:type="simple" xlink:href="https://learn.co/tracks/full-stack-web-dev-with-react/rails/crud-with-rails/resource-generator-routes" office:target-frame-name="_blank" xlink:show="new" text:style-name="Internet_20_link" text:visited-style-name="Visited_20_Internet_20_Link">Resource Generator/ Routes</text:a><text:line-break/><draw:control text:anchor-type="as-char" draw:z-index="425" draw:name="Shape1" draw:style-name="gr1" draw:text-style-name="P5" svg:width="0.265in" svg:height="0.3441in" draw:control="control426"/><text:a xlink:type="simple" xlink:href="https://learn.co/tracks/full-stack-web-dev-with-react/rails/crud-with-rails/rails-blog-scaffold" office:target-frame-name="_blank" xlink:show="new" text:style-name="Internet_20_link" text:visited-style-name="Visited_20_Internet_20_Link">Rails Blog Scaffold</text:a></text:p>
          <text:list text:continue-numbering="true">
            <text:list-header>
              <text:h text:style-name="P2" text:outline-level="2">Validations and Forms</text:h>
            </text:list-header>
          </text:list>
          <text:p text:style-name="P1"><draw:control text:anchor-type="as-char" draw:z-index="426" draw:name="Shape1" draw:style-name="gr1" draw:text-style-name="P5" svg:width="0.265in" svg:height="0.3441in" draw:control="control427"/><text:a xlink:type="simple" xlink:href="https://learn.co/tracks/full-stack-web-dev-with-react/rails/validations-and-forms/activerecord-validations" office:target-frame-name="_blank" xlink:show="new" text:style-name="Internet_20_link" text:visited-style-name="Visited_20_Internet_20_Link">ActiveRecord Validations</text:a><text:line-break/><draw:control text:anchor-type="as-char" draw:z-index="427" draw:name="Shape1" draw:style-name="gr1" draw:text-style-name="P5" svg:width="0.265in" svg:height="0.3441in" draw:control="control428"/><text:a xlink:type="simple" xlink:href="https://learn.co/tracks/full-stack-web-dev-with-react/rails/validations-and-forms/activerecord-validations-lab" office:target-frame-name="_blank" xlink:show="new" text:style-name="Internet_20_link" text:visited-style-name="Visited_20_Internet_20_Link">ActiveRecord Validations Lab</text:a><text:line-break/><draw:control text:anchor-type="as-char" draw:z-index="428" draw:name="Shape1" draw:style-name="gr1" draw:text-style-name="P5" svg:width="0.265in" svg:height="0.3441in" draw:control="control429"/><text:a xlink:type="simple" xlink:href="https://learn.co/tracks/full-stack-web-dev-with-react/rails/validations-and-forms/validations-in-controller-actions" office:target-frame-name="_blank" xlink:show="new" text:style-name="Internet_20_link" text:visited-style-name="Visited_20_Internet_20_Link">Validations in Controller Actions</text:a><text:line-break/><draw:control text:anchor-type="as-char" draw:z-index="429" draw:name="Shape1" draw:style-name="gr1" draw:text-style-name="P5" svg:width="0.265in" svg:height="0.3441in" draw:control="control430"/><text:a xlink:type="simple" xlink:href="https://learn.co/tracks/full-stack-web-dev-with-react/rails/validations-and-forms/validations-in-controller-actions-lab" office:target-frame-name="_blank" xlink:show="new" text:style-name="Internet_20_link" text:visited-style-name="Visited_20_Internet_20_Link">Validations in Controller Actions Lab</text:a><text:line-break/><draw:control text:anchor-type="as-char" draw:z-index="430" draw:name="Shape1" draw:style-name="gr1" draw:text-style-name="P5" svg:width="0.265in" svg:height="0.3441in" draw:control="control431"/><text:a xlink:type="simple" xlink:href="https://learn.co/tracks/full-stack-web-dev-with-react/rails/validations-and-forms/validations-with-form_tag" office:target-frame-name="_blank" xlink:show="new" text:style-name="Internet_20_link" text:visited-style-name="Visited_20_Internet_20_Link">Validations with form_tag</text:a><text:line-break/><draw:control text:anchor-type="as-char" draw:z-index="431" draw:name="Shape1" draw:style-name="gr1" draw:text-style-name="P5" svg:width="0.265in" svg:height="0.3441in" draw:control="control432"/><text:a xlink:type="simple" xlink:href="https://learn.co/tracks/full-stack-web-dev-with-react/rails/validations-and-forms/validations-with-form_tag-lab" office:target-frame-name="_blank" xlink:show="new" text:style-name="Internet_20_link" text:visited-style-name="Visited_20_Internet_20_Link">Validations with form_tag lab</text:a><text:line-break/><draw:control text:anchor-type="as-char" draw:z-index="432" draw:name="Shape1" draw:style-name="gr1" draw:text-style-name="P5" svg:width="0.265in" svg:height="0.3441in" draw:control="control433"/><text:a xlink:type="simple" xlink:href="https://learn.co/tracks/full-stack-web-dev-with-react/rails/validations-and-forms/validations-with-form_for" office:target-frame-name="_blank" xlink:show="new" text:style-name="Internet_20_link" text:visited-style-name="Visited_20_Internet_20_Link">Validations with form_for</text:a><text:line-break/><draw:control text:anchor-type="as-char" draw:z-index="433" draw:name="Shape1" draw:style-name="gr1" draw:text-style-name="P5" svg:width="0.265in" svg:height="0.3441in" draw:control="control434"/><text:a xlink:type="simple" xlink:href="https://learn.co/tracks/full-stack-web-dev-with-react/rails/validations-and-forms/delete-forms" office:target-frame-name="_blank" xlink:show="new" text:style-name="Internet_20_link" text:visited-style-name="Visited_20_Internet_20_Link">Delete forms</text:a><text:line-break/><text:soft-page-break/><draw:control text:anchor-type="as-char" draw:z-index="434" draw:name="Shape1" draw:style-name="gr1" draw:text-style-name="P5" svg:width="0.265in" svg:height="0.3441in" draw:control="control435"/><text:a xlink:type="simple" xlink:href="https://learn.co/tracks/full-stack-web-dev-with-react/rails/validations-and-forms/rails-testing" office:target-frame-name="_blank" xlink:show="new" text:style-name="Internet_20_link" text:visited-style-name="Visited_20_Internet_20_Link">Rails Testing</text:a><text:line-break/><draw:control text:anchor-type="as-char" draw:z-index="435" draw:name="Shape1" draw:style-name="gr1" draw:text-style-name="P5" svg:width="0.265in" svg:height="0.3441in" draw:control="control436"/><text:a xlink:type="simple" xlink:href="https://learn.co/tracks/full-stack-web-dev-with-react/rails/validations-and-forms/crud-with-validations" office:target-frame-name="_blank" xlink:show="new" text:style-name="Internet_20_link" text:visited-style-name="Visited_20_Internet_20_Link">CRUD with Validations</text:a><text:line-break/><draw:control text:anchor-type="as-char" draw:z-index="436" draw:name="Shape1" draw:style-name="gr1" draw:text-style-name="P5" svg:width="0.265in" svg:height="0.3441in" draw:control="control437"/><text:a xlink:type="simple" xlink:href="https://learn.co/tracks/full-stack-web-dev-with-react/rails/validations-and-forms/rails-blog-associations-and-validations" office:target-frame-name="_blank" xlink:show="new" text:style-name="Internet_20_link" text:visited-style-name="Visited_20_Internet_20_Link">Rails Blog Associations and Validations</text:a></text:p>
          <text:list text:continue-numbering="true">
            <text:list-header>
              <text:h text:style-name="P2" text:outline-level="2">Rails Review: TodoMVC 1</text:h>
            </text:list-header>
          </text:list>
          <text:p text:style-name="P1"><draw:control text:anchor-type="as-char" draw:z-index="437" draw:name="Shape1" draw:style-name="gr1" draw:text-style-name="P5" svg:width="0.265in" svg:height="0.3441in" draw:control="control438"/><text:a xlink:type="simple" xlink:href="https://learn.co/tracks/full-stack-web-dev-with-react/rails/rails-review-todomvc-1/todomvc-1-assets-and-managing-lists" office:target-frame-name="_blank" xlink:show="new" text:style-name="Internet_20_link" text:visited-style-name="Visited_20_Internet_20_Link">TodoMVC 1: Assets and Managing Lists</text:a></text:p>
          <text:list text:continue-numbering="true">
            <text:list-header>
              <text:h text:style-name="P2" text:outline-level="2">Associations and Rails </text:h>
            </text:list-header>
          </text:list>
          <text:p text:style-name="P1"><draw:control text:anchor-type="as-char" draw:z-index="438" draw:name="Shape1" draw:style-name="gr1" draw:text-style-name="P5" svg:width="0.265in" svg:height="0.3441in" draw:control="control439"/><text:a xlink:type="simple" xlink:href="https://learn.co/tracks/full-stack-web-dev-with-react/rails/associations-and-rails/activerecord-associations-review" office:target-frame-name="_blank" xlink:show="new" text:style-name="Internet_20_link" text:visited-style-name="Visited_20_Internet_20_Link">Activerecord Associations Review</text:a><text:line-break/><draw:control text:anchor-type="as-char" draw:z-index="439" draw:name="Shape1" draw:style-name="gr1" draw:text-style-name="P5" svg:width="0.265in" svg:height="0.3441in" draw:control="control440"/><text:a xlink:type="simple" xlink:href="https://learn.co/tracks/full-stack-web-dev-with-react/rails/associations-and-rails/join-the-fun-rails-lab" office:target-frame-name="_blank" xlink:show="new" text:style-name="Internet_20_link" text:visited-style-name="Visited_20_Internet_20_Link">Join The Fun Rails Lab</text:a><text:line-break/><draw:control text:anchor-type="as-char" draw:z-index="440" draw:name="Shape1" draw:style-name="gr1" draw:text-style-name="P5" svg:width="0.265in" svg:height="0.3441in" draw:control="control441"/><text:a xlink:type="simple" xlink:href="https://learn.co/tracks/full-stack-web-dev-with-react/rails/associations-and-rails/flatiron-bnb-associations-lab" office:target-frame-name="_blank" xlink:show="new" text:style-name="Internet_20_link" text:visited-style-name="Visited_20_Internet_20_Link">Flatiron Bnb Associations Lab</text:a><text:line-break/><draw:control text:anchor-type="as-char" draw:z-index="441" draw:name="Shape1" draw:style-name="gr1" draw:text-style-name="P5" svg:width="0.265in" svg:height="0.3441in" draw:control="control442"/><text:a xlink:type="simple" xlink:href="https://learn.co/tracks/full-stack-web-dev-with-react/rails/associations-and-rails/activerecord-lifecycle-methods" office:target-frame-name="_blank" xlink:show="new" text:style-name="Internet_20_link" text:visited-style-name="Visited_20_Internet_20_Link">ActiveRecord Lifecycle Methods</text:a><text:line-break/><draw:control text:anchor-type="as-char" draw:z-index="442" draw:name="Shape1" draw:style-name="gr1" draw:text-style-name="P5" svg:width="0.265in" svg:height="0.3441in" draw:control="control443"/><text:a xlink:type="simple" xlink:href="https://learn.co/tracks/full-stack-web-dev-with-react/rails/associations-and-rails/flatiron-bnb-methods-lab" office:target-frame-name="_blank" xlink:show="new" text:style-name="Internet_20_link" text:visited-style-name="Visited_20_Internet_20_Link">Flatiron Bnb Methods Lab</text:a><text:line-break/><draw:control text:anchor-type="as-char" draw:z-index="443" draw:name="Shape1" draw:style-name="gr1" draw:text-style-name="P5" svg:width="0.265in" svg:height="0.3441in" draw:control="control444"/><text:a xlink:type="simple" xlink:href="https://learn.co/tracks/full-stack-web-dev-with-react/rails/associations-and-rails/displaying-associations-data" office:target-frame-name="_blank" xlink:show="new" text:style-name="Internet_20_link" text:visited-style-name="Visited_20_Internet_20_Link">Displaying Associations Data</text:a><text:line-break/><draw:control text:anchor-type="as-char" draw:z-index="444" draw:name="Shape1" draw:style-name="gr1" draw:text-style-name="P5" svg:width="0.265in" svg:height="0.3441in" draw:control="control445"/><text:a xlink:type="simple" xlink:href="https://learn.co/tracks/full-stack-web-dev-with-react/rails/associations-and-rails/displaying-associations-data-lab" office:target-frame-name="_blank" xlink:show="new" text:style-name="Internet_20_link" text:visited-style-name="Visited_20_Internet_20_Link">Displaying Associations Data Lab</text:a><text:line-break/><draw:control text:anchor-type="as-char" draw:z-index="445" draw:name="Shape1" draw:style-name="gr1" draw:text-style-name="P5" svg:width="0.265in" svg:height="0.3441in" draw:control="control446"/><text:a xlink:type="simple" xlink:href="https://learn.co/tracks/full-stack-web-dev-with-react/rails/associations-and-rails/forms-and-basic-association" office:target-frame-name="_blank" xlink:show="new" text:style-name="Internet_20_link" text:visited-style-name="Visited_20_Internet_20_Link">Forms and Basic Association</text:a><text:line-break/><draw:control text:anchor-type="as-char" draw:z-index="446" draw:name="Shape1" draw:style-name="gr1" draw:text-style-name="P5" svg:width="0.265in" svg:height="0.3441in" draw:control="control447"/><text:a xlink:type="simple" xlink:href="https://learn.co/tracks/full-stack-web-dev-with-react/rails/associations-and-rails/forms-and-basic-associations-lab" office:target-frame-name="_blank" xlink:show="new" text:style-name="Internet_20_link" text:visited-style-name="Visited_20_Internet_20_Link">Forms and Basic Associations Lab</text:a><text:line-break/><draw:control text:anchor-type="as-char" draw:z-index="447" draw:name="Shape1" draw:style-name="gr1" draw:text-style-name="P5" svg:width="0.265in" svg:height="0.3441in" draw:control="control448"/><text:a xlink:type="simple" xlink:href="https://learn.co/tracks/full-stack-web-dev-with-react/rails/associations-and-rails/basic-nested-forms" office:target-frame-name="_blank" xlink:show="new" text:style-name="Internet_20_link" text:visited-style-name="Visited_20_Internet_20_Link">Basic Nested Forms</text:a><text:line-break/><draw:control text:anchor-type="as-char" draw:z-index="448" draw:name="Shape1" draw:style-name="gr1" draw:text-style-name="P5" svg:width="0.265in" svg:height="0.3441in" draw:control="control449"/><text:a xlink:type="simple" xlink:href="https://learn.co/tracks/full-stack-web-dev-with-react/rails/associations-and-rails/basic-nested-forms-lab" office:target-frame-name="_blank" xlink:show="new" text:style-name="Internet_20_link" text:visited-style-name="Visited_20_Internet_20_Link">Basic Nested Forms Lab</text:a><text:line-break/><draw:control text:anchor-type="as-char" draw:z-index="449" draw:name="Shape1" draw:style-name="gr1" draw:text-style-name="P5" svg:width="0.265in" svg:height="0.3441in" draw:control="control450"/><text:a xlink:type="simple" xlink:href="https://learn.co/tracks/full-stack-web-dev-with-react/rails/associations-and-rails/displaying-has-many-through" office:target-frame-name="_blank" xlink:show="new" text:style-name="Internet_20_link" text:visited-style-name="Visited_20_Internet_20_Link">Displaying Has Many Through</text:a><text:line-break/><draw:control text:anchor-type="as-char" draw:z-index="450" draw:name="Shape1" draw:style-name="gr1" draw:text-style-name="P5" svg:width="0.265in" svg:height="0.3441in" draw:control="control451"/><text:a xlink:type="simple" xlink:href="https://learn.co/tracks/full-stack-web-dev-with-react/rails/associations-and-rails/displaying-has-many-through-lab" office:target-frame-name="_blank" xlink:show="new" text:style-name="Internet_20_link" text:visited-style-name="Visited_20_Internet_20_Link">Displaying Has Many Through Lab</text:a><text:line-break/><draw:control text:anchor-type="as-char" draw:z-index="451" draw:name="Shape1" draw:style-name="gr1" draw:text-style-name="P5" svg:width="0.265in" svg:height="0.3441in" draw:control="control452"/><text:a xlink:type="simple" xlink:href="https://learn.co/tracks/full-stack-web-dev-with-react/rails/associations-and-rails/has-many-through-in-forms" office:target-frame-name="_blank" xlink:show="new" text:style-name="Internet_20_link" text:visited-style-name="Visited_20_Internet_20_Link">Has Many Through in Forms</text:a><text:line-break/><draw:control text:anchor-type="as-char" draw:z-index="452" draw:name="Shape1" draw:style-name="gr1" draw:text-style-name="P5" svg:width="0.265in" svg:height="0.3441in" draw:control="control453"/><text:a xlink:type="simple" xlink:href="https://learn.co/tracks/full-stack-web-dev-with-react/rails/associations-and-rails/has-many-through-in-forms-lab" office:target-frame-name="_blank" xlink:show="new" text:style-name="Internet_20_link" text:visited-style-name="Visited_20_Internet_20_Link">Has Many Through in Forms Lab</text:a><text:line-break/><draw:control text:anchor-type="as-char" draw:z-index="453" draw:name="Shape1" draw:style-name="gr1" draw:text-style-name="P5" svg:width="0.265in" svg:height="0.3441in" draw:control="control454"/><text:a xlink:type="simple" xlink:href="https://learn.co/tracks/full-stack-web-dev-with-react/rails/associations-and-rails/video-review-has-many-through-in-forms-lab" office:target-frame-name="_blank" xlink:show="new" text:style-name="Internet_20_link" text:visited-style-name="Visited_20_Internet_20_Link">Video Review: Has Many Through in Forms Lab</text:a><text:line-break/><draw:control text:anchor-type="as-char" draw:z-index="454" draw:name="Shape1" draw:style-name="gr1" draw:text-style-name="P5" svg:width="0.265in" svg:height="0.3441in" draw:control="control455"/><text:a xlink:type="simple" xlink:href="https://learn.co/tracks/full-stack-web-dev-with-react/rails/associations-and-rails/video-review-deep-dive-into-nested-forms" office:target-frame-name="_blank" xlink:show="new" text:style-name="Internet_20_link" text:visited-style-name="Visited_20_Internet_20_Link">Video Review: Deep Dive into Nested Forms</text:a><text:line-break/><draw:control text:anchor-type="as-char" draw:z-index="455" draw:name="Shape1" draw:style-name="gr1" draw:text-style-name="P5" svg:width="0.265in" svg:height="0.3441in" draw:control="control456"/><text:a xlink:type="simple" xlink:href="https://learn.co/tracks/full-stack-web-dev-with-react/rails/associations-and-rails/rails-blog-complex-nested-forms-lab" office:target-frame-name="_blank" xlink:show="new" text:style-name="Internet_20_link" text:visited-style-name="Visited_20_Internet_20_Link">Rails Blog: Complex Nested Forms Lab</text:a></text:p>
          <text:list text:continue-numbering="true">
            <text:list-header>
              <text:h text:style-name="P2" text:outline-level="2">Layouts and Partials </text:h>
            </text:list-header>
          </text:list>
          <text:p text:style-name="P1"><draw:control text:anchor-type="as-char" draw:z-index="456" draw:name="Shape1" draw:style-name="gr1" draw:text-style-name="P5" svg:width="0.265in" svg:height="0.3441in" draw:control="control457"/><text:a xlink:type="simple" xlink:href="https://learn.co/tracks/full-stack-web-dev-with-react/rails/layouts-and-partials/layouts-and-templates-in-rails" office:target-frame-name="_blank" xlink:show="new" text:style-name="Internet_20_link" text:visited-style-name="Visited_20_Internet_20_Link">Layouts And Templates in Rails</text:a><text:line-break/><text:soft-page-break/><draw:control text:anchor-type="as-char" draw:z-index="457" draw:name="Shape1" draw:style-name="gr1" draw:text-style-name="P5" svg:width="0.265in" svg:height="0.3441in" draw:control="control458"/><text:a xlink:type="simple" xlink:href="https://learn.co/tracks/full-stack-web-dev-with-react/rails/layouts-and-partials/layouts-and-templates-in-rails-lab" office:target-frame-name="_blank" xlink:show="new" text:style-name="Internet_20_link" text:visited-style-name="Visited_20_Internet_20_Link">Layouts And Templates in Rails Lab</text:a><text:line-break/><draw:control text:anchor-type="as-char" draw:z-index="458" draw:name="Shape1" draw:style-name="gr1" draw:text-style-name="P5" svg:width="0.265in" svg:height="0.3441in" draw:control="control459"/><text:a xlink:type="simple" xlink:href="https://learn.co/tracks/full-stack-web-dev-with-react/rails/layouts-and-partials/simple-partials" office:target-frame-name="_blank" xlink:show="new" text:style-name="Internet_20_link" text:visited-style-name="Visited_20_Internet_20_Link">Simple Partials</text:a><text:line-break/><draw:control text:anchor-type="as-char" draw:z-index="459" draw:name="Shape1" draw:style-name="gr1" draw:text-style-name="P5" svg:width="0.265in" svg:height="0.3441in" draw:control="control460"/><text:a xlink:type="simple" xlink:href="https://learn.co/tracks/full-stack-web-dev-with-react/rails/layouts-and-partials/simple-partials-lab" office:target-frame-name="_blank" xlink:show="new" text:style-name="Internet_20_link" text:visited-style-name="Visited_20_Internet_20_Link">Simple Partials Lab</text:a><text:line-break/><draw:control text:anchor-type="as-char" draw:z-index="460" draw:name="Shape1" draw:style-name="gr1" draw:text-style-name="P5" svg:width="0.265in" svg:height="0.3441in" draw:control="control461"/><text:a xlink:type="simple" xlink:href="https://learn.co/tracks/full-stack-web-dev-with-react/rails/layouts-and-partials/partial-with-locals" office:target-frame-name="_blank" xlink:show="new" text:style-name="Internet_20_link" text:visited-style-name="Visited_20_Internet_20_Link">Partial with Locals</text:a><text:line-break/><draw:control text:anchor-type="as-char" draw:z-index="461" draw:name="Shape1" draw:style-name="gr1" draw:text-style-name="P5" svg:width="0.265in" svg:height="0.3441in" draw:control="control462"/><text:a xlink:type="simple" xlink:href="https://learn.co/tracks/full-stack-web-dev-with-react/rails/layouts-and-partials/partial-with-locals-lab" office:target-frame-name="_blank" xlink:show="new" text:style-name="Internet_20_link" text:visited-style-name="Visited_20_Internet_20_Link">Partial with Locals Lab</text:a><text:line-break/><draw:control text:anchor-type="as-char" draw:z-index="462" draw:name="Shape1" draw:style-name="gr1" draw:text-style-name="P5" svg:width="0.265in" svg:height="0.3441in" draw:control="control463"/><text:a xlink:type="simple" xlink:href="https://learn.co/tracks/full-stack-web-dev-with-react/rails/layouts-and-partials/flatiron-kitchen" office:target-frame-name="_blank" xlink:show="new" text:style-name="Internet_20_link" text:visited-style-name="Visited_20_Internet_20_Link">Flatiron Kitchen</text:a><text:line-break/><draw:control text:anchor-type="as-char" draw:z-index="463" draw:name="Shape1" draw:style-name="gr1" draw:text-style-name="P5" svg:width="0.265in" svg:height="0.3441in" draw:control="control464"/><text:a xlink:type="simple" xlink:href="https://learn.co/tracks/full-stack-web-dev-with-react/rails/layouts-and-partials/rendering-collections" office:target-frame-name="_blank" xlink:show="new" text:style-name="Internet_20_link" text:visited-style-name="Visited_20_Internet_20_Link">Rendering Collections</text:a><text:line-break/><draw:control text:anchor-type="as-char" draw:z-index="464" draw:name="Shape1" draw:style-name="gr1" draw:text-style-name="P5" svg:width="0.265in" svg:height="0.3441in" draw:control="control465"/><text:a xlink:type="simple" xlink:href="https://learn.co/tracks/full-stack-web-dev-with-react/rails/layouts-and-partials/rendering-collections-lab" office:target-frame-name="_blank" xlink:show="new" text:style-name="Internet_20_link" text:visited-style-name="Visited_20_Internet_20_Link">Rendering Collections Lab</text:a><text:line-break/><draw:control text:anchor-type="as-char" draw:z-index="465" draw:name="Shape1" draw:style-name="gr1" draw:text-style-name="P5" svg:width="0.265in" svg:height="0.3441in" draw:control="control466"/><text:a xlink:type="simple" xlink:href="https://learn.co/tracks/full-stack-web-dev-with-react/rails/layouts-and-partials/programmer-partials-lab" office:target-frame-name="_blank" xlink:show="new" text:style-name="Internet_20_link" text:visited-style-name="Visited_20_Internet_20_Link">Programmer Partials Lab</text:a><text:line-break/><draw:control text:anchor-type="as-char" draw:z-index="466" draw:name="Shape1" draw:style-name="gr1" draw:text-style-name="P5" svg:width="0.265in" svg:height="0.3441in" draw:control="control467"/><text:a xlink:type="simple" xlink:href="https://learn.co/tracks/full-stack-web-dev-with-react/rails/layouts-and-partials/video-review-partials-and-collections" office:target-frame-name="_blank" xlink:show="new" text:style-name="Internet_20_link" text:visited-style-name="Visited_20_Internet_20_Link">Video Review: Partials and Collections</text:a></text:p>
          <text:list text:continue-numbering="true">
            <text:list-header>
              <text:h text:style-name="P2" text:outline-level="2">Refactoring with Helpers and Model Methods</text:h>
            </text:list-header>
          </text:list>
          <text:p text:style-name="P1"><draw:control text:anchor-type="as-char" draw:z-index="467" draw:name="Shape1" draw:style-name="gr1" draw:text-style-name="P5" svg:width="0.265in" svg:height="0.3441in" draw:control="control468"/><text:a xlink:type="simple" xlink:href="https://learn.co/tracks/full-stack-web-dev-with-react/rails/refactoring-with-helpers-and-model-methods/refresher-on-mvc" office:target-frame-name="_blank" xlink:show="new" text:style-name="Internet_20_link" text:visited-style-name="Visited_20_Internet_20_Link">Refresher On MVC</text:a><text:line-break/><draw:control text:anchor-type="as-char" draw:z-index="468" draw:name="Shape1" draw:style-name="gr1" draw:text-style-name="P5" svg:width="0.265in" svg:height="0.3441in" draw:control="control469"/><text:a xlink:type="simple" xlink:href="https://learn.co/tracks/full-stack-web-dev-with-react/rails/refactoring-with-helpers-and-model-methods/refactoring-views-with-helpers" office:target-frame-name="_blank" xlink:show="new" text:style-name="Internet_20_link" text:visited-style-name="Visited_20_Internet_20_Link">Refactoring Views With Helpers</text:a><text:line-break/><draw:control text:anchor-type="as-char" draw:z-index="469" draw:name="Shape1" draw:style-name="gr1" draw:text-style-name="P5" svg:width="0.265in" svg:height="0.3441in" draw:control="control470"/><text:a xlink:type="simple" xlink:href="https://learn.co/tracks/full-stack-web-dev-with-react/rails/refactoring-with-helpers-and-model-methods/refactoring-views-with-helpers-lab" office:target-frame-name="_blank" xlink:show="new" text:style-name="Internet_20_link" text:visited-style-name="Visited_20_Internet_20_Link">Refactoring Views With Helpers Lab</text:a><text:line-break/><draw:control text:anchor-type="as-char" draw:z-index="470" draw:name="Shape1" draw:style-name="gr1" draw:text-style-name="P5" svg:width="0.265in" svg:height="0.3441in" draw:control="control471"/><text:a xlink:type="simple" xlink:href="https://learn.co/tracks/full-stack-web-dev-with-react/rails/refactoring-with-helpers-and-model-methods/model-class-methods" office:target-frame-name="_blank" xlink:show="new" text:style-name="Internet_20_link" text:visited-style-name="Visited_20_Internet_20_Link">Model Class Methods</text:a><text:line-break/><draw:control text:anchor-type="as-char" draw:z-index="471" draw:name="Shape1" draw:style-name="gr1" draw:text-style-name="P5" svg:width="0.265in" svg:height="0.3441in" draw:control="control472"/><text:a xlink:type="simple" xlink:href="https://learn.co/tracks/full-stack-web-dev-with-react/rails/refactoring-with-helpers-and-model-methods/model-class-methods-lab" office:target-frame-name="_blank" xlink:show="new" text:style-name="Internet_20_link" text:visited-style-name="Visited_20_Internet_20_Link">Model Class Methods Lab</text:a><text:line-break/><draw:control text:anchor-type="as-char" draw:z-index="472" draw:name="Shape1" draw:style-name="gr1" draw:text-style-name="P5" svg:width="0.265in" svg:height="0.3441in" draw:control="control473"/><text:a xlink:type="simple" xlink:href="https://learn.co/tracks/full-stack-web-dev-with-react/rails/refactoring-with-helpers-and-model-methods/video-review-refactoring-views-into-partials-and-helpers" office:target-frame-name="_blank" xlink:show="new" text:style-name="Internet_20_link" text:visited-style-name="Visited_20_Internet_20_Link">Video Review: Refactoring Views into Partials and Helpers</text:a></text:p>
          <text:list text:continue-numbering="true">
            <text:list-header>
              <text:h text:style-name="P2" text:outline-level="2">Routes and Resources</text:h>
            </text:list-header>
          </text:list>
          <text:p text:style-name="P1"><draw:control text:anchor-type="as-char" draw:z-index="473" draw:name="Shape1" draw:style-name="gr1" draw:text-style-name="P5" svg:width="0.265in" svg:height="0.3441in" draw:control="control474"/><text:a xlink:type="simple" xlink:href="https://learn.co/tracks/full-stack-web-dev-with-react/rails/routes-and-resources/routing-and-nested-resources" office:target-frame-name="_blank" xlink:show="new" text:style-name="Internet_20_link" text:visited-style-name="Visited_20_Internet_20_Link">Routing and Nested Resources</text:a><text:line-break/><draw:control text:anchor-type="as-char" draw:z-index="474" draw:name="Shape1" draw:style-name="gr1" draw:text-style-name="P5" svg:width="0.265in" svg:height="0.3441in" draw:control="control475"/><text:a xlink:type="simple" xlink:href="https://learn.co/tracks/full-stack-web-dev-with-react/rails/routes-and-resources/routing-and-nested-resources-lab" office:target-frame-name="_blank" xlink:show="new" text:style-name="Internet_20_link" text:visited-style-name="Visited_20_Internet_20_Link">Routing and Nested Resources Lab</text:a><text:line-break/><draw:control text:anchor-type="as-char" draw:z-index="475" draw:name="Shape1" draw:style-name="gr1" draw:text-style-name="P5" svg:width="0.265in" svg:height="0.3441in" draw:control="control476"/><text:a xlink:type="simple" xlink:href="https://learn.co/tracks/full-stack-web-dev-with-react/rails/routes-and-resources/modifying-nested-resources" office:target-frame-name="_blank" xlink:show="new" text:style-name="Internet_20_link" text:visited-style-name="Visited_20_Internet_20_Link">Modifying Nested Resources</text:a><text:line-break/><draw:control text:anchor-type="as-char" draw:z-index="476" draw:name="Shape1" draw:style-name="gr1" draw:text-style-name="P5" svg:width="0.265in" svg:height="0.3441in" draw:control="control477"/><text:a xlink:type="simple" xlink:href="https://learn.co/tracks/full-stack-web-dev-with-react/rails/routes-and-resources/modifying-nested-resources-lab" office:target-frame-name="_blank" xlink:show="new" text:style-name="Internet_20_link" text:visited-style-name="Visited_20_Internet_20_Link">Modifying Nested Resources Lab</text:a><text:line-break/><draw:control text:anchor-type="as-char" draw:z-index="477" draw:name="Shape1" draw:style-name="gr1" draw:text-style-name="P5" svg:width="0.265in" svg:height="0.3441in" draw:control="control478"/><text:a xlink:type="simple" xlink:href="https://learn.co/tracks/full-stack-web-dev-with-react/rails/routes-and-resources/namespaced-routes" office:target-frame-name="_blank" xlink:show="new" text:style-name="Internet_20_link" text:visited-style-name="Visited_20_Internet_20_Link">Namespaced Routes</text:a><text:line-break/><draw:control text:anchor-type="as-char" draw:z-index="478" draw:name="Shape1" draw:style-name="gr1" draw:text-style-name="P5" svg:width="0.265in" svg:height="0.3441in" draw:control="control479"/><text:a xlink:type="simple" xlink:href="https://learn.co/tracks/full-stack-web-dev-with-react/rails/routes-and-resources/namespaced-routes-lab" office:target-frame-name="_blank" xlink:show="new" text:style-name="Internet_20_link" text:visited-style-name="Visited_20_Internet_20_Link">Namespaced Routes Lab</text:a><text:line-break/><draw:control text:anchor-type="as-char" draw:z-index="479" draw:name="Shape1" draw:style-name="gr1" draw:text-style-name="P5" svg:width="0.265in" svg:height="0.3441in" draw:control="control480"/><text:a xlink:type="simple" xlink:href="https://learn.co/tracks/full-stack-web-dev-with-react/rails/routes-and-resources/rails-pollywog-ranch-lab" office:target-frame-name="_blank" xlink:show="new" text:style-name="Internet_20_link" text:visited-style-name="Visited_20_Internet_20_Link">Rails Pollywog Ranch Lab</text:a></text:p>
          <text:list text:continue-numbering="true">
            <text:list-header>
              <text:h text:style-name="P2" text:outline-level="2"><text:soft-page-break/>Rails Review: TodoMVC 2</text:h>
            </text:list-header>
          </text:list>
          <text:p text:style-name="P1"><draw:control text:anchor-type="as-char" draw:z-index="480" draw:name="Shape1" draw:style-name="gr1" draw:text-style-name="P5" svg:width="0.265in" svg:height="0.3441in" draw:control="control481"/><text:a xlink:type="simple" xlink:href="https://learn.co/tracks/full-stack-web-dev-with-react/rails/rails-review-todomvc-2/todomvc-2-lists-have-items" office:target-frame-name="_blank" xlink:show="new" text:style-name="Internet_20_link" text:visited-style-name="Visited_20_Internet_20_Link">TodoMVC 2: Lists have Items</text:a><text:line-break/><draw:control text:anchor-type="as-char" draw:z-index="481" draw:name="Shape1" draw:style-name="gr1" draw:text-style-name="P5" svg:width="0.265in" svg:height="0.3441in" draw:control="control482"/><text:a xlink:type="simple" xlink:href="https://learn.co/tracks/full-stack-web-dev-with-react/rails/rails-review-todomvc-2/todomvc-3-mark-items-complete" office:target-frame-name="_blank" xlink:show="new" text:style-name="Internet_20_link" text:visited-style-name="Visited_20_Internet_20_Link">TodoMVC 3: Mark Items Complete</text:a><text:line-break/><draw:control text:anchor-type="as-char" draw:z-index="482" draw:name="Shape1" draw:style-name="gr1" draw:text-style-name="P5" svg:width="0.265in" svg:height="0.3441in" draw:control="control483"/><text:a xlink:type="simple" xlink:href="https://learn.co/tracks/full-stack-web-dev-with-react/rails/rails-review-todomvc-2/todomvc-4-refactoring-with-partials-and-helpers" office:target-frame-name="_blank" xlink:show="new" text:style-name="Internet_20_link" text:visited-style-name="Visited_20_Internet_20_Link">TodoMVC 4: Refactoring with Partials and Helpers</text:a><text:line-break/><draw:control text:anchor-type="as-char" draw:z-index="483" draw:name="Shape1" draw:style-name="gr1" draw:text-style-name="P5" svg:width="0.265in" svg:height="0.3441in" draw:control="control484"/><text:a xlink:type="simple" xlink:href="https://learn.co/tracks/full-stack-web-dev-with-react/rails/rails-review-todomvc-2/todomvc-5-deleting-items" office:target-frame-name="_blank" xlink:show="new" text:style-name="Internet_20_link" text:visited-style-name="Visited_20_Internet_20_Link">TodoMVC 5: Deleting Items</text:a></text:p>
          <text:list text:continue-numbering="true">
            <text:list-header>
              <text:h text:style-name="P2" text:outline-level="2">Authentication</text:h>
            </text:list-header>
          </text:list>
          <text:p text:style-name="P1"><draw:control text:anchor-type="as-char" draw:z-index="484" draw:name="Shape1" draw:style-name="gr1" draw:text-style-name="P5" svg:width="0.265in" svg:height="0.3441in" draw:control="control485"/><text:a xlink:type="simple" xlink:href="https://learn.co/tracks/full-stack-web-dev-with-react/rails/authentication/cookies-and-sessions" office:target-frame-name="_blank" xlink:show="new" text:style-name="Internet_20_link" text:visited-style-name="Visited_20_Internet_20_Link">Cookies And Sessions</text:a><text:line-break/><draw:control text:anchor-type="as-char" draw:z-index="485" draw:name="Shape1" draw:style-name="gr1" draw:text-style-name="P5" svg:width="0.265in" svg:height="0.3441in" draw:control="control486"/><text:a xlink:type="simple" xlink:href="https://learn.co/tracks/full-stack-web-dev-with-react/rails/authentication/cookies-and-sessions-lab" office:target-frame-name="_blank" xlink:show="new" text:style-name="Internet_20_link" text:visited-style-name="Visited_20_Internet_20_Link">Cookies And Sessions Lab</text:a><text:line-break/><draw:control text:anchor-type="as-char" draw:z-index="486" draw:name="Shape1" draw:style-name="gr1" draw:text-style-name="P5" svg:width="0.265in" svg:height="0.3441in" draw:control="control487"/><text:a xlink:type="simple" xlink:href="https://learn.co/tracks/full-stack-web-dev-with-react/rails/authentication/login-required" office:target-frame-name="_blank" xlink:show="new" text:style-name="Internet_20_link" text:visited-style-name="Visited_20_Internet_20_Link">Login Required</text:a><text:line-break/><draw:control text:anchor-type="as-char" draw:z-index="487" draw:name="Shape1" draw:style-name="gr1" draw:text-style-name="P5" svg:width="0.265in" svg:height="0.3441in" draw:control="control488"/><text:a xlink:type="simple" xlink:href="https://learn.co/tracks/full-stack-web-dev-with-react/rails/authentication/login-required-lab" office:target-frame-name="_blank" xlink:show="new" text:style-name="Internet_20_link" text:visited-style-name="Visited_20_Internet_20_Link">Login Required Lab</text:a><text:line-break/><draw:control text:anchor-type="as-char" draw:z-index="488" draw:name="Shape1" draw:style-name="gr1" draw:text-style-name="P5" svg:width="0.265in" svg:height="0.3441in" draw:control="control489"/><text:a xlink:type="simple" xlink:href="https://learn.co/tracks/full-stack-web-dev-with-react/rails/authentication/sessions-controller" office:target-frame-name="_blank" xlink:show="new" text:style-name="Internet_20_link" text:visited-style-name="Visited_20_Internet_20_Link">Sessions Controller</text:a><text:line-break/><draw:control text:anchor-type="as-char" draw:z-index="489" draw:name="Shape1" draw:style-name="gr1" draw:text-style-name="P5" svg:width="0.265in" svg:height="0.3441in" draw:control="control490"/><text:a xlink:type="simple" xlink:href="https://learn.co/tracks/full-stack-web-dev-with-react/rails/authentication/sessions-controller-lab" office:target-frame-name="_blank" xlink:show="new" text:style-name="Internet_20_link" text:visited-style-name="Visited_20_Internet_20_Link">Sessions Controller Lab</text:a><text:line-break/><draw:control text:anchor-type="as-char" draw:z-index="490" draw:name="Shape1" draw:style-name="gr1" draw:text-style-name="P5" svg:width="0.265in" svg:height="0.3441in" draw:control="control491"/><text:a xlink:type="simple" xlink:href="https://learn.co/tracks/full-stack-web-dev-with-react/rails/authentication/using-has_secure-password" office:target-frame-name="_blank" xlink:show="new" text:style-name="Internet_20_link" text:visited-style-name="Visited_20_Internet_20_Link">Using has_secure Password</text:a><text:line-break/><draw:control text:anchor-type="as-char" draw:z-index="491" draw:name="Shape1" draw:style-name="gr1" draw:text-style-name="P5" svg:width="0.265in" svg:height="0.3441in" draw:control="control492"/><text:a xlink:type="simple" xlink:href="https://learn.co/tracks/full-stack-web-dev-with-react/rails/authentication/using-has_secure-password-lab" office:target-frame-name="_blank" xlink:show="new" text:style-name="Internet_20_link" text:visited-style-name="Visited_20_Internet_20_Link">Using has_secure Password Lab</text:a><text:line-break/><draw:control text:anchor-type="as-char" draw:z-index="492" draw:name="Shape1" draw:style-name="gr1" draw:text-style-name="P5" svg:width="0.265in" svg:height="0.3441in" draw:control="control493"/><text:a xlink:type="simple" xlink:href="https://learn.co/tracks/full-stack-web-dev-with-react/rails/authentication/video-review-authentication" office:target-frame-name="_blank" xlink:show="new" text:style-name="Internet_20_link" text:visited-style-name="Visited_20_Internet_20_Link">Video Review: Authentication</text:a><text:line-break/><draw:control text:anchor-type="as-char" draw:z-index="493" draw:name="Shape1" draw:style-name="gr1" draw:text-style-name="P5" svg:width="0.265in" svg:height="0.3441in" draw:control="control494"/><text:a xlink:type="simple" xlink:href="https://learn.co/tracks/full-stack-web-dev-with-react/rails/authentication/omniauth" office:target-frame-name="_blank" xlink:show="new" text:style-name="Internet_20_link" text:visited-style-name="Visited_20_Internet_20_Link">Omniauth</text:a><text:line-break/><draw:control text:anchor-type="as-char" draw:z-index="494" draw:name="Shape1" draw:style-name="gr1" draw:text-style-name="P5" svg:width="0.265in" svg:height="0.3441in" draw:control="control495"/><text:a xlink:type="simple" xlink:href="https://learn.co/tracks/full-stack-web-dev-with-react/rails/authentication/omniauth-review-lecture-in-todomvc" office:target-frame-name="_blank" xlink:show="new" text:style-name="Internet_20_link" text:visited-style-name="Visited_20_Internet_20_Link">Omniauth Review Lecture in TodoMVC</text:a><text:line-break/><draw:control text:anchor-type="as-char" draw:z-index="495" draw:name="Shape1" draw:style-name="gr1" draw:text-style-name="P5" svg:width="0.265in" svg:height="0.3441in" draw:control="control496"/><text:a xlink:type="simple" xlink:href="https://learn.co/tracks/full-stack-web-dev-with-react/rails/authentication/omniauth-lab" office:target-frame-name="_blank" xlink:show="new" text:style-name="Internet_20_link" text:visited-style-name="Visited_20_Internet_20_Link">Omniauth Lab</text:a><text:line-break/><draw:control text:anchor-type="as-char" draw:z-index="496" draw:name="Shape1" draw:style-name="gr1" draw:text-style-name="P5" svg:width="0.265in" svg:height="0.3441in" draw:control="control497"/><text:a xlink:type="simple" xlink:href="https://learn.co/tracks/full-stack-web-dev-with-react/rails/authentication/authentication-and-authorization-with-gems" office:target-frame-name="_blank" xlink:show="new" text:style-name="Internet_20_link" text:visited-style-name="Visited_20_Internet_20_Link">Authentication And Authorization With Gems</text:a><text:line-break/><draw:control text:anchor-type="as-char" draw:z-index="497" draw:name="Shape1" draw:style-name="gr1" draw:text-style-name="P5" svg:width="0.265in" svg:height="0.3441in" draw:control="control498"/><text:a xlink:type="simple" xlink:href="https://learn.co/tracks/full-stack-web-dev-with-react/rails/authentication/devise" office:target-frame-name="_blank" xlink:show="new" text:style-name="Internet_20_link" text:visited-style-name="Visited_20_Internet_20_Link">Devise</text:a><text:line-break/><draw:control text:anchor-type="as-char" draw:z-index="498" draw:name="Shape1" draw:style-name="gr1" draw:text-style-name="P5" svg:width="0.265in" svg:height="0.3441in" draw:control="control499"/><text:a xlink:type="simple" xlink:href="https://learn.co/tracks/full-stack-web-dev-with-react/rails/authentication/devise-lab" office:target-frame-name="_blank" xlink:show="new" text:style-name="Internet_20_link" text:visited-style-name="Visited_20_Internet_20_Link">Devise Lab</text:a><text:line-break/><draw:control text:anchor-type="as-char" draw:z-index="499" draw:name="Shape1" draw:style-name="gr1" draw:text-style-name="P5" svg:width="0.265in" svg:height="0.3441in" draw:control="control500"/><text:a xlink:type="simple" xlink:href="https://learn.co/tracks/full-stack-web-dev-with-react/rails/authentication/cancan" office:target-frame-name="_blank" xlink:show="new" text:style-name="Internet_20_link" text:visited-style-name="Visited_20_Internet_20_Link">Cancan</text:a><text:line-break/><draw:control text:anchor-type="as-char" draw:z-index="500" draw:name="Shape1" draw:style-name="gr1" draw:text-style-name="P5" svg:width="0.265in" svg:height="0.3441in" draw:control="control501"/><text:a xlink:type="simple" xlink:href="https://learn.co/tracks/full-stack-web-dev-with-react/rails/authentication/cancan-lab" office:target-frame-name="_blank" xlink:show="new" text:style-name="Internet_20_link" text:visited-style-name="Visited_20_Internet_20_Link">Cancan Lab</text:a><text:line-break/><draw:control text:anchor-type="as-char" draw:z-index="501" draw:name="Shape1" draw:style-name="gr1" draw:text-style-name="P5" svg:width="0.265in" svg:height="0.3441in" draw:control="control502"/><text:a xlink:type="simple" xlink:href="https://learn.co/tracks/full-stack-web-dev-with-react/rails/authentication/video-review-building-authorization-and-metaprogramming" office:target-frame-name="_blank" xlink:show="new" text:style-name="Internet_20_link" text:visited-style-name="Visited_20_Internet_20_Link">Video Review: Building Authorization and Metaprogramming</text:a><text:line-break/><draw:control text:anchor-type="as-char" draw:z-index="502" draw:name="Shape1" draw:style-name="gr1" draw:text-style-name="P5" svg:width="0.265in" svg:height="0.3441in" draw:control="control503"/><text:a xlink:type="simple" xlink:href="https://learn.co/tracks/full-stack-web-dev-with-react/rails/authentication/devise-roles" office:target-frame-name="_blank" xlink:show="new" text:style-name="Internet_20_link" text:visited-style-name="Visited_20_Internet_20_Link">Devise Roles</text:a><text:line-break/><draw:control text:anchor-type="as-char" draw:z-index="503" draw:name="Shape1" draw:style-name="gr1" draw:text-style-name="P5" svg:width="0.265in" svg:height="0.3441in" draw:control="control504"/><text:a xlink:type="simple" xlink:href="https://learn.co/tracks/full-stack-web-dev-with-react/rails/authentication/devise-roles-lab" office:target-frame-name="_blank" xlink:show="new" text:style-name="Internet_20_link" text:visited-style-name="Visited_20_Internet_20_Link">Devise Roles Lab</text:a><text:line-break/><draw:control text:anchor-type="as-char" draw:z-index="504" draw:name="Shape1" draw:style-name="gr1" draw:text-style-name="P5" svg:width="0.265in" svg:height="0.3441in" draw:control="control505"/><text:a xlink:type="simple" xlink:href="https://learn.co/tracks/full-stack-web-dev-with-react/rails/authentication/video-review-devise-roles-lab" office:target-frame-name="_blank" xlink:show="new" text:style-name="Internet_20_link" text:visited-style-name="Visited_20_Internet_20_Link">Video Review: Devise Roles Lab</text:a><text:line-break/><draw:control text:anchor-type="as-char" draw:z-index="505" draw:name="Shape1" draw:style-name="gr1" draw:text-style-name="P5" svg:width="0.265in" svg:height="0.3441in" draw:control="control506"/><text:a xlink:type="simple" xlink:href="https://learn.co/tracks/full-stack-web-dev-with-react/rails/authentication/devise-and-pundit" office:target-frame-name="_blank" xlink:show="new" text:style-name="Internet_20_link" text:visited-style-name="Visited_20_Internet_20_Link">Devise and Pundit</text:a><text:line-break/><text:soft-page-break/><draw:control text:anchor-type="as-char" draw:z-index="506" draw:name="Shape1" draw:style-name="gr1" draw:text-style-name="P5" svg:width="0.265in" svg:height="0.3441in" draw:control="control507"/><text:a xlink:type="simple" xlink:href="https://learn.co/tracks/full-stack-web-dev-with-react/rails/authentication/devise-and-pundit-lab" office:target-frame-name="_blank" xlink:show="new" text:style-name="Internet_20_link" text:visited-style-name="Visited_20_Internet_20_Link">Devise and Pundit Lab</text:a><text:line-break/><draw:control text:anchor-type="as-char" draw:z-index="507" draw:name="Shape1" draw:style-name="gr1" draw:text-style-name="P5" svg:width="0.265in" svg:height="0.3441in" draw:control="control508"/><text:a xlink:type="simple" xlink:href="https://learn.co/tracks/full-stack-web-dev-with-react/rails/authentication/rails-amusement-park-lab" office:target-frame-name="_blank" xlink:show="new" text:style-name="Internet_20_link" text:visited-style-name="Visited_20_Internet_20_Link">Rails Amusement Park Lab</text:a></text:p>
          <text:list text:continue-numbering="true">
            <text:list-header>
              <text:h text:style-name="P2" text:outline-level="2">Rails Project Mode</text:h>
            </text:list-header>
          </text:list>
          <text:p text:style-name="P1"><draw:control text:anchor-type="as-char" draw:z-index="508" draw:name="Shape1" draw:style-name="gr1" draw:text-style-name="P5" svg:width="0.265in" svg:height="0.3441in" draw:control="control509"/><text:a xlink:type="simple" xlink:href="https://learn.co/tracks/full-stack-web-dev-with-react/rails/rails-project-mode/flatiron-store-project" office:target-frame-name="_blank" xlink:show="new" text:style-name="Internet_20_link" text:visited-style-name="Visited_20_Internet_20_Link">Flatiron Store Project</text:a><text:line-break/><draw:control text:anchor-type="as-char" draw:z-index="509" draw:name="Shape1" draw:style-name="gr1" draw:text-style-name="P5" svg:width="0.265in" svg:height="0.3441in" draw:control="control510"/><text:a xlink:type="simple" xlink:href="https://learn.co/tracks/full-stack-web-dev-with-react/rails/rails-project-mode/video-review-flatiron-store-review" office:target-frame-name="_blank" xlink:show="new" text:style-name="Internet_20_link" text:visited-style-name="Visited_20_Internet_20_Link">Video Review: Flatiron Store Review</text:a><text:line-break/><draw:control text:anchor-type="as-char" draw:z-index="510" draw:name="Shape1" draw:style-name="gr1" draw:text-style-name="P5" svg:width="0.265in" svg:height="0.3441in" draw:control="control511"/><text:a xlink:type="simple" xlink:href="https://learn.co/tracks/full-stack-web-dev-with-react/rails/rails-project-mode/rails-portfolio-project" office:target-frame-name="_blank" xlink:show="new" text:style-name="Internet_20_link" text:visited-style-name="Visited_20_Internet_20_Link">Rails Portfolio Project</text:a></text:p>
          <text:p text:style-name="P4">Javascript Foundations</text:p>
          <text:list text:continue-numbering="true">
            <text:list-header>
              <text:h text:style-name="P2" text:outline-level="2">Javascript Basics</text:h>
            </text:list-header>
          </text:list>
          <text:p text:style-name="P1"><draw:control text:anchor-type="as-char" draw:z-index="511" draw:name="Shape1" draw:style-name="gr1" draw:text-style-name="P5" svg:width="0.265in" svg:height="0.3441in" draw:control="control512"/><text:a xlink:type="simple" xlink:href="https://learn.co/tracks/full-stack-web-dev-with-react/javascript-foundations/javascript-basics/javascript-basics" office:target-frame-name="_blank" xlink:show="new" text:style-name="Internet_20_link" text:visited-style-name="Visited_20_Internet_20_Link">JavaScript Basics</text:a><text:line-break/><draw:control text:anchor-type="as-char" draw:z-index="512" draw:name="Shape1" draw:style-name="gr1" draw:text-style-name="P5" svg:width="0.265in" svg:height="0.3441in" draw:control="control513"/><text:a xlink:type="simple" xlink:href="https://learn.co/tracks/full-stack-web-dev-with-react/javascript-foundations/javascript-basics/javascript-comments" office:target-frame-name="_blank" xlink:show="new" text:style-name="Internet_20_link" text:visited-style-name="Visited_20_Internet_20_Link">JavaScript Comments</text:a><text:line-break/><draw:control text:anchor-type="as-char" draw:z-index="513" draw:name="Shape1" draw:style-name="gr1" draw:text-style-name="P5" svg:width="0.265in" svg:height="0.3441in" draw:control="control514"/><text:a xlink:type="simple" xlink:href="https://learn.co/tracks/full-stack-web-dev-with-react/javascript-foundations/javascript-basics/javascript-data-types" office:target-frame-name="_blank" xlink:show="new" text:style-name="Internet_20_link" text:visited-style-name="Visited_20_Internet_20_Link">JavaScript Data Types</text:a><text:line-break/><draw:control text:anchor-type="as-char" draw:z-index="514" draw:name="Shape1" draw:style-name="gr1" draw:text-style-name="P5" svg:width="0.265in" svg:height="0.3441in" draw:control="control515"/><text:a xlink:type="simple" xlink:href="https://learn.co/tracks/full-stack-web-dev-with-react/javascript-foundations/javascript-basics/javascript-data-types-quiz" office:target-frame-name="_blank" xlink:show="new" text:style-name="Internet_20_link" text:visited-style-name="Visited_20_Internet_20_Link">JavaScript Data Types Quiz</text:a><text:line-break/><draw:control text:anchor-type="as-char" draw:z-index="515" draw:name="Shape1" draw:style-name="gr1" draw:text-style-name="P5" svg:width="0.265in" svg:height="0.3441in" draw:control="control516"/><text:a xlink:type="simple" xlink:href="https://learn.co/tracks/full-stack-web-dev-with-react/javascript-foundations/javascript-basics/javascript-logging" office:target-frame-name="_blank" xlink:show="new" text:style-name="Internet_20_link" text:visited-style-name="Visited_20_Internet_20_Link">JavaScript Logging</text:a><text:line-break/><draw:control text:anchor-type="as-char" draw:z-index="516" draw:name="Shape1" draw:style-name="gr1" draw:text-style-name="P5" svg:width="0.265in" svg:height="0.3441in" draw:control="control517"/><text:a xlink:type="simple" xlink:href="https://learn.co/tracks/full-stack-web-dev-with-react/javascript-foundations/javascript-basics/javascript-logging-lab" office:target-frame-name="_blank" xlink:show="new" text:style-name="Internet_20_link" text:visited-style-name="Visited_20_Internet_20_Link">JavaScript Logging Lab</text:a></text:p>
          <text:list text:continue-numbering="true">
            <text:list-header>
              <text:h text:style-name="P2" text:outline-level="2">Functions and Scope</text:h>
            </text:list-header>
          </text:list>
          <text:p text:style-name="P1"><draw:control text:anchor-type="as-char" draw:z-index="517" draw:name="Shape1" draw:style-name="gr1" draw:text-style-name="P5" svg:width="0.265in" svg:height="0.3441in" draw:control="control518"/><text:a xlink:type="simple" xlink:href="https://learn.co/tracks/full-stack-web-dev-with-react/javascript-foundations/functions-and-scope/javascript-variable-assignment-and-declaration" office:target-frame-name="_blank" xlink:show="new" text:style-name="Internet_20_link" text:visited-style-name="Visited_20_Internet_20_Link">JavaScript Variable Assignment and Declaration</text:a><text:line-break/><draw:control text:anchor-type="as-char" draw:z-index="518" draw:name="Shape1" draw:style-name="gr1" draw:text-style-name="P5" svg:width="0.265in" svg:height="0.3441in" draw:control="control519"/><text:a xlink:type="simple" xlink:href="https://learn.co/tracks/full-stack-web-dev-with-react/javascript-foundations/functions-and-scope/javascript-strings-lab" office:target-frame-name="_blank" xlink:show="new" text:style-name="Internet_20_link" text:visited-style-name="Visited_20_Internet_20_Link">JavaScript Strings Lab</text:a><text:line-break/><draw:control text:anchor-type="as-char" draw:z-index="519" draw:name="Shape1" draw:style-name="gr1" draw:text-style-name="P5" svg:width="0.265in" svg:height="0.3441in" draw:control="control520"/><text:a xlink:type="simple" xlink:href="https://learn.co/tracks/full-stack-web-dev-with-react/javascript-foundations/functions-and-scope/intro-to-functions" office:target-frame-name="_blank" xlink:show="new" text:style-name="Internet_20_link" text:visited-style-name="Visited_20_Internet_20_Link">Intro to Functions</text:a><text:line-break/><draw:control text:anchor-type="as-char" draw:z-index="520" draw:name="Shape1" draw:style-name="gr1" draw:text-style-name="P5" svg:width="0.265in" svg:height="0.3441in" draw:control="control521"/><text:a xlink:type="simple" xlink:href="https://learn.co/tracks/full-stack-web-dev-with-react/javascript-foundations/functions-and-scope/javascript-flow-control" office:target-frame-name="_blank" xlink:show="new" text:style-name="Internet_20_link" text:visited-style-name="Visited_20_Internet_20_Link">JavaScript Flow Control</text:a><text:line-break/><draw:control text:anchor-type="as-char" draw:z-index="521" draw:name="Shape1" draw:style-name="gr1" draw:text-style-name="P5" svg:width="0.265in" svg:height="0.3441in" draw:control="control522"/><text:a xlink:type="simple" xlink:href="https://learn.co/tracks/full-stack-web-dev-with-react/javascript-foundations/functions-and-scope/intro-to-functions-lab" office:target-frame-name="_blank" xlink:show="new" text:style-name="Internet_20_link" text:visited-style-name="Visited_20_Internet_20_Link">Intro to Functions Lab</text:a><text:line-break/><draw:control text:anchor-type="as-char" draw:z-index="522" draw:name="Shape1" draw:style-name="gr1" draw:text-style-name="P5" svg:width="0.265in" svg:height="0.3441in" draw:control="control523"/><text:a xlink:type="simple" xlink:href="https://learn.co/tracks/full-stack-web-dev-with-react/javascript-foundations/functions-and-scope/functions-lab" office:target-frame-name="_blank" xlink:show="new" text:style-name="Internet_20_link" text:visited-style-name="Visited_20_Internet_20_Link">Functions Lab</text:a><text:line-break/><draw:control text:anchor-type="as-char" draw:z-index="523" draw:name="Shape1" draw:style-name="gr1" draw:text-style-name="P5" svg:width="0.265in" svg:height="0.3441in" draw:control="control524"/><text:a xlink:type="simple" xlink:href="https://learn.co/tracks/full-stack-web-dev-with-react/javascript-foundations/functions-and-scope/variables" office:target-frame-name="_blank" xlink:show="new" text:style-name="Internet_20_link" text:visited-style-name="Visited_20_Internet_20_Link">Variables</text:a><text:line-break/><draw:control text:anchor-type="as-char" draw:z-index="524" draw:name="Shape1" draw:style-name="gr1" draw:text-style-name="P5" svg:width="0.265in" svg:height="0.3441in" draw:control="control525"/><text:a xlink:type="simple" xlink:href="https://learn.co/tracks/full-stack-web-dev-with-react/javascript-foundations/functions-and-scope/javascript-arithmetic-lab" office:target-frame-name="_blank" xlink:show="new" text:style-name="Internet_20_link" text:visited-style-name="Visited_20_Internet_20_Link">JavaScript Arithmetic Lab</text:a><text:line-break/><draw:control text:anchor-type="as-char" draw:z-index="525" draw:name="Shape1" draw:style-name="gr1" draw:text-style-name="P5" svg:width="0.265in" svg:height="0.3441in" draw:control="control526"/><text:a xlink:type="simple" xlink:href="https://learn.co/tracks/full-stack-web-dev-with-react/javascript-foundations/functions-and-scope/javascript-scope" office:target-frame-name="_blank" xlink:show="new" text:style-name="Internet_20_link" text:visited-style-name="Visited_20_Internet_20_Link">JavaScript Scope</text:a><text:line-break/><draw:control text:anchor-type="as-char" draw:z-index="526" draw:name="Shape1" draw:style-name="gr1" draw:text-style-name="P5" svg:width="0.265in" svg:height="0.3441in" draw:control="control527"/><text:a xlink:type="simple" xlink:href="https://learn.co/tracks/full-stack-web-dev-with-react/javascript-foundations/functions-and-scope/fix-the-scope-lab" office:target-frame-name="_blank" xlink:show="new" text:style-name="Internet_20_link" text:visited-style-name="Visited_20_Internet_20_Link">Fix the Scope Lab</text:a><text:line-break/><text:soft-page-break/><draw:control text:anchor-type="as-char" draw:z-index="527" draw:name="Shape1" draw:style-name="gr1" draw:text-style-name="P5" svg:width="0.265in" svg:height="0.3441in" draw:control="control528"/><text:a xlink:type="simple" xlink:href="https://learn.co/tracks/full-stack-web-dev-with-react/javascript-foundations/functions-and-scope/arrow-functions" office:target-frame-name="_blank" xlink:show="new" text:style-name="Internet_20_link" text:visited-style-name="Visited_20_Internet_20_Link">Arrow Functions</text:a><text:line-break/><draw:control text:anchor-type="as-char" draw:z-index="528" draw:name="Shape1" draw:style-name="gr1" draw:text-style-name="P5" svg:width="0.265in" svg:height="0.3441in" draw:control="control529"/><text:a xlink:type="simple" xlink:href="https://learn.co/tracks/full-stack-web-dev-with-react/javascript-foundations/functions-and-scope/hoisting" office:target-frame-name="_blank" xlink:show="new" text:style-name="Internet_20_link" text:visited-style-name="Visited_20_Internet_20_Link">Hoisting</text:a><text:line-break/><draw:control text:anchor-type="as-char" draw:z-index="529" draw:name="Shape1" draw:style-name="gr1" draw:text-style-name="P5" svg:width="0.265in" svg:height="0.3441in" draw:control="control530"/><text:a xlink:type="simple" xlink:href="https://learn.co/tracks/full-stack-web-dev-with-react/javascript-foundations/functions-and-scope/functions-and-variables-quiz" office:target-frame-name="_blank" xlink:show="new" text:style-name="Internet_20_link" text:visited-style-name="Visited_20_Internet_20_Link">Functions and Variables Quiz</text:a></text:p>
          <text:list text:continue-numbering="true">
            <text:list-header>
              <text:h text:style-name="P2" text:outline-level="2">Data Structures</text:h>
            </text:list-header>
          </text:list>
          <text:p text:style-name="P1"><draw:control text:anchor-type="as-char" draw:z-index="530" draw:name="Shape1" draw:style-name="gr1" draw:text-style-name="P5" svg:width="0.265in" svg:height="0.3441in" draw:control="control531"/><text:a xlink:type="simple" xlink:href="https://learn.co/tracks/full-stack-web-dev-with-react/javascript-foundations/data-structures/javascript-arrays" office:target-frame-name="_blank" xlink:show="new" text:style-name="Internet_20_link" text:visited-style-name="Visited_20_Internet_20_Link">JavaScript Arrays</text:a><text:line-break/><draw:control text:anchor-type="as-char" draw:z-index="531" draw:name="Shape1" draw:style-name="gr1" draw:text-style-name="P5" svg:width="0.265in" svg:height="0.3441in" draw:control="control532"/><text:a xlink:type="simple" xlink:href="https://learn.co/tracks/full-stack-web-dev-with-react/javascript-foundations/data-structures/javascript-arrays-lab" office:target-frame-name="_blank" xlink:show="new" text:style-name="Internet_20_link" text:visited-style-name="Visited_20_Internet_20_Link">Javascript Arrays Lab</text:a><text:line-break/><draw:control text:anchor-type="as-char" draw:z-index="532" draw:name="Shape1" draw:style-name="gr1" draw:text-style-name="P5" svg:width="0.265in" svg:height="0.3441in" draw:control="control533"/><text:a xlink:type="simple" xlink:href="https://learn.co/tracks/full-stack-web-dev-with-react/javascript-foundations/data-structures/javascript-objects" office:target-frame-name="_blank" xlink:show="new" text:style-name="Internet_20_link" text:visited-style-name="Visited_20_Internet_20_Link">Javascript Objects</text:a><text:line-break/><draw:control text:anchor-type="as-char" draw:z-index="533" draw:name="Shape1" draw:style-name="gr1" draw:text-style-name="P5" svg:width="0.265in" svg:height="0.3441in" draw:control="control534"/><text:a xlink:type="simple" xlink:href="https://learn.co/tracks/full-stack-web-dev-with-react/javascript-foundations/data-structures/javascript-objects-lab" office:target-frame-name="_blank" xlink:show="new" text:style-name="Internet_20_link" text:visited-style-name="Visited_20_Internet_20_Link">Javascript Objects Lab</text:a><text:line-break/><draw:control text:anchor-type="as-char" draw:z-index="534" draw:name="Shape1" draw:style-name="gr1" draw:text-style-name="P5" svg:width="0.265in" svg:height="0.3441in" draw:control="control535"/><text:a xlink:type="simple" xlink:href="https://learn.co/tracks/full-stack-web-dev-with-react/javascript-foundations/data-structures/javascript-objects-and-arrays-quiz" office:target-frame-name="_blank" xlink:show="new" text:style-name="Internet_20_link" text:visited-style-name="Visited_20_Internet_20_Link">Javascript Objects And Arrays Quiz</text:a><text:line-break/><draw:control text:anchor-type="as-char" draw:z-index="535" draw:name="Shape1" draw:style-name="gr1" draw:text-style-name="P5" svg:width="0.265in" svg:height="0.3441in" draw:control="control536"/><text:a xlink:type="simple" xlink:href="https://learn.co/tracks/full-stack-web-dev-with-react/javascript-foundations/data-structures/javascript-intro-to-looping" office:target-frame-name="_blank" xlink:show="new" text:style-name="Internet_20_link" text:visited-style-name="Visited_20_Internet_20_Link">Javascript Intro To Looping</text:a><text:line-break/><draw:control text:anchor-type="as-char" draw:z-index="536" draw:name="Shape1" draw:style-name="gr1" draw:text-style-name="P5" svg:width="0.265in" svg:height="0.3441in" draw:control="control537"/><text:a xlink:type="simple" xlink:href="https://learn.co/tracks/full-stack-web-dev-with-react/javascript-foundations/data-structures/beatles-loops-lab" office:target-frame-name="_blank" xlink:show="new" text:style-name="Internet_20_link" text:visited-style-name="Visited_20_Internet_20_Link">Beatles Loops Lab</text:a><text:line-break/><draw:control text:anchor-type="as-char" draw:z-index="537" draw:name="Shape1" draw:style-name="gr1" draw:text-style-name="P5" svg:width="0.265in" svg:height="0.3441in" draw:control="control538"/><text:a xlink:type="simple" xlink:href="https://learn.co/tracks/full-stack-web-dev-with-react/javascript-foundations/data-structures/deli-counter" office:target-frame-name="_blank" xlink:show="new" text:style-name="Internet_20_link" text:visited-style-name="Visited_20_Internet_20_Link">Deli Counter</text:a><text:line-break/><draw:control text:anchor-type="as-char" draw:z-index="538" draw:name="Shape1" draw:style-name="gr1" draw:text-style-name="P5" svg:width="0.265in" svg:height="0.3441in" draw:control="control539"/><text:a xlink:type="simple" xlink:href="https://learn.co/tracks/full-stack-web-dev-with-react/javascript-foundations/data-structures/online-shopping-lab" office:target-frame-name="_blank" xlink:show="new" text:style-name="Internet_20_link" text:visited-style-name="Visited_20_Internet_20_Link">Online Shopping Lab</text:a></text:p>
          <text:list text:continue-numbering="true">
            <text:list-header>
              <text:h text:style-name="P2" text:outline-level="2">Loops</text:h>
            </text:list-header>
          </text:list>
          <text:p text:style-name="P1"><draw:control text:anchor-type="as-char" draw:z-index="539" draw:name="Shape1" draw:style-name="gr1" draw:text-style-name="P5" svg:width="0.265in" svg:height="0.3441in" draw:control="control540"/><text:a xlink:type="simple" xlink:href="https://learn.co/tracks/full-stack-web-dev-with-react/javascript-foundations/loops/javascript-callbacks" office:target-frame-name="_blank" xlink:show="new" text:style-name="Internet_20_link" text:visited-style-name="Visited_20_Internet_20_Link">Javascript Callbacks</text:a><text:line-break/><draw:control text:anchor-type="as-char" draw:z-index="540" draw:name="Shape1" draw:style-name="gr1" draw:text-style-name="P5" svg:width="0.265in" svg:height="0.3441in" draw:control="control541"/><text:a xlink:type="simple" xlink:href="https://learn.co/tracks/full-stack-web-dev-with-react/javascript-foundations/loops/array-foreach" office:target-frame-name="_blank" xlink:show="new" text:style-name="Internet_20_link" text:visited-style-name="Visited_20_Internet_20_Link">Array.forEach</text:a><text:line-break/><draw:control text:anchor-type="as-char" draw:z-index="541" draw:name="Shape1" draw:style-name="gr1" draw:text-style-name="P5" svg:width="0.265in" svg:height="0.3441in" draw:control="control542"/><text:a xlink:type="simple" xlink:href="https://learn.co/tracks/full-stack-web-dev-with-react/javascript-foundations/loops/foreach-lab" office:target-frame-name="_blank" xlink:show="new" text:style-name="Internet_20_link" text:visited-style-name="Visited_20_Internet_20_Link">forEach() Lab</text:a><text:line-break/><draw:control text:anchor-type="as-char" draw:z-index="542" draw:name="Shape1" draw:style-name="gr1" draw:text-style-name="P5" svg:width="0.265in" svg:height="0.3441in" draw:control="control543"/><text:a xlink:type="simple" xlink:href="https://learn.co/tracks/full-stack-web-dev-with-react/javascript-foundations/loops/exiting-loops" office:target-frame-name="_blank" xlink:show="new" text:style-name="Internet_20_link" text:visited-style-name="Visited_20_Internet_20_Link">Exiting Loops</text:a><text:line-break/><draw:control text:anchor-type="as-char" draw:z-index="543" draw:name="Shape1" draw:style-name="gr1" draw:text-style-name="P5" svg:width="0.265in" svg:height="0.3441in" draw:control="control544"/><text:a xlink:type="simple" xlink:href="https://learn.co/tracks/full-stack-web-dev-with-react/javascript-foundations/loops/exiting-loops-lab" office:target-frame-name="_blank" xlink:show="new" text:style-name="Internet_20_link" text:visited-style-name="Visited_20_Internet_20_Link">Exiting Loops Lab</text:a><text:line-break/><draw:control text:anchor-type="as-char" draw:z-index="544" draw:name="Shape1" draw:style-name="gr1" draw:text-style-name="P5" svg:width="0.265in" svg:height="0.3441in" draw:control="control545"/><text:a xlink:type="simple" xlink:href="https://learn.co/tracks/full-stack-web-dev-with-react/javascript-foundations/loops/traversing-nested-objects" office:target-frame-name="_blank" xlink:show="new" text:style-name="Internet_20_link" text:visited-style-name="Visited_20_Internet_20_Link">Traversing Nested Objects</text:a></text:p>
          <text:list text:continue-numbering="true">
            <text:list-header>
              <text:h text:style-name="P2" text:outline-level="2">The DOM</text:h>
            </text:list-header>
          </text:list>
          <text:p text:style-name="P1"><draw:control text:anchor-type="as-char" draw:z-index="545" draw:name="Shape1" draw:style-name="gr1" draw:text-style-name="P5" svg:width="0.265in" svg:height="0.3441in" draw:control="control546"/><text:a xlink:type="simple" xlink:href="https://learn.co/tracks/full-stack-web-dev-with-react/javascript-foundations/the-dom/intro-to-the-dom" office:target-frame-name="_blank" xlink:show="new" text:style-name="Internet_20_link" text:visited-style-name="Visited_20_Internet_20_Link">Intro To The DOM</text:a><text:line-break/><draw:control text:anchor-type="as-char" draw:z-index="546" draw:name="Shape1" draw:style-name="gr1" draw:text-style-name="P5" svg:width="0.265in" svg:height="0.3441in" draw:control="control547"/><text:a xlink:type="simple" xlink:href="https://learn.co/tracks/full-stack-web-dev-with-react/javascript-foundations/the-dom/the-dom" office:target-frame-name="_blank" xlink:show="new" text:style-name="Internet_20_link" text:visited-style-name="Visited_20_Internet_20_Link">The DOM</text:a><text:line-break/><draw:control text:anchor-type="as-char" draw:z-index="547" draw:name="Shape1" draw:style-name="gr1" draw:text-style-name="P5" svg:width="0.265in" svg:height="0.3441in" draw:control="control548"/><text:a xlink:type="simple" xlink:href="https://learn.co/tracks/full-stack-web-dev-with-react/javascript-foundations/the-dom/the-dom-is-a-tree" office:target-frame-name="_blank" xlink:show="new" text:style-name="Internet_20_link" text:visited-style-name="Visited_20_Internet_20_Link">The DOM is a Tree</text:a><text:line-break/><draw:control text:anchor-type="as-char" draw:z-index="548" draw:name="Shape1" draw:style-name="gr1" draw:text-style-name="P5" svg:width="0.265in" svg:height="0.3441in" draw:control="control549"/><text:a xlink:type="simple" xlink:href="https://learn.co/tracks/full-stack-web-dev-with-react/javascript-foundations/the-dom/hide-and-seek-lab" office:target-frame-name="_blank" xlink:show="new" text:style-name="Internet_20_link" text:visited-style-name="Visited_20_Internet_20_Link">Hide And Seek Lab</text:a><text:line-break/><draw:control text:anchor-type="as-char" draw:z-index="549" draw:name="Shape1" draw:style-name="gr1" draw:text-style-name="P5" svg:width="0.265in" svg:height="0.3441in" draw:control="control550"/><text:a xlink:type="simple" xlink:href="https://learn.co/tracks/full-stack-web-dev-with-react/javascript-foundations/the-dom/creating-and-inserting-nodes" office:target-frame-name="_blank" xlink:show="new" text:style-name="Internet_20_link" text:visited-style-name="Visited_20_Internet_20_Link">Creating And Inserting Nodes</text:a><text:line-break/><text:soft-page-break/><draw:control text:anchor-type="as-char" draw:z-index="550" draw:name="Shape1" draw:style-name="gr1" draw:text-style-name="P5" svg:width="0.265in" svg:height="0.3441in" draw:control="control551"/><text:a xlink:type="simple" xlink:href="https://learn.co/tracks/full-stack-web-dev-with-react/javascript-foundations/the-dom/listening-to-nodes" office:target-frame-name="_blank" xlink:show="new" text:style-name="Internet_20_link" text:visited-style-name="Visited_20_Internet_20_Link">Listening To Nodes</text:a><text:line-break/><draw:control text:anchor-type="as-char" draw:z-index="551" draw:name="Shape1" draw:style-name="gr1" draw:text-style-name="P5" svg:width="0.265in" svg:height="0.3441in" draw:control="control552"/><text:a xlink:type="simple" xlink:href="https://learn.co/tracks/full-stack-web-dev-with-react/javascript-foundations/the-dom/konami-code-lab" office:target-frame-name="_blank" xlink:show="new" text:style-name="Internet_20_link" text:visited-style-name="Visited_20_Internet_20_Link">Konami Code Lab</text:a></text:p>
          <text:list text:continue-numbering="true">
            <text:list-header>
              <text:h text:style-name="P2" text:outline-level="2">jQuery</text:h>
            </text:list-header>
          </text:list>
          <text:p text:style-name="P1"><draw:control text:anchor-type="as-char" draw:z-index="552" draw:name="Shape1" draw:style-name="gr1" draw:text-style-name="P5" svg:width="0.265in" svg:height="0.3441in" draw:control="control553"/><text:a xlink:type="simple" xlink:href="https://learn.co/tracks/full-stack-web-dev-with-react/javascript-foundations/jquery/modifying-html-with-jquery" office:target-frame-name="_blank" xlink:show="new" text:style-name="Internet_20_link" text:visited-style-name="Visited_20_Internet_20_Link">Modifying HTML with jQuery</text:a><text:line-break/><draw:control text:anchor-type="as-char" draw:z-index="553" draw:name="Shape1" draw:style-name="gr1" draw:text-style-name="P5" svg:width="0.265in" svg:height="0.3441in" draw:control="control554"/><text:a xlink:type="simple" xlink:href="https://learn.co/tracks/full-stack-web-dev-with-react/javascript-foundations/jquery/modifying-html-with-jquery-lab" office:target-frame-name="_blank" xlink:show="new" text:style-name="Internet_20_link" text:visited-style-name="Visited_20_Internet_20_Link">Modifying HTML with jQuery Lab</text:a><text:line-break/><draw:control text:anchor-type="as-char" draw:z-index="554" draw:name="Shape1" draw:style-name="gr1" draw:text-style-name="P5" svg:width="0.265in" svg:height="0.3441in" draw:control="control555"/><text:a xlink:type="simple" xlink:href="https://learn.co/tracks/full-stack-web-dev-with-react/javascript-foundations/jquery/document-ready" office:target-frame-name="_blank" xlink:show="new" text:style-name="Internet_20_link" text:visited-style-name="Visited_20_Internet_20_Link">Document Ready</text:a><text:line-break/><draw:control text:anchor-type="as-char" draw:z-index="555" draw:name="Shape1" draw:style-name="gr1" draw:text-style-name="P5" svg:width="0.265in" svg:height="0.3441in" draw:control="control556"/><text:a xlink:type="simple" xlink:href="https://learn.co/tracks/full-stack-web-dev-with-react/javascript-foundations/jquery/jquery-selectors-lab" office:target-frame-name="_blank" xlink:show="new" text:style-name="Internet_20_link" text:visited-style-name="Visited_20_Internet_20_Link">jQuery Selectors Lab</text:a><text:line-break/><draw:control text:anchor-type="as-char" draw:z-index="556" draw:name="Shape1" draw:style-name="gr1" draw:text-style-name="P5" svg:width="0.265in" svg:height="0.3441in" draw:control="control557"/><text:a xlink:type="simple" xlink:href="https://learn.co/tracks/full-stack-web-dev-with-react/javascript-foundations/jquery/jquery-event-listeners-lab" office:target-frame-name="_blank" xlink:show="new" text:style-name="Internet_20_link" text:visited-style-name="Visited_20_Internet_20_Link">jQuery Event Listeners Lab</text:a><text:line-break/><draw:control text:anchor-type="as-char" draw:z-index="557" draw:name="Shape1" draw:style-name="gr1" draw:text-style-name="P5" svg:width="0.265in" svg:height="0.3441in" draw:control="control558"/><text:a xlink:type="simple" xlink:href="https://learn.co/tracks/full-stack-web-dev-with-react/javascript-foundations/jquery/moving-things-with-javascript" office:target-frame-name="_blank" xlink:show="new" text:style-name="Internet_20_link" text:visited-style-name="Visited_20_Internet_20_Link">Moving Things With Javascript</text:a></text:p>
          <text:p text:style-name="P4">Advanced Javascript</text:p>
          <text:list text:continue-numbering="true">
            <text:list-header>
              <text:h text:style-name="P2" text:outline-level="2">Higher-Order Functions</text:h>
            </text:list-header>
          </text:list>
          <text:p text:style-name="P1"><draw:control text:anchor-type="as-char" draw:z-index="558" draw:name="Shape1" draw:style-name="gr1" draw:text-style-name="P5" svg:width="0.265in" svg:height="0.3441in" draw:control="control559"/><text:a xlink:type="simple" xlink:href="https://learn.co/tracks/full-stack-web-dev-with-react/advanced-javascript/higher-order-functions/first-class-functions" office:target-frame-name="_blank" xlink:show="new" text:style-name="Internet_20_link" text:visited-style-name="Visited_20_Internet_20_Link">First Class Functions</text:a><text:line-break/><draw:control text:anchor-type="as-char" draw:z-index="559" draw:name="Shape1" draw:style-name="gr1" draw:text-style-name="P5" svg:width="0.265in" svg:height="0.3441in" draw:control="control560"/><text:a xlink:type="simple" xlink:href="https://learn.co/tracks/full-stack-web-dev-with-react/advanced-javascript/higher-order-functions/first-class-functions-lab" office:target-frame-name="_blank" xlink:show="new" text:style-name="Internet_20_link" text:visited-style-name="Visited_20_Internet_20_Link">First Class Functions Lab</text:a><text:line-break/><draw:control text:anchor-type="as-char" draw:z-index="560" draw:name="Shape1" draw:style-name="gr1" draw:text-style-name="P5" svg:width="0.265in" svg:height="0.3441in" draw:control="control561"/><text:a xlink:type="simple" xlink:href="https://learn.co/tracks/full-stack-web-dev-with-react/advanced-javascript/higher-order-functions/closures" office:target-frame-name="_blank" xlink:show="new" text:style-name="Internet_20_link" text:visited-style-name="Visited_20_Internet_20_Link">Closures</text:a><text:line-break/><draw:control text:anchor-type="as-char" draw:z-index="561" draw:name="Shape1" draw:style-name="gr1" draw:text-style-name="P5" svg:width="0.265in" svg:height="0.3441in" draw:control="control562"/><text:a xlink:type="simple" xlink:href="https://learn.co/tracks/full-stack-web-dev-with-react/advanced-javascript/higher-order-functions/closures-lab" office:target-frame-name="_blank" xlink:show="new" text:style-name="Internet_20_link" text:visited-style-name="Visited_20_Internet_20_Link">Closures Lab</text:a><text:line-break/><draw:control text:anchor-type="as-char" draw:z-index="562" draw:name="Shape1" draw:style-name="gr1" draw:text-style-name="P5" svg:width="0.265in" svg:height="0.3441in" draw:control="control563"/><text:a xlink:type="simple" xlink:href="https://learn.co/tracks/full-stack-web-dev-with-react/advanced-javascript/higher-order-functions/custom-foreach" office:target-frame-name="_blank" xlink:show="new" text:style-name="Internet_20_link" text:visited-style-name="Visited_20_Internet_20_Link">Custom forEach() </text:a><text:line-break/><draw:control text:anchor-type="as-char" draw:z-index="563" draw:name="Shape1" draw:style-name="gr1" draw:text-style-name="P5" svg:width="0.265in" svg:height="0.3441in" draw:control="control564"/><text:a xlink:type="simple" xlink:href="https://learn.co/tracks/full-stack-web-dev-with-react/advanced-javascript/higher-order-functions/map" office:target-frame-name="_blank" xlink:show="new" text:style-name="Internet_20_link" text:visited-style-name="Visited_20_Internet_20_Link">Map</text:a><text:line-break/><draw:control text:anchor-type="as-char" draw:z-index="564" draw:name="Shape1" draw:style-name="gr1" draw:text-style-name="P5" svg:width="0.265in" svg:height="0.3441in" draw:control="control565"/><text:a xlink:type="simple" xlink:href="https://learn.co/tracks/full-stack-web-dev-with-react/advanced-javascript/higher-order-functions/map-lab" office:target-frame-name="_blank" xlink:show="new" text:style-name="Internet_20_link" text:visited-style-name="Visited_20_Internet_20_Link">Map Lab</text:a><text:line-break/><draw:control text:anchor-type="as-char" draw:z-index="565" draw:name="Shape1" draw:style-name="gr1" draw:text-style-name="P5" svg:width="0.265in" svg:height="0.3441in" draw:control="control566"/><text:a xlink:type="simple" xlink:href="https://learn.co/tracks/full-stack-web-dev-with-react/advanced-javascript/higher-order-functions/reduce" office:target-frame-name="_blank" xlink:show="new" text:style-name="Internet_20_link" text:visited-style-name="Visited_20_Internet_20_Link">Reduce</text:a><text:line-break/><draw:control text:anchor-type="as-char" draw:z-index="566" draw:name="Shape1" draw:style-name="gr1" draw:text-style-name="P5" svg:width="0.265in" svg:height="0.3441in" draw:control="control567"/><text:a xlink:type="simple" xlink:href="https://learn.co/tracks/full-stack-web-dev-with-react/advanced-javascript/higher-order-functions/reduce-lab" office:target-frame-name="_blank" xlink:show="new" text:style-name="Internet_20_link" text:visited-style-name="Visited_20_Internet_20_Link">Reduce Lab</text:a><text:line-break/><draw:control text:anchor-type="as-char" draw:z-index="567" draw:name="Shape1" draw:style-name="gr1" draw:text-style-name="P5" svg:width="0.265in" svg:height="0.3441in" draw:control="control568"/><text:a xlink:type="simple" xlink:href="https://learn.co/tracks/full-stack-web-dev-with-react/advanced-javascript/higher-order-functions/map-reduce-lab" office:target-frame-name="_blank" xlink:show="new" text:style-name="Internet_20_link" text:visited-style-name="Visited_20_Internet_20_Link">Map-Reduce Lab</text:a></text:p>
          <text:list text:continue-numbering="true">
            <text:list-header>
              <text:h text:style-name="P2" text:outline-level="2">HTML and CSS</text:h>
            </text:list-header>
          </text:list>
          <text:p text:style-name="P1"><draw:control text:anchor-type="as-char" draw:z-index="568" draw:name="Shape1" draw:style-name="gr1" draw:text-style-name="P5" svg:width="0.265in" svg:height="0.3441in" draw:control="control569"/><text:a xlink:type="simple" xlink:href="https://learn.co/tracks/full-stack-web-dev-with-react/advanced-javascript/html-and-css/reintroduction-to-the-dom" office:target-frame-name="_blank" xlink:show="new" text:style-name="Internet_20_link" text:visited-style-name="Visited_20_Internet_20_Link">Reintroduction to the DOM</text:a><text:line-break/><draw:control text:anchor-type="as-char" draw:z-index="569" draw:name="Shape1" draw:style-name="gr1" draw:text-style-name="P5" svg:width="0.265in" svg:height="0.3441in" draw:control="control570"/><text:a xlink:type="simple" xlink:href="https://learn.co/tracks/full-stack-web-dev-with-react/advanced-javascript/html-and-css/dom-quiz" office:target-frame-name="_blank" xlink:show="new" text:style-name="Internet_20_link" text:visited-style-name="Visited_20_Internet_20_Link">DOM Quiz</text:a><text:line-break/><draw:control text:anchor-type="as-char" draw:z-index="570" draw:name="Shape1" draw:style-name="gr1" draw:text-style-name="P5" svg:width="0.265in" svg:height="0.3441in" draw:control="control571"/><text:a xlink:type="simple" xlink:href="https://learn.co/tracks/full-stack-web-dev-with-react/advanced-javascript/html-and-css/introduction-to-css" office:target-frame-name="_blank" xlink:show="new" text:style-name="Internet_20_link" text:visited-style-name="Visited_20_Internet_20_Link">Introduction to CSS</text:a><text:line-break/><text:soft-page-break/><draw:control text:anchor-type="as-char" draw:z-index="571" draw:name="Shape1" draw:style-name="gr1" draw:text-style-name="P5" svg:width="0.265in" svg:height="0.3441in" draw:control="control572"/><text:a xlink:type="simple" xlink:href="https://learn.co/tracks/full-stack-web-dev-with-react/advanced-javascript/html-and-css/css-quiz" office:target-frame-name="_blank" xlink:show="new" text:style-name="Internet_20_link" text:visited-style-name="Visited_20_Internet_20_Link">CSS Quiz</text:a><text:line-break/><draw:control text:anchor-type="as-char" draw:z-index="572" draw:name="Shape1" draw:style-name="gr1" draw:text-style-name="P5" svg:width="0.265in" svg:height="0.3441in" draw:control="control573"/><text:a xlink:type="simple" xlink:href="https://learn.co/tracks/full-stack-web-dev-with-react/advanced-javascript/html-and-css/introduction-to-basscss" office:target-frame-name="_blank" xlink:show="new" text:style-name="Internet_20_link" text:visited-style-name="Visited_20_Internet_20_Link">Introduction to Basscss</text:a><text:line-break/><draw:control text:anchor-type="as-char" draw:z-index="573" draw:name="Shape1" draw:style-name="gr1" draw:text-style-name="P5" svg:width="0.265in" svg:height="0.3441in" draw:control="control574"/><text:a xlink:type="simple" xlink:href="https://learn.co/tracks/full-stack-web-dev-with-react/advanced-javascript/html-and-css/html-and-css-lab" office:target-frame-name="_blank" xlink:show="new" text:style-name="Internet_20_link" text:visited-style-name="Visited_20_Internet_20_Link">HTML and CSS Lab</text:a></text:p>
          <text:list text:continue-numbering="true">
            <text:list-header>
              <text:h text:style-name="P2" text:outline-level="2">Templates</text:h>
            </text:list-header>
          </text:list>
          <text:p text:style-name="P1"><draw:control text:anchor-type="as-char" draw:z-index="574" draw:name="Shape1" draw:style-name="gr1" draw:text-style-name="P5" svg:width="0.265in" svg:height="0.3441in" draw:control="control575"/><text:a xlink:type="simple" xlink:href="https://learn.co/tracks/full-stack-web-dev-with-react/advanced-javascript/templates/javascript-hand-written-templates" office:target-frame-name="_blank" xlink:show="new" text:style-name="Internet_20_link" text:visited-style-name="Visited_20_Internet_20_Link">Javascript Hand Written Templates</text:a><text:line-break/><draw:control text:anchor-type="as-char" draw:z-index="575" draw:name="Shape1" draw:style-name="gr1" draw:text-style-name="P5" svg:width="0.265in" svg:height="0.3441in" draw:control="control576"/><text:a xlink:type="simple" xlink:href="https://learn.co/tracks/full-stack-web-dev-with-react/advanced-javascript/templates/lodash-templates" office:target-frame-name="_blank" xlink:show="new" text:style-name="Internet_20_link" text:visited-style-name="Visited_20_Internet_20_Link">Lodash Templates</text:a><text:line-break/><draw:control text:anchor-type="as-char" draw:z-index="576" draw:name="Shape1" draw:style-name="gr1" draw:text-style-name="P5" svg:width="0.265in" svg:height="0.3441in" draw:control="control577"/><text:a xlink:type="simple" xlink:href="https://learn.co/tracks/full-stack-web-dev-with-react/advanced-javascript/templates/lodash-templates-lab" office:target-frame-name="_blank" xlink:show="new" text:style-name="Internet_20_link" text:visited-style-name="Visited_20_Internet_20_Link">Lodash Templates Lab</text:a><text:line-break/><draw:control text:anchor-type="as-char" draw:z-index="577" draw:name="Shape1" draw:style-name="gr1" draw:text-style-name="P5" svg:width="0.265in" svg:height="0.3441in" draw:control="control578"/><text:a xlink:type="simple" xlink:href="https://learn.co/tracks/full-stack-web-dev-with-react/advanced-javascript/templates/handlebars-templates" office:target-frame-name="_blank" xlink:show="new" text:style-name="Internet_20_link" text:visited-style-name="Visited_20_Internet_20_Link">Handlebars Templates</text:a><text:line-break/><draw:control text:anchor-type="as-char" draw:z-index="578" draw:name="Shape1" draw:style-name="gr1" draw:text-style-name="P5" svg:width="0.265in" svg:height="0.3441in" draw:control="control579"/><text:a xlink:type="simple" xlink:href="https://learn.co/tracks/full-stack-web-dev-with-react/advanced-javascript/templates/handlebars-templates-lab" office:target-frame-name="_blank" xlink:show="new" text:style-name="Internet_20_link" text:visited-style-name="Visited_20_Internet_20_Link">Handlebars Templates Lab</text:a></text:p>
          <text:list text:continue-numbering="true">
            <text:list-header>
              <text:h text:style-name="P2" text:outline-level="2">Object-Oriented JavaScript</text:h>
            </text:list-header>
          </text:list>
          <text:p text:style-name="P1"><draw:control text:anchor-type="as-char" draw:z-index="579" draw:name="Shape1" draw:style-name="gr1" draw:text-style-name="P5" svg:width="0.265in" svg:height="0.3441in" draw:control="control580"/><text:a xlink:type="simple" xlink:href="https://learn.co/tracks/full-stack-web-dev-with-react/advanced-javascript/object-oriented-javascript/creating-objects" office:target-frame-name="_blank" xlink:show="new" text:style-name="Internet_20_link" text:visited-style-name="Visited_20_Internet_20_Link">Creating Objects</text:a><text:line-break/><draw:control text:anchor-type="as-char" draw:z-index="580" draw:name="Shape1" draw:style-name="gr1" draw:text-style-name="P5" svg:width="0.265in" svg:height="0.3441in" draw:control="control581"/><text:a xlink:type="simple" xlink:href="https://learn.co/tracks/full-stack-web-dev-with-react/advanced-javascript/object-oriented-javascript/creating-objects-lab" office:target-frame-name="_blank" xlink:show="new" text:style-name="Internet_20_link" text:visited-style-name="Visited_20_Internet_20_Link">Creating Objects Lab</text:a><text:line-break/><draw:control text:anchor-type="as-char" draw:z-index="581" draw:name="Shape1" draw:style-name="gr1" draw:text-style-name="P5" svg:width="0.265in" svg:height="0.3441in" draw:control="control582"/><text:a xlink:type="simple" xlink:href="https://learn.co/tracks/full-stack-web-dev-with-react/advanced-javascript/object-oriented-javascript/this" office:target-frame-name="_blank" xlink:show="new" text:style-name="Internet_20_link" text:visited-style-name="Visited_20_Internet_20_Link">this</text:a><text:line-break/><draw:control text:anchor-type="as-char" draw:z-index="582" draw:name="Shape1" draw:style-name="gr1" draw:text-style-name="P5" svg:width="0.265in" svg:height="0.3441in" draw:control="control583"/><text:a xlink:type="simple" xlink:href="https://learn.co/tracks/full-stack-web-dev-with-react/advanced-javascript/object-oriented-javascript/this-code-along" office:target-frame-name="_blank" xlink:show="new" text:style-name="Internet_20_link" text:visited-style-name="Visited_20_Internet_20_Link">this Code-Along</text:a><text:line-break/><draw:control text:anchor-type="as-char" draw:z-index="583" draw:name="Shape1" draw:style-name="gr1" draw:text-style-name="P5" svg:width="0.265in" svg:height="0.3441in" draw:control="control584"/><text:a xlink:type="simple" xlink:href="https://learn.co/tracks/full-stack-web-dev-with-react/advanced-javascript/object-oriented-javascript/fix-this-lab" office:target-frame-name="_blank" xlink:show="new" text:style-name="Internet_20_link" text:visited-style-name="Visited_20_Internet_20_Link">Fix this Lab</text:a><text:line-break/><draw:control text:anchor-type="as-char" draw:z-index="584" draw:name="Shape1" draw:style-name="gr1" draw:text-style-name="P5" svg:width="0.265in" svg:height="0.3441in" draw:control="control585"/><text:a xlink:type="simple" xlink:href="https://learn.co/tracks/full-stack-web-dev-with-react/advanced-javascript/object-oriented-javascript/inheritance-patterns" office:target-frame-name="_blank" xlink:show="new" text:style-name="Internet_20_link" text:visited-style-name="Visited_20_Internet_20_Link">Inheritance Patterns</text:a><text:line-break/><draw:control text:anchor-type="as-char" draw:z-index="585" draw:name="Shape1" draw:style-name="gr1" draw:text-style-name="P5" svg:width="0.265in" svg:height="0.3441in" draw:control="control586"/><text:a xlink:type="simple" xlink:href="https://learn.co/tracks/full-stack-web-dev-with-react/advanced-javascript/object-oriented-javascript/inheritance-patterns-lab" office:target-frame-name="_blank" xlink:show="new" text:style-name="Internet_20_link" text:visited-style-name="Visited_20_Internet_20_Link">Inheritance Patterns Lab</text:a><text:line-break/><draw:control text:anchor-type="as-char" draw:z-index="586" draw:name="Shape1" draw:style-name="gr1" draw:text-style-name="P5" svg:width="0.265in" svg:height="0.3441in" draw:control="control587"/><text:a xlink:type="simple" xlink:href="https://learn.co/tracks/full-stack-web-dev-with-react/advanced-javascript/object-oriented-javascript/object-methods-and-classes" office:target-frame-name="_blank" xlink:show="new" text:style-name="Internet_20_link" text:visited-style-name="Visited_20_Internet_20_Link">Object Methods and Classes</text:a><text:line-break/><draw:control text:anchor-type="as-char" draw:z-index="587" draw:name="Shape1" draw:style-name="gr1" draw:text-style-name="P5" svg:width="0.265in" svg:height="0.3441in" draw:control="control588"/><text:a xlink:type="simple" xlink:href="https://learn.co/tracks/full-stack-web-dev-with-react/advanced-javascript/object-oriented-javascript/object-methods-lab" office:target-frame-name="_blank" xlink:show="new" text:style-name="Internet_20_link" text:visited-style-name="Visited_20_Internet_20_Link">Object Methods Lab</text:a><text:line-break/><draw:control text:anchor-type="as-char" draw:z-index="588" draw:name="Shape1" draw:style-name="gr1" draw:text-style-name="P5" svg:width="0.265in" svg:height="0.3441in" draw:control="control589"/><text:a xlink:type="simple" xlink:href="https://learn.co/tracks/full-stack-web-dev-with-react/advanced-javascript/object-oriented-javascript/space-invaders-lab" office:target-frame-name="_blank" xlink:show="new" text:style-name="Internet_20_link" text:visited-style-name="Visited_20_Internet_20_Link">Space Invaders Lab</text:a></text:p>
          <text:list text:continue-numbering="true">
            <text:list-header>
              <text:h text:style-name="P2" text:outline-level="2">Accessing Remote APIs with JavaScript</text:h>
            </text:list-header>
          </text:list>
          <text:p text:style-name="P1"><draw:control text:anchor-type="as-char" draw:z-index="589" draw:name="Shape1" draw:style-name="gr1" draw:text-style-name="P5" svg:width="0.265in" svg:height="0.3441in" draw:control="control590"/><text:a xlink:type="simple" xlink:href="https://learn.co/tracks/full-stack-web-dev-with-react/advanced-javascript/accessing-remote-apis-with-javascript/xhr" office:target-frame-name="_blank" xlink:show="new" text:style-name="Internet_20_link" text:visited-style-name="Visited_20_Internet_20_Link">XHR</text:a><text:line-break/><draw:control text:anchor-type="as-char" draw:z-index="590" draw:name="Shape1" draw:style-name="gr1" draw:text-style-name="P5" svg:width="0.265in" svg:height="0.3441in" draw:control="control591"/><text:a xlink:type="simple" xlink:href="https://learn.co/tracks/full-stack-web-dev-with-react/advanced-javascript/accessing-remote-apis-with-javascript/github-api-with-xhr-lab" office:target-frame-name="_blank" xlink:show="new" text:style-name="Internet_20_link" text:visited-style-name="Visited_20_Internet_20_Link">GitHub API With XHR Lab</text:a><text:line-break/><draw:control text:anchor-type="as-char" draw:z-index="591" draw:name="Shape1" draw:style-name="gr1" draw:text-style-name="P5" svg:width="0.265in" svg:height="0.3441in" draw:control="control592"/><text:a xlink:type="simple" xlink:href="https://learn.co/tracks/full-stack-web-dev-with-react/advanced-javascript/accessing-remote-apis-with-javascript/turning-api-responses-into-views" office:target-frame-name="_blank" xlink:show="new" text:style-name="Internet_20_link" text:visited-style-name="Visited_20_Internet_20_Link">Turning API Responses Into Views</text:a><text:line-break/><draw:control text:anchor-type="as-char" draw:z-index="592" draw:name="Shape1" draw:style-name="gr1" draw:text-style-name="P5" svg:width="0.265in" svg:height="0.3441in" draw:control="control593"/><text:a xlink:type="simple" xlink:href="https://learn.co/tracks/full-stack-web-dev-with-react/advanced-javascript/accessing-remote-apis-with-javascript/jquery-ajax-and-callbacks" office:target-frame-name="_blank" xlink:show="new" text:style-name="Internet_20_link" text:visited-style-name="Visited_20_Internet_20_Link">jQuery Ajax and Callbacks</text:a><text:line-break/><draw:control text:anchor-type="as-char" draw:z-index="593" draw:name="Shape1" draw:style-name="gr1" draw:text-style-name="P5" svg:width="0.265in" svg:height="0.3441in" draw:control="control594"/><text:a xlink:type="simple" xlink:href="https://learn.co/tracks/full-stack-web-dev-with-react/advanced-javascript/accessing-remote-apis-with-javascript/reading-from-the-github-api-with-jquery-ajax-lab" office:target-frame-name="_blank" xlink:show="new" text:style-name="Internet_20_link" text:visited-style-name="Visited_20_Internet_20_Link">Reading from the GitHub API with jQuery AJAX Lab</text:a><text:line-break/><text:soft-page-break/><draw:control text:anchor-type="as-char" draw:z-index="594" draw:name="Shape1" draw:style-name="gr1" draw:text-style-name="P5" svg:width="0.265in" svg:height="0.3441in" draw:control="control595"/><text:a xlink:type="simple" xlink:href="https://learn.co/tracks/full-stack-web-dev-with-react/advanced-javascript/accessing-remote-apis-with-javascript/rest" office:target-frame-name="_blank" xlink:show="new" text:style-name="Internet_20_link" text:visited-style-name="Visited_20_Internet_20_Link">REST</text:a><text:line-break/><draw:control text:anchor-type="as-char" draw:z-index="595" draw:name="Shape1" draw:style-name="gr1" draw:text-style-name="P5" svg:width="0.265in" svg:height="0.3441in" draw:control="control596"/><text:a xlink:type="simple" xlink:href="https://learn.co/tracks/full-stack-web-dev-with-react/advanced-javascript/accessing-remote-apis-with-javascript/rest-quiz" office:target-frame-name="_blank" xlink:show="new" text:style-name="Internet_20_link" text:visited-style-name="Visited_20_Internet_20_Link">REST Quiz</text:a><text:line-break/><draw:control text:anchor-type="as-char" draw:z-index="596" draw:name="Shape1" draw:style-name="gr1" draw:text-style-name="P5" svg:width="0.265in" svg:height="0.3441in" draw:control="control597"/><text:a xlink:type="simple" xlink:href="https://learn.co/tracks/full-stack-web-dev-with-react/advanced-javascript/accessing-remote-apis-with-javascript/javascript-fetch" office:target-frame-name="_blank" xlink:show="new" text:style-name="Internet_20_link" text:visited-style-name="Visited_20_Internet_20_Link">Javascript Fetch</text:a><text:line-break/><draw:control text:anchor-type="as-char" draw:z-index="597" draw:name="Shape1" draw:style-name="gr1" draw:text-style-name="P5" svg:width="0.265in" svg:height="0.3441in" draw:control="control598"/><text:a xlink:type="simple" xlink:href="https://learn.co/tracks/full-stack-web-dev-with-react/advanced-javascript/accessing-remote-apis-with-javascript/javascript-fetch-lab" office:target-frame-name="_blank" xlink:show="new" text:style-name="Internet_20_link" text:visited-style-name="Visited_20_Internet_20_Link">Javascript Fetch Lab</text:a></text:p>
          <text:list text:continue-numbering="true">
            <text:list-header>
              <text:h text:style-name="P2" text:outline-level="2">Testing</text:h>
            </text:list-header>
          </text:list>
          <text:p text:style-name="P1"><draw:control text:anchor-type="as-char" draw:z-index="598" draw:name="Shape1" draw:style-name="gr1" draw:text-style-name="P5" svg:width="0.265in" svg:height="0.3441in" draw:control="control599"/><text:a xlink:type="simple" xlink:href="https://learn.co/tracks/full-stack-web-dev-with-react/advanced-javascript/testing/why-test" office:target-frame-name="_blank" xlink:show="new" text:style-name="Internet_20_link" text:visited-style-name="Visited_20_Internet_20_Link">Why Test</text:a><text:line-break/><draw:control text:anchor-type="as-char" draw:z-index="599" draw:name="Shape1" draw:style-name="gr1" draw:text-style-name="P5" svg:width="0.265in" svg:height="0.3441in" draw:control="control600"/><text:a xlink:type="simple" xlink:href="https://learn.co/tracks/full-stack-web-dev-with-react/advanced-javascript/testing/introduction-to-mocha" office:target-frame-name="_blank" xlink:show="new" text:style-name="Internet_20_link" text:visited-style-name="Visited_20_Internet_20_Link">Introduction to Mocha</text:a><text:line-break/><draw:control text:anchor-type="as-char" draw:z-index="600" draw:name="Shape1" draw:style-name="gr1" draw:text-style-name="P5" svg:width="0.265in" svg:height="0.3441in" draw:control="control601"/><text:a xlink:type="simple" xlink:href="https://learn.co/tracks/full-stack-web-dev-with-react/advanced-javascript/testing/introduction-to-debugging" office:target-frame-name="_blank" xlink:show="new" text:style-name="Internet_20_link" text:visited-style-name="Visited_20_Internet_20_Link">Introduction to Debugging</text:a><text:line-break/><draw:control text:anchor-type="as-char" draw:z-index="601" draw:name="Shape1" draw:style-name="gr1" draw:text-style-name="P5" svg:width="0.265in" svg:height="0.3441in" draw:control="control602"/><text:a xlink:type="simple" xlink:href="https://learn.co/tracks/full-stack-web-dev-with-react/advanced-javascript/testing/javascript-spies" office:target-frame-name="_blank" xlink:show="new" text:style-name="Internet_20_link" text:visited-style-name="Visited_20_Internet_20_Link">JavaScript Spies</text:a><text:line-break/><draw:control text:anchor-type="as-char" draw:z-index="602" draw:name="Shape1" draw:style-name="gr1" draw:text-style-name="P5" svg:width="0.265in" svg:height="0.3441in" draw:control="control603"/><text:a xlink:type="simple" xlink:href="https://learn.co/tracks/full-stack-web-dev-with-react/advanced-javascript/testing/javascript-mocks-and-stubs" office:target-frame-name="_blank" xlink:show="new" text:style-name="Internet_20_link" text:visited-style-name="Visited_20_Internet_20_Link">JavaScript Mocks and Stubs</text:a></text:p>
          <text:p text:style-name="P4">Rails and Javascript</text:p>
          <text:list text:continue-numbering="true">
            <text:list-header>
              <text:h text:style-name="P2" text:outline-level="2">Asset Pipeline</text:h>
            </text:list-header>
          </text:list>
          <text:p text:style-name="P1"><draw:control text:anchor-type="as-char" draw:z-index="603" draw:name="Shape1" draw:style-name="gr1" draw:text-style-name="P5" svg:width="0.265in" svg:height="0.3441in" draw:control="control604"/><text:a xlink:type="simple" xlink:href="https://learn.co/tracks/full-stack-web-dev-with-react/rails-and-javascript/asset-pipeline/what-is-the-asset-pipeline" office:target-frame-name="_blank" xlink:show="new" text:style-name="Internet_20_link" text:visited-style-name="Visited_20_Internet_20_Link">What Is The Asset Pipeline</text:a><text:line-break/><draw:control text:anchor-type="as-char" draw:z-index="604" draw:name="Shape1" draw:style-name="gr1" draw:text-style-name="P5" svg:width="0.265in" svg:height="0.3441in" draw:control="control605"/><text:a xlink:type="simple" xlink:href="https://learn.co/tracks/full-stack-web-dev-with-react/rails-and-javascript/asset-pipeline/javascript-manifests" office:target-frame-name="_blank" xlink:show="new" text:style-name="Internet_20_link" text:visited-style-name="Visited_20_Internet_20_Link">Javascript Manifests</text:a><text:line-break/><draw:control text:anchor-type="as-char" draw:z-index="605" draw:name="Shape1" draw:style-name="gr1" draw:text-style-name="P5" svg:width="0.265in" svg:height="0.3441in" draw:control="control606"/><text:a xlink:type="simple" xlink:href="https://learn.co/tracks/full-stack-web-dev-with-react/rails-and-javascript/asset-pipeline/javascript-manifests-lab" office:target-frame-name="_blank" xlink:show="new" text:style-name="Internet_20_link" text:visited-style-name="Visited_20_Internet_20_Link">Javascript Manifests Lab</text:a><text:line-break/><draw:control text:anchor-type="as-char" draw:z-index="606" draw:name="Shape1" draw:style-name="gr1" draw:text-style-name="P5" svg:width="0.265in" svg:height="0.3441in" draw:control="control607"/><text:a xlink:type="simple" xlink:href="https://learn.co/tracks/full-stack-web-dev-with-react/rails-and-javascript/asset-pipeline/page-specific-javascript" office:target-frame-name="_blank" xlink:show="new" text:style-name="Internet_20_link" text:visited-style-name="Visited_20_Internet_20_Link">Page Specific Javascript</text:a><text:line-break/><draw:control text:anchor-type="as-char" draw:z-index="607" draw:name="Shape1" draw:style-name="gr1" draw:text-style-name="P5" svg:width="0.265in" svg:height="0.3441in" draw:control="control608"/><text:a xlink:type="simple" xlink:href="https://learn.co/tracks/full-stack-web-dev-with-react/rails-and-javascript/asset-pipeline/external-javascript-libraries" office:target-frame-name="_blank" xlink:show="new" text:style-name="Internet_20_link" text:visited-style-name="Visited_20_Internet_20_Link">External Javascript Libraries</text:a><text:line-break/><draw:control text:anchor-type="as-char" draw:z-index="608" draw:name="Shape1" draw:style-name="gr1" draw:text-style-name="P5" svg:width="0.265in" svg:height="0.3441in" draw:control="control609"/><text:a xlink:type="simple" xlink:href="https://learn.co/tracks/full-stack-web-dev-with-react/rails-and-javascript/asset-pipeline/css-manifests" office:target-frame-name="_blank" xlink:show="new" text:style-name="Internet_20_link" text:visited-style-name="Visited_20_Internet_20_Link">CSS Manifests</text:a><text:line-break/><draw:control text:anchor-type="as-char" draw:z-index="609" draw:name="Shape1" draw:style-name="gr1" draw:text-style-name="P5" svg:width="0.265in" svg:height="0.3441in" draw:control="control610"/><text:a xlink:type="simple" xlink:href="https://learn.co/tracks/full-stack-web-dev-with-react/rails-and-javascript/asset-pipeline/css-manifests-lab" office:target-frame-name="_blank" xlink:show="new" text:style-name="Internet_20_link" text:visited-style-name="Visited_20_Internet_20_Link">CSS Manifests Lab</text:a><text:line-break/><draw:control text:anchor-type="as-char" draw:z-index="610" draw:name="Shape1" draw:style-name="gr1" draw:text-style-name="P5" svg:width="0.265in" svg:height="0.3441in" draw:control="control611"/><text:a xlink:type="simple" xlink:href="https://learn.co/tracks/full-stack-web-dev-with-react/rails-and-javascript/asset-pipeline/external-css-frameworks-in-rails" office:target-frame-name="_blank" xlink:show="new" text:style-name="Internet_20_link" text:visited-style-name="Visited_20_Internet_20_Link">External CSS Frameworks In Rails</text:a><text:line-break/><draw:control text:anchor-type="as-char" draw:z-index="611" draw:name="Shape1" draw:style-name="gr1" draw:text-style-name="P5" svg:width="0.265in" svg:height="0.3441in" draw:control="control612"/><text:a xlink:type="simple" xlink:href="https://learn.co/tracks/full-stack-web-dev-with-react/rails-and-javascript/asset-pipeline/asset-preprocessors-in-rails" office:target-frame-name="_blank" xlink:show="new" text:style-name="Internet_20_link" text:visited-style-name="Visited_20_Internet_20_Link">Asset Preprocessors In Rails</text:a><text:line-break/><draw:control text:anchor-type="as-char" draw:z-index="612" draw:name="Shape1" draw:style-name="gr1" draw:text-style-name="P5" svg:width="0.265in" svg:height="0.3441in" draw:control="control613"/><text:a xlink:type="simple" xlink:href="https://learn.co/tracks/full-stack-web-dev-with-react/rails-and-javascript/asset-pipeline/images-and-the-asset-pipeline" office:target-frame-name="_blank" xlink:show="new" text:style-name="Internet_20_link" text:visited-style-name="Visited_20_Internet_20_Link">Images And The Asset Pipeline</text:a><text:line-break/><draw:control text:anchor-type="as-char" draw:z-index="613" draw:name="Shape1" draw:style-name="gr1" draw:text-style-name="P5" svg:width="0.265in" svg:height="0.3441in" draw:control="control614"/><text:a xlink:type="simple" xlink:href="https://learn.co/tracks/full-stack-web-dev-with-react/rails-and-javascript/asset-pipeline/bootstrap-and-the-asset-pipeline" office:target-frame-name="_blank" xlink:show="new" text:style-name="Internet_20_link" text:visited-style-name="Visited_20_Internet_20_Link">Bootstrap and the Asset Pipeline</text:a><text:line-break/><draw:control text:anchor-type="as-char" draw:z-index="614" draw:name="Shape1" draw:style-name="gr1" draw:text-style-name="P5" svg:width="0.265in" svg:height="0.3441in" draw:control="control615"/><text:a xlink:type="simple" xlink:href="https://learn.co/tracks/full-stack-web-dev-with-react/rails-and-javascript/asset-pipeline/your-own-js-and-css-in-rails" office:target-frame-name="_blank" xlink:show="new" text:style-name="Internet_20_link" text:visited-style-name="Visited_20_Internet_20_Link">Your Own JS And CSS In Rails</text:a><text:line-break/><draw:control text:anchor-type="as-char" draw:z-index="615" draw:name="Shape1" draw:style-name="gr1" draw:text-style-name="P5" svg:width="0.265in" svg:height="0.3441in" draw:control="control616"/><text:a xlink:type="simple" xlink:href="https://learn.co/tracks/full-stack-web-dev-with-react/rails-and-javascript/asset-pipeline/bootstrap-example-rails-lab" office:target-frame-name="_blank" xlink:show="new" text:style-name="Internet_20_link" text:visited-style-name="Visited_20_Internet_20_Link">Bootstrap Example Rails Lab</text:a></text:p>
          <text:list text:continue-numbering="true">
            <text:list-header>
              <text:h text:style-name="P2" text:outline-level="2"><text:soft-page-break/>Popular Gems</text:h>
            </text:list-header>
          </text:list>
          <text:p text:style-name="P1"><draw:control text:anchor-type="as-char" draw:z-index="616" draw:name="Shape1" draw:style-name="gr1" draw:text-style-name="P5" svg:width="0.265in" svg:height="0.3441in" draw:control="control617"/><text:a xlink:type="simple" xlink:href="https://learn.co/tracks/full-stack-web-dev-with-react/rails-and-javascript/popular-gems/how-to-find-gems" office:target-frame-name="_blank" xlink:show="new" text:style-name="Internet_20_link" text:visited-style-name="Visited_20_Internet_20_Link">How To Find Gems</text:a><text:line-break/><draw:control text:anchor-type="as-char" draw:z-index="617" draw:name="Shape1" draw:style-name="gr1" draw:text-style-name="P5" svg:width="0.265in" svg:height="0.3441in" draw:control="control618"/><text:a xlink:type="simple" xlink:href="https://learn.co/tracks/full-stack-web-dev-with-react/rails-and-javascript/popular-gems/paperclip" office:target-frame-name="_blank" xlink:show="new" text:style-name="Internet_20_link" text:visited-style-name="Visited_20_Internet_20_Link">Paperclip</text:a><text:line-break/><draw:control text:anchor-type="as-char" draw:z-index="618" draw:name="Shape1" draw:style-name="gr1" draw:text-style-name="P5" svg:width="0.265in" svg:height="0.3441in" draw:control="control619"/><text:a xlink:type="simple" xlink:href="https://learn.co/tracks/full-stack-web-dev-with-react/rails-and-javascript/popular-gems/paperclip-lab" office:target-frame-name="_blank" xlink:show="new" text:style-name="Internet_20_link" text:visited-style-name="Visited_20_Internet_20_Link">Paperclip Lab</text:a><text:line-break/><draw:control text:anchor-type="as-char" draw:z-index="619" draw:name="Shape1" draw:style-name="gr1" draw:text-style-name="P5" svg:width="0.265in" svg:height="0.3441in" draw:control="control620"/><text:a xlink:type="simple" xlink:href="https://learn.co/tracks/full-stack-web-dev-with-react/rails-and-javascript/popular-gems/kaminari" office:target-frame-name="_blank" xlink:show="new" text:style-name="Internet_20_link" text:visited-style-name="Visited_20_Internet_20_Link">Kaminari</text:a><text:line-break/><draw:control text:anchor-type="as-char" draw:z-index="620" draw:name="Shape1" draw:style-name="gr1" draw:text-style-name="P5" svg:width="0.265in" svg:height="0.3441in" draw:control="control621"/><text:a xlink:type="simple" xlink:href="https://learn.co/tracks/full-stack-web-dev-with-react/rails-and-javascript/popular-gems/kaminari-lab" office:target-frame-name="_blank" xlink:show="new" text:style-name="Internet_20_link" text:visited-style-name="Visited_20_Internet_20_Link">Kaminari Lab</text:a><text:line-break/><draw:control text:anchor-type="as-char" draw:z-index="621" draw:name="Shape1" draw:style-name="gr1" draw:text-style-name="P5" svg:width="0.265in" svg:height="0.3441in" draw:control="control622"/><text:a xlink:type="simple" xlink:href="https://learn.co/tracks/full-stack-web-dev-with-react/rails-and-javascript/popular-gems/active-admin" office:target-frame-name="_blank" xlink:show="new" text:style-name="Internet_20_link" text:visited-style-name="Visited_20_Internet_20_Link">Active Admin</text:a><text:line-break/><draw:control text:anchor-type="as-char" draw:z-index="622" draw:name="Shape1" draw:style-name="gr1" draw:text-style-name="P5" svg:width="0.265in" svg:height="0.3441in" draw:control="control623"/><text:a xlink:type="simple" xlink:href="https://learn.co/tracks/full-stack-web-dev-with-react/rails-and-javascript/popular-gems/active-admin-lab" office:target-frame-name="_blank" xlink:show="new" text:style-name="Internet_20_link" text:visited-style-name="Visited_20_Internet_20_Link">Active Admin Lab</text:a></text:p>
          <text:list text:continue-numbering="true">
            <text:list-header>
              <text:h text:style-name="P2" text:outline-level="2">Workers</text:h>
            </text:list-header>
          </text:list>
          <text:p text:style-name="P1"><draw:control text:anchor-type="as-char" draw:z-index="623" draw:name="Shape1" draw:style-name="gr1" draw:text-style-name="P5" svg:width="0.265in" svg:height="0.3441in" draw:control="control624"/><text:a xlink:type="simple" xlink:href="https://learn.co/tracks/full-stack-web-dev-with-react/rails-and-javascript/workers/long-running-tasks-in-rails" office:target-frame-name="_blank" xlink:show="new" text:style-name="Internet_20_link" text:visited-style-name="Visited_20_Internet_20_Link">Long Running Tasks in Rails</text:a><text:line-break/><draw:control text:anchor-type="as-char" draw:z-index="624" draw:name="Shape1" draw:style-name="gr1" draw:text-style-name="P5" svg:width="0.265in" svg:height="0.3441in" draw:control="control625"/><text:a xlink:type="simple" xlink:href="https://learn.co/tracks/full-stack-web-dev-with-react/rails-and-javascript/workers/long-running-tasks-in-rails-lab" office:target-frame-name="_blank" xlink:show="new" text:style-name="Internet_20_link" text:visited-style-name="Visited_20_Internet_20_Link">Long Running Tasks in Rails Lab</text:a><text:line-break/><draw:control text:anchor-type="as-char" draw:z-index="625" draw:name="Shape1" draw:style-name="gr1" draw:text-style-name="P5" svg:width="0.265in" svg:height="0.3441in" draw:control="control626"/><text:a xlink:type="simple" xlink:href="https://learn.co/tracks/full-stack-web-dev-with-react/rails-and-javascript/workers/sidekiq" office:target-frame-name="_blank" xlink:show="new" text:style-name="Internet_20_link" text:visited-style-name="Visited_20_Internet_20_Link">Sidekiq</text:a><text:line-break/><draw:control text:anchor-type="as-char" draw:z-index="626" draw:name="Shape1" draw:style-name="gr1" draw:text-style-name="P5" svg:width="0.265in" svg:height="0.3441in" draw:control="control627"/><text:a xlink:type="simple" xlink:href="https://learn.co/tracks/full-stack-web-dev-with-react/rails-and-javascript/workers/sidekiq-lab" office:target-frame-name="_blank" xlink:show="new" text:style-name="Internet_20_link" text:visited-style-name="Visited_20_Internet_20_Link">Sidekiq Lab</text:a></text:p>
          <text:list text:continue-numbering="true">
            <text:list-header>
              <text:h text:style-name="P2" text:outline-level="2">Consuming APIs</text:h>
            </text:list-header>
          </text:list>
          <text:p text:style-name="P1"><draw:control text:anchor-type="as-char" draw:z-index="627" draw:name="Shape1" draw:style-name="gr1" draw:text-style-name="P5" svg:width="0.265in" svg:height="0.3441in" draw:control="control628"/><text:a xlink:type="simple" xlink:href="https://learn.co/tracks/full-stack-web-dev-with-react/rails-and-javascript/consuming-apis/what-is-an-api" office:target-frame-name="_blank" xlink:show="new" text:style-name="Internet_20_link" text:visited-style-name="Visited_20_Internet_20_Link">What Is An API?</text:a><text:line-break/><draw:control text:anchor-type="as-char" draw:z-index="628" draw:name="Shape1" draw:style-name="gr1" draw:text-style-name="P5" svg:width="0.265in" svg:height="0.3441in" draw:control="control629"/><text:a xlink:type="simple" xlink:href="https://learn.co/tracks/full-stack-web-dev-with-react/rails-and-javascript/consuming-apis/apis-and-postman" office:target-frame-name="_blank" xlink:show="new" text:style-name="Internet_20_link" text:visited-style-name="Visited_20_Internet_20_Link">APIs And Postman</text:a><text:line-break/><draw:control text:anchor-type="as-char" draw:z-index="629" draw:name="Shape1" draw:style-name="gr1" draw:text-style-name="P5" svg:width="0.265in" svg:height="0.3441in" draw:control="control630"/><text:a xlink:type="simple" xlink:href="https://learn.co/tracks/full-stack-web-dev-with-react/rails-and-javascript/consuming-apis/hitting-apis-with-faraday" office:target-frame-name="_blank" xlink:show="new" text:style-name="Internet_20_link" text:visited-style-name="Visited_20_Internet_20_Link">Hitting APIs with Faraday</text:a><text:line-break/><draw:control text:anchor-type="as-char" draw:z-index="630" draw:name="Shape1" draw:style-name="gr1" draw:text-style-name="P5" svg:width="0.265in" svg:height="0.3441in" draw:control="control631"/><text:a xlink:type="simple" xlink:href="https://learn.co/tracks/full-stack-web-dev-with-react/rails-and-javascript/consuming-apis/basic-apis-lab" office:target-frame-name="_blank" xlink:show="new" text:style-name="Internet_20_link" text:visited-style-name="Visited_20_Internet_20_Link">Basic APIs Lab</text:a><text:line-break/><draw:control text:anchor-type="as-char" draw:z-index="631" draw:name="Shape1" draw:style-name="gr1" draw:text-style-name="P5" svg:width="0.265in" svg:height="0.3441in" draw:control="control632"/><text:a xlink:type="simple" xlink:href="https://learn.co/tracks/full-stack-web-dev-with-react/rails-and-javascript/consuming-apis/using-oauth-with-apis" office:target-frame-name="_blank" xlink:show="new" text:style-name="Internet_20_link" text:visited-style-name="Visited_20_Internet_20_Link">Using OAuth With APIs</text:a><text:line-break/><draw:control text:anchor-type="as-char" draw:z-index="632" draw:name="Shape1" draw:style-name="gr1" draw:text-style-name="P5" svg:width="0.265in" svg:height="0.3441in" draw:control="control633"/><text:a xlink:type="simple" xlink:href="https://learn.co/tracks/full-stack-web-dev-with-react/rails-and-javascript/consuming-apis/posting-to-apis" office:target-frame-name="_blank" xlink:show="new" text:style-name="Internet_20_link" text:visited-style-name="Visited_20_Internet_20_Link">Posting to APIs</text:a><text:line-break/><draw:control text:anchor-type="as-char" draw:z-index="633" draw:name="Shape1" draw:style-name="gr1" draw:text-style-name="P5" svg:width="0.265in" svg:height="0.3441in" draw:control="control634"/><text:a xlink:type="simple" xlink:href="https://learn.co/tracks/full-stack-web-dev-with-react/rails-and-javascript/consuming-apis/working-with-apis" office:target-frame-name="_blank" xlink:show="new" text:style-name="Internet_20_link" text:visited-style-name="Visited_20_Internet_20_Link">Working with APIs</text:a><text:line-break/><draw:control text:anchor-type="as-char" draw:z-index="634" draw:name="Shape1" draw:style-name="gr1" draw:text-style-name="P5" svg:width="0.265in" svg:height="0.3441in" draw:control="control635"/><text:a xlink:type="simple" xlink:href="https://learn.co/tracks/full-stack-web-dev-with-react/rails-and-javascript/consuming-apis/web-service-objects" office:target-frame-name="_blank" xlink:show="new" text:style-name="Internet_20_link" text:visited-style-name="Visited_20_Internet_20_Link">Web Service Objects</text:a><text:line-break/><draw:control text:anchor-type="as-char" draw:z-index="635" draw:name="Shape1" draw:style-name="gr1" draw:text-style-name="P5" svg:width="0.265in" svg:height="0.3441in" draw:control="control636"/><text:a xlink:type="simple" xlink:href="https://learn.co/tracks/full-stack-web-dev-with-react/rails-and-javascript/consuming-apis/refactoring-apis-lab" office:target-frame-name="_blank" xlink:show="new" text:style-name="Internet_20_link" text:visited-style-name="Visited_20_Internet_20_Link">Refactoring APIs Lab</text:a></text:p>
          <text:list text:continue-numbering="true">
            <text:list-header>
              <text:h text:style-name="P2" text:outline-level="2">Using AJAX and Rails</text:h>
            </text:list-header>
          </text:list>
          <text:p text:style-name="P1"><draw:control text:anchor-type="as-char" draw:z-index="636" draw:name="Shape1" draw:style-name="gr1" draw:text-style-name="P5" svg:width="0.265in" svg:height="0.3441in" draw:control="control637"/><text:a xlink:type="simple" xlink:href="https://learn.co/tracks/full-stack-web-dev-with-react/rails-and-javascript/using-ajax-and-rails/video-review-loading-comments-via-get-ajax" office:target-frame-name="_blank" xlink:show="new" text:style-name="Internet_20_link" text:visited-style-name="Visited_20_Internet_20_Link">Video Review: Loading Comments via GET AJAX</text:a><text:line-break/><draw:control text:anchor-type="as-char" draw:z-index="637" draw:name="Shape1" draw:style-name="gr1" draw:text-style-name="P5" svg:width="0.265in" svg:height="0.3441in" draw:control="control638"/><text:a xlink:type="simple" xlink:href="https://learn.co/tracks/full-stack-web-dev-with-react/rails-and-javascript/using-ajax-and-rails/video-review-rails-and-ajax-submitting-a-form" office:target-frame-name="_blank" xlink:show="new" text:style-name="Internet_20_link" text:visited-style-name="Visited_20_Internet_20_Link">Video Review: Rails and AJAX, Submitting a Form</text:a><text:line-break/><text:soft-page-break/><draw:control text:anchor-type="as-char" draw:z-index="638" draw:name="Shape1" draw:style-name="gr1" draw:text-style-name="P5" svg:width="0.265in" svg:height="0.3441in" draw:control="control639"/><text:a xlink:type="simple" xlink:href="https://learn.co/tracks/full-stack-web-dev-with-react/rails-and-javascript/using-ajax-and-rails/video-review-adding-form-fields-via-ajax" office:target-frame-name="_blank" xlink:show="new" text:style-name="Internet_20_link" text:visited-style-name="Visited_20_Internet_20_Link">Video Review: Adding Form Fields via AJAX</text:a><text:line-break/><draw:control text:anchor-type="as-char" draw:z-index="639" draw:name="Shape1" draw:style-name="gr1" draw:text-style-name="P5" svg:width="0.265in" svg:height="0.3441in" draw:control="control640"/><text:a xlink:type="simple" xlink:href="https://learn.co/tracks/full-stack-web-dev-with-react/rails-and-javascript/using-ajax-and-rails/video-review-handlebars-and-js-prototypes" office:target-frame-name="_blank" xlink:show="new" text:style-name="Internet_20_link" text:visited-style-name="Visited_20_Internet_20_Link">Video Review: Handlebars and JS Prototypes</text:a></text:p>
          <text:list text:continue-numbering="true">
            <text:list-header>
              <text:h text:style-name="P2" text:outline-level="2">Building APIs</text:h>
            </text:list-header>
          </text:list>
          <text:p text:style-name="P1"><draw:control text:anchor-type="as-char" draw:z-index="640" draw:name="Shape1" draw:style-name="gr1" draw:text-style-name="P5" svg:width="0.265in" svg:height="0.3441in" draw:control="control641"/><text:a xlink:type="simple" xlink:href="https://learn.co/tracks/full-stack-web-dev-with-react/rails-and-javascript/building-apis/why-build-an-api" office:target-frame-name="_blank" xlink:show="new" text:style-name="Internet_20_link" text:visited-style-name="Visited_20_Internet_20_Link">Why Build an API?</text:a><text:line-break/><draw:control text:anchor-type="as-char" draw:z-index="641" draw:name="Shape1" draw:style-name="gr1" draw:text-style-name="P5" svg:width="0.265in" svg:height="0.3441in" draw:control="control642"/><text:a xlink:type="simple" xlink:href="https://learn.co/tracks/full-stack-web-dev-with-react/rails-and-javascript/building-apis/returning-string-data" office:target-frame-name="_blank" xlink:show="new" text:style-name="Internet_20_link" text:visited-style-name="Visited_20_Internet_20_Link">Returning String Data</text:a><text:line-break/><draw:control text:anchor-type="as-char" draw:z-index="642" draw:name="Shape1" draw:style-name="gr1" draw:text-style-name="P5" svg:width="0.265in" svg:height="0.3441in" draw:control="control643"/><text:a xlink:type="simple" xlink:href="https://learn.co/tracks/full-stack-web-dev-with-react/rails-and-javascript/building-apis/returning-strings-lab" office:target-frame-name="_blank" xlink:show="new" text:style-name="Internet_20_link" text:visited-style-name="Visited_20_Internet_20_Link">Returning Strings Lab</text:a><text:line-break/><draw:control text:anchor-type="as-char" draw:z-index="643" draw:name="Shape1" draw:style-name="gr1" draw:text-style-name="P5" svg:width="0.265in" svg:height="0.3441in" draw:control="control644"/><text:a xlink:type="simple" xlink:href="https://learn.co/tracks/full-stack-web-dev-with-react/rails-and-javascript/building-apis/diy-json-serializer" office:target-frame-name="_blank" xlink:show="new" text:style-name="Internet_20_link" text:visited-style-name="Visited_20_Internet_20_Link">DIY JSON Serializer</text:a><text:line-break/><draw:control text:anchor-type="as-char" draw:z-index="644" draw:name="Shape1" draw:style-name="gr1" draw:text-style-name="P5" svg:width="0.265in" svg:height="0.3441in" draw:control="control645"/><text:a xlink:type="simple" xlink:href="https://learn.co/tracks/full-stack-web-dev-with-react/rails-and-javascript/building-apis/diy-json-serializer-lab" office:target-frame-name="_blank" xlink:show="new" text:style-name="Internet_20_link" text:visited-style-name="Visited_20_Internet_20_Link">DIY JSON Serializer Lab</text:a><text:line-break/><draw:control text:anchor-type="as-char" draw:z-index="645" draw:name="Shape1" draw:style-name="gr1" draw:text-style-name="P5" svg:width="0.265in" svg:height="0.3441in" draw:control="control646"/><text:a xlink:type="simple" xlink:href="https://learn.co/tracks/full-stack-web-dev-with-react/rails-and-javascript/building-apis/using-to_json" office:target-frame-name="_blank" xlink:show="new" text:style-name="Internet_20_link" text:visited-style-name="Visited_20_Internet_20_Link">Using to_json</text:a><text:line-break/><draw:control text:anchor-type="as-char" draw:z-index="646" draw:name="Shape1" draw:style-name="gr1" draw:text-style-name="P5" svg:width="0.265in" svg:height="0.3441in" draw:control="control647"/><text:a xlink:type="simple" xlink:href="https://learn.co/tracks/full-stack-web-dev-with-react/rails-and-javascript/building-apis/using-to_json-lab" office:target-frame-name="_blank" xlink:show="new" text:style-name="Internet_20_link" text:visited-style-name="Visited_20_Internet_20_Link">Using to_json Lab</text:a><text:line-break/><draw:control text:anchor-type="as-char" draw:z-index="647" draw:name="Shape1" draw:style-name="gr1" draw:text-style-name="P5" svg:width="0.265in" svg:height="0.3441in" draw:control="control648"/><text:a xlink:type="simple" xlink:href="https://learn.co/tracks/full-stack-web-dev-with-react/rails-and-javascript/building-apis/using-active-model-serializer" office:target-frame-name="_blank" xlink:show="new" text:style-name="Internet_20_link" text:visited-style-name="Visited_20_Internet_20_Link">Using Active Model Serializer</text:a><text:line-break/><draw:control text:anchor-type="as-char" draw:z-index="648" draw:name="Shape1" draw:style-name="gr1" draw:text-style-name="P5" svg:width="0.265in" svg:height="0.3441in" draw:control="control649"/><text:a xlink:type="simple" xlink:href="https://learn.co/tracks/full-stack-web-dev-with-react/rails-and-javascript/building-apis/using-active-model-serializer-lab" office:target-frame-name="_blank" xlink:show="new" text:style-name="Internet_20_link" text:visited-style-name="Visited_20_Internet_20_Link">Using Active Model Serializer Lab</text:a><text:line-break/><draw:control text:anchor-type="as-char" draw:z-index="649" draw:name="Shape1" draw:style-name="gr1" draw:text-style-name="P5" svg:width="0.265in" svg:height="0.3441in" draw:control="control650"/><text:a xlink:type="simple" xlink:href="https://learn.co/tracks/full-stack-web-dev-with-react/rails-and-javascript/building-apis/receiving-api-posts" office:target-frame-name="_blank" xlink:show="new" text:style-name="Internet_20_link" text:visited-style-name="Visited_20_Internet_20_Link">Receiving API POSTs</text:a><text:line-break/><draw:control text:anchor-type="as-char" draw:z-index="650" draw:name="Shape1" draw:style-name="gr1" draw:text-style-name="P5" svg:width="0.265in" svg:height="0.3441in" draw:control="control651"/><text:a xlink:type="simple" xlink:href="https://learn.co/tracks/full-stack-web-dev-with-react/rails-and-javascript/building-apis/receiving-api-posts-lab" office:target-frame-name="_blank" xlink:show="new" text:style-name="Internet_20_link" text:visited-style-name="Visited_20_Internet_20_Link">Receiving API POSTs Lab</text:a></text:p>
          <text:list text:continue-numbering="true">
            <text:list-header>
              <text:h text:style-name="P2" text:outline-level="2">Project Mode</text:h>
            </text:list-header>
          </text:list>
          <text:p text:style-name="P1"><draw:control text:anchor-type="as-char" draw:z-index="651" draw:name="Shape1" draw:style-name="gr1" draw:text-style-name="P5" svg:width="0.265in" svg:height="0.3441in" draw:control="control652"/><text:a xlink:type="simple" xlink:href="https://learn.co/tracks/full-stack-web-dev-with-react/rails-and-javascript/project-mode/jquery-tic-tac-toe" office:target-frame-name="_blank" xlink:show="new" text:style-name="Internet_20_link" text:visited-style-name="Visited_20_Internet_20_Link">jQuery Tic Tac Toe</text:a><text:line-break/><draw:control text:anchor-type="as-char" draw:z-index="652" draw:name="Shape1" draw:style-name="gr1" draw:text-style-name="P5" svg:width="0.265in" svg:height="0.3441in" draw:control="control653"/><text:a xlink:type="simple" xlink:href="https://learn.co/tracks/full-stack-web-dev-with-react/rails-and-javascript/project-mode/rails-app-with-a-jquery-front-end" office:target-frame-name="_blank" xlink:show="new" text:style-name="Internet_20_link" text:visited-style-name="Visited_20_Internet_20_Link">Rails App with a jQuery Front End</text:a></text:p>
          <text:p text:style-name="P4">React</text:p>
          <text:list text:continue-numbering="true">
            <text:list-header>
              <text:h text:style-name="P2" text:outline-level="2">What is React? </text:h>
            </text:list-header>
          </text:list>
          <text:p text:style-name="P1"><draw:control text:anchor-type="as-char" draw:z-index="653" draw:name="Shape1" draw:style-name="gr1" draw:text-style-name="P5" svg:width="0.265in" svg:height="0.3441in" draw:control="control654"/><text:a xlink:type="simple" xlink:href="https://learn.co/tracks/full-stack-web-dev-with-react/react/what-is-react/virtual-dom" office:target-frame-name="_blank" xlink:show="new" text:style-name="Internet_20_link" text:visited-style-name="Visited_20_Internet_20_Link">Virtual DOM</text:a><text:line-break/><draw:control text:anchor-type="as-char" draw:z-index="654" draw:name="Shape1" draw:style-name="gr1" draw:text-style-name="P5" svg:width="0.265in" svg:height="0.3441in" draw:control="control655"/><text:a xlink:type="simple" xlink:href="https://learn.co/tracks/full-stack-web-dev-with-react/react/what-is-react/declarative-programming" office:target-frame-name="_blank" xlink:show="new" text:style-name="Internet_20_link" text:visited-style-name="Visited_20_Internet_20_Link">Declarative Programming</text:a><text:line-break/><draw:control text:anchor-type="as-char" draw:z-index="655" draw:name="Shape1" draw:style-name="gr1" draw:text-style-name="P5" svg:width="0.265in" svg:height="0.3441in" draw:control="control656"/><text:a xlink:type="simple" xlink:href="https://learn.co/tracks/full-stack-web-dev-with-react/react/what-is-react/createelement" office:target-frame-name="_blank" xlink:show="new" text:style-name="Internet_20_link" text:visited-style-name="Visited_20_Internet_20_Link">createElement</text:a><text:line-break/><draw:control text:anchor-type="as-char" draw:z-index="656" draw:name="Shape1" draw:style-name="gr1" draw:text-style-name="P5" svg:width="0.265in" svg:height="0.3441in" draw:control="control657"/><text:a xlink:type="simple" xlink:href="https://learn.co/tracks/full-stack-web-dev-with-react/react/what-is-react/createelement-lab" office:target-frame-name="_blank" xlink:show="new" text:style-name="Internet_20_link" text:visited-style-name="Visited_20_Internet_20_Link">createElement Lab</text:a></text:p>
          <text:list text:continue-numbering="true">
            <text:list-header>
              <text:h text:style-name="P2" text:outline-level="2"><text:soft-page-break/>Rendering</text:h>
            </text:list-header>
          </text:list>
          <text:p text:style-name="P1"><draw:control text:anchor-type="as-char" draw:z-index="657" draw:name="Shape1" draw:style-name="gr1" draw:text-style-name="P5" svg:width="0.265in" svg:height="0.3441in" draw:control="control658"/><text:a xlink:type="simple" xlink:href="https://learn.co/tracks/full-stack-web-dev-with-react/react/rendering/components" office:target-frame-name="_blank" xlink:show="new" text:style-name="Internet_20_link" text:visited-style-name="Visited_20_Internet_20_Link">Components</text:a><text:line-break/><draw:control text:anchor-type="as-char" draw:z-index="658" draw:name="Shape1" draw:style-name="gr1" draw:text-style-name="P5" svg:width="0.265in" svg:height="0.3441in" draw:control="control659"/><text:a xlink:type="simple" xlink:href="https://learn.co/tracks/full-stack-web-dev-with-react/react/rendering/components-lab" office:target-frame-name="_blank" xlink:show="new" text:style-name="Internet_20_link" text:visited-style-name="Visited_20_Internet_20_Link">Components Lab</text:a><text:line-break/><draw:control text:anchor-type="as-char" draw:z-index="659" draw:name="Shape1" draw:style-name="gr1" draw:text-style-name="P5" svg:width="0.265in" svg:height="0.3441in" draw:control="control660"/><text:a xlink:type="simple" xlink:href="https://learn.co/tracks/full-stack-web-dev-with-react/react/rendering/jsx" office:target-frame-name="_blank" xlink:show="new" text:style-name="Internet_20_link" text:visited-style-name="Visited_20_Internet_20_Link">JSX</text:a><text:line-break/><draw:control text:anchor-type="as-char" draw:z-index="660" draw:name="Shape1" draw:style-name="gr1" draw:text-style-name="P5" svg:width="0.265in" svg:height="0.3441in" draw:control="control661"/><text:a xlink:type="simple" xlink:href="https://learn.co/tracks/full-stack-web-dev-with-react/react/rendering/jsx-lab" office:target-frame-name="_blank" xlink:show="new" text:style-name="Internet_20_link" text:visited-style-name="Visited_20_Internet_20_Link">JSX Lab</text:a><text:line-break/><draw:control text:anchor-type="as-char" draw:z-index="661" draw:name="Shape1" draw:style-name="gr1" draw:text-style-name="P5" svg:width="0.265in" svg:height="0.3441in" draw:control="control662"/><text:a xlink:type="simple" xlink:href="https://learn.co/tracks/full-stack-web-dev-with-react/react/rendering/babel-plugins" office:target-frame-name="_blank" xlink:show="new" text:style-name="Internet_20_link" text:visited-style-name="Visited_20_Internet_20_Link">Babel Plugins</text:a><text:line-break/><draw:control text:anchor-type="as-char" draw:z-index="662" draw:name="Shape1" draw:style-name="gr1" draw:text-style-name="P5" svg:width="0.265in" svg:height="0.3441in" draw:control="control663"/><text:a xlink:type="simple" xlink:href="https://learn.co/tracks/full-stack-web-dev-with-react/react/rendering/render-quiz" office:target-frame-name="_blank" xlink:show="new" text:style-name="Internet_20_link" text:visited-style-name="Visited_20_Internet_20_Link">Render Quiz</text:a></text:p>
          <text:list text:continue-numbering="true">
            <text:list-header>
              <text:h text:style-name="P2" text:outline-level="2">Props</text:h>
            </text:list-header>
          </text:list>
          <text:p text:style-name="P1"><draw:control text:anchor-type="as-char" draw:z-index="663" draw:name="Shape1" draw:style-name="gr1" draw:text-style-name="P5" svg:width="0.265in" svg:height="0.3441in" draw:control="control664"/><text:a xlink:type="simple" xlink:href="https://learn.co/tracks/full-stack-web-dev-with-react/react/props/props" office:target-frame-name="_blank" xlink:show="new" text:style-name="Internet_20_link" text:visited-style-name="Visited_20_Internet_20_Link">Props</text:a><text:line-break/><draw:control text:anchor-type="as-char" draw:z-index="664" draw:name="Shape1" draw:style-name="gr1" draw:text-style-name="P5" svg:width="0.265in" svg:height="0.3441in" draw:control="control665"/><text:a xlink:type="simple" xlink:href="https://learn.co/tracks/full-stack-web-dev-with-react/react/props/props-lab" office:target-frame-name="_blank" xlink:show="new" text:style-name="Internet_20_link" text:visited-style-name="Visited_20_Internet_20_Link">Props Lab</text:a><text:line-break/><draw:control text:anchor-type="as-char" draw:z-index="665" draw:name="Shape1" draw:style-name="gr1" draw:text-style-name="P5" svg:width="0.265in" svg:height="0.3441in" draw:control="control666"/><text:a xlink:type="simple" xlink:href="https://learn.co/tracks/full-stack-web-dev-with-react/react/props/proptypes" office:target-frame-name="_blank" xlink:show="new" text:style-name="Internet_20_link" text:visited-style-name="Visited_20_Internet_20_Link">propTypes</text:a><text:line-break/><draw:control text:anchor-type="as-char" draw:z-index="666" draw:name="Shape1" draw:style-name="gr1" draw:text-style-name="P5" svg:width="0.265in" svg:height="0.3441in" draw:control="control667"/><text:a xlink:type="simple" xlink:href="https://learn.co/tracks/full-stack-web-dev-with-react/react/props/proptypes-lab" office:target-frame-name="_blank" xlink:show="new" text:style-name="Internet_20_link" text:visited-style-name="Visited_20_Internet_20_Link">propTypes Lab</text:a><text:line-break/><draw:control text:anchor-type="as-char" draw:z-index="667" draw:name="Shape1" draw:style-name="gr1" draw:text-style-name="P5" svg:width="0.265in" svg:height="0.3441in" draw:control="control668"/><text:a xlink:type="simple" xlink:href="https://learn.co/tracks/full-stack-web-dev-with-react/react/props/this-props-childen" office:target-frame-name="_blank" xlink:show="new" text:style-name="Internet_20_link" text:visited-style-name="Visited_20_Internet_20_Link">this.props.childen</text:a><text:line-break/><draw:control text:anchor-type="as-char" draw:z-index="668" draw:name="Shape1" draw:style-name="gr1" draw:text-style-name="P5" svg:width="0.265in" svg:height="0.3441in" draw:control="control669"/><text:a xlink:type="simple" xlink:href="https://learn.co/tracks/full-stack-web-dev-with-react/react/props/this-props-children-lab" office:target-frame-name="_blank" xlink:show="new" text:style-name="Internet_20_link" text:visited-style-name="Visited_20_Internet_20_Link">this.props.children Lab</text:a></text:p>
          <text:list text:continue-numbering="true">
            <text:list-header>
              <text:h text:style-name="P2" text:outline-level="2">State and Events</text:h>
            </text:list-header>
          </text:list>
          <text:p text:style-name="P1"><draw:control text:anchor-type="as-char" draw:z-index="669" draw:name="Shape1" draw:style-name="gr1" draw:text-style-name="P5" svg:width="0.265in" svg:height="0.3441in" draw:control="control670"/><text:a xlink:type="simple" xlink:href="https://learn.co/tracks/full-stack-web-dev-with-react/react/state-and-events/initial-state" office:target-frame-name="_blank" xlink:show="new" text:style-name="Internet_20_link" text:visited-style-name="Visited_20_Internet_20_Link">Initial State</text:a><text:line-break/><draw:control text:anchor-type="as-char" draw:z-index="670" draw:name="Shape1" draw:style-name="gr1" draw:text-style-name="P5" svg:width="0.265in" svg:height="0.3441in" draw:control="control671"/><text:a xlink:type="simple" xlink:href="https://learn.co/tracks/full-stack-web-dev-with-react/react/state-and-events/initial-state-lab" office:target-frame-name="_blank" xlink:show="new" text:style-name="Internet_20_link" text:visited-style-name="Visited_20_Internet_20_Link">Initial State Lab</text:a><text:line-break/><draw:control text:anchor-type="as-char" draw:z-index="671" draw:name="Shape1" draw:style-name="gr1" draw:text-style-name="P5" svg:width="0.265in" svg:height="0.3441in" draw:control="control672"/><text:a xlink:type="simple" xlink:href="https://learn.co/tracks/full-stack-web-dev-with-react/react/state-and-events/event-system" office:target-frame-name="_blank" xlink:show="new" text:style-name="Internet_20_link" text:visited-style-name="Visited_20_Internet_20_Link">Event System</text:a><text:line-break/><draw:control text:anchor-type="as-char" draw:z-index="672" draw:name="Shape1" draw:style-name="gr1" draw:text-style-name="P5" svg:width="0.265in" svg:height="0.3441in" draw:control="control673"/><text:a xlink:type="simple" xlink:href="https://learn.co/tracks/full-stack-web-dev-with-react/react/state-and-events/event-system-lab" office:target-frame-name="_blank" xlink:show="new" text:style-name="Internet_20_link" text:visited-style-name="Visited_20_Internet_20_Link">Event System Lab</text:a><text:line-break/><draw:control text:anchor-type="as-char" draw:z-index="673" draw:name="Shape1" draw:style-name="gr1" draw:text-style-name="P5" svg:width="0.265in" svg:height="0.3441in" draw:control="control674"/><text:a xlink:type="simple" xlink:href="https://learn.co/tracks/full-stack-web-dev-with-react/react/state-and-events/events-in-detail" office:target-frame-name="_blank" xlink:show="new" text:style-name="Internet_20_link" text:visited-style-name="Visited_20_Internet_20_Link">Events In Detail</text:a><text:line-break/><draw:control text:anchor-type="as-char" draw:z-index="674" draw:name="Shape1" draw:style-name="gr1" draw:text-style-name="P5" svg:width="0.265in" svg:height="0.3441in" draw:control="control675"/><text:a xlink:type="simple" xlink:href="https://learn.co/tracks/full-stack-web-dev-with-react/react/state-and-events/events-in-detail-lab" office:target-frame-name="_blank" xlink:show="new" text:style-name="Internet_20_link" text:visited-style-name="Visited_20_Internet_20_Link">Events In Detail Lab</text:a><text:line-break/><draw:control text:anchor-type="as-char" draw:z-index="675" draw:name="Shape1" draw:style-name="gr1" draw:text-style-name="P5" svg:width="0.265in" svg:height="0.3441in" draw:control="control676"/><text:a xlink:type="simple" xlink:href="https://learn.co/tracks/full-stack-web-dev-with-react/react/state-and-events/updating-state" office:target-frame-name="_blank" xlink:show="new" text:style-name="Internet_20_link" text:visited-style-name="Visited_20_Internet_20_Link">Updating State</text:a><text:line-break/><draw:control text:anchor-type="as-char" draw:z-index="676" draw:name="Shape1" draw:style-name="gr1" draw:text-style-name="P5" svg:width="0.265in" svg:height="0.3441in" draw:control="control677"/><text:a xlink:type="simple" xlink:href="https://learn.co/tracks/full-stack-web-dev-with-react/react/state-and-events/updating-state-lab" office:target-frame-name="_blank" xlink:show="new" text:style-name="Internet_20_link" text:visited-style-name="Visited_20_Internet_20_Link">Updating State Lab</text:a><text:line-break/><draw:control text:anchor-type="as-char" draw:z-index="677" draw:name="Shape1" draw:style-name="gr1" draw:text-style-name="P5" svg:width="0.265in" svg:height="0.3441in" draw:control="control678"/><text:a xlink:type="simple" xlink:href="https://learn.co/tracks/full-stack-web-dev-with-react/react/state-and-events/forms" office:target-frame-name="_blank" xlink:show="new" text:style-name="Internet_20_link" text:visited-style-name="Visited_20_Internet_20_Link">Forms</text:a><text:line-break/><draw:control text:anchor-type="as-char" draw:z-index="678" draw:name="Shape1" draw:style-name="gr1" draw:text-style-name="P5" svg:width="0.265in" svg:height="0.3441in" draw:control="control679"/><text:a xlink:type="simple" xlink:href="https://learn.co/tracks/full-stack-web-dev-with-react/react/state-and-events/forms-lab" office:target-frame-name="_blank" xlink:show="new" text:style-name="Internet_20_link" text:visited-style-name="Visited_20_Internet_20_Link">Forms Lab</text:a><text:line-break/><draw:control text:anchor-type="as-char" draw:z-index="679" draw:name="Shape1" draw:style-name="gr1" draw:text-style-name="P5" svg:width="0.265in" svg:height="0.3441in" draw:control="control680"/><text:a xlink:type="simple" xlink:href="https://learn.co/tracks/full-stack-web-dev-with-react/react/state-and-events/props-and-state-lab" office:target-frame-name="_blank" xlink:show="new" text:style-name="Internet_20_link" text:visited-style-name="Visited_20_Internet_20_Link">Props And State Lab</text:a></text:p>
          <text:list text:continue-numbering="true">
            <text:list-header>
              <text:h text:style-name="P2" text:outline-level="2"><text:soft-page-break/>Mounting</text:h>
            </text:list-header>
          </text:list>
          <text:p text:style-name="P1"><draw:control text:anchor-type="as-char" draw:z-index="680" draw:name="Shape1" draw:style-name="gr1" draw:text-style-name="P5" svg:width="0.265in" svg:height="0.3441in" draw:control="control681"/><text:a xlink:type="simple" xlink:href="https://learn.co/tracks/full-stack-web-dev-with-react/react/mounting/component-lifecycle" office:target-frame-name="_blank" xlink:show="new" text:style-name="Internet_20_link" text:visited-style-name="Visited_20_Internet_20_Link">Component Lifecycle</text:a><text:line-break/><draw:control text:anchor-type="as-char" draw:z-index="681" draw:name="Shape1" draw:style-name="gr1" draw:text-style-name="P5" svg:width="0.265in" svg:height="0.3441in" draw:control="control682"/><text:a xlink:type="simple" xlink:href="https://learn.co/tracks/full-stack-web-dev-with-react/react/mounting/component-mounting-and-unmounting" office:target-frame-name="_blank" xlink:show="new" text:style-name="Internet_20_link" text:visited-style-name="Visited_20_Internet_20_Link">Component Mounting And Unmounting</text:a><text:line-break/><draw:control text:anchor-type="as-char" draw:z-index="682" draw:name="Shape1" draw:style-name="gr1" draw:text-style-name="P5" svg:width="0.265in" svg:height="0.3441in" draw:control="control683"/><text:a xlink:type="simple" xlink:href="https://learn.co/tracks/full-stack-web-dev-with-react/react/mounting/component-mounting-and-unmounting-lab" office:target-frame-name="_blank" xlink:show="new" text:style-name="Internet_20_link" text:visited-style-name="Visited_20_Internet_20_Link">Component Mounting And Unmounting Lab</text:a></text:p>
          <text:list text:continue-numbering="true">
            <text:list-header>
              <text:h text:style-name="P2" text:outline-level="2">Rendering and Updating</text:h>
            </text:list-header>
          </text:list>
          <text:p text:style-name="P1"><draw:control text:anchor-type="as-char" draw:z-index="683" draw:name="Shape1" draw:style-name="gr1" draw:text-style-name="P5" svg:width="0.265in" svg:height="0.3441in" draw:control="control684"/><text:a xlink:type="simple" xlink:href="https://learn.co/tracks/full-stack-web-dev-with-react/react/rendering-and-updating/rendering" office:target-frame-name="_blank" xlink:show="new" text:style-name="Internet_20_link" text:visited-style-name="Visited_20_Internet_20_Link">Rendering</text:a><text:line-break/><draw:control text:anchor-type="as-char" draw:z-index="684" draw:name="Shape1" draw:style-name="gr1" draw:text-style-name="P5" svg:width="0.265in" svg:height="0.3441in" draw:control="control685"/><text:a xlink:type="simple" xlink:href="https://learn.co/tracks/full-stack-web-dev-with-react/react/rendering-and-updating/rendering-lab" office:target-frame-name="_blank" xlink:show="new" text:style-name="Internet_20_link" text:visited-style-name="Visited_20_Internet_20_Link">Rendering Lab</text:a><text:line-break/><draw:control text:anchor-type="as-char" draw:z-index="685" draw:name="Shape1" draw:style-name="gr1" draw:text-style-name="P5" svg:width="0.265in" svg:height="0.3441in" draw:control="control686"/><text:a xlink:type="simple" xlink:href="https://learn.co/tracks/full-stack-web-dev-with-react/react/rendering-and-updating/component-lifecycle-lab" office:target-frame-name="_blank" xlink:show="new" text:style-name="Internet_20_link" text:visited-style-name="Visited_20_Internet_20_Link">Component Lifecycle Lab</text:a></text:p>
          <text:list text:continue-numbering="true">
            <text:list-header>
              <text:h text:style-name="P2" text:outline-level="2">Component Communication </text:h>
            </text:list-header>
          </text:list>
          <text:p text:style-name="P1"><draw:control text:anchor-type="as-char" draw:z-index="686" draw:name="Shape1" draw:style-name="gr1" draw:text-style-name="P5" svg:width="0.265in" svg:height="0.3441in" draw:control="control687"/><text:a xlink:type="simple" xlink:href="https://learn.co/tracks/full-stack-web-dev-with-react/react/component-communication/changing-state" office:target-frame-name="_blank" xlink:show="new" text:style-name="Internet_20_link" text:visited-style-name="Visited_20_Internet_20_Link">Changing State</text:a><text:line-break/><draw:control text:anchor-type="as-char" draw:z-index="687" draw:name="Shape1" draw:style-name="gr1" draw:text-style-name="P5" svg:width="0.265in" svg:height="0.3441in" draw:control="control688"/><text:a xlink:type="simple" xlink:href="https://learn.co/tracks/full-stack-web-dev-with-react/react/component-communication/changing-state-lab" office:target-frame-name="_blank" xlink:show="new" text:style-name="Internet_20_link" text:visited-style-name="Visited_20_Internet_20_Link">Changing State Lab</text:a><text:line-break/><draw:control text:anchor-type="as-char" draw:z-index="688" draw:name="Shape1" draw:style-name="gr1" draw:text-style-name="P5" svg:width="0.265in" svg:height="0.3441in" draw:control="control689"/><text:a xlink:type="simple" xlink:href="https://learn.co/tracks/full-stack-web-dev-with-react/react/component-communication/react-actions" office:target-frame-name="_blank" xlink:show="new" text:style-name="Internet_20_link" text:visited-style-name="Visited_20_Internet_20_Link">React Actions</text:a><text:line-break/><draw:control text:anchor-type="as-char" draw:z-index="689" draw:name="Shape1" draw:style-name="gr1" draw:text-style-name="P5" svg:width="0.265in" svg:height="0.3441in" draw:control="control690"/><text:a xlink:type="simple" xlink:href="https://learn.co/tracks/full-stack-web-dev-with-react/react/component-communication/react-actions-lab" office:target-frame-name="_blank" xlink:show="new" text:style-name="Internet_20_link" text:visited-style-name="Visited_20_Internet_20_Link">React Actions Lab</text:a><text:line-break/><draw:control text:anchor-type="as-char" draw:z-index="690" draw:name="Shape1" draw:style-name="gr1" draw:text-style-name="P5" svg:width="0.265in" svg:height="0.3441in" draw:control="control691"/><text:a xlink:type="simple" xlink:href="https://learn.co/tracks/full-stack-web-dev-with-react/react/component-communication/stores" office:target-frame-name="_blank" xlink:show="new" text:style-name="Internet_20_link" text:visited-style-name="Visited_20_Internet_20_Link">Stores</text:a><text:line-break/><draw:control text:anchor-type="as-char" draw:z-index="691" draw:name="Shape1" draw:style-name="gr1" draw:text-style-name="P5" svg:width="0.265in" svg:height="0.3441in" draw:control="control692"/><text:a xlink:type="simple" xlink:href="https://learn.co/tracks/full-stack-web-dev-with-react/react/component-communication/stores-lab" office:target-frame-name="_blank" xlink:show="new" text:style-name="Internet_20_link" text:visited-style-name="Visited_20_Internet_20_Link">Stores Lab</text:a><text:line-break/><draw:control text:anchor-type="as-char" draw:z-index="692" draw:name="Shape1" draw:style-name="gr1" draw:text-style-name="P5" svg:width="0.265in" svg:height="0.3441in" draw:control="control693"/><text:a xlink:type="simple" xlink:href="https://learn.co/tracks/full-stack-web-dev-with-react/react/component-communication/unidirectional-data" office:target-frame-name="_blank" xlink:show="new" text:style-name="Internet_20_link" text:visited-style-name="Visited_20_Internet_20_Link">Unidirectional Data</text:a><text:line-break/><draw:control text:anchor-type="as-char" draw:z-index="693" draw:name="Shape1" draw:style-name="gr1" draw:text-style-name="P5" svg:width="0.265in" svg:height="0.3441in" draw:control="control694"/><text:a xlink:type="simple" xlink:href="https://learn.co/tracks/full-stack-web-dev-with-react/react/component-communication/unidirectional-data-lab" office:target-frame-name="_blank" xlink:show="new" text:style-name="Internet_20_link" text:visited-style-name="Visited_20_Internet_20_Link">Unidirectional Data Lab</text:a><text:line-break/><draw:control text:anchor-type="as-char" draw:z-index="694" draw:name="Shape1" draw:style-name="gr1" draw:text-style-name="P5" svg:width="0.265in" svg:height="0.3441in" draw:control="control695"/><text:a xlink:type="simple" xlink:href="https://learn.co/tracks/full-stack-web-dev-with-react/react/component-communication/components-events-actions-and-stores" office:target-frame-name="_blank" xlink:show="new" text:style-name="Internet_20_link" text:visited-style-name="Visited_20_Internet_20_Link">Components, Events, Actions And Stores</text:a><text:line-break/><draw:control text:anchor-type="as-char" draw:z-index="695" draw:name="Shape1" draw:style-name="gr1" draw:text-style-name="P5" svg:width="0.265in" svg:height="0.3441in" draw:control="control696"/><text:a xlink:type="simple" xlink:href="https://learn.co/tracks/full-stack-web-dev-with-react/react/component-communication/wikipedia-search-lab" office:target-frame-name="_blank" xlink:show="new" text:style-name="Internet_20_link" text:visited-style-name="Visited_20_Internet_20_Link">Wikipedia Search Lab</text:a></text:p>
          <text:list text:continue-numbering="true">
            <text:list-header>
              <text:h text:style-name="P2" text:outline-level="2">Smart Components</text:h>
            </text:list-header>
          </text:list>
          <text:p text:style-name="P1"><draw:control text:anchor-type="as-char" draw:z-index="696" draw:name="Shape1" draw:style-name="gr1" draw:text-style-name="P5" svg:width="0.265in" svg:height="0.3441in" draw:control="control697"/><text:a xlink:type="simple" xlink:href="https://learn.co/tracks/full-stack-web-dev-with-react/react/smart-components/container-components" office:target-frame-name="_blank" xlink:show="new" text:style-name="Internet_20_link" text:visited-style-name="Visited_20_Internet_20_Link">Container Components</text:a><text:line-break/><draw:control text:anchor-type="as-char" draw:z-index="697" draw:name="Shape1" draw:style-name="gr1" draw:text-style-name="P5" svg:width="0.265in" svg:height="0.3441in" draw:control="control698"/><text:a xlink:type="simple" xlink:href="https://learn.co/tracks/full-stack-web-dev-with-react/react/smart-components/container-components-lab" office:target-frame-name="_blank" xlink:show="new" text:style-name="Internet_20_link" text:visited-style-name="Visited_20_Internet_20_Link">Container Components Lab</text:a></text:p>
          <text:list text:continue-numbering="true">
            <text:list-header>
              <text:h text:style-name="P2" text:outline-level="2">Dumb Components</text:h>
            </text:list-header>
          </text:list>
          <text:p text:style-name="P1"><draw:control text:anchor-type="as-char" draw:z-index="698" draw:name="Shape1" draw:style-name="gr1" draw:text-style-name="P5" svg:width="0.265in" svg:height="0.3441in" draw:control="control699"/><text:a xlink:type="simple" xlink:href="https://learn.co/tracks/full-stack-web-dev-with-react/react/dumb-components/presentation-components" office:target-frame-name="_blank" xlink:show="new" text:style-name="Internet_20_link" text:visited-style-name="Visited_20_Internet_20_Link">Presentation Components</text:a><text:line-break/><draw:control text:anchor-type="as-char" draw:z-index="699" draw:name="Shape1" draw:style-name="gr1" draw:text-style-name="P5" svg:width="0.265in" svg:height="0.3441in" draw:control="control700"/><text:a xlink:type="simple" xlink:href="https://learn.co/tracks/full-stack-web-dev-with-react/react/dumb-components/presentation-components-lab" office:target-frame-name="_blank" xlink:show="new" text:style-name="Internet_20_link" text:visited-style-name="Visited_20_Internet_20_Link">Presentation Components Lab</text:a><text:line-break/><text:soft-page-break/><draw:control text:anchor-type="as-char" draw:z-index="700" draw:name="Shape1" draw:style-name="gr1" draw:text-style-name="P5" svg:width="0.265in" svg:height="0.3441in" draw:control="control701"/><text:a xlink:type="simple" xlink:href="https://learn.co/tracks/full-stack-web-dev-with-react/react/dumb-components/props-props-props" office:target-frame-name="_blank" xlink:show="new" text:style-name="Internet_20_link" text:visited-style-name="Visited_20_Internet_20_Link">Props Props Props</text:a><text:line-break/><draw:control text:anchor-type="as-char" draw:z-index="701" draw:name="Shape1" draw:style-name="gr1" draw:text-style-name="P5" svg:width="0.265in" svg:height="0.3441in" draw:control="control702"/><text:a xlink:type="simple" xlink:href="https://learn.co/tracks/full-stack-web-dev-with-react/react/dumb-components/passing-props-lab" office:target-frame-name="_blank" xlink:show="new" text:style-name="Internet_20_link" text:visited-style-name="Visited_20_Internet_20_Link">Passing Props Lab</text:a></text:p>
          <text:p text:style-name="P4">Redux</text:p>
          <text:list text:continue-numbering="true">
            <text:list-header>
              <text:h text:style-name="P2" text:outline-level="2">Building Redux</text:h>
            </text:list-header>
          </text:list>
          <text:p text:style-name="P1"><draw:control text:anchor-type="as-char" draw:z-index="702" draw:name="Shape1" draw:style-name="gr1" draw:text-style-name="P5" svg:width="0.265in" svg:height="0.3441in" draw:control="control703"/><text:a xlink:type="simple" xlink:href="https://learn.co/tracks/full-stack-web-dev-with-react/redux-revised/building-redux/why-redux" office:target-frame-name="_blank" xlink:show="new" text:style-name="Internet_20_link" text:visited-style-name="Visited_20_Internet_20_Link">Why Redux</text:a><text:line-break/><draw:control text:anchor-type="as-char" draw:z-index="703" draw:name="Shape1" draw:style-name="gr1" draw:text-style-name="P5" svg:width="0.265in" svg:height="0.3441in" draw:control="control704"/><text:a xlink:type="simple" xlink:href="https://learn.co/tracks/full-stack-web-dev-with-react/redux-revised/building-redux/redux-reducer" office:target-frame-name="_blank" xlink:show="new" text:style-name="Internet_20_link" text:visited-style-name="Visited_20_Internet_20_Link">Redux Reducer</text:a><text:line-break/><draw:control text:anchor-type="as-char" draw:z-index="704" draw:name="Shape1" draw:style-name="gr1" draw:text-style-name="P5" svg:width="0.265in" svg:height="0.3441in" draw:control="control705"/><text:a xlink:type="simple" xlink:href="https://learn.co/tracks/full-stack-web-dev-with-react/redux-revised/building-redux/redux-dispatch" office:target-frame-name="_blank" xlink:show="new" text:style-name="Internet_20_link" text:visited-style-name="Visited_20_Internet_20_Link">Redux Dispatch</text:a><text:line-break/><draw:control text:anchor-type="as-char" draw:z-index="705" draw:name="Shape1" draw:style-name="gr1" draw:text-style-name="P5" svg:width="0.265in" svg:height="0.3441in" draw:control="control706"/><text:a xlink:type="simple" xlink:href="https://learn.co/tracks/full-stack-web-dev-with-react/redux-revised/building-redux/redux-initial-dispatch" office:target-frame-name="_blank" xlink:show="new" text:style-name="Internet_20_link" text:visited-style-name="Visited_20_Internet_20_Link">Redux Initial Dispatch</text:a><text:line-break/><draw:control text:anchor-type="as-char" draw:z-index="706" draw:name="Shape1" draw:style-name="gr1" draw:text-style-name="P5" svg:width="0.265in" svg:height="0.3441in" draw:control="control707"/><text:a xlink:type="simple" xlink:href="https://learn.co/tracks/full-stack-web-dev-with-react/redux-revised/building-redux/redux-dispatch-practice" office:target-frame-name="_blank" xlink:show="new" text:style-name="Internet_20_link" text:visited-style-name="Visited_20_Internet_20_Link">Redux Dispatch Practice</text:a><text:line-break/><draw:control text:anchor-type="as-char" draw:z-index="707" draw:name="Shape1" draw:style-name="gr1" draw:text-style-name="P5" svg:width="0.265in" svg:height="0.3441in" draw:control="control708"/><text:a xlink:type="simple" xlink:href="https://learn.co/tracks/full-stack-web-dev-with-react/redux-revised/building-redux/redux-dispatch-with-event-listeners" office:target-frame-name="_blank" xlink:show="new" text:style-name="Internet_20_link" text:visited-style-name="Visited_20_Internet_20_Link">Redux Dispatch With Event Listeners</text:a><text:line-break/><draw:control text:anchor-type="as-char" draw:z-index="708" draw:name="Shape1" draw:style-name="gr1" draw:text-style-name="P5" svg:width="0.265in" svg:height="0.3441in" draw:control="control709"/><text:a xlink:type="simple" xlink:href="https://learn.co/tracks/full-stack-web-dev-with-react/redux-revised/building-redux/redux-create-store" office:target-frame-name="_blank" xlink:show="new" text:style-name="Internet_20_link" text:visited-style-name="Visited_20_Internet_20_Link">Redux Create Store</text:a><text:line-break/><draw:control text:anchor-type="as-char" draw:z-index="709" draw:name="Shape1" draw:style-name="gr1" draw:text-style-name="P5" svg:width="0.265in" svg:height="0.3441in" draw:control="control710"/><text:a xlink:type="simple" xlink:href="https://learn.co/tracks/full-stack-web-dev-with-react/redux-revised/building-redux/redux-create-store-lab" office:target-frame-name="_blank" xlink:show="new" text:style-name="Internet_20_link" text:visited-style-name="Visited_20_Internet_20_Link">Redux Create Store Lab</text:a></text:p>
          <text:list text:continue-numbering="true">
            <text:list-header>
              <text:h text:style-name="P2" text:outline-level="2">using redux with react</text:h>
            </text:list-header>
          </text:list>
          <text:p text:style-name="P1"><draw:control text:anchor-type="as-char" draw:z-index="711" draw:name="Shape1" draw:style-name="gr1" draw:text-style-name="P5" svg:width="0.265in" svg:height="0.3441in" draw:control="control712"/><text:a xlink:type="simple" xlink:href="https://learn.co/tracks/full-stack-web-dev-with-react/redux-revised/using-redux-with-react/integrating-react-and-redux-codealong" office:target-frame-name="_blank" xlink:show="new" text:style-name="Internet_20_link" text:visited-style-name="Visited_20_Internet_20_Link">Integrating React And Redux Codealong</text:a><text:line-break/><draw:control text:anchor-type="as-char" draw:z-index="710" draw:name="Shape1" draw:style-name="gr1" draw:text-style-name="P5" svg:width="0.265in" svg:height="0.3441in" draw:control="control711"/><text:a xlink:type="simple" xlink:href="https://learn.co/tracks/full-stack-web-dev-with-react/redux-revised/using-redux-with-react/redux-forms-codealong" office:target-frame-name="_blank" xlink:show="new" text:style-name="Internet_20_link" text:visited-style-name="Visited_20_Internet_20_Link">Redux Forms Codealong</text:a><text:line-break/><draw:control text:anchor-type="as-char" draw:z-index="712" draw:name="Shape1" draw:style-name="gr1" draw:text-style-name="P5" svg:width="0.265in" svg:height="0.3441in" draw:control="control713"/><text:a xlink:type="simple" xlink:href="https://learn.co/tracks/full-stack-web-dev-with-react/redux-revised/using-redux-with-react/redux-index-codealong" office:target-frame-name="_blank" xlink:show="new" text:style-name="Internet_20_link" text:visited-style-name="Visited_20_Internet_20_Link">Redux Index Codealong</text:a><text:line-break/><draw:control text:anchor-type="as-char" draw:z-index="713" draw:name="Shape1" draw:style-name="gr1" draw:text-style-name="P5" svg:width="0.265in" svg:height="0.3441in" draw:control="control714"/><text:a xlink:type="simple" xlink:href="https://learn.co/tracks/full-stack-web-dev-with-react/redux-revised/using-redux-with-react/building-forms-lab" office:target-frame-name="_blank" xlink:show="new" text:style-name="Internet_20_link" text:visited-style-name="Visited_20_Internet_20_Link">Building Forms Lab</text:a><text:line-break/><draw:control text:anchor-type="as-char" draw:z-index="714" draw:name="Shape1" draw:style-name="gr1" draw:text-style-name="P5" svg:width="0.265in" svg:height="0.3441in" draw:control="control715"/><text:a xlink:type="simple" xlink:href="https://learn.co/tracks/full-stack-web-dev-with-react/redux-revised/using-redux-with-react/redux-delete-codealong" office:target-frame-name="_blank" xlink:show="new" text:style-name="Internet_20_link" text:visited-style-name="Visited_20_Internet_20_Link">Redux Delete Codealong</text:a><text:line-break/><draw:control text:anchor-type="as-char" draw:z-index="715" draw:name="Shape1" draw:style-name="gr1" draw:text-style-name="P5" svg:width="0.265in" svg:height="0.3441in" draw:control="control716"/><text:a xlink:type="simple" xlink:href="https://learn.co/tracks/full-stack-web-dev-with-react/redux-revised/using-redux-with-react/redux-delete-lab" office:target-frame-name="_blank" xlink:show="new" text:style-name="Internet_20_link" text:visited-style-name="Visited_20_Internet_20_Link">Redux Delete Lab</text:a><text:line-break/><draw:control text:anchor-type="as-char" draw:z-index="716" draw:name="Shape1" draw:style-name="gr1" draw:text-style-name="P5" svg:width="0.265in" svg:height="0.3441in" draw:control="control717"/><text:a xlink:type="simple" xlink:href="https://learn.co/tracks/full-stack-web-dev-with-react/redux-revised/using-redux-with-react/crud-lab" office:target-frame-name="_blank" xlink:show="new" text:style-name="Internet_20_link" text:visited-style-name="Visited_20_Internet_20_Link">Crud Lab</text:a></text:p>
          <text:list text:continue-numbering="true">
            <text:list-header>
              <text:h text:style-name="P2" text:outline-level="2">redux library</text:h>
            </text:list-header>
          </text:list>
          <text:p text:style-name="P1"><draw:control text:anchor-type="as-char" draw:z-index="717" draw:name="Shape1" draw:style-name="gr1" draw:text-style-name="P5" svg:width="0.265in" svg:height="0.3441in" draw:control="control718"/><text:a xlink:type="simple" xlink:href="https://learn.co/tracks/full-stack-web-dev-with-react/redux-revised/redux-library/intro-to-redux-library-codealong" office:target-frame-name="_blank" xlink:show="new" text:style-name="Internet_20_link" text:visited-style-name="Visited_20_Internet_20_Link">Intro To Redux Library Codealong</text:a><text:line-break/><draw:control text:anchor-type="as-char" draw:z-index="718" draw:name="Shape1" draw:style-name="gr1" draw:text-style-name="P5" svg:width="0.265in" svg:height="0.3441in" draw:control="control719"/><text:a xlink:type="simple" xlink:href="https://learn.co/tracks/full-stack-web-dev-with-react/redux-revised/redux-library/create-store-lab" office:target-frame-name="_blank" xlink:show="new" text:style-name="Internet_20_link" text:visited-style-name="Visited_20_Internet_20_Link">Create Store Lab</text:a><text:line-break/><draw:control text:anchor-type="as-char" draw:z-index="719" draw:name="Shape1" draw:style-name="gr1" draw:text-style-name="P5" svg:width="0.265in" svg:height="0.3441in" draw:control="control720"/><text:a xlink:type="simple" xlink:href="https://learn.co/tracks/full-stack-web-dev-with-react/redux-revised/redux-library/map-state-to-props-readme" office:target-frame-name="_blank" xlink:show="new" text:style-name="Internet_20_link" text:visited-style-name="Visited_20_Internet_20_Link">Map State To Props Readme</text:a><text:line-break/><draw:control text:anchor-type="as-char" draw:z-index="720" draw:name="Shape1" draw:style-name="gr1" draw:text-style-name="P5" svg:width="0.265in" svg:height="0.3441in" draw:control="control721"/><text:a xlink:type="simple" xlink:href="https://learn.co/tracks/full-stack-web-dev-with-react/redux-revised/redux-library/map-state-to-props-lab" office:target-frame-name="_blank" xlink:show="new" text:style-name="Internet_20_link" text:visited-style-name="Visited_20_Internet_20_Link">Map State To Props Lab</text:a><text:line-break/><text:soft-page-break/><draw:control text:anchor-type="as-char" draw:z-index="721" draw:name="Shape1" draw:style-name="gr1" draw:text-style-name="P5" svg:width="0.265in" svg:height="0.3441in" draw:control="control722"/><text:a xlink:type="simple" xlink:href="https://learn.co/tracks/full-stack-web-dev-with-react/redux-revised/redux-library/redux-action-creators" office:target-frame-name="_blank" xlink:show="new" text:style-name="Internet_20_link" text:visited-style-name="Visited_20_Internet_20_Link">Redux Action Creators</text:a><text:line-break/><draw:control text:anchor-type="as-char" draw:z-index="722" draw:name="Shape1" draw:style-name="gr1" draw:text-style-name="P5" svg:width="0.265in" svg:height="0.3441in" draw:control="control723"/><text:a xlink:type="simple" xlink:href="https://learn.co/tracks/full-stack-web-dev-with-react/redux-revised/redux-library/map-dispatch-to-props-readme" office:target-frame-name="_blank" xlink:show="new" text:style-name="Internet_20_link" text:visited-style-name="Visited_20_Internet_20_Link">Map Dispatch To Props Readme</text:a><text:line-break/><draw:control text:anchor-type="as-char" draw:z-index="723" draw:name="Shape1" draw:style-name="gr1" draw:text-style-name="P5" svg:width="0.265in" svg:height="0.3441in" draw:control="control724"/><text:a xlink:type="simple" xlink:href="https://learn.co/tracks/full-stack-web-dev-with-react/redux-revised/redux-library/map-dispatch-to-props-lab" office:target-frame-name="_blank" xlink:show="new" text:style-name="Internet_20_link" text:visited-style-name="Visited_20_Internet_20_Link">Map Dispatch To Props Lab</text:a><text:line-break/><draw:control text:anchor-type="as-char" draw:z-index="724" draw:name="Shape1" draw:style-name="gr1" draw:text-style-name="P5" svg:width="0.265in" svg:height="0.3441in" draw:control="control725"/><text:a xlink:type="simple" xlink:href="https://learn.co/tracks/full-stack-web-dev-with-react/redux-revised/redux-library/combine-reducers-codealong" office:target-frame-name="_blank" xlink:show="new" text:style-name="Internet_20_link" text:visited-style-name="Visited_20_Internet_20_Link">Combine Reducers Codealong</text:a><text:line-break/><draw:control text:anchor-type="as-char" draw:z-index="725" draw:name="Shape1" draw:style-name="gr1" draw:text-style-name="P5" svg:width="0.265in" svg:height="0.3441in" draw:control="control726"/><text:a xlink:type="simple" xlink:href="https://learn.co/tracks/full-stack-web-dev-with-react/redux-revised/redux-library/redux-combine-reducers-lab" office:target-frame-name="_blank" xlink:show="new" text:style-name="Internet_20_link" text:visited-style-name="Visited_20_Internet_20_Link">Redux Combine Reducers Lab</text:a><text:line-break/><draw:control text:anchor-type="as-char" draw:z-index="726" draw:name="Shape1" draw:style-name="gr1" draw:text-style-name="P5" svg:width="0.265in" svg:height="0.3441in" draw:control="control727"/><text:a xlink:type="simple" xlink:href="https://learn.co/tracks/full-stack-web-dev-with-react/redux-revised/redux-library/cooking-with-redux" office:target-frame-name="_blank" xlink:show="new" text:style-name="Internet_20_link" text:visited-style-name="Visited_20_Internet_20_Link">Cooking With Redux</text:a></text:p>
          <text:list text:continue-numbering="true">
            <text:list-header>
              <text:h text:style-name="P2" text:outline-level="2">react router</text:h>
            </text:list-header>
          </text:list>
          <text:p text:style-name="P1"><draw:control text:anchor-type="as-char" draw:z-index="727" draw:name="Shape1" draw:style-name="gr1" draw:text-style-name="P5" svg:width="0.265in" svg:height="0.3441in" draw:control="control728"/><text:a xlink:type="simple" xlink:href="https://learn.co/tracks/full-stack-web-dev-with-react/redux-revised/react-router/react-introduction-to-react-router" office:target-frame-name="_blank" xlink:show="new" text:style-name="Internet_20_link" text:visited-style-name="Visited_20_Internet_20_Link">React Introduction To React Router</text:a><text:line-break/><draw:control text:anchor-type="as-char" draw:z-index="728" draw:name="Shape1" draw:style-name="gr1" draw:text-style-name="P5" svg:width="0.265in" svg:height="0.3441in" draw:control="control729"/><text:a xlink:type="simple" xlink:href="https://learn.co/tracks/full-stack-web-dev-with-react/redux-revised/react-router/react-components-as-routes-lab" office:target-frame-name="_blank" xlink:show="new" text:style-name="Internet_20_link" text:visited-style-name="Visited_20_Internet_20_Link">React Components As Routes Lab</text:a><text:line-break/><draw:control text:anchor-type="as-char" draw:z-index="729" draw:name="Shape1" draw:style-name="gr1" draw:text-style-name="P5" svg:width="0.265in" svg:height="0.3441in" draw:control="control730"/><text:a xlink:type="simple" xlink:href="https://learn.co/tracks/full-stack-web-dev-with-react/redux-revised/react-router/react-router-nested-routes" office:target-frame-name="_blank" xlink:show="new" text:style-name="Internet_20_link" text:visited-style-name="Visited_20_Internet_20_Link">React Router Nested Routes</text:a><text:line-break/><draw:control text:anchor-type="as-char" draw:z-index="730" draw:name="Shape1" draw:style-name="gr1" draw:text-style-name="P5" svg:width="0.265in" svg:height="0.3441in" draw:control="control731"/><text:a xlink:type="simple" xlink:href="https://learn.co/tracks/full-stack-web-dev-with-react/redux-revised/react-router/react-router-params" office:target-frame-name="_blank" xlink:show="new" text:style-name="Internet_20_link" text:visited-style-name="Visited_20_Internet_20_Link">React Router Params</text:a><text:line-break/><draw:control text:anchor-type="as-char" draw:z-index="731" draw:name="Shape1" draw:style-name="gr1" draw:text-style-name="P5" svg:width="0.265in" svg:height="0.3441in" draw:control="control732"/><text:a xlink:type="simple" xlink:href="https://learn.co/tracks/full-stack-web-dev-with-react/redux-revised/react-router/react-redux-nested-routes-lab" office:target-frame-name="_blank" xlink:show="new" text:style-name="Internet_20_link" text:visited-style-name="Visited_20_Internet_20_Link">React Redux Nested Routes Lab</text:a></text:p>
          <text:list text:continue-numbering="true">
            <text:list-header>
              <text:h text:style-name="P2" text:outline-level="2">redux and apis</text:h>
            </text:list-header>
          </text:list>
          <text:p text:style-name="P1"><draw:control text:anchor-type="as-char" draw:z-index="732" draw:name="Shape1" draw:style-name="gr1" draw:text-style-name="P5" svg:width="0.265in" svg:height="0.3441in" draw:control="control733"/><text:a xlink:type="simple" xlink:href="https://learn.co/tracks/full-stack-web-dev-with-react/redux-revised/redux-and-apis/redux-thunk-readme" office:target-frame-name="_blank" xlink:show="new" text:style-name="Internet_20_link" text:visited-style-name="Visited_20_Internet_20_Link">Redux Thunk Readme</text:a><text:line-break/><draw:control text:anchor-type="as-char" draw:z-index="733" draw:name="Shape1" draw:style-name="gr1" draw:text-style-name="P5" svg:width="0.265in" svg:height="0.3441in" draw:control="control734"/><text:a xlink:type="simple" xlink:href="https://learn.co/tracks/full-stack-web-dev-with-react/redux-revised/redux-and-apis/redux-thunk-lab" office:target-frame-name="_blank" xlink:show="new" text:style-name="Internet_20_link" text:visited-style-name="Visited_20_Internet_20_Link">Redux Thunk Lab</text:a></text:p>
          <text:list text:continue-numbering="true">
            <text:list-header>
              <text:h text:style-name="P2" text:outline-level="2">Redux Final Project</text:h>
            </text:list-header>
          </text:list>
          <text:p text:style-name="P1"><draw:control text:anchor-type="as-char" draw:z-index="734" draw:name="Shape1" draw:style-name="gr1" draw:text-style-name="P5" svg:width="0.265in" svg:height="0.3441in" draw:control="control735"/><text:a xlink:type="simple" xlink:href="https://learn.co/tracks/full-stack-web-dev-with-react/redux-revised/redux-final-project/react-redux-assessment" office:target-frame-name="_blank" xlink:show="new" text:style-name="Internet_20_link" text:visited-style-name="Visited_20_Internet_20_Link">React Redux Portfolio Project</text:a></text:p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2:51:17.272097306</dc:date>
    <meta:editing-duration>PT3M21S</meta:editing-duration>
    <meta:editing-cycles>1</meta:editing-cycles>
    <meta:document-statistic meta:table-count="0" meta:image-count="0" meta:object-count="0" meta:page-count="35" meta:paragraph-count="248" meta:word-count="2975" meta:character-count="18480" meta:non-whitespace-character-count="15992"/>
    <meta:generator>LibreOffice/5.1.6.2$Linux_X86_64 LibreOffice_project/10m0$Build-2</meta:generator>
  </office:meta>
</office:document-meta>
</file>